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00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2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1.431cm"/>
    </style:style>
    <style:style style:name="co20" style:family="table-column">
      <style:table-column-properties fo:break-before="auto" style:column-width="2.4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/>
          <table:table-cell office:value-type="string" calcext:value-type="string">
            <text:p>Rt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k1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pr.</text:p>
          </table:table-cell>
          <table:table-cell table:style-name="ce9" office:value-type="string" calcext:value-type="string">
            <text:p>nom. Pr.</text:p>
          </table:table-cell>
          <table:table-cell table:number-columns-repeated="1010"/>
        </table:table-row>
        <table:table-row table:style-name="ro2" table:visibility="filter">
          <table:table-cell table:formula="of:=['file:///home/spal/Nextcloud/University.sync/Crypto/Info-Set-Dec/mceliece-isd.4.2/stats/ballColl.csv'#$ballColl.A2]" office:value-type="string" office:string-value="2022-01-01 22:03:49.316145" calcext:value-type="string">
            <text:p>2022-01-01 22:03:49.316145</text:p>
          </table:table-cell>
          <table:table-cell table:formula="of:=[.F2]/[.E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]" office:value-type="float" office:value="0" calcext:value-type="float">
            <text:p>0</text:p>
          </table:table-cell>
          <table:table-cell table:style-name="ce4" table:formula="of:=((COMBIN([.F2]/2;[.J2])*COMBIN([.I2];[.K2]))^2)*COMBIN([.E2]-[.F2]-[.G2];[.D2]-2*[.J2]-2*[.K2])/COMBIN([.E2];[.D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]" office:value-type="string" office:string-value="2022-01-01 22:04:05.392630" calcext:value-type="string">
            <text:p>2022-01-01 22:04:05.392630</text:p>
          </table:table-cell>
          <table:table-cell table:formula="of:=[.F3]/[.E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]" office:value-type="float" office:value="0" calcext:value-type="float">
            <text:p>0</text:p>
          </table:table-cell>
          <table:table-cell table:style-name="ce4" table:formula="of:=((COMBIN([.F3]/2;[.J3])*COMBIN([.I3];[.K3]))^2)*COMBIN([.E3]-[.F3]-[.G3];[.D3]-2*[.J3]-2*[.K3])/COMBIN([.E3];[.D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]" office:value-type="string" office:string-value="2022-01-01 22:04:45.140861" calcext:value-type="string">
            <text:p>2022-01-01 22:04:45.140861</text:p>
          </table:table-cell>
          <table:table-cell table:formula="of:=[.F4]/[.E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4]" office:value-type="float" office:value="0" calcext:value-type="float">
            <text:p>0</text:p>
          </table:table-cell>
          <table:table-cell table:style-name="ce4" table:formula="of:=((COMBIN([.F4]/2;[.J4])*COMBIN([.I4];[.K4]))^2)*COMBIN([.E4]-[.F4]-[.G4];[.D4]-2*[.J4]-2*[.K4])/COMBIN([.E4];[.D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]" office:value-type="string" office:string-value="2022-01-01 22:07:18.256077" calcext:value-type="string">
            <text:p>2022-01-01 22:07:18.256077</text:p>
          </table:table-cell>
          <table:table-cell table:formula="of:=[.F5]/[.E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5]" office:value-type="float" office:value="0" calcext:value-type="float">
            <text:p>0</text:p>
          </table:table-cell>
          <table:table-cell table:style-name="ce4" table:formula="of:=((COMBIN([.F5]/2;[.J5])*COMBIN([.I5];[.K5]))^2)*COMBIN([.E5]-[.F5]-[.G5];[.D5]-2*[.J5]-2*[.K5])/COMBIN([.E5];[.D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]" office:value-type="string" office:string-value="2022-01-01 22:44:28.754607" calcext:value-type="string">
            <text:p>2022-01-01 22:44:28.754607</text:p>
          </table:table-cell>
          <table:table-cell table:formula="of:=[.F6]/[.E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6]" office:value-type="float" office:value="0" calcext:value-type="float">
            <text:p>0</text:p>
          </table:table-cell>
          <table:table-cell table:style-name="ce4" table:formula="of:=((COMBIN([.F6]/2;[.J6])*COMBIN([.I6];[.K6]))^2)*COMBIN([.E6]-[.F6]-[.G6];[.D6]-2*[.J6]-2*[.K6])/COMBIN([.E6];[.D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]" office:value-type="string" office:string-value="Ball coll OK" calcext:value-type="string">
            <text:p>Ball coll OK</text:p>
          </table:table-cell>
          <table:table-cell table:formula="of:=[.F7]/[.E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H7]" office:value-type="float" office:value="-1" calcext:value-type="float">
            <text:p>-1</text:p>
          </table:table-cell>
          <table:table-cell table:formula="of:=['file:///home/spal/Nextcloud/University.sync/Crypto/Info-Set-Dec/mceliece-isd.4.2/stats/ballColl.csv'#$ballColl.I7]" office:value-type="float" office:value="26" calcext:value-type="float">
            <text:p>26</text:p>
          </table:table-cell>
          <table:table-cell table:formula="of:=['file:///home/spal/Nextcloud/University.sync/Crypto/Info-Set-Dec/mceliece-isd.4.2/stats/ballColl.csv'#$ballColl.J7]" office:value-type="string" office:string-value="0.0714" calcext:value-type="string">
            <text:p>0.0714</text:p>
          </table:table-cell>
          <table:table-cell table:formula="of:=['file:///home/spal/Nextcloud/University.sync/Crypto/Info-Set-Dec/mceliece-isd.4.2/stats/ballColl.csv'#$ballColl.K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7]" office:value-type="float" office:value="0" calcext:value-type="float">
            <text:p>0</text:p>
          </table:table-cell>
          <table:table-cell table:style-name="ce4" table:formula="of:=((COMBIN([.F7]/2;[.J7])*COMBIN([.I7];[.K7]))^2)*COMBIN([.E7]-[.F7]-[.G7];[.D7]-2*[.J7]-2*[.K7])/COMBIN([.E7];[.D7])" office:value-type="string" office:string-value="" calcext:value-type="error">
            <text:p>Err:502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]" office:value-type="string" office:string-value="2022-01-01 23:21:30.678736" calcext:value-type="string">
            <text:p>2022-01-01 23:21:30.678736</text:p>
          </table:table-cell>
          <table:table-cell table:formula="of:=[.F8]/[.E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8]" office:value-type="float" office:value="0" calcext:value-type="float">
            <text:p>0</text:p>
          </table:table-cell>
          <table:table-cell table:style-name="ce4" table:formula="of:=((COMBIN([.F8]/2;[.J8])*COMBIN([.I8];[.K8]))^2)*COMBIN([.E8]-[.F8]-[.G8];[.D8]-2*[.J8]-2*[.K8])/COMBIN([.E8];[.D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]" office:value-type="string" office:string-value="An exception of type AttributeError occurred. Arguments:" calcext:value-type="string">
            <text:p>An exception of type AttributeError occurred. Arguments:</text:p>
          </table:table-cell>
          <table:table-cell table:formula="of:=[.F9]/[.E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9]" office:value-type="float" office:value="0" calcext:value-type="float">
            <text:p>0</text:p>
          </table:table-cell>
          <table:table-cell table:style-name="ce4" table:formula="of:=((COMBIN([.F9]/2;[.J9])*COMBIN([.I9];[.K9]))^2)*COMBIN([.E9]-[.F9]-[.G9];[.D9]-2*[.J9]-2*[.K9])/COMBIN([.E9];[.D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]" office:value-type="string" office:string-value="(&quot;'Namespace' object has no attribute 'q'&quot;" calcext:value-type="string">
            <text:p>("'Namespace' object has no attribute 'q'"</text:p>
          </table:table-cell>
          <table:table-cell table:formula="of:=[.F10]/[.E1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0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0]" office:value-type="float" office:value="0" calcext:value-type="float">
            <text:p>0</text:p>
          </table:table-cell>
          <table:table-cell table:style-name="ce4" table:formula="of:=((COMBIN([.F10]/2;[.J10])*COMBIN([.I10];[.K10]))^2)*COMBIN([.E10]-[.F10]-[.G10];[.D10]-2*[.J10]-2*[.K10])/COMBIN([.E10];[.D1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]" office:value-type="string" office:string-value="2022-01-01 23:24:15.165204" calcext:value-type="string">
            <text:p>2022-01-01 23:24:15.165204</text:p>
          </table:table-cell>
          <table:table-cell table:formula="of:=[.F11]/[.E1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]" office:value-type="float" office:value="0" calcext:value-type="float">
            <text:p>0</text:p>
          </table:table-cell>
          <table:table-cell table:style-name="ce4" table:formula="of:=((COMBIN([.F11]/2;[.J11])*COMBIN([.I11];[.K11]))^2)*COMBIN([.E11]-[.F11]-[.G11];[.D11]-2*[.J11]-2*[.K11])/COMBIN([.E11];[.D1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2]" office:value-type="string" office:string-value="An exception of type AttributeError occurred. Arguments:" calcext:value-type="string">
            <text:p>An exception of type AttributeError occurred. Arguments:</text:p>
          </table:table-cell>
          <table:table-cell table:formula="of:=[.F12]/[.E1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2]" office:value-type="float" office:value="0" calcext:value-type="float">
            <text:p>0</text:p>
          </table:table-cell>
          <table:table-cell table:style-name="ce4" table:formula="of:=((COMBIN([.F12]/2;[.J12])*COMBIN([.I12];[.K12]))^2)*COMBIN([.E12]-[.F12]-[.G12];[.D12]-2*[.J12]-2*[.K12])/COMBIN([.E12];[.D1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3]" office:value-type="string" office:string-value="(&quot;'Namespace' object has no attribute 'q'&quot;" calcext:value-type="string">
            <text:p>("'Namespace' object has no attribute 'q'"</text:p>
          </table:table-cell>
          <table:table-cell table:formula="of:=[.F13]/[.E1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3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]" office:value-type="float" office:value="0" calcext:value-type="float">
            <text:p>0</text:p>
          </table:table-cell>
          <table:table-cell table:style-name="ce4" table:formula="of:=((COMBIN([.F13]/2;[.J13])*COMBIN([.I13];[.K13]))^2)*COMBIN([.E13]-[.F13]-[.G13];[.D13]-2*[.J13]-2*[.K13])/COMBIN([.E13];[.D1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4]" office:value-type="string" office:string-value="2022-01-01 23:27:23.117524" calcext:value-type="string">
            <text:p>2022-01-01 23:27:23.117524</text:p>
          </table:table-cell>
          <table:table-cell table:formula="of:=[.F14]/[.E1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4]" office:value-type="float" office:value="0" calcext:value-type="float">
            <text:p>0</text:p>
          </table:table-cell>
          <table:table-cell table:style-name="ce4" table:formula="of:=((COMBIN([.F14]/2;[.J14])*COMBIN([.I14];[.K14]))^2)*COMBIN([.E14]-[.F14]-[.G14];[.D14]-2*[.J14]-2*[.K14])/COMBIN([.E14];[.D1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5]" office:value-type="string" office:string-value="2022-01-01 23:27:34.015437" calcext:value-type="string">
            <text:p>2022-01-01 23:27:34.015437</text:p>
          </table:table-cell>
          <table:table-cell table:formula="of:=[.F15]/[.E1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5]" office:value-type="float" office:value="0" calcext:value-type="float">
            <text:p>0</text:p>
          </table:table-cell>
          <table:table-cell table:style-name="ce4" table:formula="of:=((COMBIN([.F15]/2;[.J15])*COMBIN([.I15];[.K15]))^2)*COMBIN([.E15]-[.F15]-[.G15];[.D15]-2*[.J15]-2*[.K15])/COMBIN([.E15];[.D1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6]" office:value-type="float" office:value="0" calcext:value-type="float">
            <text:p>0</text:p>
          </table:table-cell>
          <table:table-cell table:formula="of:=[.F16]/[.E1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6]" office:value-type="float" office:value="0" calcext:value-type="float">
            <text:p>0</text:p>
          </table:table-cell>
          <table:table-cell table:style-name="ce4" table:formula="of:=((COMBIN([.F16]/2;[.J16])*COMBIN([.I16];[.K16]))^2)*COMBIN([.E16]-[.F16]-[.G16];[.D16]-2*[.J16]-2*[.K16])/COMBIN([.E16];[.D1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7]" office:value-type="string" office:string-value="An exception of type TypeError occurred. Arguments:" calcext:value-type="string">
            <text:p>An exception of type TypeError occurred. Arguments:</text:p>
          </table:table-cell>
          <table:table-cell table:formula="of:=[.F17]/[.E1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7]" office:value-type="float" office:value="0" calcext:value-type="float">
            <text:p>0</text:p>
          </table:table-cell>
          <table:table-cell table:style-name="ce4" table:formula="of:=((COMBIN([.F17]/2;[.J17])*COMBIN([.I17];[.K17]))^2)*COMBIN([.E17]-[.F17]-[.G17];[.D17]-2*[.J17]-2*[.K17])/COMBIN([.E17];[.D1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8]" office:value-type="string" office:string-value="('can only concatenate str (not &quot;list&quot;) to str'" calcext:value-type="string">
            <text:p>('can only concatenate str (not "list") to str'</text:p>
          </table:table-cell>
          <table:table-cell table:formula="of:=[.F18]/[.E1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8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8]" office:value-type="float" office:value="0" calcext:value-type="float">
            <text:p>0</text:p>
          </table:table-cell>
          <table:table-cell table:style-name="ce4" table:formula="of:=((COMBIN([.F18]/2;[.J18])*COMBIN([.I18];[.K18]))^2)*COMBIN([.E18]-[.F18]-[.G18];[.D18]-2*[.J18]-2*[.K18])/COMBIN([.E18];[.D1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9]" office:value-type="string" office:string-value="2022-01-01 23:27:47.434477" calcext:value-type="string">
            <text:p>2022-01-01 23:27:47.434477</text:p>
          </table:table-cell>
          <table:table-cell table:formula="of:=[.F19]/[.E1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9]" office:value-type="float" office:value="0" calcext:value-type="float">
            <text:p>0</text:p>
          </table:table-cell>
          <table:table-cell table:style-name="ce4" table:formula="of:=((COMBIN([.F19]/2;[.J19])*COMBIN([.I19];[.K19]))^2)*COMBIN([.E19]-[.F19]-[.G19];[.D19]-2*[.J19]-2*[.K19])/COMBIN([.E19];[.D1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0]" office:value-type="float" office:value="0" calcext:value-type="float">
            <text:p>0</text:p>
          </table:table-cell>
          <table:table-cell table:formula="of:=[.F20]/[.E2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0]" office:value-type="float" office:value="0" calcext:value-type="float">
            <text:p>0</text:p>
          </table:table-cell>
          <table:table-cell table:style-name="ce4" table:formula="of:=((COMBIN([.F20]/2;[.J20])*COMBIN([.I20];[.K20]))^2)*COMBIN([.E20]-[.F20]-[.G20];[.D20]-2*[.J20]-2*[.K20])/COMBIN([.E20];[.D2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1]" office:value-type="string" office:string-value="2022-01-01 23:33:06.156831" calcext:value-type="string">
            <text:p>2022-01-01 23:33:06.156831</text:p>
          </table:table-cell>
          <table:table-cell table:formula="of:=[.F21]/[.E2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1]" office:value-type="float" office:value="0" calcext:value-type="float">
            <text:p>0</text:p>
          </table:table-cell>
          <table:table-cell table:style-name="ce4" table:formula="of:=((COMBIN([.F21]/2;[.J21])*COMBIN([.I21];[.K21]))^2)*COMBIN([.E21]-[.F21]-[.G21];[.D21]-2*[.J21]-2*[.K21])/COMBIN([.E21];[.D2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2]" office:value-type="string" office:string-value="Ball coll OK" calcext:value-type="string">
            <text:p>Ball coll OK</text:p>
          </table:table-cell>
          <table:table-cell table:formula="of:=[.F22]/[.E2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2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2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2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2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22]" office:value-type="string" office:string-value="[Matrix([[0" calcext:value-type="string">
            <text:p>[Matrix([[0</text:p>
          </table:table-cell>
          <table:table-cell table:formula="of:=['file:///home/spal/Nextcloud/University.sync/Crypto/Info-Set-Dec/mceliece-isd.4.2/stats/ballColl.csv'#$ballColl.H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2]" office:value-type="string" office:string-value=" 0]])" calcext:value-type="string">
            <text:p><text:s/>0]])</text:p>
          </table:table-cell>
          <table:table-cell table:style-name="ce4" table:formula="of:=((COMBIN([.F22]/2;[.J22])*COMBIN([.I22];[.K22]))^2)*COMBIN([.E22]-[.F22]-[.G22];[.D22]-2*[.J22]-2*[.K22])/COMBIN([.E22];[.D22])" office:value-type="float" office:value="0.0661846496106785" calcext:value-type="float">
            <text:p>0,066184649610679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3]" office:value-type="string" office:string-value="2022-01-01 23:36:52.189604" calcext:value-type="string">
            <text:p>2022-01-01 23:36:52.189604</text:p>
          </table:table-cell>
          <table:table-cell table:formula="of:=[.F23]/[.E2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3]" office:value-type="float" office:value="0" calcext:value-type="float">
            <text:p>0</text:p>
          </table:table-cell>
          <table:table-cell table:style-name="ce4" table:formula="of:=((COMBIN([.F23]/2;[.J23])*COMBIN([.I23];[.K23]))^2)*COMBIN([.E23]-[.F23]-[.G23];[.D23]-2*[.J23]-2*[.K23])/COMBIN([.E23];[.D2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4]" office:value-type="string" office:string-value="Ball coll OK" calcext:value-type="string">
            <text:p>Ball coll OK</text:p>
          </table:table-cell>
          <table:table-cell table:formula="of:=[.F24]/[.E2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2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2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2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2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]" office:value-type="float" office:value="-1" calcext:value-type="float">
            <text:p>-1</text:p>
          </table:table-cell>
          <table:table-cell table:formula="of:=['file:///home/spal/Nextcloud/University.sync/Crypto/Info-Set-Dec/mceliece-isd.4.2/stats/ballColl.csv'#$ballColl.K24]" office:value-type="float" office:value="66" calcext:value-type="float">
            <text:p>66</text:p>
          </table:table-cell>
          <table:table-cell table:formula="of:=['file:///home/spal/Nextcloud/University.sync/Crypto/Info-Set-Dec/mceliece-isd.4.2/stats/ballColl.csv'#$ballColl.L24]" office:value-type="string" office:string-value="0.0345" calcext:value-type="string">
            <text:p>0.0345</text:p>
          </table:table-cell>
          <table:table-cell table:style-name="ce4" table:formula="of:=((COMBIN([.F24]/2;[.J24])*COMBIN([.I24];[.K24]))^2)*COMBIN([.E24]-[.F24]-[.G24];[.D24]-2*[.J24]-2*[.K24])/COMBIN([.E24];[.D24])" office:value-type="string" office:string-value="" calcext:value-type="error">
            <text:p>Err:502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5]" office:value-type="string" office:string-value="2022-01-01 23:47:22.756303" calcext:value-type="string">
            <text:p>2022-01-01 23:47:22.756303</text:p>
          </table:table-cell>
          <table:table-cell table:formula="of:=[.F25]/[.E2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5]" office:value-type="float" office:value="0" calcext:value-type="float">
            <text:p>0</text:p>
          </table:table-cell>
          <table:table-cell table:style-name="ce4" table:formula="of:=((COMBIN([.F25]/2;[.J25])*COMBIN([.I25];[.K25]))^2)*COMBIN([.E25]-[.F25]-[.G25];[.D25]-2*[.J25]-2*[.K25])/COMBIN([.E25];[.D2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6]" office:value-type="float" office:value="0" calcext:value-type="float">
            <text:p>0</text:p>
          </table:table-cell>
          <table:table-cell table:formula="of:=[.F26]/[.E2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6]" office:value-type="float" office:value="0" calcext:value-type="float">
            <text:p>0</text:p>
          </table:table-cell>
          <table:table-cell table:style-name="ce4" table:formula="of:=((COMBIN([.F26]/2;[.J26])*COMBIN([.I26];[.K26]))^2)*COMBIN([.E26]-[.F26]-[.G26];[.D26]-2*[.J26]-2*[.K26])/COMBIN([.E26];[.D2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7]" office:value-type="string" office:string-value="An exception of type NameError occurred. Arguments:" calcext:value-type="string">
            <text:p>An exception of type NameError occurred. Arguments:</text:p>
          </table:table-cell>
          <table:table-cell table:formula="of:=[.F27]/[.E2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7]" office:value-type="float" office:value="0" calcext:value-type="float">
            <text:p>0</text:p>
          </table:table-cell>
          <table:table-cell table:style-name="ce4" table:formula="of:=((COMBIN([.F27]/2;[.J27])*COMBIN([.I27];[.K27]))^2)*COMBIN([.E27]-[.F27]-[.G27];[.D27]-2*[.J27]-2*[.K27])/COMBIN([.E27];[.D2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8]" office:value-type="string" office:string-value="(&quot;name 'q1' is not defined&quot;" calcext:value-type="string">
            <text:p>("name 'q1' is not defined"</text:p>
          </table:table-cell>
          <table:table-cell table:formula="of:=[.F28]/[.E2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8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8]" office:value-type="float" office:value="0" calcext:value-type="float">
            <text:p>0</text:p>
          </table:table-cell>
          <table:table-cell table:style-name="ce4" table:formula="of:=((COMBIN([.F28]/2;[.J28])*COMBIN([.I28];[.K28]))^2)*COMBIN([.E28]-[.F28]-[.G28];[.D28]-2*[.J28]-2*[.K28])/COMBIN([.E28];[.D2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9]" office:value-type="string" office:string-value="2022-01-01 23:48:08.905462" calcext:value-type="string">
            <text:p>2022-01-01 23:48:08.905462</text:p>
          </table:table-cell>
          <table:table-cell table:formula="of:=[.F29]/[.E2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9]" office:value-type="float" office:value="0" calcext:value-type="float">
            <text:p>0</text:p>
          </table:table-cell>
          <table:table-cell table:style-name="ce4" table:formula="of:=((COMBIN([.F29]/2;[.J29])*COMBIN([.I29];[.K29]))^2)*COMBIN([.E29]-[.F29]-[.G29];[.D29]-2*[.J29]-2*[.K29])/COMBIN([.E29];[.D2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0]" office:value-type="string" office:string-value="Ball coll OK" calcext:value-type="string">
            <text:p>Ball coll OK</text:p>
          </table:table-cell>
          <table:table-cell table:formula="of:=[.F30]/[.E3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]" office:value-type="float" office:value="18" calcext:value-type="float">
            <text:p>18</text:p>
          </table:table-cell>
          <table:table-cell table:formula="of:=['file:///home/spal/Nextcloud/University.sync/Crypto/Info-Set-Dec/mceliece-isd.4.2/stats/ballColl.csv'#$ballColl.L30]" office:value-type="string" office:string-value="0.0769" calcext:value-type="string">
            <text:p>0.0769</text:p>
          </table:table-cell>
          <table:table-cell table:style-name="ce4" table:formula="of:=((COMBIN([.F30]/2;[.J30])*COMBIN([.I30];[.K30]))^2)*COMBIN([.E30]-[.F30]-[.G30];[.D30]-2*[.J30]-2*[.K30])/COMBIN([.E30];[.D3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1]" office:value-type="string" office:string-value="2022-01-01 23:55:41.252982" calcext:value-type="string">
            <text:p>2022-01-01 23:55:41.252982</text:p>
          </table:table-cell>
          <table:table-cell table:formula="of:=[.F31]/[.E3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1]" office:value-type="float" office:value="0" calcext:value-type="float">
            <text:p>0</text:p>
          </table:table-cell>
          <table:table-cell table:style-name="ce4" table:formula="of:=((COMBIN([.F31]/2;[.J31])*COMBIN([.I31];[.K31]))^2)*COMBIN([.E31]-[.F31]-[.G31];[.D31]-2*[.J31]-2*[.K31])/COMBIN([.E31];[.D3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2]" office:value-type="string" office:string-value="Ball coll OK" calcext:value-type="string">
            <text:p>Ball coll OK</text:p>
          </table:table-cell>
          <table:table-cell table:formula="of:=[.F32]/[.E3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]" office:value-type="float" office:value="79" calcext:value-type="float">
            <text:p>79</text:p>
          </table:table-cell>
          <table:table-cell table:formula="of:=['file:///home/spal/Nextcloud/University.sync/Crypto/Info-Set-Dec/mceliece-isd.4.2/stats/ballColl.csv'#$ballColl.L32]" office:value-type="string" office:string-value="0.0435" calcext:value-type="string">
            <text:p>0.0435</text:p>
          </table:table-cell>
          <table:table-cell table:style-name="ce4" table:formula="of:=((COMBIN([.F32]/2;[.J32])*COMBIN([.I32];[.K32]))^2)*COMBIN([.E32]-[.F32]-[.G32];[.D32]-2*[.J32]-2*[.K32])/COMBIN([.E32];[.D3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]" office:value-type="string" office:string-value="Ball coll OK" calcext:value-type="string">
            <text:p>Ball coll OK</text:p>
          </table:table-cell>
          <table:table-cell table:formula="of:=[.F33]/[.E3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33]" office:value-type="string" office:string-value="0.0769" calcext:value-type="string">
            <text:p>0.0769</text:p>
          </table:table-cell>
          <table:table-cell table:style-name="ce4" table:formula="of:=((COMBIN([.F33]/2;[.J33])*COMBIN([.I33];[.K33]))^2)*COMBIN([.E33]-[.F33]-[.G33];[.D33]-2*[.J33]-2*[.K33])/COMBIN([.E33];[.D3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]" office:value-type="string" office:string-value="Ball coll OK" calcext:value-type="string">
            <text:p>Ball coll OK</text:p>
          </table:table-cell>
          <table:table-cell table:formula="of:=[.F34]/[.E3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]" office:value-type="float" office:value="149" calcext:value-type="float">
            <text:p>149</text:p>
          </table:table-cell>
          <table:table-cell table:formula="of:=['file:///home/spal/Nextcloud/University.sync/Crypto/Info-Set-Dec/mceliece-isd.4.2/stats/ballColl.csv'#$ballColl.L34]" office:value-type="string" office:string-value="0.02" calcext:value-type="string">
            <text:p>0.02</text:p>
          </table:table-cell>
          <table:table-cell table:style-name="ce4" table:formula="of:=((COMBIN([.F34]/2;[.J34])*COMBIN([.I34];[.K34]))^2)*COMBIN([.E34]-[.F34]-[.G34];[.D34]-2*[.J34]-2*[.K34])/COMBIN([.E34];[.D3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]" office:value-type="string" office:string-value="Ball coll OK" calcext:value-type="string">
            <text:p>Ball coll OK</text:p>
          </table:table-cell>
          <table:table-cell table:formula="of:=[.F35]/[.E3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]" office:value-type="float" office:value="63" calcext:value-type="float">
            <text:p>63</text:p>
          </table:table-cell>
          <table:table-cell table:formula="of:=['file:///home/spal/Nextcloud/University.sync/Crypto/Info-Set-Dec/mceliece-isd.4.2/stats/ballColl.csv'#$ballColl.L35]" office:value-type="string" office:string-value="0.0667" calcext:value-type="string">
            <text:p>0.0667</text:p>
          </table:table-cell>
          <table:table-cell table:style-name="ce4" table:formula="of:=((COMBIN([.F35]/2;[.J35])*COMBIN([.I35];[.K35]))^2)*COMBIN([.E35]-[.F35]-[.G35];[.D35]-2*[.J35]-2*[.K35])/COMBIN([.E35];[.D3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]" office:value-type="string" office:string-value="Ball coll OK" calcext:value-type="string">
            <text:p>Ball coll OK</text:p>
          </table:table-cell>
          <table:table-cell table:formula="of:=[.F36]/[.E3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36]" office:value-type="string" office:string-value="0.1429" calcext:value-type="string">
            <text:p>0.1429</text:p>
          </table:table-cell>
          <table:table-cell table:style-name="ce4" table:formula="of:=((COMBIN([.F36]/2;[.J36])*COMBIN([.I36];[.K36]))^2)*COMBIN([.E36]-[.F36]-[.G36];[.D36]-2*[.J36]-2*[.K36])/COMBIN([.E36];[.D3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]" office:value-type="string" office:string-value="2022-01-02 00:02:29.352105" calcext:value-type="string">
            <text:p>2022-01-02 00:02:29.352105</text:p>
          </table:table-cell>
          <table:table-cell table:formula="of:=[.F37]/[.E3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]" office:value-type="float" office:value="0" calcext:value-type="float">
            <text:p>0</text:p>
          </table:table-cell>
          <table:table-cell table:style-name="ce4" table:formula="of:=((COMBIN([.F37]/2;[.J37])*COMBIN([.I37];[.K37]))^2)*COMBIN([.E37]-[.F37]-[.G37];[.D37]-2*[.J37]-2*[.K37])/COMBIN([.E37];[.D3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8]" office:value-type="string" office:string-value="Ball coll OK" calcext:value-type="string">
            <text:p>Ball coll OK</text:p>
          </table:table-cell>
          <table:table-cell table:formula="of:=[.F38]/[.E3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]" office:value-type="float" office:value="80" calcext:value-type="float">
            <text:p>80</text:p>
          </table:table-cell>
          <table:table-cell table:formula="of:=['file:///home/spal/Nextcloud/University.sync/Crypto/Info-Set-Dec/mceliece-isd.4.2/stats/ballColl.csv'#$ballColl.L38]" office:value-type="string" office:string-value="0.0217" calcext:value-type="string">
            <text:p>0.0217</text:p>
          </table:table-cell>
          <table:table-cell table:style-name="ce4" table:formula="of:=((COMBIN([.F38]/2;[.J38])*COMBIN([.I38];[.K38]))^2)*COMBIN([.E38]-[.F38]-[.G38];[.D38]-2*[.J38]-2*[.K38])/COMBIN([.E38];[.D3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9]" office:value-type="string" office:string-value="Ball coll OK" calcext:value-type="string">
            <text:p>Ball coll OK</text:p>
          </table:table-cell>
          <table:table-cell table:formula="of:=[.F39]/[.E3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3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9]" office:value-type="float" office:value="30" calcext:value-type="float">
            <text:p>30</text:p>
          </table:table-cell>
          <table:table-cell table:formula="of:=['file:///home/spal/Nextcloud/University.sync/Crypto/Info-Set-Dec/mceliece-isd.4.2/stats/ballColl.csv'#$ballColl.L39]" office:value-type="string" office:string-value="0.0667" calcext:value-type="string">
            <text:p>0.0667</text:p>
          </table:table-cell>
          <table:table-cell table:style-name="ce4" table:formula="of:=((COMBIN([.F39]/2;[.J39])*COMBIN([.I39];[.K39]))^2)*COMBIN([.E39]-[.F39]-[.G39];[.D39]-2*[.J39]-2*[.K39])/COMBIN([.E39];[.D3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0]" office:value-type="string" office:string-value="Ball coll OK" calcext:value-type="string">
            <text:p>Ball coll OK</text:p>
          </table:table-cell>
          <table:table-cell table:formula="of:=[.F40]/[.E4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0]" office:value-type="float" office:value="56" calcext:value-type="float">
            <text:p>56</text:p>
          </table:table-cell>
          <table:table-cell table:formula="of:=['file:///home/spal/Nextcloud/University.sync/Crypto/Info-Set-Dec/mceliece-isd.4.2/stats/ballColl.csv'#$ballColl.L40]" office:value-type="string" office:string-value="0.0455" calcext:value-type="string">
            <text:p>0.0455</text:p>
          </table:table-cell>
          <table:table-cell table:style-name="ce4" table:formula="of:=((COMBIN([.F40]/2;[.J40])*COMBIN([.I40];[.K40]))^2)*COMBIN([.E40]-[.F40]-[.G40];[.D40]-2*[.J40]-2*[.K40])/COMBIN([.E40];[.D4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1]" office:value-type="string" office:string-value="Ball coll OK" calcext:value-type="string">
            <text:p>Ball coll OK</text:p>
          </table:table-cell>
          <table:table-cell table:formula="of:=[.F41]/[.E4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1]" office:value-type="float" office:value="244" calcext:value-type="float">
            <text:p>244</text:p>
          </table:table-cell>
          <table:table-cell table:formula="of:=['file:///home/spal/Nextcloud/University.sync/Crypto/Info-Set-Dec/mceliece-isd.4.2/stats/ballColl.csv'#$ballColl.L41]" office:value-type="string" office:string-value="0.0099" calcext:value-type="string">
            <text:p>0.0099</text:p>
          </table:table-cell>
          <table:table-cell table:style-name="ce4" table:formula="of:=((COMBIN([.F41]/2;[.J41])*COMBIN([.I41];[.K41]))^2)*COMBIN([.E41]-[.F41]-[.G41];[.D41]-2*[.J41]-2*[.K41])/COMBIN([.E41];[.D4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2]" office:value-type="string" office:string-value="Ball coll OK" calcext:value-type="string">
            <text:p>Ball coll OK</text:p>
          </table:table-cell>
          <table:table-cell table:formula="of:=[.F42]/[.E4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2]" office:value-type="float" office:value="13" calcext:value-type="float">
            <text:p>13</text:p>
          </table:table-cell>
          <table:table-cell table:formula="of:=['file:///home/spal/Nextcloud/University.sync/Crypto/Info-Set-Dec/mceliece-isd.4.2/stats/ballColl.csv'#$ballColl.L42]" office:value-type="string" office:string-value="0.3333" calcext:value-type="string">
            <text:p>0.3333</text:p>
          </table:table-cell>
          <table:table-cell table:style-name="ce4" table:formula="of:=((COMBIN([.F42]/2;[.J42])*COMBIN([.I42];[.K42]))^2)*COMBIN([.E42]-[.F42]-[.G42];[.D42]-2*[.J42]-2*[.K42])/COMBIN([.E42];[.D4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3]" office:value-type="string" office:string-value="Ball coll OK" calcext:value-type="string">
            <text:p>Ball coll OK</text:p>
          </table:table-cell>
          <table:table-cell table:formula="of:=[.F43]/[.E4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3]" office:value-type="float" office:value="133" calcext:value-type="float">
            <text:p>133</text:p>
          </table:table-cell>
          <table:table-cell table:formula="of:=['file:///home/spal/Nextcloud/University.sync/Crypto/Info-Set-Dec/mceliece-isd.4.2/stats/ballColl.csv'#$ballColl.L43]" office:value-type="string" office:string-value="0.0208" calcext:value-type="string">
            <text:p>0.0208</text:p>
          </table:table-cell>
          <table:table-cell table:style-name="ce4" table:formula="of:=((COMBIN([.F43]/2;[.J43])*COMBIN([.I43];[.K43]))^2)*COMBIN([.E43]-[.F43]-[.G43];[.D43]-2*[.J43]-2*[.K43])/COMBIN([.E43];[.D4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4]" office:value-type="string" office:string-value="Ball coll OK" calcext:value-type="string">
            <text:p>Ball coll OK</text:p>
          </table:table-cell>
          <table:table-cell table:formula="of:=[.F44]/[.E4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4]" office:value-type="float" office:value="195" calcext:value-type="float">
            <text:p>195</text:p>
          </table:table-cell>
          <table:table-cell table:formula="of:=['file:///home/spal/Nextcloud/University.sync/Crypto/Info-Set-Dec/mceliece-isd.4.2/stats/ballColl.csv'#$ballColl.L44]" office:value-type="string" office:string-value="0.0167" calcext:value-type="string">
            <text:p>0.0167</text:p>
          </table:table-cell>
          <table:table-cell table:style-name="ce4" table:formula="of:=((COMBIN([.F44]/2;[.J44])*COMBIN([.I44];[.K44]))^2)*COMBIN([.E44]-[.F44]-[.G44];[.D44]-2*[.J44]-2*[.K44])/COMBIN([.E44];[.D4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5]" office:value-type="string" office:string-value="Ball coll OK" calcext:value-type="string">
            <text:p>Ball coll OK</text:p>
          </table:table-cell>
          <table:table-cell table:formula="of:=[.F45]/[.E4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5]" office:value-type="float" office:value="38" calcext:value-type="float">
            <text:p>38</text:p>
          </table:table-cell>
          <table:table-cell table:formula="of:=['file:///home/spal/Nextcloud/University.sync/Crypto/Info-Set-Dec/mceliece-isd.4.2/stats/ballColl.csv'#$ballColl.L45]" office:value-type="string" office:string-value="0.0476" calcext:value-type="string">
            <text:p>0.0476</text:p>
          </table:table-cell>
          <table:table-cell table:style-name="ce4" table:formula="of:=((COMBIN([.F45]/2;[.J45])*COMBIN([.I45];[.K45]))^2)*COMBIN([.E45]-[.F45]-[.G45];[.D45]-2*[.J45]-2*[.K45])/COMBIN([.E45];[.D4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6]" office:value-type="string" office:string-value="Ball coll OK" calcext:value-type="string">
            <text:p>Ball coll OK</text:p>
          </table:table-cell>
          <table:table-cell table:formula="of:=[.F46]/[.E4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6]" office:value-type="float" office:value="21" calcext:value-type="float">
            <text:p>21</text:p>
          </table:table-cell>
          <table:table-cell table:formula="of:=['file:///home/spal/Nextcloud/University.sync/Crypto/Info-Set-Dec/mceliece-isd.4.2/stats/ballColl.csv'#$ballColl.L46]" office:value-type="string" office:string-value="0.2" calcext:value-type="string">
            <text:p>0.2</text:p>
          </table:table-cell>
          <table:table-cell table:style-name="ce4" table:formula="of:=((COMBIN([.F46]/2;[.J46])*COMBIN([.I46];[.K46]))^2)*COMBIN([.E46]-[.F46]-[.G46];[.D46]-2*[.J46]-2*[.K46])/COMBIN([.E46];[.D4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7]" office:value-type="string" office:string-value="Ball coll OK" calcext:value-type="string">
            <text:p>Ball coll OK</text:p>
          </table:table-cell>
          <table:table-cell table:formula="of:=[.F47]/[.E4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7]" office:value-type="float" office:value="51" calcext:value-type="float">
            <text:p>51</text:p>
          </table:table-cell>
          <table:table-cell table:formula="of:=['file:///home/spal/Nextcloud/University.sync/Crypto/Info-Set-Dec/mceliece-isd.4.2/stats/ballColl.csv'#$ballColl.L47]" office:value-type="string" office:string-value="0.0625" calcext:value-type="string">
            <text:p>0.0625</text:p>
          </table:table-cell>
          <table:table-cell table:style-name="ce4" table:formula="of:=((COMBIN([.F47]/2;[.J47])*COMBIN([.I47];[.K47]))^2)*COMBIN([.E47]-[.F47]-[.G47];[.D47]-2*[.J47]-2*[.K47])/COMBIN([.E47];[.D4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8]" office:value-type="string" office:string-value="Ball coll OK" calcext:value-type="string">
            <text:p>Ball coll OK</text:p>
          </table:table-cell>
          <table:table-cell table:formula="of:=[.F48]/[.E4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8]" office:value-type="float" office:value="29" calcext:value-type="float">
            <text:p>29</text:p>
          </table:table-cell>
          <table:table-cell table:formula="of:=['file:///home/spal/Nextcloud/University.sync/Crypto/Info-Set-Dec/mceliece-isd.4.2/stats/ballColl.csv'#$ballColl.L48]" office:value-type="string" office:string-value="0.1111" calcext:value-type="string">
            <text:p>0.1111</text:p>
          </table:table-cell>
          <table:table-cell table:style-name="ce4" table:formula="of:=((COMBIN([.F48]/2;[.J48])*COMBIN([.I48];[.K48]))^2)*COMBIN([.E48]-[.F48]-[.G48];[.D48]-2*[.J48]-2*[.K48])/COMBIN([.E48];[.D4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49]" office:value-type="string" office:string-value="Ball coll OK" calcext:value-type="string">
            <text:p>Ball coll OK</text:p>
          </table:table-cell>
          <table:table-cell table:formula="of:=[.F49]/[.E4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4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9]" office:value-type="float" office:value="169" calcext:value-type="float">
            <text:p>169</text:p>
          </table:table-cell>
          <table:table-cell table:formula="of:=['file:///home/spal/Nextcloud/University.sync/Crypto/Info-Set-Dec/mceliece-isd.4.2/stats/ballColl.csv'#$ballColl.L49]" office:value-type="string" office:string-value="0.0222" calcext:value-type="string">
            <text:p>0.0222</text:p>
          </table:table-cell>
          <table:table-cell table:style-name="ce4" table:formula="of:=((COMBIN([.F49]/2;[.J49])*COMBIN([.I49];[.K49]))^2)*COMBIN([.E49]-[.F49]-[.G49];[.D49]-2*[.J49]-2*[.K49])/COMBIN([.E49];[.D4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0]" office:value-type="string" office:string-value="Ball coll OK" calcext:value-type="string">
            <text:p>Ball coll OK</text:p>
          </table:table-cell>
          <table:table-cell table:formula="of:=[.F50]/[.E5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0]" office:value-type="float" office:value="59" calcext:value-type="float">
            <text:p>59</text:p>
          </table:table-cell>
          <table:table-cell table:formula="of:=['file:///home/spal/Nextcloud/University.sync/Crypto/Info-Set-Dec/mceliece-isd.4.2/stats/ballColl.csv'#$ballColl.L50]" office:value-type="string" office:string-value="0.0769" calcext:value-type="string">
            <text:p>0.0769</text:p>
          </table:table-cell>
          <table:table-cell table:style-name="ce4" table:formula="of:=((COMBIN([.F50]/2;[.J50])*COMBIN([.I50];[.K50]))^2)*COMBIN([.E50]-[.F50]-[.G50];[.D50]-2*[.J50]-2*[.K50])/COMBIN([.E50];[.D5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1]" office:value-type="string" office:string-value="Ball coll OK" calcext:value-type="string">
            <text:p>Ball coll OK</text:p>
          </table:table-cell>
          <table:table-cell table:formula="of:=[.F51]/[.E5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1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L51]" office:value-type="string" office:string-value="0.0312" calcext:value-type="string">
            <text:p>0.0312</text:p>
          </table:table-cell>
          <table:table-cell table:style-name="ce4" table:formula="of:=((COMBIN([.F51]/2;[.J51])*COMBIN([.I51];[.K51]))^2)*COMBIN([.E51]-[.F51]-[.G51];[.D51]-2*[.J51]-2*[.K51])/COMBIN([.E51];[.D5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2]" office:value-type="string" office:string-value="Ball coll OK" calcext:value-type="string">
            <text:p>Ball coll OK</text:p>
          </table:table-cell>
          <table:table-cell table:formula="of:=[.F52]/[.E5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2]" office:value-type="float" office:value="29" calcext:value-type="float">
            <text:p>29</text:p>
          </table:table-cell>
          <table:table-cell table:formula="of:=['file:///home/spal/Nextcloud/University.sync/Crypto/Info-Set-Dec/mceliece-isd.4.2/stats/ballColl.csv'#$ballColl.L52]" office:value-type="string" office:string-value="0.1111" calcext:value-type="string">
            <text:p>0.1111</text:p>
          </table:table-cell>
          <table:table-cell table:style-name="ce4" table:formula="of:=((COMBIN([.F52]/2;[.J52])*COMBIN([.I52];[.K52]))^2)*COMBIN([.E52]-[.F52]-[.G52];[.D52]-2*[.J52]-2*[.K52])/COMBIN([.E52];[.D5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3]" office:value-type="string" office:string-value="Ball coll OK" calcext:value-type="string">
            <text:p>Ball coll OK</text:p>
          </table:table-cell>
          <table:table-cell table:formula="of:=[.F53]/[.E5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3]" office:value-type="float" office:value="60" calcext:value-type="float">
            <text:p>60</text:p>
          </table:table-cell>
          <table:table-cell table:formula="of:=['file:///home/spal/Nextcloud/University.sync/Crypto/Info-Set-Dec/mceliece-isd.4.2/stats/ballColl.csv'#$ballColl.L53]" office:value-type="string" office:string-value="0.0833" calcext:value-type="string">
            <text:p>0.0833</text:p>
          </table:table-cell>
          <table:table-cell table:style-name="ce4" table:formula="of:=((COMBIN([.F53]/2;[.J53])*COMBIN([.I53];[.K53]))^2)*COMBIN([.E53]-[.F53]-[.G53];[.D53]-2*[.J53]-2*[.K53])/COMBIN([.E53];[.D5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4]" office:value-type="string" office:string-value="Ball coll OK" calcext:value-type="string">
            <text:p>Ball coll OK</text:p>
          </table:table-cell>
          <table:table-cell table:formula="of:=[.F54]/[.E5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4]" office:value-type="float" office:value="140" calcext:value-type="float">
            <text:p>140</text:p>
          </table:table-cell>
          <table:table-cell table:formula="of:=['file:///home/spal/Nextcloud/University.sync/Crypto/Info-Set-Dec/mceliece-isd.4.2/stats/ballColl.csv'#$ballColl.L54]" office:value-type="string" office:string-value="0.0244" calcext:value-type="string">
            <text:p>0.0244</text:p>
          </table:table-cell>
          <table:table-cell table:style-name="ce4" table:formula="of:=((COMBIN([.F54]/2;[.J54])*COMBIN([.I54];[.K54]))^2)*COMBIN([.E54]-[.F54]-[.G54];[.D54]-2*[.J54]-2*[.K54])/COMBIN([.E54];[.D5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5]" office:value-type="string" office:string-value="Ball coll OK" calcext:value-type="string">
            <text:p>Ball coll OK</text:p>
          </table:table-cell>
          <table:table-cell table:formula="of:=[.F55]/[.E5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5]" office:value-type="float" office:value="66" calcext:value-type="float">
            <text:p>66</text:p>
          </table:table-cell>
          <table:table-cell table:formula="of:=['file:///home/spal/Nextcloud/University.sync/Crypto/Info-Set-Dec/mceliece-isd.4.2/stats/ballColl.csv'#$ballColl.L55]" office:value-type="string" office:string-value="0.0588" calcext:value-type="string">
            <text:p>0.0588</text:p>
          </table:table-cell>
          <table:table-cell table:style-name="ce4" table:formula="of:=((COMBIN([.F55]/2;[.J55])*COMBIN([.I55];[.K55]))^2)*COMBIN([.E55]-[.F55]-[.G55];[.D55]-2*[.J55]-2*[.K55])/COMBIN([.E55];[.D5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6]" office:value-type="string" office:string-value="Ball coll OK" calcext:value-type="string">
            <text:p>Ball coll OK</text:p>
          </table:table-cell>
          <table:table-cell table:formula="of:=[.F56]/[.E5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6]" office:value-type="float" office:value="272" calcext:value-type="float">
            <text:p>272</text:p>
          </table:table-cell>
          <table:table-cell table:formula="of:=['file:///home/spal/Nextcloud/University.sync/Crypto/Info-Set-Dec/mceliece-isd.4.2/stats/ballColl.csv'#$ballColl.L56]" office:value-type="string" office:string-value="0.0091" calcext:value-type="string">
            <text:p>0.0091</text:p>
          </table:table-cell>
          <table:table-cell table:style-name="ce4" table:formula="of:=((COMBIN([.F56]/2;[.J56])*COMBIN([.I56];[.K56]))^2)*COMBIN([.E56]-[.F56]-[.G56];[.D56]-2*[.J56]-2*[.K56])/COMBIN([.E56];[.D5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7]" office:value-type="string" office:string-value="Ball coll OK" calcext:value-type="string">
            <text:p>Ball coll OK</text:p>
          </table:table-cell>
          <table:table-cell table:formula="of:=[.F57]/[.E5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L57]" office:value-type="string" office:string-value="0.25" calcext:value-type="string">
            <text:p>0.25</text:p>
          </table:table-cell>
          <table:table-cell table:style-name="ce4" table:formula="of:=((COMBIN([.F57]/2;[.J57])*COMBIN([.I57];[.K57]))^2)*COMBIN([.E57]-[.F57]-[.G57];[.D57]-2*[.J57]-2*[.K57])/COMBIN([.E57];[.D5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8]" office:value-type="string" office:string-value="Ball coll OK" calcext:value-type="string">
            <text:p>Ball coll OK</text:p>
          </table:table-cell>
          <table:table-cell table:formula="of:=[.F58]/[.E5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L58]" office:value-type="string" office:string-value="1.0" calcext:value-type="string">
            <text:p>1.0</text:p>
          </table:table-cell>
          <table:table-cell table:style-name="ce4" table:formula="of:=((COMBIN([.F58]/2;[.J58])*COMBIN([.I58];[.K58]))^2)*COMBIN([.E58]-[.F58]-[.G58];[.D58]-2*[.J58]-2*[.K58])/COMBIN([.E58];[.D5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59]" office:value-type="string" office:string-value="Ball coll OK" calcext:value-type="string">
            <text:p>Ball coll OK</text:p>
          </table:table-cell>
          <table:table-cell table:formula="of:=[.F59]/[.E5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5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9]" office:value-type="float" office:value="175" calcext:value-type="float">
            <text:p>175</text:p>
          </table:table-cell>
          <table:table-cell table:formula="of:=['file:///home/spal/Nextcloud/University.sync/Crypto/Info-Set-Dec/mceliece-isd.4.2/stats/ballColl.csv'#$ballColl.L59]" office:value-type="string" office:string-value="0.0161" calcext:value-type="string">
            <text:p>0.0161</text:p>
          </table:table-cell>
          <table:table-cell table:style-name="ce4" table:formula="of:=((COMBIN([.F59]/2;[.J59])*COMBIN([.I59];[.K59]))^2)*COMBIN([.E59]-[.F59]-[.G59];[.D59]-2*[.J59]-2*[.K59])/COMBIN([.E59];[.D5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0]" office:value-type="string" office:string-value="Ball coll OK" calcext:value-type="string">
            <text:p>Ball coll OK</text:p>
          </table:table-cell>
          <table:table-cell table:formula="of:=[.F60]/[.E6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0]" office:value-type="float" office:value="132" calcext:value-type="float">
            <text:p>132</text:p>
          </table:table-cell>
          <table:table-cell table:formula="of:=['file:///home/spal/Nextcloud/University.sync/Crypto/Info-Set-Dec/mceliece-isd.4.2/stats/ballColl.csv'#$ballColl.L60]" office:value-type="string" office:string-value="0.0222" calcext:value-type="string">
            <text:p>0.0222</text:p>
          </table:table-cell>
          <table:table-cell table:style-name="ce4" table:formula="of:=((COMBIN([.F60]/2;[.J60])*COMBIN([.I60];[.K60]))^2)*COMBIN([.E60]-[.F60]-[.G60];[.D60]-2*[.J60]-2*[.K60])/COMBIN([.E60];[.D6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1]" office:value-type="string" office:string-value="Ball coll OK" calcext:value-type="string">
            <text:p>Ball coll OK</text:p>
          </table:table-cell>
          <table:table-cell table:formula="of:=[.F61]/[.E6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1]" office:value-type="float" office:value="30" calcext:value-type="float">
            <text:p>30</text:p>
          </table:table-cell>
          <table:table-cell table:formula="of:=['file:///home/spal/Nextcloud/University.sync/Crypto/Info-Set-Dec/mceliece-isd.4.2/stats/ballColl.csv'#$ballColl.L61]" office:value-type="string" office:string-value="0.1" calcext:value-type="string">
            <text:p>0.1</text:p>
          </table:table-cell>
          <table:table-cell table:style-name="ce4" table:formula="of:=((COMBIN([.F61]/2;[.J61])*COMBIN([.I61];[.K61]))^2)*COMBIN([.E61]-[.F61]-[.G61];[.D61]-2*[.J61]-2*[.K61])/COMBIN([.E61];[.D6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2]" office:value-type="string" office:string-value="Ball coll OK" calcext:value-type="string">
            <text:p>Ball coll OK</text:p>
          </table:table-cell>
          <table:table-cell table:formula="of:=[.F62]/[.E6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2]" office:value-type="float" office:value="144" calcext:value-type="float">
            <text:p>144</text:p>
          </table:table-cell>
          <table:table-cell table:formula="of:=['file:///home/spal/Nextcloud/University.sync/Crypto/Info-Set-Dec/mceliece-isd.4.2/stats/ballColl.csv'#$ballColl.L62]" office:value-type="string" office:string-value="0.02" calcext:value-type="string">
            <text:p>0.02</text:p>
          </table:table-cell>
          <table:table-cell table:style-name="ce4" table:formula="of:=((COMBIN([.F62]/2;[.J62])*COMBIN([.I62];[.K62]))^2)*COMBIN([.E62]-[.F62]-[.G62];[.D62]-2*[.J62]-2*[.K62])/COMBIN([.E62];[.D6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3]" office:value-type="string" office:string-value="Ball coll OK" calcext:value-type="string">
            <text:p>Ball coll OK</text:p>
          </table:table-cell>
          <table:table-cell table:formula="of:=[.F63]/[.E6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3]" office:value-type="float" office:value="127" calcext:value-type="float">
            <text:p>127</text:p>
          </table:table-cell>
          <table:table-cell table:formula="of:=['file:///home/spal/Nextcloud/University.sync/Crypto/Info-Set-Dec/mceliece-isd.4.2/stats/ballColl.csv'#$ballColl.L63]" office:value-type="string" office:string-value="0.0286" calcext:value-type="string">
            <text:p>0.0286</text:p>
          </table:table-cell>
          <table:table-cell table:style-name="ce4" table:formula="of:=((COMBIN([.F63]/2;[.J63])*COMBIN([.I63];[.K63]))^2)*COMBIN([.E63]-[.F63]-[.G63];[.D63]-2*[.J63]-2*[.K63])/COMBIN([.E63];[.D6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4]" office:value-type="string" office:string-value="Ball coll OK" calcext:value-type="string">
            <text:p>Ball coll OK</text:p>
          </table:table-cell>
          <table:table-cell table:formula="of:=[.F64]/[.E6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4]" office:value-type="float" office:value="41" calcext:value-type="float">
            <text:p>41</text:p>
          </table:table-cell>
          <table:table-cell table:formula="of:=['file:///home/spal/Nextcloud/University.sync/Crypto/Info-Set-Dec/mceliece-isd.4.2/stats/ballColl.csv'#$ballColl.L64]" office:value-type="string" office:string-value="0.0625" calcext:value-type="string">
            <text:p>0.0625</text:p>
          </table:table-cell>
          <table:table-cell table:style-name="ce4" table:formula="of:=((COMBIN([.F64]/2;[.J64])*COMBIN([.I64];[.K64]))^2)*COMBIN([.E64]-[.F64]-[.G64];[.D64]-2*[.J64]-2*[.K64])/COMBIN([.E64];[.D6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5]" office:value-type="string" office:string-value="2022-01-02 00:48:04.177512" calcext:value-type="string">
            <text:p>2022-01-02 00:48:04.177512</text:p>
          </table:table-cell>
          <table:table-cell table:formula="of:=[.F65]/[.E6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65]" office:value-type="float" office:value="0" calcext:value-type="float">
            <text:p>0</text:p>
          </table:table-cell>
          <table:table-cell table:style-name="ce4" table:formula="of:=((COMBIN([.F65]/2;[.J65])*COMBIN([.I65];[.K65]))^2)*COMBIN([.E65]-[.F65]-[.G65];[.D65]-2*[.J65]-2*[.K65])/COMBIN([.E65];[.D6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6]" office:value-type="string" office:string-value="Ball coll OK" calcext:value-type="string">
            <text:p>Ball coll OK</text:p>
          </table:table-cell>
          <table:table-cell table:formula="of:=[.F66]/[.E6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6]" office:value-type="float" office:value="325" calcext:value-type="float">
            <text:p>325</text:p>
          </table:table-cell>
          <table:table-cell table:formula="of:=['file:///home/spal/Nextcloud/University.sync/Crypto/Info-Set-Dec/mceliece-isd.4.2/stats/ballColl.csv'#$ballColl.L66]" office:value-type="string" office:string-value="0.0091" calcext:value-type="string">
            <text:p>0.0091</text:p>
          </table:table-cell>
          <table:table-cell table:style-name="ce4" table:formula="of:=((COMBIN([.F66]/2;[.J66])*COMBIN([.I66];[.K66]))^2)*COMBIN([.E66]-[.F66]-[.G66];[.D66]-2*[.J66]-2*[.K66])/COMBIN([.E66];[.D6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7]" office:value-type="string" office:string-value="Ball coll OK" calcext:value-type="string">
            <text:p>Ball coll OK</text:p>
          </table:table-cell>
          <table:table-cell table:formula="of:=[.F67]/[.E6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7]" office:value-type="float" office:value="96" calcext:value-type="float">
            <text:p>96</text:p>
          </table:table-cell>
          <table:table-cell table:formula="of:=['file:///home/spal/Nextcloud/University.sync/Crypto/Info-Set-Dec/mceliece-isd.4.2/stats/ballColl.csv'#$ballColl.L67]" office:value-type="string" office:string-value="0.0385" calcext:value-type="string">
            <text:p>0.0385</text:p>
          </table:table-cell>
          <table:table-cell table:style-name="ce4" table:formula="of:=((COMBIN([.F67]/2;[.J67])*COMBIN([.I67];[.K67]))^2)*COMBIN([.E67]-[.F67]-[.G67];[.D67]-2*[.J67]-2*[.K67])/COMBIN([.E67];[.D6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8]" office:value-type="string" office:string-value="Ball coll OK" calcext:value-type="string">
            <text:p>Ball coll OK</text:p>
          </table:table-cell>
          <table:table-cell table:formula="of:=[.F68]/[.E6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8]" office:value-type="float" office:value="51" calcext:value-type="float">
            <text:p>51</text:p>
          </table:table-cell>
          <table:table-cell table:formula="of:=['file:///home/spal/Nextcloud/University.sync/Crypto/Info-Set-Dec/mceliece-isd.4.2/stats/ballColl.csv'#$ballColl.L68]" office:value-type="string" office:string-value="0.0769" calcext:value-type="string">
            <text:p>0.0769</text:p>
          </table:table-cell>
          <table:table-cell table:style-name="ce4" table:formula="of:=((COMBIN([.F68]/2;[.J68])*COMBIN([.I68];[.K68]))^2)*COMBIN([.E68]-[.F68]-[.G68];[.D68]-2*[.J68]-2*[.K68])/COMBIN([.E68];[.D6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69]" office:value-type="string" office:string-value="Ball coll OK" calcext:value-type="string">
            <text:p>Ball coll OK</text:p>
          </table:table-cell>
          <table:table-cell table:formula="of:=[.F69]/[.E6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6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L69]" office:value-type="string" office:string-value="0.1667" calcext:value-type="string">
            <text:p>0.1667</text:p>
          </table:table-cell>
          <table:table-cell table:style-name="ce4" table:formula="of:=((COMBIN([.F69]/2;[.J69])*COMBIN([.I69];[.K69]))^2)*COMBIN([.E69]-[.F69]-[.G69];[.D69]-2*[.J69]-2*[.K69])/COMBIN([.E69];[.D6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0]" office:value-type="string" office:string-value="Ball coll OK" calcext:value-type="string">
            <text:p>Ball coll OK</text:p>
          </table:table-cell>
          <table:table-cell table:formula="of:=[.F70]/[.E7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0]" office:value-type="float" office:value="11" calcext:value-type="float">
            <text:p>11</text:p>
          </table:table-cell>
          <table:table-cell table:formula="of:=['file:///home/spal/Nextcloud/University.sync/Crypto/Info-Set-Dec/mceliece-isd.4.2/stats/ballColl.csv'#$ballColl.L70]" office:value-type="string" office:string-value="1.0" calcext:value-type="string">
            <text:p>1.0</text:p>
          </table:table-cell>
          <table:table-cell table:style-name="ce4" table:formula="of:=((COMBIN([.F70]/2;[.J70])*COMBIN([.I70];[.K70]))^2)*COMBIN([.E70]-[.F70]-[.G70];[.D70]-2*[.J70]-2*[.K70])/COMBIN([.E70];[.D7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1]" office:value-type="string" office:string-value="Ball coll OK" calcext:value-type="string">
            <text:p>Ball coll OK</text:p>
          </table:table-cell>
          <table:table-cell table:formula="of:=[.F71]/[.E7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1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71]" office:value-type="string" office:string-value="0.0909" calcext:value-type="string">
            <text:p>0.0909</text:p>
          </table:table-cell>
          <table:table-cell table:style-name="ce4" table:formula="of:=((COMBIN([.F71]/2;[.J71])*COMBIN([.I71];[.K71]))^2)*COMBIN([.E71]-[.F71]-[.G71];[.D71]-2*[.J71]-2*[.K71])/COMBIN([.E71];[.D7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2]" office:value-type="string" office:string-value="Ball coll OK" calcext:value-type="string">
            <text:p>Ball coll OK</text:p>
          </table:table-cell>
          <table:table-cell table:formula="of:=[.F72]/[.E7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2]" office:value-type="float" office:value="172" calcext:value-type="float">
            <text:p>172</text:p>
          </table:table-cell>
          <table:table-cell table:formula="of:=['file:///home/spal/Nextcloud/University.sync/Crypto/Info-Set-Dec/mceliece-isd.4.2/stats/ballColl.csv'#$ballColl.L72]" office:value-type="string" office:string-value="0.0175" calcext:value-type="string">
            <text:p>0.0175</text:p>
          </table:table-cell>
          <table:table-cell table:style-name="ce4" table:formula="of:=((COMBIN([.F72]/2;[.J72])*COMBIN([.I72];[.K72]))^2)*COMBIN([.E72]-[.F72]-[.G72];[.D72]-2*[.J72]-2*[.K72])/COMBIN([.E72];[.D7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3]" office:value-type="string" office:string-value="Ball coll OK" calcext:value-type="string">
            <text:p>Ball coll OK</text:p>
          </table:table-cell>
          <table:table-cell table:formula="of:=[.F73]/[.E7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3]" office:value-type="float" office:value="30" calcext:value-type="float">
            <text:p>30</text:p>
          </table:table-cell>
          <table:table-cell table:formula="of:=['file:///home/spal/Nextcloud/University.sync/Crypto/Info-Set-Dec/mceliece-isd.4.2/stats/ballColl.csv'#$ballColl.L73]" office:value-type="string" office:string-value="0.1" calcext:value-type="string">
            <text:p>0.1</text:p>
          </table:table-cell>
          <table:table-cell table:style-name="ce4" table:formula="of:=((COMBIN([.F73]/2;[.J73])*COMBIN([.I73];[.K73]))^2)*COMBIN([.E73]-[.F73]-[.G73];[.D73]-2*[.J73]-2*[.K73])/COMBIN([.E73];[.D7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4]" office:value-type="string" office:string-value="Ball coll OK" calcext:value-type="string">
            <text:p>Ball coll OK</text:p>
          </table:table-cell>
          <table:table-cell table:formula="of:=[.F74]/[.E7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4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74]" office:value-type="string" office:string-value="0.1" calcext:value-type="string">
            <text:p>0.1</text:p>
          </table:table-cell>
          <table:table-cell table:style-name="ce4" table:formula="of:=((COMBIN([.F74]/2;[.J74])*COMBIN([.I74];[.K74]))^2)*COMBIN([.E74]-[.F74]-[.G74];[.D74]-2*[.J74]-2*[.K74])/COMBIN([.E74];[.D7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5]" office:value-type="string" office:string-value="Ball coll OK" calcext:value-type="string">
            <text:p>Ball coll OK</text:p>
          </table:table-cell>
          <table:table-cell table:formula="of:=[.F75]/[.E7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5]" office:value-type="float" office:value="55" calcext:value-type="float">
            <text:p>55</text:p>
          </table:table-cell>
          <table:table-cell table:formula="of:=['file:///home/spal/Nextcloud/University.sync/Crypto/Info-Set-Dec/mceliece-isd.4.2/stats/ballColl.csv'#$ballColl.L75]" office:value-type="string" office:string-value="0.0588" calcext:value-type="string">
            <text:p>0.0588</text:p>
          </table:table-cell>
          <table:table-cell table:style-name="ce4" table:formula="of:=((COMBIN([.F75]/2;[.J75])*COMBIN([.I75];[.K75]))^2)*COMBIN([.E75]-[.F75]-[.G75];[.D75]-2*[.J75]-2*[.K75])/COMBIN([.E75];[.D7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6]" office:value-type="string" office:string-value="Ball coll OK" calcext:value-type="string">
            <text:p>Ball coll OK</text:p>
          </table:table-cell>
          <table:table-cell table:formula="of:=[.F76]/[.E7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6]" office:value-type="float" office:value="33" calcext:value-type="float">
            <text:p>33</text:p>
          </table:table-cell>
          <table:table-cell table:formula="of:=['file:///home/spal/Nextcloud/University.sync/Crypto/Info-Set-Dec/mceliece-isd.4.2/stats/ballColl.csv'#$ballColl.L76]" office:value-type="string" office:string-value="0.0909" calcext:value-type="string">
            <text:p>0.0909</text:p>
          </table:table-cell>
          <table:table-cell table:style-name="ce4" table:formula="of:=((COMBIN([.F76]/2;[.J76])*COMBIN([.I76];[.K76]))^2)*COMBIN([.E76]-[.F76]-[.G76];[.D76]-2*[.J76]-2*[.K76])/COMBIN([.E76];[.D7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7]" office:value-type="string" office:string-value="Ball coll OK" calcext:value-type="string">
            <text:p>Ball coll OK</text:p>
          </table:table-cell>
          <table:table-cell table:formula="of:=[.F77]/[.E7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7]" office:value-type="float" office:value="23" calcext:value-type="float">
            <text:p>23</text:p>
          </table:table-cell>
          <table:table-cell table:formula="of:=['file:///home/spal/Nextcloud/University.sync/Crypto/Info-Set-Dec/mceliece-isd.4.2/stats/ballColl.csv'#$ballColl.L77]" office:value-type="string" office:string-value="0.1667" calcext:value-type="string">
            <text:p>0.1667</text:p>
          </table:table-cell>
          <table:table-cell table:style-name="ce4" table:formula="of:=((COMBIN([.F77]/2;[.J77])*COMBIN([.I77];[.K77]))^2)*COMBIN([.E77]-[.F77]-[.G77];[.D77]-2*[.J77]-2*[.K77])/COMBIN([.E77];[.D7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8]" office:value-type="string" office:string-value="Ball coll OK" calcext:value-type="string">
            <text:p>Ball coll OK</text:p>
          </table:table-cell>
          <table:table-cell table:formula="of:=[.F78]/[.E7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8]" office:value-type="float" office:value="223" calcext:value-type="float">
            <text:p>223</text:p>
          </table:table-cell>
          <table:table-cell table:formula="of:=['file:///home/spal/Nextcloud/University.sync/Crypto/Info-Set-Dec/mceliece-isd.4.2/stats/ballColl.csv'#$ballColl.L78]" office:value-type="string" office:string-value="0.0139" calcext:value-type="string">
            <text:p>0.0139</text:p>
          </table:table-cell>
          <table:table-cell table:style-name="ce4" table:formula="of:=((COMBIN([.F78]/2;[.J78])*COMBIN([.I78];[.K78]))^2)*COMBIN([.E78]-[.F78]-[.G78];[.D78]-2*[.J78]-2*[.K78])/COMBIN([.E78];[.D7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79]" office:value-type="string" office:string-value="Ball coll OK" calcext:value-type="string">
            <text:p>Ball coll OK</text:p>
          </table:table-cell>
          <table:table-cell table:formula="of:=[.F79]/[.E7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7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79]" office:value-type="string" office:string-value="0.0588" calcext:value-type="string">
            <text:p>0.0588</text:p>
          </table:table-cell>
          <table:table-cell table:style-name="ce4" table:formula="of:=((COMBIN([.F79]/2;[.J79])*COMBIN([.I79];[.K79]))^2)*COMBIN([.E79]-[.F79]-[.G79];[.D79]-2*[.J79]-2*[.K79])/COMBIN([.E79];[.D7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0]" office:value-type="string" office:string-value="Ball coll OK" calcext:value-type="string">
            <text:p>Ball coll OK</text:p>
          </table:table-cell>
          <table:table-cell table:formula="of:=[.F80]/[.E8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0]" office:value-type="float" office:value="146" calcext:value-type="float">
            <text:p>146</text:p>
          </table:table-cell>
          <table:table-cell table:formula="of:=['file:///home/spal/Nextcloud/University.sync/Crypto/Info-Set-Dec/mceliece-isd.4.2/stats/ballColl.csv'#$ballColl.L80]" office:value-type="string" office:string-value="0.0192" calcext:value-type="string">
            <text:p>0.0192</text:p>
          </table:table-cell>
          <table:table-cell table:style-name="ce4" table:formula="of:=((COMBIN([.F80]/2;[.J80])*COMBIN([.I80];[.K80]))^2)*COMBIN([.E80]-[.F80]-[.G80];[.D80]-2*[.J80]-2*[.K80])/COMBIN([.E80];[.D8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1]" office:value-type="string" office:string-value="Ball coll OK" calcext:value-type="string">
            <text:p>Ball coll OK</text:p>
          </table:table-cell>
          <table:table-cell table:formula="of:=[.F81]/[.E8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1]" office:value-type="float" office:value="159" calcext:value-type="float">
            <text:p>159</text:p>
          </table:table-cell>
          <table:table-cell table:formula="of:=['file:///home/spal/Nextcloud/University.sync/Crypto/Info-Set-Dec/mceliece-isd.4.2/stats/ballColl.csv'#$ballColl.L81]" office:value-type="string" office:string-value="0.0125" calcext:value-type="string">
            <text:p>0.0125</text:p>
          </table:table-cell>
          <table:table-cell table:style-name="ce4" table:formula="of:=((COMBIN([.F81]/2;[.J81])*COMBIN([.I81];[.K81]))^2)*COMBIN([.E81]-[.F81]-[.G81];[.D81]-2*[.J81]-2*[.K81])/COMBIN([.E81];[.D8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2]" office:value-type="string" office:string-value="Ball coll OK" calcext:value-type="string">
            <text:p>Ball coll OK</text:p>
          </table:table-cell>
          <table:table-cell table:formula="of:=[.F82]/[.E8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2]" office:value-type="float" office:value="18" calcext:value-type="float">
            <text:p>18</text:p>
          </table:table-cell>
          <table:table-cell table:formula="of:=['file:///home/spal/Nextcloud/University.sync/Crypto/Info-Set-Dec/mceliece-isd.4.2/stats/ballColl.csv'#$ballColl.L82]" office:value-type="string" office:string-value="0.0714" calcext:value-type="string">
            <text:p>0.0714</text:p>
          </table:table-cell>
          <table:table-cell table:style-name="ce4" table:formula="of:=((COMBIN([.F82]/2;[.J82])*COMBIN([.I82];[.K82]))^2)*COMBIN([.E82]-[.F82]-[.G82];[.D82]-2*[.J82]-2*[.K82])/COMBIN([.E82];[.D8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3]" office:value-type="string" office:string-value="Ball coll OK" calcext:value-type="string">
            <text:p>Ball coll OK</text:p>
          </table:table-cell>
          <table:table-cell table:formula="of:=[.F83]/[.E8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3]" office:value-type="float" office:value="11" calcext:value-type="float">
            <text:p>11</text:p>
          </table:table-cell>
          <table:table-cell table:formula="of:=['file:///home/spal/Nextcloud/University.sync/Crypto/Info-Set-Dec/mceliece-isd.4.2/stats/ballColl.csv'#$ballColl.L83]" office:value-type="string" office:string-value="1.0" calcext:value-type="string">
            <text:p>1.0</text:p>
          </table:table-cell>
          <table:table-cell table:style-name="ce4" table:formula="of:=((COMBIN([.F83]/2;[.J83])*COMBIN([.I83];[.K83]))^2)*COMBIN([.E83]-[.F83]-[.G83];[.D83]-2*[.J83]-2*[.K83])/COMBIN([.E83];[.D8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4]" office:value-type="string" office:string-value="Ball coll OK" calcext:value-type="string">
            <text:p>Ball coll OK</text:p>
          </table:table-cell>
          <table:table-cell table:formula="of:=[.F84]/[.E8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L84]" office:value-type="string" office:string-value="1.0" calcext:value-type="string">
            <text:p>1.0</text:p>
          </table:table-cell>
          <table:table-cell table:style-name="ce4" table:formula="of:=((COMBIN([.F84]/2;[.J84])*COMBIN([.I84];[.K84]))^2)*COMBIN([.E84]-[.F84]-[.G84];[.D84]-2*[.J84]-2*[.K84])/COMBIN([.E84];[.D8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5]" office:value-type="string" office:string-value="Ball coll OK" calcext:value-type="string">
            <text:p>Ball coll OK</text:p>
          </table:table-cell>
          <table:table-cell table:formula="of:=[.F85]/[.E8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5]" office:value-type="float" office:value="91" calcext:value-type="float">
            <text:p>91</text:p>
          </table:table-cell>
          <table:table-cell table:formula="of:=['file:///home/spal/Nextcloud/University.sync/Crypto/Info-Set-Dec/mceliece-isd.4.2/stats/ballColl.csv'#$ballColl.L85]" office:value-type="string" office:string-value="0.0357" calcext:value-type="string">
            <text:p>0.0357</text:p>
          </table:table-cell>
          <table:table-cell table:style-name="ce4" table:formula="of:=((COMBIN([.F85]/2;[.J85])*COMBIN([.I85];[.K85]))^2)*COMBIN([.E85]-[.F85]-[.G85];[.D85]-2*[.J85]-2*[.K85])/COMBIN([.E85];[.D8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6]" office:value-type="string" office:string-value="Ball coll OK" calcext:value-type="string">
            <text:p>Ball coll OK</text:p>
          </table:table-cell>
          <table:table-cell table:formula="of:=[.F86]/[.E8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6]" office:value-type="float" office:value="107" calcext:value-type="float">
            <text:p>107</text:p>
          </table:table-cell>
          <table:table-cell table:formula="of:=['file:///home/spal/Nextcloud/University.sync/Crypto/Info-Set-Dec/mceliece-isd.4.2/stats/ballColl.csv'#$ballColl.L86]" office:value-type="string" office:string-value="0.0323" calcext:value-type="string">
            <text:p>0.0323</text:p>
          </table:table-cell>
          <table:table-cell table:style-name="ce4" table:formula="of:=((COMBIN([.F86]/2;[.J86])*COMBIN([.I86];[.K86]))^2)*COMBIN([.E86]-[.F86]-[.G86];[.D86]-2*[.J86]-2*[.K86])/COMBIN([.E86];[.D8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7]" office:value-type="string" office:string-value="Ball coll OK" calcext:value-type="string">
            <text:p>Ball coll OK</text:p>
          </table:table-cell>
          <table:table-cell table:formula="of:=[.F87]/[.E8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7]" office:value-type="float" office:value="120" calcext:value-type="float">
            <text:p>120</text:p>
          </table:table-cell>
          <table:table-cell table:formula="of:=['file:///home/spal/Nextcloud/University.sync/Crypto/Info-Set-Dec/mceliece-isd.4.2/stats/ballColl.csv'#$ballColl.L87]" office:value-type="string" office:string-value="0.0294" calcext:value-type="string">
            <text:p>0.0294</text:p>
          </table:table-cell>
          <table:table-cell table:style-name="ce4" table:formula="of:=((COMBIN([.F87]/2;[.J87])*COMBIN([.I87];[.K87]))^2)*COMBIN([.E87]-[.F87]-[.G87];[.D87]-2*[.J87]-2*[.K87])/COMBIN([.E87];[.D8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8]" office:value-type="string" office:string-value="Ball coll OK" calcext:value-type="string">
            <text:p>Ball coll OK</text:p>
          </table:table-cell>
          <table:table-cell table:formula="of:=[.F88]/[.E8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8]" office:value-type="float" office:value="62" calcext:value-type="float">
            <text:p>62</text:p>
          </table:table-cell>
          <table:table-cell table:formula="of:=['file:///home/spal/Nextcloud/University.sync/Crypto/Info-Set-Dec/mceliece-isd.4.2/stats/ballColl.csv'#$ballColl.L88]" office:value-type="string" office:string-value="0.0417" calcext:value-type="string">
            <text:p>0.0417</text:p>
          </table:table-cell>
          <table:table-cell table:style-name="ce4" table:formula="of:=((COMBIN([.F88]/2;[.J88])*COMBIN([.I88];[.K88]))^2)*COMBIN([.E88]-[.F88]-[.G88];[.D88]-2*[.J88]-2*[.K88])/COMBIN([.E88];[.D8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89]" office:value-type="string" office:string-value="Ball coll OK" calcext:value-type="string">
            <text:p>Ball coll OK</text:p>
          </table:table-cell>
          <table:table-cell table:formula="of:=[.F89]/[.E8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8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9]" office:value-type="float" office:value="117" calcext:value-type="float">
            <text:p>117</text:p>
          </table:table-cell>
          <table:table-cell table:formula="of:=['file:///home/spal/Nextcloud/University.sync/Crypto/Info-Set-Dec/mceliece-isd.4.2/stats/ballColl.csv'#$ballColl.L89]" office:value-type="string" office:string-value="0.0222" calcext:value-type="string">
            <text:p>0.0222</text:p>
          </table:table-cell>
          <table:table-cell table:style-name="ce4" table:formula="of:=((COMBIN([.F89]/2;[.J89])*COMBIN([.I89];[.K89]))^2)*COMBIN([.E89]-[.F89]-[.G89];[.D89]-2*[.J89]-2*[.K89])/COMBIN([.E89];[.D8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0]" office:value-type="string" office:string-value="Ball coll OK" calcext:value-type="string">
            <text:p>Ball coll OK</text:p>
          </table:table-cell>
          <table:table-cell table:formula="of:=[.F90]/[.E9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0]" office:value-type="float" office:value="83" calcext:value-type="float">
            <text:p>83</text:p>
          </table:table-cell>
          <table:table-cell table:formula="of:=['file:///home/spal/Nextcloud/University.sync/Crypto/Info-Set-Dec/mceliece-isd.4.2/stats/ballColl.csv'#$ballColl.L90]" office:value-type="string" office:string-value="0.0417" calcext:value-type="string">
            <text:p>0.0417</text:p>
          </table:table-cell>
          <table:table-cell table:style-name="ce4" table:formula="of:=((COMBIN([.F90]/2;[.J90])*COMBIN([.I90];[.K90]))^2)*COMBIN([.E90]-[.F90]-[.G90];[.D90]-2*[.J90]-2*[.K90])/COMBIN([.E90];[.D9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1]" office:value-type="string" office:string-value="Ball coll OK" calcext:value-type="string">
            <text:p>Ball coll OK</text:p>
          </table:table-cell>
          <table:table-cell table:formula="of:=[.F91]/[.E9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1]" office:value-type="float" office:value="109" calcext:value-type="float">
            <text:p>109</text:p>
          </table:table-cell>
          <table:table-cell table:formula="of:=['file:///home/spal/Nextcloud/University.sync/Crypto/Info-Set-Dec/mceliece-isd.4.2/stats/ballColl.csv'#$ballColl.L91]" office:value-type="string" office:string-value="0.0476" calcext:value-type="string">
            <text:p>0.0476</text:p>
          </table:table-cell>
          <table:table-cell table:style-name="ce4" table:formula="of:=((COMBIN([.F91]/2;[.J91])*COMBIN([.I91];[.K91]))^2)*COMBIN([.E91]-[.F91]-[.G91];[.D91]-2*[.J91]-2*[.K91])/COMBIN([.E91];[.D9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2]" office:value-type="string" office:string-value="Ball coll OK" calcext:value-type="string">
            <text:p>Ball coll OK</text:p>
          </table:table-cell>
          <table:table-cell table:formula="of:=[.F92]/[.E9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2]" office:value-type="float" office:value="152" calcext:value-type="float">
            <text:p>152</text:p>
          </table:table-cell>
          <table:table-cell table:formula="of:=['file:///home/spal/Nextcloud/University.sync/Crypto/Info-Set-Dec/mceliece-isd.4.2/stats/ballColl.csv'#$ballColl.L92]" office:value-type="string" office:string-value="0.0227" calcext:value-type="string">
            <text:p>0.0227</text:p>
          </table:table-cell>
          <table:table-cell table:style-name="ce4" table:formula="of:=((COMBIN([.F92]/2;[.J92])*COMBIN([.I92];[.K92]))^2)*COMBIN([.E92]-[.F92]-[.G92];[.D92]-2*[.J92]-2*[.K92])/COMBIN([.E92];[.D9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3]" office:value-type="string" office:string-value="Ball coll OK" calcext:value-type="string">
            <text:p>Ball coll OK</text:p>
          </table:table-cell>
          <table:table-cell table:formula="of:=[.F93]/[.E9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3]" office:value-type="float" office:value="131" calcext:value-type="float">
            <text:p>131</text:p>
          </table:table-cell>
          <table:table-cell table:formula="of:=['file:///home/spal/Nextcloud/University.sync/Crypto/Info-Set-Dec/mceliece-isd.4.2/stats/ballColl.csv'#$ballColl.L93]" office:value-type="float" office:value="25" calcext:value-type="float">
            <text:p>25</text:p>
          </table:table-cell>
          <table:table-cell table:style-name="ce4" table:formula="of:=((COMBIN([.F93]/2;[.J93])*COMBIN([.I93];[.K93]))^2)*COMBIN([.E93]-[.F93]-[.G93];[.D93]-2*[.J93]-2*[.K93])/COMBIN([.E93];[.D9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4]" office:value-type="string" office:string-value="Ball coll OK" calcext:value-type="string">
            <text:p>Ball coll OK</text:p>
          </table:table-cell>
          <table:table-cell table:formula="of:=[.F94]/[.E9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4]" office:value-type="float" office:value="214" calcext:value-type="float">
            <text:p>214</text:p>
          </table:table-cell>
          <table:table-cell table:formula="of:=['file:///home/spal/Nextcloud/University.sync/Crypto/Info-Set-Dec/mceliece-isd.4.2/stats/ballColl.csv'#$ballColl.L94]" office:value-type="string" office:string-value="0.0154" calcext:value-type="string">
            <text:p>0.0154</text:p>
          </table:table-cell>
          <table:table-cell table:style-name="ce4" table:formula="of:=((COMBIN([.F94]/2;[.J94])*COMBIN([.I94];[.K94]))^2)*COMBIN([.E94]-[.F94]-[.G94];[.D94]-2*[.J94]-2*[.K94])/COMBIN([.E94];[.D9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5]" office:value-type="string" office:string-value="Ball coll OK" calcext:value-type="string">
            <text:p>Ball coll OK</text:p>
          </table:table-cell>
          <table:table-cell table:formula="of:=[.F95]/[.E9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5]" office:value-type="float" office:value="133" calcext:value-type="float">
            <text:p>133</text:p>
          </table:table-cell>
          <table:table-cell table:formula="of:=['file:///home/spal/Nextcloud/University.sync/Crypto/Info-Set-Dec/mceliece-isd.4.2/stats/ballColl.csv'#$ballColl.L95]" office:value-type="string" office:string-value="0.0233" calcext:value-type="string">
            <text:p>0.0233</text:p>
          </table:table-cell>
          <table:table-cell table:style-name="ce4" table:formula="of:=((COMBIN([.F95]/2;[.J95])*COMBIN([.I95];[.K95]))^2)*COMBIN([.E95]-[.F95]-[.G95];[.D95]-2*[.J95]-2*[.K95])/COMBIN([.E95];[.D9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6]" office:value-type="string" office:string-value="Ball coll OK" calcext:value-type="string">
            <text:p>Ball coll OK</text:p>
          </table:table-cell>
          <table:table-cell table:formula="of:=[.F96]/[.E9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6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96]" office:value-type="string" office:string-value="0.1111" calcext:value-type="string">
            <text:p>0.1111</text:p>
          </table:table-cell>
          <table:table-cell table:style-name="ce4" table:formula="of:=((COMBIN([.F96]/2;[.J96])*COMBIN([.I96];[.K96]))^2)*COMBIN([.E96]-[.F96]-[.G96];[.D96]-2*[.J96]-2*[.K96])/COMBIN([.E96];[.D9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7]" office:value-type="string" office:string-value="Ball coll OK" calcext:value-type="string">
            <text:p>Ball coll OK</text:p>
          </table:table-cell>
          <table:table-cell table:formula="of:=[.F97]/[.E9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7]" office:value-type="float" office:value="143" calcext:value-type="float">
            <text:p>143</text:p>
          </table:table-cell>
          <table:table-cell table:formula="of:=['file:///home/spal/Nextcloud/University.sync/Crypto/Info-Set-Dec/mceliece-isd.4.2/stats/ballColl.csv'#$ballColl.L97]" office:value-type="string" office:string-value="0.0244" calcext:value-type="string">
            <text:p>0.0244</text:p>
          </table:table-cell>
          <table:table-cell table:style-name="ce4" table:formula="of:=((COMBIN([.F97]/2;[.J97])*COMBIN([.I97];[.K97]))^2)*COMBIN([.E97]-[.F97]-[.G97];[.D97]-2*[.J97]-2*[.K97])/COMBIN([.E97];[.D9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8]" office:value-type="string" office:string-value="Ball coll OK" calcext:value-type="string">
            <text:p>Ball coll OK</text:p>
          </table:table-cell>
          <table:table-cell table:formula="of:=[.F98]/[.E9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8]" office:value-type="float" office:value="138" calcext:value-type="float">
            <text:p>138</text:p>
          </table:table-cell>
          <table:table-cell table:formula="of:=['file:///home/spal/Nextcloud/University.sync/Crypto/Info-Set-Dec/mceliece-isd.4.2/stats/ballColl.csv'#$ballColl.L98]" office:value-type="string" office:string-value="0.0208" calcext:value-type="string">
            <text:p>0.0208</text:p>
          </table:table-cell>
          <table:table-cell table:style-name="ce4" table:formula="of:=((COMBIN([.F98]/2;[.J98])*COMBIN([.I98];[.K98]))^2)*COMBIN([.E98]-[.F98]-[.G98];[.D98]-2*[.J98]-2*[.K98])/COMBIN([.E98];[.D9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99]" office:value-type="string" office:string-value="Ball coll OK" calcext:value-type="string">
            <text:p>Ball coll OK</text:p>
          </table:table-cell>
          <table:table-cell table:formula="of:=[.F99]/[.E9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9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9]" office:value-type="float" office:value="21" calcext:value-type="float">
            <text:p>21</text:p>
          </table:table-cell>
          <table:table-cell table:formula="of:=['file:///home/spal/Nextcloud/University.sync/Crypto/Info-Set-Dec/mceliece-isd.4.2/stats/ballColl.csv'#$ballColl.L99]" office:value-type="string" office:string-value="0.3333" calcext:value-type="string">
            <text:p>0.3333</text:p>
          </table:table-cell>
          <table:table-cell table:style-name="ce4" table:formula="of:=((COMBIN([.F99]/2;[.J99])*COMBIN([.I99];[.K99]))^2)*COMBIN([.E99]-[.F99]-[.G99];[.D99]-2*[.J99]-2*[.K99])/COMBIN([.E99];[.D9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0]" office:value-type="string" office:string-value="Ball coll OK" calcext:value-type="string">
            <text:p>Ball coll OK</text:p>
          </table:table-cell>
          <table:table-cell table:formula="of:=[.F100]/[.E10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0]" office:value-type="float" office:value="72" calcext:value-type="float">
            <text:p>72</text:p>
          </table:table-cell>
          <table:table-cell table:formula="of:=['file:///home/spal/Nextcloud/University.sync/Crypto/Info-Set-Dec/mceliece-isd.4.2/stats/ballColl.csv'#$ballColl.L100]" office:value-type="float" office:value="25" calcext:value-type="float">
            <text:p>25</text:p>
          </table:table-cell>
          <table:table-cell table:style-name="ce4" table:formula="of:=((COMBIN([.F100]/2;[.J100])*COMBIN([.I100];[.K100]))^2)*COMBIN([.E100]-[.F100]-[.G100];[.D100]-2*[.J100]-2*[.K100])/COMBIN([.E100];[.D10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1]" office:value-type="string" office:string-value="Ball coll OK" calcext:value-type="string">
            <text:p>Ball coll OK</text:p>
          </table:table-cell>
          <table:table-cell table:formula="of:=[.F101]/[.E10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1]" office:value-type="float" office:value="25" calcext:value-type="float">
            <text:p>25</text:p>
          </table:table-cell>
          <table:table-cell table:formula="of:=['file:///home/spal/Nextcloud/University.sync/Crypto/Info-Set-Dec/mceliece-isd.4.2/stats/ballColl.csv'#$ballColl.L101]" office:value-type="string" office:string-value="0.0833" calcext:value-type="string">
            <text:p>0.0833</text:p>
          </table:table-cell>
          <table:table-cell table:style-name="ce4" table:formula="of:=((COMBIN([.F101]/2;[.J101])*COMBIN([.I101];[.K101]))^2)*COMBIN([.E101]-[.F101]-[.G101];[.D101]-2*[.J101]-2*[.K101])/COMBIN([.E101];[.D10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2]" office:value-type="string" office:string-value="Ball coll OK" calcext:value-type="string">
            <text:p>Ball coll OK</text:p>
          </table:table-cell>
          <table:table-cell table:formula="of:=[.F102]/[.E10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2]" office:value-type="float" office:value="79" calcext:value-type="float">
            <text:p>79</text:p>
          </table:table-cell>
          <table:table-cell table:formula="of:=['file:///home/spal/Nextcloud/University.sync/Crypto/Info-Set-Dec/mceliece-isd.4.2/stats/ballColl.csv'#$ballColl.L102]" office:value-type="string" office:string-value="0.0312" calcext:value-type="string">
            <text:p>0.0312</text:p>
          </table:table-cell>
          <table:table-cell table:style-name="ce4" table:formula="of:=((COMBIN([.F102]/2;[.J102])*COMBIN([.I102];[.K102]))^2)*COMBIN([.E102]-[.F102]-[.G102];[.D102]-2*[.J102]-2*[.K102])/COMBIN([.E102];[.D10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3]" office:value-type="string" office:string-value="Ball coll OK" calcext:value-type="string">
            <text:p>Ball coll OK</text:p>
          </table:table-cell>
          <table:table-cell table:formula="of:=[.F103]/[.E10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3]" office:value-type="float" office:value="11" calcext:value-type="float">
            <text:p>11</text:p>
          </table:table-cell>
          <table:table-cell table:formula="of:=['file:///home/spal/Nextcloud/University.sync/Crypto/Info-Set-Dec/mceliece-isd.4.2/stats/ballColl.csv'#$ballColl.L103]" office:value-type="string" office:string-value="1.0" calcext:value-type="string">
            <text:p>1.0</text:p>
          </table:table-cell>
          <table:table-cell table:style-name="ce4" table:formula="of:=((COMBIN([.F103]/2;[.J103])*COMBIN([.I103];[.K103]))^2)*COMBIN([.E103]-[.F103]-[.G103];[.D103]-2*[.J103]-2*[.K103])/COMBIN([.E103];[.D10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4]" office:value-type="string" office:string-value="Ball coll OK" calcext:value-type="string">
            <text:p>Ball coll OK</text:p>
          </table:table-cell>
          <table:table-cell table:formula="of:=[.F104]/[.E10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4]" office:value-type="float" office:value="125" calcext:value-type="float">
            <text:p>125</text:p>
          </table:table-cell>
          <table:table-cell table:formula="of:=['file:///home/spal/Nextcloud/University.sync/Crypto/Info-Set-Dec/mceliece-isd.4.2/stats/ballColl.csv'#$ballColl.L104]" office:value-type="string" office:string-value="0.0244" calcext:value-type="string">
            <text:p>0.0244</text:p>
          </table:table-cell>
          <table:table-cell table:style-name="ce4" table:formula="of:=((COMBIN([.F104]/2;[.J104])*COMBIN([.I104];[.K104]))^2)*COMBIN([.E104]-[.F104]-[.G104];[.D104]-2*[.J104]-2*[.K104])/COMBIN([.E104];[.D10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5]" office:value-type="string" office:string-value="Ball coll OK" calcext:value-type="string">
            <text:p>Ball coll OK</text:p>
          </table:table-cell>
          <table:table-cell table:formula="of:=[.F105]/[.E10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5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105]" office:value-type="string" office:string-value="0.1667" calcext:value-type="string">
            <text:p>0.1667</text:p>
          </table:table-cell>
          <table:table-cell table:style-name="ce4" table:formula="of:=((COMBIN([.F105]/2;[.J105])*COMBIN([.I105];[.K105]))^2)*COMBIN([.E105]-[.F105]-[.G105];[.D105]-2*[.J105]-2*[.K105])/COMBIN([.E105];[.D10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6]" office:value-type="string" office:string-value="Ball coll OK" calcext:value-type="string">
            <text:p>Ball coll OK</text:p>
          </table:table-cell>
          <table:table-cell table:formula="of:=[.F106]/[.E106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6]" office:value-type="float" office:value="122" calcext:value-type="float">
            <text:p>122</text:p>
          </table:table-cell>
          <table:table-cell table:formula="of:=['file:///home/spal/Nextcloud/University.sync/Crypto/Info-Set-Dec/mceliece-isd.4.2/stats/ballColl.csv'#$ballColl.L106]" office:value-type="string" office:string-value="0.0196" calcext:value-type="string">
            <text:p>0.0196</text:p>
          </table:table-cell>
          <table:table-cell table:style-name="ce4" table:formula="of:=((COMBIN([.F106]/2;[.J106])*COMBIN([.I106];[.K106]))^2)*COMBIN([.E106]-[.F106]-[.G106];[.D106]-2*[.J106]-2*[.K106])/COMBIN([.E106];[.D106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7]" office:value-type="string" office:string-value="Ball coll OK" calcext:value-type="string">
            <text:p>Ball coll OK</text:p>
          </table:table-cell>
          <table:table-cell table:formula="of:=[.F107]/[.E107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7]" office:value-type="float" office:value="46" calcext:value-type="float">
            <text:p>46</text:p>
          </table:table-cell>
          <table:table-cell table:formula="of:=['file:///home/spal/Nextcloud/University.sync/Crypto/Info-Set-Dec/mceliece-isd.4.2/stats/ballColl.csv'#$ballColl.L107]" office:value-type="string" office:string-value="0.0769" calcext:value-type="string">
            <text:p>0.0769</text:p>
          </table:table-cell>
          <table:table-cell table:style-name="ce4" table:formula="of:=((COMBIN([.F107]/2;[.J107])*COMBIN([.I107];[.K107]))^2)*COMBIN([.E107]-[.F107]-[.G107];[.D107]-2*[.J107]-2*[.K107])/COMBIN([.E107];[.D107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8]" office:value-type="string" office:string-value="Ball coll OK" calcext:value-type="string">
            <text:p>Ball coll OK</text:p>
          </table:table-cell>
          <table:table-cell table:formula="of:=[.F108]/[.E108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8]" office:value-type="float" office:value="19" calcext:value-type="float">
            <text:p>19</text:p>
          </table:table-cell>
          <table:table-cell table:formula="of:=['file:///home/spal/Nextcloud/University.sync/Crypto/Info-Set-Dec/mceliece-isd.4.2/stats/ballColl.csv'#$ballColl.L108]" office:value-type="string" office:string-value="0.1667" calcext:value-type="string">
            <text:p>0.1667</text:p>
          </table:table-cell>
          <table:table-cell table:style-name="ce4" table:formula="of:=((COMBIN([.F108]/2;[.J108])*COMBIN([.I108];[.K108]))^2)*COMBIN([.E108]-[.F108]-[.G108];[.D108]-2*[.J108]-2*[.K108])/COMBIN([.E108];[.D108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09]" office:value-type="string" office:string-value="Ball coll OK" calcext:value-type="string">
            <text:p>Ball coll OK</text:p>
          </table:table-cell>
          <table:table-cell table:formula="of:=[.F109]/[.E109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0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9]" office:value-type="float" office:value="269" calcext:value-type="float">
            <text:p>269</text:p>
          </table:table-cell>
          <table:table-cell table:formula="of:=['file:///home/spal/Nextcloud/University.sync/Crypto/Info-Set-Dec/mceliece-isd.4.2/stats/ballColl.csv'#$ballColl.L109]" office:value-type="string" office:string-value="0.0115" calcext:value-type="string">
            <text:p>0.0115</text:p>
          </table:table-cell>
          <table:table-cell table:style-name="ce4" table:formula="of:=((COMBIN([.F109]/2;[.J109])*COMBIN([.I109];[.K109]))^2)*COMBIN([.E109]-[.F109]-[.G109];[.D109]-2*[.J109]-2*[.K109])/COMBIN([.E109];[.D109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0]" office:value-type="string" office:string-value="Ball coll OK" calcext:value-type="string">
            <text:p>Ball coll OK</text:p>
          </table:table-cell>
          <table:table-cell table:formula="of:=[.F110]/[.E110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1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0]" office:value-type="float" office:value="39" calcext:value-type="float">
            <text:p>39</text:p>
          </table:table-cell>
          <table:table-cell table:formula="of:=['file:///home/spal/Nextcloud/University.sync/Crypto/Info-Set-Dec/mceliece-isd.4.2/stats/ballColl.csv'#$ballColl.L110]" office:value-type="string" office:string-value="0.0667" calcext:value-type="string">
            <text:p>0.0667</text:p>
          </table:table-cell>
          <table:table-cell table:style-name="ce4" table:formula="of:=((COMBIN([.F110]/2;[.J110])*COMBIN([.I110];[.K110]))^2)*COMBIN([.E110]-[.F110]-[.G110];[.D110]-2*[.J110]-2*[.K110])/COMBIN([.E110];[.D110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1]" office:value-type="string" office:string-value="Ball coll OK" calcext:value-type="string">
            <text:p>Ball coll OK</text:p>
          </table:table-cell>
          <table:table-cell table:formula="of:=[.F111]/[.E111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1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1]" office:value-type="float" office:value="191" calcext:value-type="float">
            <text:p>191</text:p>
          </table:table-cell>
          <table:table-cell table:formula="of:=['file:///home/spal/Nextcloud/University.sync/Crypto/Info-Set-Dec/mceliece-isd.4.2/stats/ballColl.csv'#$ballColl.L111]" office:value-type="string" office:string-value="0.0116" calcext:value-type="string">
            <text:p>0.0116</text:p>
          </table:table-cell>
          <table:table-cell table:style-name="ce4" table:formula="of:=((COMBIN([.F111]/2;[.J111])*COMBIN([.I111];[.K111]))^2)*COMBIN([.E111]-[.F111]-[.G111];[.D111]-2*[.J111]-2*[.K111])/COMBIN([.E111];[.D111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2]" office:value-type="string" office:string-value="Ball coll OK" calcext:value-type="string">
            <text:p>Ball coll OK</text:p>
          </table:table-cell>
          <table:table-cell table:formula="of:=[.F112]/[.E112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1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2]" office:value-type="float" office:value="35" calcext:value-type="float">
            <text:p>35</text:p>
          </table:table-cell>
          <table:table-cell table:formula="of:=['file:///home/spal/Nextcloud/University.sync/Crypto/Info-Set-Dec/mceliece-isd.4.2/stats/ballColl.csv'#$ballColl.L112]" office:value-type="string" office:string-value="0.0909" calcext:value-type="string">
            <text:p>0.0909</text:p>
          </table:table-cell>
          <table:table-cell table:style-name="ce4" table:formula="of:=((COMBIN([.F112]/2;[.J112])*COMBIN([.I112];[.K112]))^2)*COMBIN([.E112]-[.F112]-[.G112];[.D112]-2*[.J112]-2*[.K112])/COMBIN([.E112];[.D112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3]" office:value-type="string" office:string-value="Ball coll OK" calcext:value-type="string">
            <text:p>Ball coll OK</text:p>
          </table:table-cell>
          <table:table-cell table:formula="of:=[.F113]/[.E113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1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3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L113]" office:value-type="float" office:value="27" calcext:value-type="float">
            <text:p>27</text:p>
          </table:table-cell>
          <table:table-cell table:style-name="ce4" table:formula="of:=((COMBIN([.F113]/2;[.J113])*COMBIN([.I113];[.K113]))^2)*COMBIN([.E113]-[.F113]-[.G113];[.D113]-2*[.J113]-2*[.K113])/COMBIN([.E113];[.D113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4]" office:value-type="string" office:string-value="Ball coll OK" calcext:value-type="string">
            <text:p>Ball coll OK</text:p>
          </table:table-cell>
          <table:table-cell table:formula="of:=[.F114]/[.E114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1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4]" office:value-type="float" office:value="368" calcext:value-type="float">
            <text:p>368</text:p>
          </table:table-cell>
          <table:table-cell table:formula="of:=['file:///home/spal/Nextcloud/University.sync/Crypto/Info-Set-Dec/mceliece-isd.4.2/stats/ballColl.csv'#$ballColl.L114]" office:value-type="string" office:string-value="0.0086" calcext:value-type="string">
            <text:p>0.0086</text:p>
          </table:table-cell>
          <table:table-cell table:style-name="ce4" table:formula="of:=((COMBIN([.F114]/2;[.J114])*COMBIN([.I114];[.K114]))^2)*COMBIN([.E114]-[.F114]-[.G114];[.D114]-2*[.J114]-2*[.K114])/COMBIN([.E114];[.D114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5]" office:value-type="string" office:string-value="Ball coll OK" calcext:value-type="string">
            <text:p>Ball coll OK</text:p>
          </table:table-cell>
          <table:table-cell table:formula="of:=[.F115]/[.E115]" office:value-type="float" office:value="0.375" calcext:value-type="float">
            <text:p>0,375</text:p>
          </table:table-cell>
          <table:table-cell table:formula="of:=['file:///home/spal/Nextcloud/University.sync/Crypto/Info-Set-Dec/mceliece-isd.4.2/stats/ballColl.csv'#$ballColl.B11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115]" office:value-type="string" office:string-value="0.0556" calcext:value-type="string">
            <text:p>0.0556</text:p>
          </table:table-cell>
          <table:table-cell table:style-name="ce4" table:formula="of:=((COMBIN([.F115]/2;[.J115])*COMBIN([.I115];[.K115]))^2)*COMBIN([.E115]-[.F115]-[.G115];[.D115]-2*[.J115]-2*[.K115])/COMBIN([.E115];[.D115])" office:value-type="float" office:value="0.13615127919911" calcext:value-type="float">
            <text:p>0,1361512791991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16]" office:value-type="string" office:string-value="Ball coll OK" calcext:value-type="string">
            <text:p>Ball coll OK</text:p>
          </table:table-cell>
          <table:table-cell table:formula="of:=[.F116]/[.E116]" office:value-type="float" office:value="0.65625" calcext:value-type="float">
            <text:p>0,65625</text:p>
          </table:table-cell>
          <table:table-cell table:formula="of:=['file:///home/spal/Nextcloud/University.sync/Crypto/Info-Set-Dec/mceliece-isd.4.2/stats/ballColl.csv'#$ballColl.B11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16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D11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16]" office:value-type="float" office:value="42" calcext:value-type="float">
            <text:p>42</text:p>
          </table:table-cell>
          <table:table-cell table:formula="of:=['file:///home/spal/Nextcloud/University.sync/Crypto/Info-Set-Dec/mceliece-isd.4.2/stats/ballColl.csv'#$ballColl.F11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6]" office:value-type="float" office:value="21" calcext:value-type="float">
            <text:p>21</text:p>
          </table:table-cell>
          <table:table-cell table:formula="of:=['file:///home/spal/Nextcloud/University.sync/Crypto/Info-Set-Dec/mceliece-isd.4.2/stats/ballColl.csv'#$ballColl.H1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6]" office:value-type="float" office:value="52432" calcext:value-type="float">
            <text:p>52432</text:p>
          </table:table-cell>
          <table:table-cell table:formula="of:=['file:///home/spal/Nextcloud/University.sync/Crypto/Info-Set-Dec/mceliece-isd.4.2/stats/ballColl.csv'#$ballColl.L116]" office:value-type="string" office:string-value="0.0" calcext:value-type="string">
            <text:p>0.0</text:p>
          </table:table-cell>
          <table:table-cell table:style-name="ce4" table:formula="of:=((COMBIN([.F116]/2;[.J116])*COMBIN([.I116];[.K116]))^2)*COMBIN([.E116]-[.F116]-[.G116];[.D116]-2*[.J116]-2*[.K116])/COMBIN([.E116];[.D116])" office:value-type="float" office:value="0.00825469146818375" calcext:value-type="float">
            <text:p>0,008254691468184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7]" office:value-type="string" office:string-value="2022-01-02 19:04:20.732316" calcext:value-type="string">
            <text:p>2022-01-02 19:04:20.732316</text:p>
          </table:table-cell>
          <table:table-cell table:formula="of:=[.F117]/[.E11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7]" office:value-type="float" office:value="0" calcext:value-type="float">
            <text:p>0</text:p>
          </table:table-cell>
          <table:table-cell table:style-name="ce4" table:formula="of:=((COMBIN([.F117]/2;[.J117])*COMBIN([.I117];[.K117]))^2)*COMBIN([.E117]-[.F117]-[.G117];[.D117]-2*[.J117]-2*[.K117])/COMBIN([.E117];[.D11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8]" office:value-type="string" office:string-value="2022-01-02 19:06:42.632582" calcext:value-type="string">
            <text:p>2022-01-02 19:06:42.632582</text:p>
          </table:table-cell>
          <table:table-cell table:formula="of:=[.F118]/[.E11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8]" office:value-type="float" office:value="0" calcext:value-type="float">
            <text:p>0</text:p>
          </table:table-cell>
          <table:table-cell table:style-name="ce4" table:formula="of:=((COMBIN([.F118]/2;[.J118])*COMBIN([.I118];[.K118]))^2)*COMBIN([.E118]-[.F118]-[.G118];[.D118]-2*[.J118]-2*[.K118])/COMBIN([.E118];[.D11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19]" office:value-type="string" office:string-value="2022-01-02 19:07:14.835501" calcext:value-type="string">
            <text:p>2022-01-02 19:07:14.835501</text:p>
          </table:table-cell>
          <table:table-cell table:formula="of:=[.F119]/[.E11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9]" office:value-type="float" office:value="0" calcext:value-type="float">
            <text:p>0</text:p>
          </table:table-cell>
          <table:table-cell table:style-name="ce4" table:formula="of:=((COMBIN([.F119]/2;[.J119])*COMBIN([.I119];[.K119]))^2)*COMBIN([.E119]-[.F119]-[.G119];[.D119]-2*[.J119]-2*[.K119])/COMBIN([.E119];[.D11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0]" office:value-type="string" office:string-value="Ball coll OK" calcext:value-type="string">
            <text:p>Ball coll OK</text:p>
          </table:table-cell>
          <table:table-cell table:formula="of:=[.F120]/[.E120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0]" office:value-type="float" office:value="4870" calcext:value-type="float">
            <text:p>4870</text:p>
          </table:table-cell>
          <table:table-cell table:formula="of:=['file:///home/spal/Nextcloud/University.sync/Crypto/Info-Set-Dec/mceliece-isd.4.2/stats/ballColl.csv'#$ballColl.L120]" office:value-type="string" office:string-value="0.0323" calcext:value-type="string">
            <text:p>0.0323</text:p>
          </table:table-cell>
          <table:table-cell table:style-name="ce4" table:formula="of:=((COMBIN([.F120]/2;[.J120])*COMBIN([.I120];[.K120]))^2)*COMBIN([.E120]-[.F120]-[.G120];[.D120]-2*[.J120]-2*[.K120])/COMBIN([.E120];[.D120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1]" office:value-type="string" office:string-value="Ball coll OK" calcext:value-type="string">
            <text:p>Ball coll OK</text:p>
          </table:table-cell>
          <table:table-cell table:formula="of:=[.F121]/[.E121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1]" office:value-type="float" office:value="8630" calcext:value-type="float">
            <text:p>8630</text:p>
          </table:table-cell>
          <table:table-cell table:formula="of:=['file:///home/spal/Nextcloud/University.sync/Crypto/Info-Set-Dec/mceliece-isd.4.2/stats/ballColl.csv'#$ballColl.L121]" office:value-type="string" office:string-value="0.0189" calcext:value-type="string">
            <text:p>0.0189</text:p>
          </table:table-cell>
          <table:table-cell table:style-name="ce4" table:formula="of:=((COMBIN([.F121]/2;[.J121])*COMBIN([.I121];[.K121]))^2)*COMBIN([.E121]-[.F121]-[.G121];[.D121]-2*[.J121]-2*[.K121])/COMBIN([.E121];[.D121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2]" office:value-type="string" office:string-value="Ball coll OK" calcext:value-type="string">
            <text:p>Ball coll OK</text:p>
          </table:table-cell>
          <table:table-cell table:formula="of:=[.F122]/[.E122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2]" office:value-type="float" office:value="6495" calcext:value-type="float">
            <text:p>6495</text:p>
          </table:table-cell>
          <table:table-cell table:formula="of:=['file:///home/spal/Nextcloud/University.sync/Crypto/Info-Set-Dec/mceliece-isd.4.2/stats/ballColl.csv'#$ballColl.L122]" office:value-type="string" office:string-value="0.0217" calcext:value-type="string">
            <text:p>0.0217</text:p>
          </table:table-cell>
          <table:table-cell table:style-name="ce4" table:formula="of:=((COMBIN([.F122]/2;[.J122])*COMBIN([.I122];[.K122]))^2)*COMBIN([.E122]-[.F122]-[.G122];[.D122]-2*[.J122]-2*[.K122])/COMBIN([.E122];[.D122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3]" office:value-type="string" office:string-value="Ball coll OK" calcext:value-type="string">
            <text:p>Ball coll OK</text:p>
          </table:table-cell>
          <table:table-cell table:formula="of:=[.F123]/[.E123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3]" office:value-type="float" office:value="16440" calcext:value-type="float">
            <text:p>16440</text:p>
          </table:table-cell>
          <table:table-cell table:formula="of:=['file:///home/spal/Nextcloud/University.sync/Crypto/Info-Set-Dec/mceliece-isd.4.2/stats/ballColl.csv'#$ballColl.L123]" office:value-type="string" office:string-value="0.0169" calcext:value-type="string">
            <text:p>0.0169</text:p>
          </table:table-cell>
          <table:table-cell table:style-name="ce4" table:formula="of:=((COMBIN([.F123]/2;[.J123])*COMBIN([.I123];[.K123]))^2)*COMBIN([.E123]-[.F123]-[.G123];[.D123]-2*[.J123]-2*[.K123])/COMBIN([.E123];[.D123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4]" office:value-type="string" office:string-value="Ball coll OK" calcext:value-type="string">
            <text:p>Ball coll OK</text:p>
          </table:table-cell>
          <table:table-cell table:formula="of:=[.F124]/[.E124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G12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I1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24]" office:value-type="float" office:value="42070" calcext:value-type="float">
            <text:p>42070</text:p>
          </table:table-cell>
          <table:table-cell table:formula="of:=['file:///home/spal/Nextcloud/University.sync/Crypto/Info-Set-Dec/mceliece-isd.4.2/stats/ballColl.csv'#$ballColl.L124]" office:value-type="string" office:string-value="0.0043" calcext:value-type="string">
            <text:p>0.0043</text:p>
          </table:table-cell>
          <table:table-cell table:style-name="ce4" table:formula="of:=((COMBIN([.F124]/2;[.J124])*COMBIN([.I124];[.K124]))^2)*COMBIN([.E124]-[.F124]-[.G124];[.D124]-2*[.J124]-2*[.K124])/COMBIN([.E124];[.D124])" office:value-type="float" office:value="0.00769322814872289" calcext:value-type="float">
            <text:p>0,007693228148723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5]" office:value-type="string" office:string-value="Ball coll OK" calcext:value-type="string">
            <text:p>Ball coll OK</text:p>
          </table:table-cell>
          <table:table-cell table:formula="of:=[.F125]/[.E125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5]" office:value-type="float" office:value="7011" calcext:value-type="float">
            <text:p>7011</text:p>
          </table:table-cell>
          <table:table-cell table:formula="of:=['file:///home/spal/Nextcloud/University.sync/Crypto/Info-Set-Dec/mceliece-isd.4.2/stats/ballColl.csv'#$ballColl.L125]" office:value-type="string" office:string-value="0.0227" calcext:value-type="string">
            <text:p>0.0227</text:p>
          </table:table-cell>
          <table:table-cell table:style-name="ce4" table:formula="of:=((COMBIN([.F125]/2;[.J125])*COMBIN([.I125];[.K125]))^2)*COMBIN([.E125]-[.F125]-[.G125];[.D125]-2*[.J125]-2*[.K125])/COMBIN([.E125];[.D125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6]" office:value-type="string" office:string-value="Ball coll OK" calcext:value-type="string">
            <text:p>Ball coll OK</text:p>
          </table:table-cell>
          <table:table-cell table:formula="of:=[.F126]/[.E126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6]" office:value-type="float" office:value="2489" calcext:value-type="float">
            <text:p>2489</text:p>
          </table:table-cell>
          <table:table-cell table:formula="of:=['file:///home/spal/Nextcloud/University.sync/Crypto/Info-Set-Dec/mceliece-isd.4.2/stats/ballColl.csv'#$ballColl.L126]" office:value-type="string" office:string-value="0.0769" calcext:value-type="string">
            <text:p>0.0769</text:p>
          </table:table-cell>
          <table:table-cell table:style-name="ce4" table:formula="of:=((COMBIN([.F126]/2;[.J126])*COMBIN([.I126];[.K126]))^2)*COMBIN([.E126]-[.F126]-[.G126];[.D126]-2*[.J126]-2*[.K126])/COMBIN([.E126];[.D126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7]" office:value-type="string" office:string-value="Ball coll OK" calcext:value-type="string">
            <text:p>Ball coll OK</text:p>
          </table:table-cell>
          <table:table-cell table:formula="of:=[.F127]/[.E127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7]" office:value-type="float" office:value="6529" calcext:value-type="float">
            <text:p>6529</text:p>
          </table:table-cell>
          <table:table-cell table:formula="of:=['file:///home/spal/Nextcloud/University.sync/Crypto/Info-Set-Dec/mceliece-isd.4.2/stats/ballColl.csv'#$ballColl.L127]" office:value-type="float" office:value="27" calcext:value-type="float">
            <text:p>27</text:p>
          </table:table-cell>
          <table:table-cell table:style-name="ce4" table:formula="of:=((COMBIN([.F127]/2;[.J127])*COMBIN([.I127];[.K127]))^2)*COMBIN([.E127]-[.F127]-[.G127];[.D127]-2*[.J127]-2*[.K127])/COMBIN([.E127];[.D127])" office:value-type="float" office:value="0.105094991674518" calcext:value-type="float">
            <text:p>0,105094991674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28]" office:value-type="string" office:string-value="Ball coll OK" calcext:value-type="string">
            <text:p>Ball coll OK</text:p>
          </table:table-cell>
          <table:table-cell table:formula="of:=[.F128]/[.E128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2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G12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I1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28]" office:value-type="float" office:value="54085" calcext:value-type="float">
            <text:p>54085</text:p>
          </table:table-cell>
          <table:table-cell table:formula="of:=['file:///home/spal/Nextcloud/University.sync/Crypto/Info-Set-Dec/mceliece-isd.4.2/stats/ballColl.csv'#$ballColl.L128]" office:value-type="string" office:string-value="0.0038" calcext:value-type="string">
            <text:p>0.0038</text:p>
          </table:table-cell>
          <table:table-cell table:style-name="ce4" table:formula="of:=((COMBIN([.F128]/2;[.J128])*COMBIN([.I128];[.K128]))^2)*COMBIN([.E128]-[.F128]-[.G128];[.D128]-2*[.J128]-2*[.K128])/COMBIN([.E128];[.D128])" office:value-type="float" office:value="0.0199088584979412" calcext:value-type="float">
            <text:p>0,01990885849794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29]" office:value-type="string" office:string-value="2022-01-03 11:49:19.842535" calcext:value-type="string">
            <text:p>2022-01-03 11:49:19.842535</text:p>
          </table:table-cell>
          <table:table-cell table:formula="of:=[.F129]/[.E12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29]" office:value-type="float" office:value="0" calcext:value-type="float">
            <text:p>0</text:p>
          </table:table-cell>
          <table:table-cell table:style-name="ce4" table:formula="of:=((COMBIN([.F129]/2;[.J129])*COMBIN([.I129];[.K129]))^2)*COMBIN([.E129]-[.F129]-[.G129];[.D129]-2*[.J129]-2*[.K129])/COMBIN([.E129];[.D12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30]" office:value-type="string" office:string-value="2022-01-03 12:53:26.612155" calcext:value-type="string">
            <text:p>2022-01-03 12:53:26.612155</text:p>
          </table:table-cell>
          <table:table-cell table:formula="of:=[.F130]/[.E13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0]" office:value-type="float" office:value="0" calcext:value-type="float">
            <text:p>0</text:p>
          </table:table-cell>
          <table:table-cell table:style-name="ce4" table:formula="of:=((COMBIN([.F130]/2;[.J130])*COMBIN([.I130];[.K130]))^2)*COMBIN([.E130]-[.F130]-[.G130];[.D130]-2*[.J130]-2*[.K130])/COMBIN([.E130];[.D13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1]" office:value-type="string" office:string-value="Ball coll OK" calcext:value-type="string">
            <text:p>Ball coll OK</text:p>
          </table:table-cell>
          <table:table-cell table:formula="of:=[.F131]/[.E131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1]" office:value-type="float" office:value="1663" calcext:value-type="float">
            <text:p>1663</text:p>
          </table:table-cell>
          <table:table-cell table:formula="of:=['file:///home/spal/Nextcloud/University.sync/Crypto/Info-Set-Dec/mceliece-isd.4.2/stats/ballColl.csv'#$ballColl.L131]" office:value-type="string" office:string-value="0.1111" calcext:value-type="string">
            <text:p>0.1111</text:p>
          </table:table-cell>
          <table:table-cell table:style-name="ce4" table:formula="of:=((COMBIN([.F131]/2;[.J131])*COMBIN([.I131];[.K131]))^2)*COMBIN([.E131]-[.F131]-[.G131];[.D131]-2*[.J131]-2*[.K131])/COMBIN([.E131];[.D131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32]" office:value-type="string" office:string-value="2022-01-03 18:15:24.162192" calcext:value-type="string">
            <text:p>2022-01-03 18:15:24.162192</text:p>
          </table:table-cell>
          <table:table-cell table:formula="of:=[.F132]/[.E13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2]" office:value-type="float" office:value="0" calcext:value-type="float">
            <text:p>0</text:p>
          </table:table-cell>
          <table:table-cell table:style-name="ce4" table:formula="of:=((COMBIN([.F132]/2;[.J132])*COMBIN([.I132];[.K132]))^2)*COMBIN([.E132]-[.F132]-[.G132];[.D132]-2*[.J132]-2*[.K132])/COMBIN([.E132];[.D13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33]" office:value-type="string" office:string-value="2022-01-03 18:24:24.912779" calcext:value-type="string">
            <text:p>2022-01-03 18:24:24.912779</text:p>
          </table:table-cell>
          <table:table-cell table:formula="of:=[.F133]/[.E13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3]" office:value-type="float" office:value="0" calcext:value-type="float">
            <text:p>0</text:p>
          </table:table-cell>
          <table:table-cell table:style-name="ce4" table:formula="of:=((COMBIN([.F133]/2;[.J133])*COMBIN([.I133];[.K133]))^2)*COMBIN([.E133]-[.F133]-[.G133];[.D133]-2*[.J133]-2*[.K133])/COMBIN([.E133];[.D13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4]" office:value-type="string" office:string-value="Ball coll OK" calcext:value-type="string">
            <text:p>Ball coll OK</text:p>
          </table:table-cell>
          <table:table-cell table:formula="of:=[.F134]/[.E134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4]" office:value-type="float" office:value="1493" calcext:value-type="float">
            <text:p>1493</text:p>
          </table:table-cell>
          <table:table-cell table:formula="of:=['file:///home/spal/Nextcloud/University.sync/Crypto/Info-Set-Dec/mceliece-isd.4.2/stats/ballColl.csv'#$ballColl.L134]" office:value-type="string" office:string-value="0.1667" calcext:value-type="string">
            <text:p>0.1667</text:p>
          </table:table-cell>
          <table:table-cell table:style-name="ce4" table:formula="of:=((COMBIN([.F134]/2;[.J134])*COMBIN([.I134];[.K134]))^2)*COMBIN([.E134]-[.F134]-[.G134];[.D134]-2*[.J134]-2*[.K134])/COMBIN([.E134];[.D134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5]" office:value-type="string" office:string-value="Ball coll OK" calcext:value-type="string">
            <text:p>Ball coll OK</text:p>
          </table:table-cell>
          <table:table-cell table:formula="of:=[.F135]/[.E135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5]" office:value-type="float" office:value="786" calcext:value-type="float">
            <text:p>786</text:p>
          </table:table-cell>
          <table:table-cell table:formula="of:=['file:///home/spal/Nextcloud/University.sync/Crypto/Info-Set-Dec/mceliece-isd.4.2/stats/ballColl.csv'#$ballColl.L135]" office:value-type="string" office:string-value="1.0" calcext:value-type="string">
            <text:p>1.0</text:p>
          </table:table-cell>
          <table:table-cell table:style-name="ce4" table:formula="of:=((COMBIN([.F135]/2;[.J135])*COMBIN([.I135];[.K135]))^2)*COMBIN([.E135]-[.F135]-[.G135];[.D135]-2*[.J135]-2*[.K135])/COMBIN([.E135];[.D135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6]" office:value-type="string" office:string-value="Ball coll OK" calcext:value-type="string">
            <text:p>Ball coll OK</text:p>
          </table:table-cell>
          <table:table-cell table:formula="of:=[.F136]/[.E136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6]" office:value-type="float" office:value="1798" calcext:value-type="float">
            <text:p>1798</text:p>
          </table:table-cell>
          <table:table-cell table:formula="of:=['file:///home/spal/Nextcloud/University.sync/Crypto/Info-Set-Dec/mceliece-isd.4.2/stats/ballColl.csv'#$ballColl.L136]" office:value-type="string" office:string-value="0.25" calcext:value-type="string">
            <text:p>0.25</text:p>
          </table:table-cell>
          <table:table-cell table:style-name="ce4" table:formula="of:=((COMBIN([.F136]/2;[.J136])*COMBIN([.I136];[.K136]))^2)*COMBIN([.E136]-[.F136]-[.G136];[.D136]-2*[.J136]-2*[.K136])/COMBIN([.E136];[.D136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7]" office:value-type="string" office:string-value="Ball coll OK" calcext:value-type="string">
            <text:p>Ball coll OK</text:p>
          </table:table-cell>
          <table:table-cell table:formula="of:=[.F137]/[.E137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7]" office:value-type="float" office:value="10652" calcext:value-type="float">
            <text:p>10652</text:p>
          </table:table-cell>
          <table:table-cell table:formula="of:=['file:///home/spal/Nextcloud/University.sync/Crypto/Info-Set-Dec/mceliece-isd.4.2/stats/ballColl.csv'#$ballColl.L137]" office:value-type="string" office:string-value="0.0227" calcext:value-type="string">
            <text:p>0.0227</text:p>
          </table:table-cell>
          <table:table-cell table:style-name="ce4" table:formula="of:=((COMBIN([.F137]/2;[.J137])*COMBIN([.I137];[.K137]))^2)*COMBIN([.E137]-[.F137]-[.G137];[.D137]-2*[.J137]-2*[.K137])/COMBIN([.E137];[.D137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8]" office:value-type="string" office:string-value="Ball coll OK" calcext:value-type="string">
            <text:p>Ball coll OK</text:p>
          </table:table-cell>
          <table:table-cell table:formula="of:=[.F138]/[.E138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8]" office:value-type="float" office:value="1576" calcext:value-type="float">
            <text:p>1576</text:p>
          </table:table-cell>
          <table:table-cell table:formula="of:=['file:///home/spal/Nextcloud/University.sync/Crypto/Info-Set-Dec/mceliece-isd.4.2/stats/ballColl.csv'#$ballColl.L138]" office:value-type="string" office:string-value="0.1111" calcext:value-type="string">
            <text:p>0.1111</text:p>
          </table:table-cell>
          <table:table-cell table:style-name="ce4" table:formula="of:=((COMBIN([.F138]/2;[.J138])*COMBIN([.I138];[.K138]))^2)*COMBIN([.E138]-[.F138]-[.G138];[.D138]-2*[.J138]-2*[.K138])/COMBIN([.E138];[.D138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39]" office:value-type="string" office:string-value="Ball coll OK" calcext:value-type="string">
            <text:p>Ball coll OK</text:p>
          </table:table-cell>
          <table:table-cell table:formula="of:=[.F139]/[.E139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3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9]" office:value-type="float" office:value="3606" calcext:value-type="float">
            <text:p>3606</text:p>
          </table:table-cell>
          <table:table-cell table:formula="of:=['file:///home/spal/Nextcloud/University.sync/Crypto/Info-Set-Dec/mceliece-isd.4.2/stats/ballColl.csv'#$ballColl.L139]" office:value-type="string" office:string-value="0.0556" calcext:value-type="string">
            <text:p>0.0556</text:p>
          </table:table-cell>
          <table:table-cell table:style-name="ce4" table:formula="of:=((COMBIN([.F139]/2;[.J139])*COMBIN([.I139];[.K139]))^2)*COMBIN([.E139]-[.F139]-[.G139];[.D139]-2*[.J139]-2*[.K139])/COMBIN([.E139];[.D139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0]" office:value-type="string" office:string-value="Ball coll OK" calcext:value-type="string">
            <text:p>Ball coll OK</text:p>
          </table:table-cell>
          <table:table-cell table:formula="of:=[.F140]/[.E140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0]" office:value-type="float" office:value="10165" calcext:value-type="float">
            <text:p>10165</text:p>
          </table:table-cell>
          <table:table-cell table:formula="of:=['file:///home/spal/Nextcloud/University.sync/Crypto/Info-Set-Dec/mceliece-isd.4.2/stats/ballColl.csv'#$ballColl.L140]" office:value-type="string" office:string-value="0.0196" calcext:value-type="string">
            <text:p>0.0196</text:p>
          </table:table-cell>
          <table:table-cell table:style-name="ce4" table:formula="of:=((COMBIN([.F140]/2;[.J140])*COMBIN([.I140];[.K140]))^2)*COMBIN([.E140]-[.F140]-[.G140];[.D140]-2*[.J140]-2*[.K140])/COMBIN([.E140];[.D140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1]" office:value-type="string" office:string-value="Ball coll OK" calcext:value-type="string">
            <text:p>Ball coll OK</text:p>
          </table:table-cell>
          <table:table-cell table:formula="of:=[.F141]/[.E141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1]" office:value-type="float" office:value="1768" calcext:value-type="float">
            <text:p>1768</text:p>
          </table:table-cell>
          <table:table-cell table:formula="of:=['file:///home/spal/Nextcloud/University.sync/Crypto/Info-Set-Dec/mceliece-isd.4.2/stats/ballColl.csv'#$ballColl.L141]" office:value-type="string" office:string-value="0.1667" calcext:value-type="string">
            <text:p>0.1667</text:p>
          </table:table-cell>
          <table:table-cell table:style-name="ce4" table:formula="of:=((COMBIN([.F141]/2;[.J141])*COMBIN([.I141];[.K141]))^2)*COMBIN([.E141]-[.F141]-[.G141];[.D141]-2*[.J141]-2*[.K141])/COMBIN([.E141];[.D141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2]" office:value-type="string" office:string-value="Ball coll OK" calcext:value-type="string">
            <text:p>Ball coll OK</text:p>
          </table:table-cell>
          <table:table-cell table:formula="of:=[.F142]/[.E142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2]" office:value-type="float" office:value="649" calcext:value-type="float">
            <text:p>649</text:p>
          </table:table-cell>
          <table:table-cell table:formula="of:=['file:///home/spal/Nextcloud/University.sync/Crypto/Info-Set-Dec/mceliece-isd.4.2/stats/ballColl.csv'#$ballColl.L142]" office:value-type="string" office:string-value="0.2" calcext:value-type="string">
            <text:p>0.2</text:p>
          </table:table-cell>
          <table:table-cell table:style-name="ce4" table:formula="of:=((COMBIN([.F142]/2;[.J142])*COMBIN([.I142];[.K142]))^2)*COMBIN([.E142]-[.F142]-[.G142];[.D142]-2*[.J142]-2*[.K142])/COMBIN([.E142];[.D142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3]" office:value-type="string" office:string-value="Ball coll OK" calcext:value-type="string">
            <text:p>Ball coll OK</text:p>
          </table:table-cell>
          <table:table-cell table:formula="of:=[.F143]/[.E143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4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43]" office:value-type="float" office:value="32083" calcext:value-type="float">
            <text:p>32083</text:p>
          </table:table-cell>
          <table:table-cell table:formula="of:=['file:///home/spal/Nextcloud/University.sync/Crypto/Info-Set-Dec/mceliece-isd.4.2/stats/ballColl.csv'#$ballColl.L143]" office:value-type="string" office:string-value="0.0071" calcext:value-type="string">
            <text:p>0.0071</text:p>
          </table:table-cell>
          <table:table-cell table:style-name="ce4" table:formula="of:=((COMBIN([.F143]/2;[.J143])*COMBIN([.I143];[.K143]))^2)*COMBIN([.E143]-[.F143]-[.G143];[.D143]-2*[.J143]-2*[.K143])/COMBIN([.E143];[.D143])" office:value-type="float" office:value="0.013989114858188" calcext:value-type="float">
            <text:p>0,01398911485818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4]" office:value-type="string" office:string-value="Ball coll OK" calcext:value-type="string">
            <text:p>Ball coll OK</text:p>
          </table:table-cell>
          <table:table-cell table:formula="of:=[.F144]/[.E144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4]" office:value-type="float" office:value="928" calcext:value-type="float">
            <text:p>928</text:p>
          </table:table-cell>
          <table:table-cell table:formula="of:=['file:///home/spal/Nextcloud/University.sync/Crypto/Info-Set-Dec/mceliece-isd.4.2/stats/ballColl.csv'#$ballColl.L144]" office:value-type="string" office:string-value="0.5" calcext:value-type="string">
            <text:p>0.5</text:p>
          </table:table-cell>
          <table:table-cell table:style-name="ce4" table:formula="of:=((COMBIN([.F144]/2;[.J144])*COMBIN([.I144];[.K144]))^2)*COMBIN([.E144]-[.F144]-[.G144];[.D144]-2*[.J144]-2*[.K144])/COMBIN([.E144];[.D144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5]" office:value-type="string" office:string-value="Ball coll OK" calcext:value-type="string">
            <text:p>Ball coll OK</text:p>
          </table:table-cell>
          <table:table-cell table:formula="of:=[.F145]/[.E145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5]" office:value-type="float" office:value="15771" calcext:value-type="float">
            <text:p>15771</text:p>
          </table:table-cell>
          <table:table-cell table:formula="of:=['file:///home/spal/Nextcloud/University.sync/Crypto/Info-Set-Dec/mceliece-isd.4.2/stats/ballColl.csv'#$ballColl.L145]" office:value-type="string" office:string-value="0.0128" calcext:value-type="string">
            <text:p>0.0128</text:p>
          </table:table-cell>
          <table:table-cell table:style-name="ce4" table:formula="of:=((COMBIN([.F145]/2;[.J145])*COMBIN([.I145];[.K145]))^2)*COMBIN([.E145]-[.F145]-[.G145];[.D145]-2*[.J145]-2*[.K145])/COMBIN([.E145];[.D145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6]" office:value-type="string" office:string-value="Ball coll OK" calcext:value-type="string">
            <text:p>Ball coll OK</text:p>
          </table:table-cell>
          <table:table-cell table:formula="of:=[.F146]/[.E146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6]" office:value-type="float" office:value="4906" calcext:value-type="float">
            <text:p>4906</text:p>
          </table:table-cell>
          <table:table-cell table:formula="of:=['file:///home/spal/Nextcloud/University.sync/Crypto/Info-Set-Dec/mceliece-isd.4.2/stats/ballColl.csv'#$ballColl.L146]" office:value-type="string" office:string-value="0.0333" calcext:value-type="string">
            <text:p>0.0333</text:p>
          </table:table-cell>
          <table:table-cell table:style-name="ce4" table:formula="of:=((COMBIN([.F146]/2;[.J146])*COMBIN([.I146];[.K146]))^2)*COMBIN([.E146]-[.F146]-[.G146];[.D146]-2*[.J146]-2*[.K146])/COMBIN([.E146];[.D146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7]" office:value-type="string" office:string-value="Ball coll OK" calcext:value-type="string">
            <text:p>Ball coll OK</text:p>
          </table:table-cell>
          <table:table-cell table:formula="of:=[.F147]/[.E147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7]" office:value-type="float" office:value="3326" calcext:value-type="float">
            <text:p>3326</text:p>
          </table:table-cell>
          <table:table-cell table:formula="of:=['file:///home/spal/Nextcloud/University.sync/Crypto/Info-Set-Dec/mceliece-isd.4.2/stats/ballColl.csv'#$ballColl.L147]" office:value-type="string" office:string-value="0.0714" calcext:value-type="string">
            <text:p>0.0714</text:p>
          </table:table-cell>
          <table:table-cell table:style-name="ce4" table:formula="of:=((COMBIN([.F147]/2;[.J147])*COMBIN([.I147];[.K147]))^2)*COMBIN([.E147]-[.F147]-[.G147];[.D147]-2*[.J147]-2*[.K147])/COMBIN([.E147];[.D147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8]" office:value-type="string" office:string-value="Ball coll OK" calcext:value-type="string">
            <text:p>Ball coll OK</text:p>
          </table:table-cell>
          <table:table-cell table:formula="of:=[.F148]/[.E148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8]" office:value-type="float" office:value="5798" calcext:value-type="float">
            <text:p>5798</text:p>
          </table:table-cell>
          <table:table-cell table:formula="of:=['file:///home/spal/Nextcloud/University.sync/Crypto/Info-Set-Dec/mceliece-isd.4.2/stats/ballColl.csv'#$ballColl.L148]" office:value-type="string" office:string-value="0.0357" calcext:value-type="string">
            <text:p>0.0357</text:p>
          </table:table-cell>
          <table:table-cell table:style-name="ce4" table:formula="of:=((COMBIN([.F148]/2;[.J148])*COMBIN([.I148];[.K148]))^2)*COMBIN([.E148]-[.F148]-[.G148];[.D148]-2*[.J148]-2*[.K148])/COMBIN([.E148];[.D148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49]" office:value-type="string" office:string-value="Ball coll OK" calcext:value-type="string">
            <text:p>Ball coll OK</text:p>
          </table:table-cell>
          <table:table-cell table:formula="of:=[.F149]/[.E149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4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9]" office:value-type="float" office:value="1665" calcext:value-type="float">
            <text:p>1665</text:p>
          </table:table-cell>
          <table:table-cell table:formula="of:=['file:///home/spal/Nextcloud/University.sync/Crypto/Info-Set-Dec/mceliece-isd.4.2/stats/ballColl.csv'#$ballColl.L149]" office:value-type="string" office:string-value="0.1" calcext:value-type="string">
            <text:p>0.1</text:p>
          </table:table-cell>
          <table:table-cell table:style-name="ce4" table:formula="of:=((COMBIN([.F149]/2;[.J149])*COMBIN([.I149];[.K149]))^2)*COMBIN([.E149]-[.F149]-[.G149];[.D149]-2*[.J149]-2*[.K149])/COMBIN([.E149];[.D149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0]" office:value-type="string" office:string-value="Ball coll OK" calcext:value-type="string">
            <text:p>Ball coll OK</text:p>
          </table:table-cell>
          <table:table-cell table:formula="of:=[.F150]/[.E150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0]" office:value-type="float" office:value="15448" calcext:value-type="float">
            <text:p>15448</text:p>
          </table:table-cell>
          <table:table-cell table:formula="of:=['file:///home/spal/Nextcloud/University.sync/Crypto/Info-Set-Dec/mceliece-isd.4.2/stats/ballColl.csv'#$ballColl.L150]" office:value-type="string" office:string-value="0.0143" calcext:value-type="string">
            <text:p>0.0143</text:p>
          </table:table-cell>
          <table:table-cell table:style-name="ce4" table:formula="of:=((COMBIN([.F150]/2;[.J150])*COMBIN([.I150];[.K150]))^2)*COMBIN([.E150]-[.F150]-[.G150];[.D150]-2*[.J150]-2*[.K150])/COMBIN([.E150];[.D150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1]" office:value-type="string" office:string-value="Ball coll OK" calcext:value-type="string">
            <text:p>Ball coll OK</text:p>
          </table:table-cell>
          <table:table-cell table:formula="of:=[.F151]/[.E151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1]" office:value-type="float" office:value="8979" calcext:value-type="float">
            <text:p>8979</text:p>
          </table:table-cell>
          <table:table-cell table:formula="of:=['file:///home/spal/Nextcloud/University.sync/Crypto/Info-Set-Dec/mceliece-isd.4.2/stats/ballColl.csv'#$ballColl.L151]" office:value-type="string" office:string-value="0.0294" calcext:value-type="string">
            <text:p>0.0294</text:p>
          </table:table-cell>
          <table:table-cell table:style-name="ce4" table:formula="of:=((COMBIN([.F151]/2;[.J151])*COMBIN([.I151];[.K151]))^2)*COMBIN([.E151]-[.F151]-[.G151];[.D151]-2*[.J151]-2*[.K151])/COMBIN([.E151];[.D151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2]" office:value-type="string" office:string-value="Ball coll OK" calcext:value-type="string">
            <text:p>Ball coll OK</text:p>
          </table:table-cell>
          <table:table-cell table:formula="of:=[.F152]/[.E152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2]" office:value-type="float" office:value="9193" calcext:value-type="float">
            <text:p>9193</text:p>
          </table:table-cell>
          <table:table-cell table:formula="of:=['file:///home/spal/Nextcloud/University.sync/Crypto/Info-Set-Dec/mceliece-isd.4.2/stats/ballColl.csv'#$ballColl.L152]" office:value-type="string" office:string-value="0.0204" calcext:value-type="string">
            <text:p>0.0204</text:p>
          </table:table-cell>
          <table:table-cell table:style-name="ce4" table:formula="of:=((COMBIN([.F152]/2;[.J152])*COMBIN([.I152];[.K152]))^2)*COMBIN([.E152]-[.F152]-[.G152];[.D152]-2*[.J152]-2*[.K152])/COMBIN([.E152];[.D152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3]" office:value-type="string" office:string-value="Ball coll OK" calcext:value-type="string">
            <text:p>Ball coll OK</text:p>
          </table:table-cell>
          <table:table-cell table:formula="of:=[.F153]/[.E153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3]" office:value-type="float" office:value="4300" calcext:value-type="float">
            <text:p>4300</text:p>
          </table:table-cell>
          <table:table-cell table:formula="of:=['file:///home/spal/Nextcloud/University.sync/Crypto/Info-Set-Dec/mceliece-isd.4.2/stats/ballColl.csv'#$ballColl.L153]" office:value-type="string" office:string-value="0.1111" calcext:value-type="string">
            <text:p>0.1111</text:p>
          </table:table-cell>
          <table:table-cell table:style-name="ce4" table:formula="of:=((COMBIN([.F153]/2;[.J153])*COMBIN([.I153];[.K153]))^2)*COMBIN([.E153]-[.F153]-[.G153];[.D153]-2*[.J153]-2*[.K153])/COMBIN([.E153];[.D153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4]" office:value-type="string" office:string-value="Ball coll OK" calcext:value-type="string">
            <text:p>Ball coll OK</text:p>
          </table:table-cell>
          <table:table-cell table:formula="of:=[.F154]/[.E154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4]" office:value-type="float" office:value="1649" calcext:value-type="float">
            <text:p>1649</text:p>
          </table:table-cell>
          <table:table-cell table:formula="of:=['file:///home/spal/Nextcloud/University.sync/Crypto/Info-Set-Dec/mceliece-isd.4.2/stats/ballColl.csv'#$ballColl.L154]" office:value-type="string" office:string-value="0.0526" calcext:value-type="string">
            <text:p>0.0526</text:p>
          </table:table-cell>
          <table:table-cell table:style-name="ce4" table:formula="of:=((COMBIN([.F154]/2;[.J154])*COMBIN([.I154];[.K154]))^2)*COMBIN([.E154]-[.F154]-[.G154];[.D154]-2*[.J154]-2*[.K154])/COMBIN([.E154];[.D154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5]" office:value-type="string" office:string-value="Ball coll OK" calcext:value-type="string">
            <text:p>Ball coll OK</text:p>
          </table:table-cell>
          <table:table-cell table:formula="of:=[.F155]/[.E155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5]" office:value-type="float" office:value="11708" calcext:value-type="float">
            <text:p>11708</text:p>
          </table:table-cell>
          <table:table-cell table:formula="of:=['file:///home/spal/Nextcloud/University.sync/Crypto/Info-Set-Dec/mceliece-isd.4.2/stats/ballColl.csv'#$ballColl.L155]" office:value-type="string" office:string-value="0.0167" calcext:value-type="string">
            <text:p>0.0167</text:p>
          </table:table-cell>
          <table:table-cell table:style-name="ce4" table:formula="of:=((COMBIN([.F155]/2;[.J155])*COMBIN([.I155];[.K155]))^2)*COMBIN([.E155]-[.F155]-[.G155];[.D155]-2*[.J155]-2*[.K155])/COMBIN([.E155];[.D155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6]" office:value-type="string" office:string-value="Ball coll OK" calcext:value-type="string">
            <text:p>Ball coll OK</text:p>
          </table:table-cell>
          <table:table-cell table:formula="of:=[.F156]/[.E156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6]" office:value-type="float" office:value="7693" calcext:value-type="float">
            <text:p>7693</text:p>
          </table:table-cell>
          <table:table-cell table:formula="of:=['file:///home/spal/Nextcloud/University.sync/Crypto/Info-Set-Dec/mceliece-isd.4.2/stats/ballColl.csv'#$ballColl.L156]" office:value-type="string" office:string-value="0.0455" calcext:value-type="string">
            <text:p>0.0455</text:p>
          </table:table-cell>
          <table:table-cell table:style-name="ce4" table:formula="of:=((COMBIN([.F156]/2;[.J156])*COMBIN([.I156];[.K156]))^2)*COMBIN([.E156]-[.F156]-[.G156];[.D156]-2*[.J156]-2*[.K156])/COMBIN([.E156];[.D156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7]" office:value-type="string" office:string-value="Ball coll OK" calcext:value-type="string">
            <text:p>Ball coll OK</text:p>
          </table:table-cell>
          <table:table-cell table:formula="of:=[.F157]/[.E157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5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57]" office:value-type="float" office:value="95414" calcext:value-type="float">
            <text:p>95414</text:p>
          </table:table-cell>
          <table:table-cell table:formula="of:=['file:///home/spal/Nextcloud/University.sync/Crypto/Info-Set-Dec/mceliece-isd.4.2/stats/ballColl.csv'#$ballColl.L157]" office:value-type="string" office:string-value="0.0021" calcext:value-type="string">
            <text:p>0.0021</text:p>
          </table:table-cell>
          <table:table-cell table:style-name="ce4" table:formula="of:=((COMBIN([.F157]/2;[.J157])*COMBIN([.I157];[.K157]))^2)*COMBIN([.E157]-[.F157]-[.G157];[.D157]-2*[.J157]-2*[.K157])/COMBIN([.E157];[.D157])" office:value-type="float" office:value="0.013989114858188" calcext:value-type="float">
            <text:p>0,01398911485818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8]" office:value-type="string" office:string-value="Ball coll OK" calcext:value-type="string">
            <text:p>Ball coll OK</text:p>
          </table:table-cell>
          <table:table-cell table:formula="of:=[.F158]/[.E158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8]" office:value-type="float" office:value="5547" calcext:value-type="float">
            <text:p>5547</text:p>
          </table:table-cell>
          <table:table-cell table:formula="of:=['file:///home/spal/Nextcloud/University.sync/Crypto/Info-Set-Dec/mceliece-isd.4.2/stats/ballColl.csv'#$ballColl.L158]" office:value-type="string" office:string-value="0.0189" calcext:value-type="string">
            <text:p>0.0189</text:p>
          </table:table-cell>
          <table:table-cell table:style-name="ce4" table:formula="of:=((COMBIN([.F158]/2;[.J158])*COMBIN([.I158];[.K158]))^2)*COMBIN([.E158]-[.F158]-[.G158];[.D158]-2*[.J158]-2*[.K158])/COMBIN([.E158];[.D158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59]" office:value-type="string" office:string-value="Ball coll OK" calcext:value-type="string">
            <text:p>Ball coll OK</text:p>
          </table:table-cell>
          <table:table-cell table:formula="of:=[.F159]/[.E159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5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9]" office:value-type="float" office:value="7614" calcext:value-type="float">
            <text:p>7614</text:p>
          </table:table-cell>
          <table:table-cell table:formula="of:=['file:///home/spal/Nextcloud/University.sync/Crypto/Info-Set-Dec/mceliece-isd.4.2/stats/ballColl.csv'#$ballColl.L159]" office:value-type="float" office:value="27" calcext:value-type="float">
            <text:p>27</text:p>
          </table:table-cell>
          <table:table-cell table:style-name="ce4" table:formula="of:=((COMBIN([.F159]/2;[.J159])*COMBIN([.I159];[.K159]))^2)*COMBIN([.E159]-[.F159]-[.G159];[.D159]-2*[.J159]-2*[.K159])/COMBIN([.E159];[.D159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0]" office:value-type="string" office:string-value="Ball coll OK" calcext:value-type="string">
            <text:p>Ball coll OK</text:p>
          </table:table-cell>
          <table:table-cell table:formula="of:=[.F160]/[.E160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0]" office:value-type="float" office:value="7492" calcext:value-type="float">
            <text:p>7492</text:p>
          </table:table-cell>
          <table:table-cell table:formula="of:=['file:///home/spal/Nextcloud/University.sync/Crypto/Info-Set-Dec/mceliece-isd.4.2/stats/ballColl.csv'#$ballColl.L160]" office:value-type="string" office:string-value="0.0233" calcext:value-type="string">
            <text:p>0.0233</text:p>
          </table:table-cell>
          <table:table-cell table:style-name="ce4" table:formula="of:=((COMBIN([.F160]/2;[.J160])*COMBIN([.I160];[.K160]))^2)*COMBIN([.E160]-[.F160]-[.G160];[.D160]-2*[.J160]-2*[.K160])/COMBIN([.E160];[.D160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1]" office:value-type="string" office:string-value="Ball coll OK" calcext:value-type="string">
            <text:p>Ball coll OK</text:p>
          </table:table-cell>
          <table:table-cell table:formula="of:=[.F161]/[.E161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1]" office:value-type="float" office:value="6606" calcext:value-type="float">
            <text:p>6606</text:p>
          </table:table-cell>
          <table:table-cell table:formula="of:=['file:///home/spal/Nextcloud/University.sync/Crypto/Info-Set-Dec/mceliece-isd.4.2/stats/ballColl.csv'#$ballColl.L161]" office:value-type="string" office:string-value="0.0217" calcext:value-type="string">
            <text:p>0.0217</text:p>
          </table:table-cell>
          <table:table-cell table:style-name="ce4" table:formula="of:=((COMBIN([.F161]/2;[.J161])*COMBIN([.I161];[.K161]))^2)*COMBIN([.E161]-[.F161]-[.G161];[.D161]-2*[.J161]-2*[.K161])/COMBIN([.E161];[.D161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2]" office:value-type="string" office:string-value="Ball coll OK" calcext:value-type="string">
            <text:p>Ball coll OK</text:p>
          </table:table-cell>
          <table:table-cell table:formula="of:=[.F162]/[.E162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2]" office:value-type="float" office:value="1858" calcext:value-type="float">
            <text:p>1858</text:p>
          </table:table-cell>
          <table:table-cell table:formula="of:=['file:///home/spal/Nextcloud/University.sync/Crypto/Info-Set-Dec/mceliece-isd.4.2/stats/ballColl.csv'#$ballColl.L162]" office:value-type="string" office:string-value="0.5" calcext:value-type="string">
            <text:p>0.5</text:p>
          </table:table-cell>
          <table:table-cell table:style-name="ce4" table:formula="of:=((COMBIN([.F162]/2;[.J162])*COMBIN([.I162];[.K162]))^2)*COMBIN([.E162]-[.F162]-[.G162];[.D162]-2*[.J162]-2*[.K162])/COMBIN([.E162];[.D162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3]" office:value-type="string" office:string-value="Ball coll OK" calcext:value-type="string">
            <text:p>Ball coll OK</text:p>
          </table:table-cell>
          <table:table-cell table:formula="of:=[.F163]/[.E163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3]" office:value-type="float" office:value="2174" calcext:value-type="float">
            <text:p>2174</text:p>
          </table:table-cell>
          <table:table-cell table:formula="of:=['file:///home/spal/Nextcloud/University.sync/Crypto/Info-Set-Dec/mceliece-isd.4.2/stats/ballColl.csv'#$ballColl.L163]" office:value-type="string" office:string-value="0.1" calcext:value-type="string">
            <text:p>0.1</text:p>
          </table:table-cell>
          <table:table-cell table:style-name="ce4" table:formula="of:=((COMBIN([.F163]/2;[.J163])*COMBIN([.I163];[.K163]))^2)*COMBIN([.E163]-[.F163]-[.G163];[.D163]-2*[.J163]-2*[.K163])/COMBIN([.E163];[.D163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4]" office:value-type="string" office:string-value="Ball coll OK" calcext:value-type="string">
            <text:p>Ball coll OK</text:p>
          </table:table-cell>
          <table:table-cell table:formula="of:=[.F164]/[.E164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4]" office:value-type="float" office:value="3270" calcext:value-type="float">
            <text:p>3270</text:p>
          </table:table-cell>
          <table:table-cell table:formula="of:=['file:///home/spal/Nextcloud/University.sync/Crypto/Info-Set-Dec/mceliece-isd.4.2/stats/ballColl.csv'#$ballColl.L164]" office:value-type="string" office:string-value="0.0667" calcext:value-type="string">
            <text:p>0.0667</text:p>
          </table:table-cell>
          <table:table-cell table:style-name="ce4" table:formula="of:=((COMBIN([.F164]/2;[.J164])*COMBIN([.I164];[.K164]))^2)*COMBIN([.E164]-[.F164]-[.G164];[.D164]-2*[.J164]-2*[.K164])/COMBIN([.E164];[.D164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5]" office:value-type="string" office:string-value="Ball coll OK" calcext:value-type="string">
            <text:p>Ball coll OK</text:p>
          </table:table-cell>
          <table:table-cell table:formula="of:=[.F165]/[.E165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5]" office:value-type="float" office:value="32619" calcext:value-type="float">
            <text:p>32619</text:p>
          </table:table-cell>
          <table:table-cell table:formula="of:=['file:///home/spal/Nextcloud/University.sync/Crypto/Info-Set-Dec/mceliece-isd.4.2/stats/ballColl.csv'#$ballColl.L165]" office:value-type="string" office:string-value="0.0042" calcext:value-type="string">
            <text:p>0.0042</text:p>
          </table:table-cell>
          <table:table-cell table:style-name="ce4" table:formula="of:=((COMBIN([.F165]/2;[.J165])*COMBIN([.I165];[.K165]))^2)*COMBIN([.E165]-[.F165]-[.G165];[.D165]-2*[.J165]-2*[.K165])/COMBIN([.E165];[.D165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6]" office:value-type="string" office:string-value="Ball coll OK" calcext:value-type="string">
            <text:p>Ball coll OK</text:p>
          </table:table-cell>
          <table:table-cell table:formula="of:=[.F166]/[.E166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6]" office:value-type="float" office:value="3177" calcext:value-type="float">
            <text:p>3177</text:p>
          </table:table-cell>
          <table:table-cell table:formula="of:=['file:///home/spal/Nextcloud/University.sync/Crypto/Info-Set-Dec/mceliece-isd.4.2/stats/ballColl.csv'#$ballColl.L166]" office:value-type="string" office:string-value="0.0256" calcext:value-type="string">
            <text:p>0.0256</text:p>
          </table:table-cell>
          <table:table-cell table:style-name="ce4" table:formula="of:=((COMBIN([.F166]/2;[.J166])*COMBIN([.I166];[.K166]))^2)*COMBIN([.E166]-[.F166]-[.G166];[.D166]-2*[.J166]-2*[.K166])/COMBIN([.E166];[.D166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7]" office:value-type="string" office:string-value="Ball coll OK" calcext:value-type="string">
            <text:p>Ball coll OK</text:p>
          </table:table-cell>
          <table:table-cell table:formula="of:=[.F167]/[.E167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7]" office:value-type="float" office:value="5036" calcext:value-type="float">
            <text:p>5036</text:p>
          </table:table-cell>
          <table:table-cell table:formula="of:=['file:///home/spal/Nextcloud/University.sync/Crypto/Info-Set-Dec/mceliece-isd.4.2/stats/ballColl.csv'#$ballColl.L167]" office:value-type="string" office:string-value="0.0385" calcext:value-type="string">
            <text:p>0.0385</text:p>
          </table:table-cell>
          <table:table-cell table:style-name="ce4" table:formula="of:=((COMBIN([.F167]/2;[.J167])*COMBIN([.I167];[.K167]))^2)*COMBIN([.E167]-[.F167]-[.G167];[.D167]-2*[.J167]-2*[.K167])/COMBIN([.E167];[.D167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8]" office:value-type="string" office:string-value="Ball coll OK" calcext:value-type="string">
            <text:p>Ball coll OK</text:p>
          </table:table-cell>
          <table:table-cell table:formula="of:=[.F168]/[.E168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8]" office:value-type="float" office:value="5009" calcext:value-type="float">
            <text:p>5009</text:p>
          </table:table-cell>
          <table:table-cell table:formula="of:=['file:///home/spal/Nextcloud/University.sync/Crypto/Info-Set-Dec/mceliece-isd.4.2/stats/ballColl.csv'#$ballColl.L168]" office:value-type="string" office:string-value="0.0357" calcext:value-type="string">
            <text:p>0.0357</text:p>
          </table:table-cell>
          <table:table-cell table:style-name="ce4" table:formula="of:=((COMBIN([.F168]/2;[.J168])*COMBIN([.I168];[.K168]))^2)*COMBIN([.E168]-[.F168]-[.G168];[.D168]-2*[.J168]-2*[.K168])/COMBIN([.E168];[.D168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69]" office:value-type="string" office:string-value="Ball coll OK" calcext:value-type="string">
            <text:p>Ball coll OK</text:p>
          </table:table-cell>
          <table:table-cell table:formula="of:=[.F169]/[.E169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6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9]" office:value-type="float" office:value="7821" calcext:value-type="float">
            <text:p>7821</text:p>
          </table:table-cell>
          <table:table-cell table:formula="of:=['file:///home/spal/Nextcloud/University.sync/Crypto/Info-Set-Dec/mceliece-isd.4.2/stats/ballColl.csv'#$ballColl.L169]" office:value-type="string" office:string-value="0.0238" calcext:value-type="string">
            <text:p>0.0238</text:p>
          </table:table-cell>
          <table:table-cell table:style-name="ce4" table:formula="of:=((COMBIN([.F169]/2;[.J169])*COMBIN([.I169];[.K169]))^2)*COMBIN([.E169]-[.F169]-[.G169];[.D169]-2*[.J169]-2*[.K169])/COMBIN([.E169];[.D169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0]" office:value-type="string" office:string-value="Ball coll OK" calcext:value-type="string">
            <text:p>Ball coll OK</text:p>
          </table:table-cell>
          <table:table-cell table:formula="of:=[.F170]/[.E170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7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0]" office:value-type="float" office:value="85471" calcext:value-type="float">
            <text:p>85471</text:p>
          </table:table-cell>
          <table:table-cell table:formula="of:=['file:///home/spal/Nextcloud/University.sync/Crypto/Info-Set-Dec/mceliece-isd.4.2/stats/ballColl.csv'#$ballColl.L170]" office:value-type="float" office:value="2" calcext:value-type="float">
            <text:p>2</text:p>
          </table:table-cell>
          <table:table-cell table:style-name="ce4" table:formula="of:=((COMBIN([.F170]/2;[.J170])*COMBIN([.I170];[.K170]))^2)*COMBIN([.E170]-[.F170]-[.G170];[.D170]-2*[.J170]-2*[.K170])/COMBIN([.E170];[.D170])" office:value-type="float" office:value="0.013989114858188" calcext:value-type="float">
            <text:p>0,01398911485818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1]" office:value-type="string" office:string-value="Ball coll OK" calcext:value-type="string">
            <text:p>Ball coll OK</text:p>
          </table:table-cell>
          <table:table-cell table:formula="of:=[.F171]/[.E171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7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1]" office:value-type="float" office:value="9607" calcext:value-type="float">
            <text:p>9607</text:p>
          </table:table-cell>
          <table:table-cell table:formula="of:=['file:///home/spal/Nextcloud/University.sync/Crypto/Info-Set-Dec/mceliece-isd.4.2/stats/ballColl.csv'#$ballColl.L171]" office:value-type="string" office:string-value="0.0312" calcext:value-type="string">
            <text:p>0.0312</text:p>
          </table:table-cell>
          <table:table-cell table:style-name="ce4" table:formula="of:=((COMBIN([.F171]/2;[.J171])*COMBIN([.I171];[.K171]))^2)*COMBIN([.E171]-[.F171]-[.G171];[.D171]-2*[.J171]-2*[.K171])/COMBIN([.E171];[.D171])" office:value-type="float" office:value="0.121443101490554" calcext:value-type="float">
            <text:p>0,121443101490554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2]" office:value-type="string" office:string-value="Ball coll OK" calcext:value-type="string">
            <text:p>Ball coll OK</text:p>
          </table:table-cell>
          <table:table-cell table:formula="of:=[.F172]/[.E172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7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2]" office:value-type="float" office:value="34070" calcext:value-type="float">
            <text:p>34070</text:p>
          </table:table-cell>
          <table:table-cell table:formula="of:=['file:///home/spal/Nextcloud/University.sync/Crypto/Info-Set-Dec/mceliece-isd.4.2/stats/ballColl.csv'#$ballColl.L172]" office:value-type="string" office:string-value="0.0048" calcext:value-type="string">
            <text:p>0.0048</text:p>
          </table:table-cell>
          <table:table-cell table:style-name="ce4" table:formula="of:=((COMBIN([.F172]/2;[.J172])*COMBIN([.I172];[.K172]))^2)*COMBIN([.E172]-[.F172]-[.G172];[.D172]-2*[.J172]-2*[.K172])/COMBIN([.E172];[.D172])" office:value-type="float" office:value="0.013989114858188" calcext:value-type="float">
            <text:p>0,01398911485818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3]" office:value-type="string" office:string-value="Ball coll OK" calcext:value-type="string">
            <text:p>Ball coll OK</text:p>
          </table:table-cell>
          <table:table-cell table:formula="of:=[.F173]/[.E173]" office:value-type="float" office:value="0.15625" calcext:value-type="float">
            <text:p>0,15625</text:p>
          </table:table-cell>
          <table:table-cell table:formula="of:=['file:///home/spal/Nextcloud/University.sync/Crypto/Info-Set-Dec/mceliece-isd.4.2/stats/ballColl.csv'#$ballColl.B1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7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3]" office:value-type="float" office:value="8023" calcext:value-type="float">
            <text:p>8023</text:p>
          </table:table-cell>
          <table:table-cell table:formula="of:=['file:///home/spal/Nextcloud/University.sync/Crypto/Info-Set-Dec/mceliece-isd.4.2/stats/ballColl.csv'#$ballColl.L173]" office:value-type="string" office:string-value="0.0263" calcext:value-type="string">
            <text:p>0.0263</text:p>
          </table:table-cell>
          <table:table-cell table:style-name="ce4" table:formula="of:=((COMBIN([.F173]/2;[.J173])*COMBIN([.I173];[.K173]))^2)*COMBIN([.E173]-[.F173]-[.G173];[.D173]-2*[.J173]-2*[.K173])/COMBIN([.E173];[.D173])" office:value-type="float" office:value="0.013989114858188" calcext:value-type="float">
            <text:p>0,013989114858188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74]" office:value-type="string" office:string-value="2022-01-06 18:05:37.590362" calcext:value-type="string">
            <text:p>2022-01-06 18:05:37.590362</text:p>
          </table:table-cell>
          <table:table-cell table:formula="of:=[.F174]/[.E17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74]" office:value-type="float" office:value="0" calcext:value-type="float">
            <text:p>0</text:p>
          </table:table-cell>
          <table:table-cell table:style-name="ce4" table:formula="of:=((COMBIN([.F174]/2;[.J174])*COMBIN([.I174];[.K174]))^2)*COMBIN([.E174]-[.F174]-[.G174];[.D174]-2*[.J174]-2*[.K174])/COMBIN([.E174];[.D17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5]" office:value-type="string" office:string-value="Ball coll OK" calcext:value-type="string">
            <text:p>Ball coll OK</text:p>
          </table:table-cell>
          <table:table-cell table:formula="of:=[.F175]/[.E17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7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7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5]" office:value-type="float" office:value="422" calcext:value-type="float">
            <text:p>422</text:p>
          </table:table-cell>
          <table:table-cell table:formula="of:=['file:///home/spal/Nextcloud/University.sync/Crypto/Info-Set-Dec/mceliece-isd.4.2/stats/ballColl.csv'#$ballColl.L175]" office:value-type="string" office:string-value="0.0294" calcext:value-type="string">
            <text:p>0.0294</text:p>
          </table:table-cell>
          <table:table-cell table:style-name="ce4" table:formula="of:=((COMBIN([.F175]/2;[.J175])*COMBIN([.I175];[.K175]))^2)*COMBIN([.E175]-[.F175]-[.G175];[.D175]-2*[.J175]-2*[.K175])/COMBIN([.E175];[.D175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176]" office:value-type="string" office:string-value="2022-01-06 18:22:11.038292" calcext:value-type="string">
            <text:p>2022-01-06 18:22:11.038292</text:p>
          </table:table-cell>
          <table:table-cell table:formula="of:=[.F176]/[.E17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76]" office:value-type="float" office:value="0" calcext:value-type="float">
            <text:p>0</text:p>
          </table:table-cell>
          <table:table-cell table:style-name="ce4" table:formula="of:=((COMBIN([.F176]/2;[.J176])*COMBIN([.I176];[.K176]))^2)*COMBIN([.E176]-[.F176]-[.G176];[.D176]-2*[.J176]-2*[.K176])/COMBIN([.E176];[.D17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7]" office:value-type="string" office:string-value="Ball coll OK" calcext:value-type="string">
            <text:p>Ball coll OK</text:p>
          </table:table-cell>
          <table:table-cell table:formula="of:=[.F177]/[.E177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7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L177]" office:value-type="string" office:string-value="0.0769" calcext:value-type="string">
            <text:p>0.0769</text:p>
          </table:table-cell>
          <table:table-cell table:style-name="ce4" table:formula="of:=((COMBIN([.F177]/2;[.J177])*COMBIN([.I177];[.K177]))^2)*COMBIN([.E177]-[.F177]-[.G177];[.D177]-2*[.J177]-2*[.K177])/COMBIN([.E177];[.D177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8]" office:value-type="string" office:string-value="Ball coll OK" calcext:value-type="string">
            <text:p>Ball coll OK</text:p>
          </table:table-cell>
          <table:table-cell table:formula="of:=[.F178]/[.E17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7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8]" office:value-type="float" office:value="131" calcext:value-type="float">
            <text:p>131</text:p>
          </table:table-cell>
          <table:table-cell table:formula="of:=['file:///home/spal/Nextcloud/University.sync/Crypto/Info-Set-Dec/mceliece-isd.4.2/stats/ballColl.csv'#$ballColl.L178]" office:value-type="string" office:string-value="0.0714" calcext:value-type="string">
            <text:p>0.0714</text:p>
          </table:table-cell>
          <table:table-cell table:style-name="ce4" table:formula="of:=((COMBIN([.F178]/2;[.J178])*COMBIN([.I178];[.K178]))^2)*COMBIN([.E178]-[.F178]-[.G178];[.D178]-2*[.J178]-2*[.K178])/COMBIN([.E178];[.D178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79]" office:value-type="string" office:string-value="Ball coll OK" calcext:value-type="string">
            <text:p>Ball coll OK</text:p>
          </table:table-cell>
          <table:table-cell table:formula="of:=[.F179]/[.E17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7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9]" office:value-type="float" office:value="984" calcext:value-type="float">
            <text:p>984</text:p>
          </table:table-cell>
          <table:table-cell table:formula="of:=['file:///home/spal/Nextcloud/University.sync/Crypto/Info-Set-Dec/mceliece-isd.4.2/stats/ballColl.csv'#$ballColl.L179]" office:value-type="string" office:string-value="0.0128" calcext:value-type="string">
            <text:p>0.0128</text:p>
          </table:table-cell>
          <table:table-cell table:style-name="ce4" table:formula="of:=((COMBIN([.F179]/2;[.J179])*COMBIN([.I179];[.K179]))^2)*COMBIN([.E179]-[.F179]-[.G179];[.D179]-2*[.J179]-2*[.K179])/COMBIN([.E179];[.D179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0]" office:value-type="string" office:string-value="Ball coll OK" calcext:value-type="string">
            <text:p>Ball coll OK</text:p>
          </table:table-cell>
          <table:table-cell table:formula="of:=[.F180]/[.E18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0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180]" office:value-type="string" office:string-value="1.0" calcext:value-type="string">
            <text:p>1.0</text:p>
          </table:table-cell>
          <table:table-cell table:style-name="ce4" table:formula="of:=((COMBIN([.F180]/2;[.J180])*COMBIN([.I180];[.K180]))^2)*COMBIN([.E180]-[.F180]-[.G180];[.D180]-2*[.J180]-2*[.K180])/COMBIN([.E180];[.D180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1]" office:value-type="string" office:string-value="Ball coll OK" calcext:value-type="string">
            <text:p>Ball coll OK</text:p>
          </table:table-cell>
          <table:table-cell table:formula="of:=[.F181]/[.E18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1]" office:value-type="float" office:value="120" calcext:value-type="float">
            <text:p>120</text:p>
          </table:table-cell>
          <table:table-cell table:formula="of:=['file:///home/spal/Nextcloud/University.sync/Crypto/Info-Set-Dec/mceliece-isd.4.2/stats/ballColl.csv'#$ballColl.L181]" office:value-type="string" office:string-value="0.0714" calcext:value-type="string">
            <text:p>0.0714</text:p>
          </table:table-cell>
          <table:table-cell table:style-name="ce4" table:formula="of:=((COMBIN([.F181]/2;[.J181])*COMBIN([.I181];[.K181]))^2)*COMBIN([.E181]-[.F181]-[.G181];[.D181]-2*[.J181]-2*[.K181])/COMBIN([.E181];[.D181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2]" office:value-type="string" office:string-value="Ball coll OK" calcext:value-type="string">
            <text:p>Ball coll OK</text:p>
          </table:table-cell>
          <table:table-cell table:formula="of:=[.F182]/[.E18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8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82]" office:value-type="float" office:value="1883" calcext:value-type="float">
            <text:p>1883</text:p>
          </table:table-cell>
          <table:table-cell table:formula="of:=['file:///home/spal/Nextcloud/University.sync/Crypto/Info-Set-Dec/mceliece-isd.4.2/stats/ballColl.csv'#$ballColl.L182]" office:value-type="string" office:string-value="0.0065" calcext:value-type="string">
            <text:p>0.0065</text:p>
          </table:table-cell>
          <table:table-cell table:style-name="ce4" table:formula="of:=((COMBIN([.F182]/2;[.J182])*COMBIN([.I182];[.K182]))^2)*COMBIN([.E182]-[.F182]-[.G182];[.D182]-2*[.J182]-2*[.K182])/COMBIN([.E182];[.D182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3]" office:value-type="string" office:string-value="Ball coll OK" calcext:value-type="string">
            <text:p>Ball coll OK</text:p>
          </table:table-cell>
          <table:table-cell table:formula="of:=[.F183]/[.E183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3]" office:value-type="float" office:value="140" calcext:value-type="float">
            <text:p>140</text:p>
          </table:table-cell>
          <table:table-cell table:formula="of:=['file:///home/spal/Nextcloud/University.sync/Crypto/Info-Set-Dec/mceliece-isd.4.2/stats/ballColl.csv'#$ballColl.L183]" office:value-type="string" office:string-value="0.1429" calcext:value-type="string">
            <text:p>0.1429</text:p>
          </table:table-cell>
          <table:table-cell table:style-name="ce4" table:formula="of:=((COMBIN([.F183]/2;[.J183])*COMBIN([.I183];[.K183]))^2)*COMBIN([.E183]-[.F183]-[.G183];[.D183]-2*[.J183]-2*[.K183])/COMBIN([.E183];[.D183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4]" office:value-type="string" office:string-value="Ball coll OK" calcext:value-type="string">
            <text:p>Ball coll OK</text:p>
          </table:table-cell>
          <table:table-cell table:formula="of:=[.F184]/[.E184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8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84]" office:value-type="float" office:value="412" calcext:value-type="float">
            <text:p>412</text:p>
          </table:table-cell>
          <table:table-cell table:formula="of:=['file:///home/spal/Nextcloud/University.sync/Crypto/Info-Set-Dec/mceliece-isd.4.2/stats/ballColl.csv'#$ballColl.L184]" office:value-type="string" office:string-value="0.0357" calcext:value-type="string">
            <text:p>0.0357</text:p>
          </table:table-cell>
          <table:table-cell table:style-name="ce4" table:formula="of:=((COMBIN([.F184]/2;[.J184])*COMBIN([.I184];[.K184]))^2)*COMBIN([.E184]-[.F184]-[.G184];[.D184]-2*[.J184]-2*[.K184])/COMBIN([.E184];[.D184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5]" office:value-type="string" office:string-value="Ball coll OK" calcext:value-type="string">
            <text:p>Ball coll OK</text:p>
          </table:table-cell>
          <table:table-cell table:formula="of:=[.F185]/[.E18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8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85]" office:value-type="float" office:value="187" calcext:value-type="float">
            <text:p>187</text:p>
          </table:table-cell>
          <table:table-cell table:formula="of:=['file:///home/spal/Nextcloud/University.sync/Crypto/Info-Set-Dec/mceliece-isd.4.2/stats/ballColl.csv'#$ballColl.L185]" office:value-type="float" office:value="125" calcext:value-type="float">
            <text:p>125</text:p>
          </table:table-cell>
          <table:table-cell table:style-name="ce4" table:formula="of:=((COMBIN([.F185]/2;[.J185])*COMBIN([.I185];[.K185]))^2)*COMBIN([.E185]-[.F185]-[.G185];[.D185]-2*[.J185]-2*[.K185])/COMBIN([.E185];[.D185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6]" office:value-type="string" office:string-value="Ball coll OK" calcext:value-type="string">
            <text:p>Ball coll OK</text:p>
          </table:table-cell>
          <table:table-cell table:formula="of:=[.F186]/[.E186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6]" office:value-type="float" office:value="822" calcext:value-type="float">
            <text:p>822</text:p>
          </table:table-cell>
          <table:table-cell table:formula="of:=['file:///home/spal/Nextcloud/University.sync/Crypto/Info-Set-Dec/mceliece-isd.4.2/stats/ballColl.csv'#$ballColl.L186]" office:value-type="string" office:string-value="0.0123" calcext:value-type="string">
            <text:p>0.0123</text:p>
          </table:table-cell>
          <table:table-cell table:style-name="ce4" table:formula="of:=((COMBIN([.F186]/2;[.J186])*COMBIN([.I186];[.K186]))^2)*COMBIN([.E186]-[.F186]-[.G186];[.D186]-2*[.J186]-2*[.K186])/COMBIN([.E186];[.D186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7]" office:value-type="string" office:string-value="Ball coll OK" calcext:value-type="string">
            <text:p>Ball coll OK</text:p>
          </table:table-cell>
          <table:table-cell table:formula="of:=[.F187]/[.E187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7]" office:value-type="float" office:value="33" calcext:value-type="float">
            <text:p>33</text:p>
          </table:table-cell>
          <table:table-cell table:formula="of:=['file:///home/spal/Nextcloud/University.sync/Crypto/Info-Set-Dec/mceliece-isd.4.2/stats/ballColl.csv'#$ballColl.L187]" office:value-type="string" office:string-value="0.25" calcext:value-type="string">
            <text:p>0.25</text:p>
          </table:table-cell>
          <table:table-cell table:style-name="ce4" table:formula="of:=((COMBIN([.F187]/2;[.J187])*COMBIN([.I187];[.K187]))^2)*COMBIN([.E187]-[.F187]-[.G187];[.D187]-2*[.J187]-2*[.K187])/COMBIN([.E187];[.D187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8]" office:value-type="string" office:string-value="Ball coll OK" calcext:value-type="string">
            <text:p>Ball coll OK</text:p>
          </table:table-cell>
          <table:table-cell table:formula="of:=[.F188]/[.E18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8]" office:value-type="float" office:value="28" calcext:value-type="float">
            <text:p>28</text:p>
          </table:table-cell>
          <table:table-cell table:formula="of:=['file:///home/spal/Nextcloud/University.sync/Crypto/Info-Set-Dec/mceliece-isd.4.2/stats/ballColl.csv'#$ballColl.L188]" office:value-type="string" office:string-value="0.3333" calcext:value-type="string">
            <text:p>0.3333</text:p>
          </table:table-cell>
          <table:table-cell table:style-name="ce4" table:formula="of:=((COMBIN([.F188]/2;[.J188])*COMBIN([.I188];[.K188]))^2)*COMBIN([.E188]-[.F188]-[.G188];[.D188]-2*[.J188]-2*[.K188])/COMBIN([.E188];[.D188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89]" office:value-type="string" office:string-value="Ball coll OK" calcext:value-type="string">
            <text:p>Ball coll OK</text:p>
          </table:table-cell>
          <table:table-cell table:formula="of:=[.F189]/[.E18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8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9]" office:value-type="float" office:value="239" calcext:value-type="float">
            <text:p>239</text:p>
          </table:table-cell>
          <table:table-cell table:formula="of:=['file:///home/spal/Nextcloud/University.sync/Crypto/Info-Set-Dec/mceliece-isd.4.2/stats/ballColl.csv'#$ballColl.L189]" office:value-type="string" office:string-value="0.05" calcext:value-type="string">
            <text:p>0.05</text:p>
          </table:table-cell>
          <table:table-cell table:style-name="ce4" table:formula="of:=((COMBIN([.F189]/2;[.J189])*COMBIN([.I189];[.K189]))^2)*COMBIN([.E189]-[.F189]-[.G189];[.D189]-2*[.J189]-2*[.K189])/COMBIN([.E189];[.D189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0]" office:value-type="string" office:string-value="Ball coll OK" calcext:value-type="string">
            <text:p>Ball coll OK</text:p>
          </table:table-cell>
          <table:table-cell table:formula="of:=[.F190]/[.E19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0]" office:value-type="float" office:value="327" calcext:value-type="float">
            <text:p>327</text:p>
          </table:table-cell>
          <table:table-cell table:formula="of:=['file:///home/spal/Nextcloud/University.sync/Crypto/Info-Set-Dec/mceliece-isd.4.2/stats/ballColl.csv'#$ballColl.L190]" office:value-type="string" office:string-value="0.0345" calcext:value-type="string">
            <text:p>0.0345</text:p>
          </table:table-cell>
          <table:table-cell table:style-name="ce4" table:formula="of:=((COMBIN([.F190]/2;[.J190])*COMBIN([.I190];[.K190]))^2)*COMBIN([.E190]-[.F190]-[.G190];[.D190]-2*[.J190]-2*[.K190])/COMBIN([.E190];[.D190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1]" office:value-type="string" office:string-value="Ball coll OK" calcext:value-type="string">
            <text:p>Ball coll OK</text:p>
          </table:table-cell>
          <table:table-cell table:formula="of:=[.F191]/[.E19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1]" office:value-type="float" office:value="123" calcext:value-type="float">
            <text:p>123</text:p>
          </table:table-cell>
          <table:table-cell table:formula="of:=['file:///home/spal/Nextcloud/University.sync/Crypto/Info-Set-Dec/mceliece-isd.4.2/stats/ballColl.csv'#$ballColl.L191]" office:value-type="string" office:string-value="0.0625" calcext:value-type="string">
            <text:p>0.0625</text:p>
          </table:table-cell>
          <table:table-cell table:style-name="ce4" table:formula="of:=((COMBIN([.F191]/2;[.J191])*COMBIN([.I191];[.K191]))^2)*COMBIN([.E191]-[.F191]-[.G191];[.D191]-2*[.J191]-2*[.K191])/COMBIN([.E191];[.D191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2]" office:value-type="string" office:string-value="Ball coll OK" calcext:value-type="string">
            <text:p>Ball coll OK</text:p>
          </table:table-cell>
          <table:table-cell table:formula="of:=[.F192]/[.E19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9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92]" office:value-type="float" office:value="1133" calcext:value-type="float">
            <text:p>1133</text:p>
          </table:table-cell>
          <table:table-cell table:formula="of:=['file:///home/spal/Nextcloud/University.sync/Crypto/Info-Set-Dec/mceliece-isd.4.2/stats/ballColl.csv'#$ballColl.L192]" office:value-type="string" office:string-value="0.0088" calcext:value-type="string">
            <text:p>0.0088</text:p>
          </table:table-cell>
          <table:table-cell table:style-name="ce4" table:formula="of:=((COMBIN([.F192]/2;[.J192])*COMBIN([.I192];[.K192]))^2)*COMBIN([.E192]-[.F192]-[.G192];[.D192]-2*[.J192]-2*[.K192])/COMBIN([.E192];[.D192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3]" office:value-type="string" office:string-value="Ball coll OK" calcext:value-type="string">
            <text:p>Ball coll OK</text:p>
          </table:table-cell>
          <table:table-cell table:formula="of:=[.F193]/[.E193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3]" office:value-type="float" office:value="140" calcext:value-type="float">
            <text:p>140</text:p>
          </table:table-cell>
          <table:table-cell table:formula="of:=['file:///home/spal/Nextcloud/University.sync/Crypto/Info-Set-Dec/mceliece-isd.4.2/stats/ballColl.csv'#$ballColl.L193]" office:value-type="string" office:string-value="0.0833" calcext:value-type="string">
            <text:p>0.0833</text:p>
          </table:table-cell>
          <table:table-cell table:style-name="ce4" table:formula="of:=((COMBIN([.F193]/2;[.J193])*COMBIN([.I193];[.K193]))^2)*COMBIN([.E193]-[.F193]-[.G193];[.D193]-2*[.J193]-2*[.K193])/COMBIN([.E193];[.D193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4]" office:value-type="string" office:string-value="Ball coll OK" calcext:value-type="string">
            <text:p>Ball coll OK</text:p>
          </table:table-cell>
          <table:table-cell table:formula="of:=[.F194]/[.E194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4]" office:value-type="float" office:value="542" calcext:value-type="float">
            <text:p>542</text:p>
          </table:table-cell>
          <table:table-cell table:formula="of:=['file:///home/spal/Nextcloud/University.sync/Crypto/Info-Set-Dec/mceliece-isd.4.2/stats/ballColl.csv'#$ballColl.L194]" office:value-type="float" office:value="25" calcext:value-type="float">
            <text:p>25</text:p>
          </table:table-cell>
          <table:table-cell table:style-name="ce4" table:formula="of:=((COMBIN([.F194]/2;[.J194])*COMBIN([.I194];[.K194]))^2)*COMBIN([.E194]-[.F194]-[.G194];[.D194]-2*[.J194]-2*[.K194])/COMBIN([.E194];[.D194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5]" office:value-type="string" office:string-value="Ball coll OK" calcext:value-type="string">
            <text:p>Ball coll OK</text:p>
          </table:table-cell>
          <table:table-cell table:formula="of:=[.F195]/[.E19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5]" office:value-type="float" office:value="190" calcext:value-type="float">
            <text:p>190</text:p>
          </table:table-cell>
          <table:table-cell table:formula="of:=['file:///home/spal/Nextcloud/University.sync/Crypto/Info-Set-Dec/mceliece-isd.4.2/stats/ballColl.csv'#$ballColl.L195]" office:value-type="string" office:string-value="0.0526" calcext:value-type="string">
            <text:p>0.0526</text:p>
          </table:table-cell>
          <table:table-cell table:style-name="ce4" table:formula="of:=((COMBIN([.F195]/2;[.J195])*COMBIN([.I195];[.K195]))^2)*COMBIN([.E195]-[.F195]-[.G195];[.D195]-2*[.J195]-2*[.K195])/COMBIN([.E195];[.D195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6]" office:value-type="string" office:string-value="Ball coll OK" calcext:value-type="string">
            <text:p>Ball coll OK</text:p>
          </table:table-cell>
          <table:table-cell table:formula="of:=[.F196]/[.E196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6]" office:value-type="float" office:value="453" calcext:value-type="float">
            <text:p>453</text:p>
          </table:table-cell>
          <table:table-cell table:formula="of:=['file:///home/spal/Nextcloud/University.sync/Crypto/Info-Set-Dec/mceliece-isd.4.2/stats/ballColl.csv'#$ballColl.L196]" office:value-type="string" office:string-value="0.0208" calcext:value-type="string">
            <text:p>0.0208</text:p>
          </table:table-cell>
          <table:table-cell table:style-name="ce4" table:formula="of:=((COMBIN([.F196]/2;[.J196])*COMBIN([.I196];[.K196]))^2)*COMBIN([.E196]-[.F196]-[.G196];[.D196]-2*[.J196]-2*[.K196])/COMBIN([.E196];[.D196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7]" office:value-type="string" office:string-value="Ball coll OK" calcext:value-type="string">
            <text:p>Ball coll OK</text:p>
          </table:table-cell>
          <table:table-cell table:formula="of:=[.F197]/[.E197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7]" office:value-type="float" office:value="34" calcext:value-type="float">
            <text:p>34</text:p>
          </table:table-cell>
          <table:table-cell table:formula="of:=['file:///home/spal/Nextcloud/University.sync/Crypto/Info-Set-Dec/mceliece-isd.4.2/stats/ballColl.csv'#$ballColl.L197]" office:value-type="string" office:string-value="0.1429" calcext:value-type="string">
            <text:p>0.1429</text:p>
          </table:table-cell>
          <table:table-cell table:style-name="ce4" table:formula="of:=((COMBIN([.F197]/2;[.J197])*COMBIN([.I197];[.K197]))^2)*COMBIN([.E197]-[.F197]-[.G197];[.D197]-2*[.J197]-2*[.K197])/COMBIN([.E197];[.D197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8]" office:value-type="string" office:string-value="Ball coll OK" calcext:value-type="string">
            <text:p>Ball coll OK</text:p>
          </table:table-cell>
          <table:table-cell table:formula="of:=[.F198]/[.E19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9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98]" office:value-type="float" office:value="1684" calcext:value-type="float">
            <text:p>1684</text:p>
          </table:table-cell>
          <table:table-cell table:formula="of:=['file:///home/spal/Nextcloud/University.sync/Crypto/Info-Set-Dec/mceliece-isd.4.2/stats/ballColl.csv'#$ballColl.L198]" office:value-type="float" office:value="6" calcext:value-type="float">
            <text:p>6</text:p>
          </table:table-cell>
          <table:table-cell table:style-name="ce4" table:formula="of:=((COMBIN([.F198]/2;[.J198])*COMBIN([.I198];[.K198]))^2)*COMBIN([.E198]-[.F198]-[.G198];[.D198]-2*[.J198]-2*[.K198])/COMBIN([.E198];[.D198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199]" office:value-type="string" office:string-value="Ball coll OK" calcext:value-type="string">
            <text:p>Ball coll OK</text:p>
          </table:table-cell>
          <table:table-cell table:formula="of:=[.F199]/[.E19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19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9]" office:value-type="float" office:value="435" calcext:value-type="float">
            <text:p>435</text:p>
          </table:table-cell>
          <table:table-cell table:formula="of:=['file:///home/spal/Nextcloud/University.sync/Crypto/Info-Set-Dec/mceliece-isd.4.2/stats/ballColl.csv'#$ballColl.L199]" office:value-type="string" office:string-value="0.02" calcext:value-type="string">
            <text:p>0.02</text:p>
          </table:table-cell>
          <table:table-cell table:style-name="ce4" table:formula="of:=((COMBIN([.F199]/2;[.J199])*COMBIN([.I199];[.K199]))^2)*COMBIN([.E199]-[.F199]-[.G199];[.D199]-2*[.J199]-2*[.K199])/COMBIN([.E199];[.D199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0]" office:value-type="string" office:string-value="Ball coll OK" calcext:value-type="string">
            <text:p>Ball coll OK</text:p>
          </table:table-cell>
          <table:table-cell table:formula="of:=[.F200]/[.E20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0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00]" office:value-type="float" office:value="404" calcext:value-type="float">
            <text:p>404</text:p>
          </table:table-cell>
          <table:table-cell table:formula="of:=['file:///home/spal/Nextcloud/University.sync/Crypto/Info-Set-Dec/mceliece-isd.4.2/stats/ballColl.csv'#$ballColl.L200]" office:value-type="string" office:string-value="0.0244" calcext:value-type="string">
            <text:p>0.0244</text:p>
          </table:table-cell>
          <table:table-cell table:style-name="ce4" table:formula="of:=((COMBIN([.F200]/2;[.J200])*COMBIN([.I200];[.K200]))^2)*COMBIN([.E200]-[.F200]-[.G200];[.D200]-2*[.J200]-2*[.K200])/COMBIN([.E200];[.D200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1]" office:value-type="string" office:string-value="Ball coll OK" calcext:value-type="string">
            <text:p>Ball coll OK</text:p>
          </table:table-cell>
          <table:table-cell table:formula="of:=[.F201]/[.E20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1]" office:value-type="float" office:value="322" calcext:value-type="float">
            <text:p>322</text:p>
          </table:table-cell>
          <table:table-cell table:formula="of:=['file:///home/spal/Nextcloud/University.sync/Crypto/Info-Set-Dec/mceliece-isd.4.2/stats/ballColl.csv'#$ballColl.L201]" office:value-type="string" office:string-value="0.0357" calcext:value-type="string">
            <text:p>0.0357</text:p>
          </table:table-cell>
          <table:table-cell table:style-name="ce4" table:formula="of:=((COMBIN([.F201]/2;[.J201])*COMBIN([.I201];[.K201]))^2)*COMBIN([.E201]-[.F201]-[.G201];[.D201]-2*[.J201]-2*[.K201])/COMBIN([.E201];[.D201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2]" office:value-type="string" office:string-value="Ball coll OK" calcext:value-type="string">
            <text:p>Ball coll OK</text:p>
          </table:table-cell>
          <table:table-cell table:formula="of:=[.F202]/[.E20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L202]" office:value-type="string" office:string-value="0.1429" calcext:value-type="string">
            <text:p>0.1429</text:p>
          </table:table-cell>
          <table:table-cell table:style-name="ce4" table:formula="of:=((COMBIN([.F202]/2;[.J202])*COMBIN([.I202];[.K202]))^2)*COMBIN([.E202]-[.F202]-[.G202];[.D202]-2*[.J202]-2*[.K202])/COMBIN([.E202];[.D202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3]" office:value-type="string" office:string-value="Ball coll OK" calcext:value-type="string">
            <text:p>Ball coll OK</text:p>
          </table:table-cell>
          <table:table-cell table:formula="of:=[.F203]/[.E203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3]" office:value-type="float" office:value="487" calcext:value-type="float">
            <text:p>487</text:p>
          </table:table-cell>
          <table:table-cell table:formula="of:=['file:///home/spal/Nextcloud/University.sync/Crypto/Info-Set-Dec/mceliece-isd.4.2/stats/ballColl.csv'#$ballColl.L203]" office:value-type="string" office:string-value="0.0222" calcext:value-type="string">
            <text:p>0.0222</text:p>
          </table:table-cell>
          <table:table-cell table:style-name="ce4" table:formula="of:=((COMBIN([.F203]/2;[.J203])*COMBIN([.I203];[.K203]))^2)*COMBIN([.E203]-[.F203]-[.G203];[.D203]-2*[.J203]-2*[.K203])/COMBIN([.E203];[.D203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4]" office:value-type="string" office:string-value="Ball coll OK" calcext:value-type="string">
            <text:p>Ball coll OK</text:p>
          </table:table-cell>
          <table:table-cell table:formula="of:=[.F204]/[.E204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L204]" office:value-type="string" office:string-value="0.5" calcext:value-type="string">
            <text:p>0.5</text:p>
          </table:table-cell>
          <table:table-cell table:style-name="ce4" table:formula="of:=((COMBIN([.F204]/2;[.J204])*COMBIN([.I204];[.K204]))^2)*COMBIN([.E204]-[.F204]-[.G204];[.D204]-2*[.J204]-2*[.K204])/COMBIN([.E204];[.D204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5]" office:value-type="string" office:string-value="Ball coll OK" calcext:value-type="string">
            <text:p>Ball coll OK</text:p>
          </table:table-cell>
          <table:table-cell table:formula="of:=[.F205]/[.E20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5]" office:value-type="float" office:value="239" calcext:value-type="float">
            <text:p>239</text:p>
          </table:table-cell>
          <table:table-cell table:formula="of:=['file:///home/spal/Nextcloud/University.sync/Crypto/Info-Set-Dec/mceliece-isd.4.2/stats/ballColl.csv'#$ballColl.L205]" office:value-type="string" office:string-value="0.04" calcext:value-type="string">
            <text:p>0.04</text:p>
          </table:table-cell>
          <table:table-cell table:style-name="ce4" table:formula="of:=((COMBIN([.F205]/2;[.J205])*COMBIN([.I205];[.K205]))^2)*COMBIN([.E205]-[.F205]-[.G205];[.D205]-2*[.J205]-2*[.K205])/COMBIN([.E205];[.D205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6]" office:value-type="string" office:string-value="Ball coll OK" calcext:value-type="string">
            <text:p>Ball coll OK</text:p>
          </table:table-cell>
          <table:table-cell table:formula="of:=[.F206]/[.E206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6]" office:value-type="float" office:value="317" calcext:value-type="float">
            <text:p>317</text:p>
          </table:table-cell>
          <table:table-cell table:formula="of:=['file:///home/spal/Nextcloud/University.sync/Crypto/Info-Set-Dec/mceliece-isd.4.2/stats/ballColl.csv'#$ballColl.L206]" office:value-type="string" office:string-value="0.0303" calcext:value-type="string">
            <text:p>0.0303</text:p>
          </table:table-cell>
          <table:table-cell table:style-name="ce4" table:formula="of:=((COMBIN([.F206]/2;[.J206])*COMBIN([.I206];[.K206]))^2)*COMBIN([.E206]-[.F206]-[.G206];[.D206]-2*[.J206]-2*[.K206])/COMBIN([.E206];[.D206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7]" office:value-type="string" office:string-value="Ball coll OK" calcext:value-type="string">
            <text:p>Ball coll OK</text:p>
          </table:table-cell>
          <table:table-cell table:formula="of:=[.F207]/[.E207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7]" office:value-type="float" office:value="178" calcext:value-type="float">
            <text:p>178</text:p>
          </table:table-cell>
          <table:table-cell table:formula="of:=['file:///home/spal/Nextcloud/University.sync/Crypto/Info-Set-Dec/mceliece-isd.4.2/stats/ballColl.csv'#$ballColl.L207]" office:value-type="string" office:string-value="0.0526" calcext:value-type="string">
            <text:p>0.0526</text:p>
          </table:table-cell>
          <table:table-cell table:style-name="ce4" table:formula="of:=((COMBIN([.F207]/2;[.J207])*COMBIN([.I207];[.K207]))^2)*COMBIN([.E207]-[.F207]-[.G207];[.D207]-2*[.J207]-2*[.K207])/COMBIN([.E207];[.D207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8]" office:value-type="string" office:string-value="Ball coll OK" calcext:value-type="string">
            <text:p>Ball coll OK</text:p>
          </table:table-cell>
          <table:table-cell table:formula="of:=[.F208]/[.E20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8]" office:value-type="float" office:value="167" calcext:value-type="float">
            <text:p>167</text:p>
          </table:table-cell>
          <table:table-cell table:formula="of:=['file:///home/spal/Nextcloud/University.sync/Crypto/Info-Set-Dec/mceliece-isd.4.2/stats/ballColl.csv'#$ballColl.L208]" office:value-type="string" office:string-value="0.0714" calcext:value-type="string">
            <text:p>0.0714</text:p>
          </table:table-cell>
          <table:table-cell table:style-name="ce4" table:formula="of:=((COMBIN([.F208]/2;[.J208])*COMBIN([.I208];[.K208]))^2)*COMBIN([.E208]-[.F208]-[.G208];[.D208]-2*[.J208]-2*[.K208])/COMBIN([.E208];[.D208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09]" office:value-type="string" office:string-value="Ball coll OK" calcext:value-type="string">
            <text:p>Ball coll OK</text:p>
          </table:table-cell>
          <table:table-cell table:formula="of:=[.F209]/[.E20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0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9]" office:value-type="float" office:value="424" calcext:value-type="float">
            <text:p>424</text:p>
          </table:table-cell>
          <table:table-cell table:formula="of:=['file:///home/spal/Nextcloud/University.sync/Crypto/Info-Set-Dec/mceliece-isd.4.2/stats/ballColl.csv'#$ballColl.L209]" office:value-type="string" office:string-value="0.0227" calcext:value-type="string">
            <text:p>0.0227</text:p>
          </table:table-cell>
          <table:table-cell table:style-name="ce4" table:formula="of:=((COMBIN([.F209]/2;[.J209])*COMBIN([.I209];[.K209]))^2)*COMBIN([.E209]-[.F209]-[.G209];[.D209]-2*[.J209]-2*[.K209])/COMBIN([.E209];[.D209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0]" office:value-type="string" office:string-value="Ball coll OK" calcext:value-type="string">
            <text:p>Ball coll OK</text:p>
          </table:table-cell>
          <table:table-cell table:formula="of:=[.F210]/[.E21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0]" office:value-type="float" office:value="124" calcext:value-type="float">
            <text:p>124</text:p>
          </table:table-cell>
          <table:table-cell table:formula="of:=['file:///home/spal/Nextcloud/University.sync/Crypto/Info-Set-Dec/mceliece-isd.4.2/stats/ballColl.csv'#$ballColl.L210]" office:value-type="string" office:string-value="0.1" calcext:value-type="string">
            <text:p>0.1</text:p>
          </table:table-cell>
          <table:table-cell table:style-name="ce4" table:formula="of:=((COMBIN([.F210]/2;[.J210])*COMBIN([.I210];[.K210]))^2)*COMBIN([.E210]-[.F210]-[.G210];[.D210]-2*[.J210]-2*[.K210])/COMBIN([.E210];[.D210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1]" office:value-type="string" office:string-value="Ball coll OK" calcext:value-type="string">
            <text:p>Ball coll OK</text:p>
          </table:table-cell>
          <table:table-cell table:formula="of:=[.F211]/[.E21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1]" office:value-type="float" office:value="37" calcext:value-type="float">
            <text:p>37</text:p>
          </table:table-cell>
          <table:table-cell table:formula="of:=['file:///home/spal/Nextcloud/University.sync/Crypto/Info-Set-Dec/mceliece-isd.4.2/stats/ballColl.csv'#$ballColl.L211]" office:value-type="string" office:string-value="1.0" calcext:value-type="string">
            <text:p>1.0</text:p>
          </table:table-cell>
          <table:table-cell table:style-name="ce4" table:formula="of:=((COMBIN([.F211]/2;[.J211])*COMBIN([.I211];[.K211]))^2)*COMBIN([.E211]-[.F211]-[.G211];[.D211]-2*[.J211]-2*[.K211])/COMBIN([.E211];[.D211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2]" office:value-type="string" office:string-value="Ball coll OK" calcext:value-type="string">
            <text:p>Ball coll OK</text:p>
          </table:table-cell>
          <table:table-cell table:formula="of:=[.F212]/[.E21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2]" office:value-type="float" office:value="162" calcext:value-type="float">
            <text:p>162</text:p>
          </table:table-cell>
          <table:table-cell table:formula="of:=['file:///home/spal/Nextcloud/University.sync/Crypto/Info-Set-Dec/mceliece-isd.4.2/stats/ballColl.csv'#$ballColl.L212]" office:value-type="string" office:string-value="0.0556" calcext:value-type="string">
            <text:p>0.0556</text:p>
          </table:table-cell>
          <table:table-cell table:style-name="ce4" table:formula="of:=((COMBIN([.F212]/2;[.J212])*COMBIN([.I212];[.K212]))^2)*COMBIN([.E212]-[.F212]-[.G212];[.D212]-2*[.J212]-2*[.K212])/COMBIN([.E212];[.D212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3]" office:value-type="string" office:string-value="Ball coll OK" calcext:value-type="string">
            <text:p>Ball coll OK</text:p>
          </table:table-cell>
          <table:table-cell table:formula="of:=[.F213]/[.E213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3]" office:value-type="float" office:value="129" calcext:value-type="float">
            <text:p>129</text:p>
          </table:table-cell>
          <table:table-cell table:formula="of:=['file:///home/spal/Nextcloud/University.sync/Crypto/Info-Set-Dec/mceliece-isd.4.2/stats/ballColl.csv'#$ballColl.L213]" office:value-type="string" office:string-value="0.1111" calcext:value-type="string">
            <text:p>0.1111</text:p>
          </table:table-cell>
          <table:table-cell table:style-name="ce4" table:formula="of:=((COMBIN([.F213]/2;[.J213])*COMBIN([.I213];[.K213]))^2)*COMBIN([.E213]-[.F213]-[.G213];[.D213]-2*[.J213]-2*[.K213])/COMBIN([.E213];[.D213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4]" office:value-type="string" office:string-value="Ball coll OK" calcext:value-type="string">
            <text:p>Ball coll OK</text:p>
          </table:table-cell>
          <table:table-cell table:formula="of:=[.F214]/[.E214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1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14]" office:value-type="float" office:value="2505" calcext:value-type="float">
            <text:p>2505</text:p>
          </table:table-cell>
          <table:table-cell table:formula="of:=['file:///home/spal/Nextcloud/University.sync/Crypto/Info-Set-Dec/mceliece-isd.4.2/stats/ballColl.csv'#$ballColl.L214]" office:value-type="string" office:string-value="0.0042" calcext:value-type="string">
            <text:p>0.0042</text:p>
          </table:table-cell>
          <table:table-cell table:style-name="ce4" table:formula="of:=((COMBIN([.F214]/2;[.J214])*COMBIN([.I214];[.K214]))^2)*COMBIN([.E214]-[.F214]-[.G214];[.D214]-2*[.J214]-2*[.K214])/COMBIN([.E214];[.D214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5]" office:value-type="string" office:string-value="Ball coll OK" calcext:value-type="string">
            <text:p>Ball coll OK</text:p>
          </table:table-cell>
          <table:table-cell table:formula="of:=[.F215]/[.E21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5]" office:value-type="float" office:value="476" calcext:value-type="float">
            <text:p>476</text:p>
          </table:table-cell>
          <table:table-cell table:formula="of:=['file:///home/spal/Nextcloud/University.sync/Crypto/Info-Set-Dec/mceliece-isd.4.2/stats/ballColl.csv'#$ballColl.L215]" office:value-type="string" office:string-value="0.0208" calcext:value-type="string">
            <text:p>0.0208</text:p>
          </table:table-cell>
          <table:table-cell table:style-name="ce4" table:formula="of:=((COMBIN([.F215]/2;[.J215])*COMBIN([.I215];[.K215]))^2)*COMBIN([.E215]-[.F215]-[.G215];[.D215]-2*[.J215]-2*[.K215])/COMBIN([.E215];[.D215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6]" office:value-type="string" office:string-value="Ball coll OK" calcext:value-type="string">
            <text:p>Ball coll OK</text:p>
          </table:table-cell>
          <table:table-cell table:formula="of:=[.F216]/[.E216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6]" office:value-type="float" office:value="70" calcext:value-type="float">
            <text:p>70</text:p>
          </table:table-cell>
          <table:table-cell table:formula="of:=['file:///home/spal/Nextcloud/University.sync/Crypto/Info-Set-Dec/mceliece-isd.4.2/stats/ballColl.csv'#$ballColl.L216]" office:value-type="string" office:string-value="0.1667" calcext:value-type="string">
            <text:p>0.1667</text:p>
          </table:table-cell>
          <table:table-cell table:style-name="ce4" table:formula="of:=((COMBIN([.F216]/2;[.J216])*COMBIN([.I216];[.K216]))^2)*COMBIN([.E216]-[.F216]-[.G216];[.D216]-2*[.J216]-2*[.K216])/COMBIN([.E216];[.D216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7]" office:value-type="string" office:string-value="Ball coll OK" calcext:value-type="string">
            <text:p>Ball coll OK</text:p>
          </table:table-cell>
          <table:table-cell table:formula="of:=[.F217]/[.E217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7]" office:value-type="float" office:value="132" calcext:value-type="float">
            <text:p>132</text:p>
          </table:table-cell>
          <table:table-cell table:formula="of:=['file:///home/spal/Nextcloud/University.sync/Crypto/Info-Set-Dec/mceliece-isd.4.2/stats/ballColl.csv'#$ballColl.L217]" office:value-type="string" office:string-value="0.0588" calcext:value-type="string">
            <text:p>0.0588</text:p>
          </table:table-cell>
          <table:table-cell table:style-name="ce4" table:formula="of:=((COMBIN([.F217]/2;[.J217])*COMBIN([.I217];[.K217]))^2)*COMBIN([.E217]-[.F217]-[.G217];[.D217]-2*[.J217]-2*[.K217])/COMBIN([.E217];[.D217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8]" office:value-type="string" office:string-value="Ball coll OK" calcext:value-type="string">
            <text:p>Ball coll OK</text:p>
          </table:table-cell>
          <table:table-cell table:formula="of:=[.F218]/[.E21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8]" office:value-type="float" office:value="70" calcext:value-type="float">
            <text:p>70</text:p>
          </table:table-cell>
          <table:table-cell table:formula="of:=['file:///home/spal/Nextcloud/University.sync/Crypto/Info-Set-Dec/mceliece-isd.4.2/stats/ballColl.csv'#$ballColl.L218]" office:value-type="float" office:value="125" calcext:value-type="float">
            <text:p>125</text:p>
          </table:table-cell>
          <table:table-cell table:style-name="ce4" table:formula="of:=((COMBIN([.F218]/2;[.J218])*COMBIN([.I218];[.K218]))^2)*COMBIN([.E218]-[.F218]-[.G218];[.D218]-2*[.J218]-2*[.K218])/COMBIN([.E218];[.D218])" office:value-type="float" office:value="0.145425700687467" calcext:value-type="float">
            <text:p>0,14542570068746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19]" office:value-type="string" office:string-value="Ball coll OK" calcext:value-type="string">
            <text:p>Ball coll OK</text:p>
          </table:table-cell>
          <table:table-cell table:formula="of:=[.F219]/[.E21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1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9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1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9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1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19]" office:value-type="float" office:value="1440" calcext:value-type="float">
            <text:p>1440</text:p>
          </table:table-cell>
          <table:table-cell table:formula="of:=['file:///home/spal/Nextcloud/University.sync/Crypto/Info-Set-Dec/mceliece-isd.4.2/stats/ballColl.csv'#$ballColl.L219]" office:value-type="string" office:string-value="0.0072" calcext:value-type="string">
            <text:p>0.0072</text:p>
          </table:table-cell>
          <table:table-cell table:style-name="ce4" table:formula="of:=((COMBIN([.F219]/2;[.J219])*COMBIN([.I219];[.K219]))^2)*COMBIN([.E219]-[.F219]-[.G219];[.D219]-2*[.J219]-2*[.K219])/COMBIN([.E219];[.D219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0]" office:value-type="string" office:string-value="Ball coll OK" calcext:value-type="string">
            <text:p>Ball coll OK</text:p>
          </table:table-cell>
          <table:table-cell table:formula="of:=[.F220]/[.E22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220]" office:value-type="string" office:string-value="0.1667" calcext:value-type="string">
            <text:p>0.1667</text:p>
          </table:table-cell>
          <table:table-cell table:style-name="ce4" table:formula="of:=((COMBIN([.F220]/2;[.J220])*COMBIN([.I220];[.K220]))^2)*COMBIN([.E220]-[.F220]-[.G220];[.D220]-2*[.J220]-2*[.K220])/COMBIN([.E220];[.D220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1]" office:value-type="string" office:string-value="Ball coll OK" calcext:value-type="string">
            <text:p>Ball coll OK</text:p>
          </table:table-cell>
          <table:table-cell table:formula="of:=[.F221]/[.E22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1]" office:value-type="float" office:value="39" calcext:value-type="float">
            <text:p>39</text:p>
          </table:table-cell>
          <table:table-cell table:formula="of:=['file:///home/spal/Nextcloud/University.sync/Crypto/Info-Set-Dec/mceliece-isd.4.2/stats/ballColl.csv'#$ballColl.L221]" office:value-type="string" office:string-value="0.5" calcext:value-type="string">
            <text:p>0.5</text:p>
          </table:table-cell>
          <table:table-cell table:style-name="ce4" table:formula="of:=((COMBIN([.F221]/2;[.J221])*COMBIN([.I221];[.K221]))^2)*COMBIN([.E221]-[.F221]-[.G221];[.D221]-2*[.J221]-2*[.K221])/COMBIN([.E221];[.D221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2]" office:value-type="string" office:string-value="Ball coll OK" calcext:value-type="string">
            <text:p>Ball coll OK</text:p>
          </table:table-cell>
          <table:table-cell table:formula="of:=[.F222]/[.E22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2]" office:value-type="float" office:value="551" calcext:value-type="float">
            <text:p>551</text:p>
          </table:table-cell>
          <table:table-cell table:formula="of:=['file:///home/spal/Nextcloud/University.sync/Crypto/Info-Set-Dec/mceliece-isd.4.2/stats/ballColl.csv'#$ballColl.L222]" office:value-type="string" office:string-value="0.0189" calcext:value-type="string">
            <text:p>0.0189</text:p>
          </table:table-cell>
          <table:table-cell table:style-name="ce4" table:formula="of:=((COMBIN([.F222]/2;[.J222])*COMBIN([.I222];[.K222]))^2)*COMBIN([.E222]-[.F222]-[.G222];[.D222]-2*[.J222]-2*[.K222])/COMBIN([.E222];[.D222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3]" office:value-type="string" office:string-value="Ball coll OK" calcext:value-type="string">
            <text:p>Ball coll OK</text:p>
          </table:table-cell>
          <table:table-cell table:formula="of:=[.F223]/[.E223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3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3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3]" office:value-type="float" office:value="107" calcext:value-type="float">
            <text:p>107</text:p>
          </table:table-cell>
          <table:table-cell table:formula="of:=['file:///home/spal/Nextcloud/University.sync/Crypto/Info-Set-Dec/mceliece-isd.4.2/stats/ballColl.csv'#$ballColl.L223]" office:value-type="float" office:value="125" calcext:value-type="float">
            <text:p>125</text:p>
          </table:table-cell>
          <table:table-cell table:style-name="ce4" table:formula="of:=((COMBIN([.F223]/2;[.J223])*COMBIN([.I223];[.K223]))^2)*COMBIN([.E223]-[.F223]-[.G223];[.D223]-2*[.J223]-2*[.K223])/COMBIN([.E223];[.D223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4]" office:value-type="string" office:string-value="Ball coll OK" calcext:value-type="string">
            <text:p>Ball coll OK</text:p>
          </table:table-cell>
          <table:table-cell table:formula="of:=[.F224]/[.E224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4]" office:value-type="float" office:value="1103" calcext:value-type="float">
            <text:p>1103</text:p>
          </table:table-cell>
          <table:table-cell table:formula="of:=['file:///home/spal/Nextcloud/University.sync/Crypto/Info-Set-Dec/mceliece-isd.4.2/stats/ballColl.csv'#$ballColl.L224]" office:value-type="string" office:string-value="0.0128" calcext:value-type="string">
            <text:p>0.0128</text:p>
          </table:table-cell>
          <table:table-cell table:style-name="ce4" table:formula="of:=((COMBIN([.F224]/2;[.J224])*COMBIN([.I224];[.K224]))^2)*COMBIN([.E224]-[.F224]-[.G224];[.D224]-2*[.J224]-2*[.K224])/COMBIN([.E224];[.D224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5]" office:value-type="string" office:string-value="Ball coll OK" calcext:value-type="string">
            <text:p>Ball coll OK</text:p>
          </table:table-cell>
          <table:table-cell table:formula="of:=[.F225]/[.E22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5]" office:value-type="float" office:value="990" calcext:value-type="float">
            <text:p>990</text:p>
          </table:table-cell>
          <table:table-cell table:formula="of:=['file:///home/spal/Nextcloud/University.sync/Crypto/Info-Set-Dec/mceliece-isd.4.2/stats/ballColl.csv'#$ballColl.L225]" office:value-type="string" office:string-value="0.0105" calcext:value-type="string">
            <text:p>0.0105</text:p>
          </table:table-cell>
          <table:table-cell table:style-name="ce4" table:formula="of:=((COMBIN([.F225]/2;[.J225])*COMBIN([.I225];[.K225]))^2)*COMBIN([.E225]-[.F225]-[.G225];[.D225]-2*[.J225]-2*[.K225])/COMBIN([.E225];[.D225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6]" office:value-type="string" office:string-value="Ball coll OK" calcext:value-type="string">
            <text:p>Ball coll OK</text:p>
          </table:table-cell>
          <table:table-cell table:formula="of:=[.F226]/[.E226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6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6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6]" office:value-type="float" office:value="1267" calcext:value-type="float">
            <text:p>1267</text:p>
          </table:table-cell>
          <table:table-cell table:formula="of:=['file:///home/spal/Nextcloud/University.sync/Crypto/Info-Set-Dec/mceliece-isd.4.2/stats/ballColl.csv'#$ballColl.L226]" office:value-type="string" office:string-value="0.0103" calcext:value-type="string">
            <text:p>0.0103</text:p>
          </table:table-cell>
          <table:table-cell table:style-name="ce4" table:formula="of:=((COMBIN([.F226]/2;[.J226])*COMBIN([.I226];[.K226]))^2)*COMBIN([.E226]-[.F226]-[.G226];[.D226]-2*[.J226]-2*[.K226])/COMBIN([.E226];[.D226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7]" office:value-type="string" office:string-value="Ball coll OK" calcext:value-type="string">
            <text:p>Ball coll OK</text:p>
          </table:table-cell>
          <table:table-cell table:formula="of:=[.F227]/[.E227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7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7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7]" office:value-type="float" office:value="915" calcext:value-type="float">
            <text:p>915</text:p>
          </table:table-cell>
          <table:table-cell table:formula="of:=['file:///home/spal/Nextcloud/University.sync/Crypto/Info-Set-Dec/mceliece-isd.4.2/stats/ballColl.csv'#$ballColl.L227]" office:value-type="string" office:string-value="0.0111" calcext:value-type="string">
            <text:p>0.0111</text:p>
          </table:table-cell>
          <table:table-cell table:style-name="ce4" table:formula="of:=((COMBIN([.F227]/2;[.J227])*COMBIN([.I227];[.K227]))^2)*COMBIN([.E227]-[.F227]-[.G227];[.D227]-2*[.J227]-2*[.K227])/COMBIN([.E227];[.D227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8]" office:value-type="string" office:string-value="Ball coll OK" calcext:value-type="string">
            <text:p>Ball coll OK</text:p>
          </table:table-cell>
          <table:table-cell table:formula="of:=[.F228]/[.E22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8]" office:value-type="float" office:value="190" calcext:value-type="float">
            <text:p>190</text:p>
          </table:table-cell>
          <table:table-cell table:formula="of:=['file:///home/spal/Nextcloud/University.sync/Crypto/Info-Set-Dec/mceliece-isd.4.2/stats/ballColl.csv'#$ballColl.L228]" office:value-type="string" office:string-value="0.0556" calcext:value-type="string">
            <text:p>0.0556</text:p>
          </table:table-cell>
          <table:table-cell table:style-name="ce4" table:formula="of:=((COMBIN([.F228]/2;[.J228])*COMBIN([.I228];[.K228]))^2)*COMBIN([.E228]-[.F228]-[.G228];[.D228]-2*[.J228]-2*[.K228])/COMBIN([.E228];[.D228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29]" office:value-type="string" office:string-value="Ball coll OK" calcext:value-type="string">
            <text:p>Ball coll OK</text:p>
          </table:table-cell>
          <table:table-cell table:formula="of:=[.F229]/[.E22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2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9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9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9]" office:value-type="float" office:value="2375" calcext:value-type="float">
            <text:p>2375</text:p>
          </table:table-cell>
          <table:table-cell table:formula="of:=['file:///home/spal/Nextcloud/University.sync/Crypto/Info-Set-Dec/mceliece-isd.4.2/stats/ballColl.csv'#$ballColl.L229]" office:value-type="string" office:string-value="0.0047" calcext:value-type="string">
            <text:p>0.0047</text:p>
          </table:table-cell>
          <table:table-cell table:style-name="ce4" table:formula="of:=((COMBIN([.F229]/2;[.J229])*COMBIN([.I229];[.K229]))^2)*COMBIN([.E229]-[.F229]-[.G229];[.D229]-2*[.J229]-2*[.K229])/COMBIN([.E229];[.D229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0]" office:value-type="string" office:string-value="Ball coll OK" calcext:value-type="string">
            <text:p>Ball coll OK</text:p>
          </table:table-cell>
          <table:table-cell table:formula="of:=[.F230]/[.E23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3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0]" office:value-type="float" office:value="1298" calcext:value-type="float">
            <text:p>1298</text:p>
          </table:table-cell>
          <table:table-cell table:formula="of:=['file:///home/spal/Nextcloud/University.sync/Crypto/Info-Set-Dec/mceliece-isd.4.2/stats/ballColl.csv'#$ballColl.L230]" office:value-type="string" office:string-value="0.0088" calcext:value-type="string">
            <text:p>0.0088</text:p>
          </table:table-cell>
          <table:table-cell table:style-name="ce4" table:formula="of:=((COMBIN([.F230]/2;[.J230])*COMBIN([.I230];[.K230]))^2)*COMBIN([.E230]-[.F230]-[.G230];[.D230]-2*[.J230]-2*[.K230])/COMBIN([.E230];[.D230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1]" office:value-type="string" office:string-value="Ball coll OK" calcext:value-type="string">
            <text:p>Ball coll OK</text:p>
          </table:table-cell>
          <table:table-cell table:formula="of:=[.F231]/[.E23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3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1]" office:value-type="float" office:value="159" calcext:value-type="float">
            <text:p>159</text:p>
          </table:table-cell>
          <table:table-cell table:formula="of:=['file:///home/spal/Nextcloud/University.sync/Crypto/Info-Set-Dec/mceliece-isd.4.2/stats/ballColl.csv'#$ballColl.L231]" office:value-type="float" office:value="125" calcext:value-type="float">
            <text:p>125</text:p>
          </table:table-cell>
          <table:table-cell table:style-name="ce4" table:formula="of:=((COMBIN([.F231]/2;[.J231])*COMBIN([.I231];[.K231]))^2)*COMBIN([.E231]-[.F231]-[.G231];[.D231]-2*[.J231]-2*[.K231])/COMBIN([.E231];[.D231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2]" office:value-type="string" office:string-value="Ball coll OK" calcext:value-type="string">
            <text:p>Ball coll OK</text:p>
          </table:table-cell>
          <table:table-cell table:formula="of:=[.F232]/[.E23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3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2]" office:value-type="float" office:value="1397" calcext:value-type="float">
            <text:p>1397</text:p>
          </table:table-cell>
          <table:table-cell table:formula="of:=['file:///home/spal/Nextcloud/University.sync/Crypto/Info-Set-Dec/mceliece-isd.4.2/stats/ballColl.csv'#$ballColl.L232]" office:value-type="string" office:string-value="0.0089" calcext:value-type="string">
            <text:p>0.0089</text:p>
          </table:table-cell>
          <table:table-cell table:style-name="ce4" table:formula="of:=((COMBIN([.F232]/2;[.J232])*COMBIN([.I232];[.K232]))^2)*COMBIN([.E232]-[.F232]-[.G232];[.D232]-2*[.J232]-2*[.K232])/COMBIN([.E232];[.D232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33]" office:value-type="string" office:string-value="2022-01-07 00:24:52.540774" calcext:value-type="string">
            <text:p>2022-01-07 00:24:52.540774</text:p>
          </table:table-cell>
          <table:table-cell table:formula="of:=[.F233]/[.E23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33]" office:value-type="float" office:value="0" calcext:value-type="float">
            <text:p>0</text:p>
          </table:table-cell>
          <table:table-cell table:style-name="ce4" table:formula="of:=((COMBIN([.F233]/2;[.J233])*COMBIN([.I233];[.K233]))^2)*COMBIN([.E233]-[.F233]-[.G233];[.D233]-2*[.J233]-2*[.K233])/COMBIN([.E233];[.D23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34]" office:value-type="string" office:string-value="2022-01-07 00:26:50.847201" calcext:value-type="string">
            <text:p>2022-01-07 00:26:50.847201</text:p>
          </table:table-cell>
          <table:table-cell table:formula="of:=[.F234]/[.E23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34]" office:value-type="float" office:value="0" calcext:value-type="float">
            <text:p>0</text:p>
          </table:table-cell>
          <table:table-cell table:style-name="ce4" table:formula="of:=((COMBIN([.F234]/2;[.J234])*COMBIN([.I234];[.K234]))^2)*COMBIN([.E234]-[.F234]-[.G234];[.D234]-2*[.J234]-2*[.K234])/COMBIN([.E234];[.D23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5]" office:value-type="string" office:string-value="Ball coll OK" calcext:value-type="string">
            <text:p>Ball coll OK</text:p>
          </table:table-cell>
          <table:table-cell table:formula="of:=[.F235]/[.E23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3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5]" office:value-type="float" office:value="2654" calcext:value-type="float">
            <text:p>2654</text:p>
          </table:table-cell>
          <table:table-cell table:formula="of:=['file:///home/spal/Nextcloud/University.sync/Crypto/Info-Set-Dec/mceliece-isd.4.2/stats/ballColl.csv'#$ballColl.L235]" office:value-type="string" office:string-value="0.0043" calcext:value-type="string">
            <text:p>0.0043</text:p>
          </table:table-cell>
          <table:table-cell table:style-name="ce4" table:formula="of:=((COMBIN([.F235]/2;[.J235])*COMBIN([.I235];[.K235]))^2)*COMBIN([.E235]-[.F235]-[.G235];[.D235]-2*[.J235]-2*[.K235])/COMBIN([.E235];[.D235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6]" office:value-type="string" office:string-value="Ball coll OK" calcext:value-type="string">
            <text:p>Ball coll OK</text:p>
          </table:table-cell>
          <table:table-cell table:formula="of:=[.F236]/[.E236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3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3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6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3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36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3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6]" office:value-type="float" office:value="1109" calcext:value-type="float">
            <text:p>1109</text:p>
          </table:table-cell>
          <table:table-cell table:formula="of:=['file:///home/spal/Nextcloud/University.sync/Crypto/Info-Set-Dec/mceliece-isd.4.2/stats/ballColl.csv'#$ballColl.L236]" office:value-type="string" office:string-value="0.0" calcext:value-type="string">
            <text:p>0.0</text:p>
          </table:table-cell>
          <table:table-cell table:style-name="ce4" table:formula="of:=((COMBIN([.F236]/2;[.J236])*COMBIN([.I236];[.K236]))^2)*COMBIN([.E236]-[.F236]-[.G236];[.D236]-2*[.J236]-2*[.K236])/COMBIN([.E236];[.D236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7]" office:value-type="string" office:string-value="Ball coll OK" calcext:value-type="string">
            <text:p>Ball coll OK</text:p>
          </table:table-cell>
          <table:table-cell table:formula="of:=[.F237]/[.E237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3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3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3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3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3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3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7]" office:value-type="float" office:value="758" calcext:value-type="float">
            <text:p>758</text:p>
          </table:table-cell>
          <table:table-cell table:formula="of:=['file:///home/spal/Nextcloud/University.sync/Crypto/Info-Set-Dec/mceliece-isd.4.2/stats/ballColl.csv'#$ballColl.L237]" office:value-type="string" office:string-value="0.0001" calcext:value-type="string">
            <text:p>0.0001</text:p>
          </table:table-cell>
          <table:table-cell table:style-name="ce4" table:formula="of:=((COMBIN([.F237]/2;[.J237])*COMBIN([.I237];[.K237]))^2)*COMBIN([.E237]-[.F237]-[.G237];[.D237]-2*[.J237]-2*[.K237])/COMBIN([.E237];[.D237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8]" office:value-type="string" office:string-value="Ball coll OK" calcext:value-type="string">
            <text:p>Ball coll OK</text:p>
          </table:table-cell>
          <table:table-cell table:formula="of:=[.F238]/[.E23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3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8]" office:value-type="float" office:value="1836" calcext:value-type="float">
            <text:p>1836</text:p>
          </table:table-cell>
          <table:table-cell table:formula="of:=['file:///home/spal/Nextcloud/University.sync/Crypto/Info-Set-Dec/mceliece-isd.4.2/stats/ballColl.csv'#$ballColl.L238]" office:value-type="string" office:string-value="0.0059" calcext:value-type="string">
            <text:p>0.0059</text:p>
          </table:table-cell>
          <table:table-cell table:style-name="ce4" table:formula="of:=((COMBIN([.F238]/2;[.J238])*COMBIN([.I238];[.K238]))^2)*COMBIN([.E238]-[.F238]-[.G238];[.D238]-2*[.J238]-2*[.K238])/COMBIN([.E238];[.D238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39]" office:value-type="string" office:string-value="Ball coll OK" calcext:value-type="string">
            <text:p>Ball coll OK</text:p>
          </table:table-cell>
          <table:table-cell table:formula="of:=[.F239]/[.E239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3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9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9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9]" office:value-type="float" office:value="147" calcext:value-type="float">
            <text:p>147</text:p>
          </table:table-cell>
          <table:table-cell table:formula="of:=['file:///home/spal/Nextcloud/University.sync/Crypto/Info-Set-Dec/mceliece-isd.4.2/stats/ballColl.csv'#$ballColl.L239]" office:value-type="string" office:string-value="0.0833" calcext:value-type="string">
            <text:p>0.0833</text:p>
          </table:table-cell>
          <table:table-cell table:style-name="ce4" table:formula="of:=((COMBIN([.F239]/2;[.J239])*COMBIN([.I239];[.K239]))^2)*COMBIN([.E239]-[.F239]-[.G239];[.D239]-2*[.J239]-2*[.K239])/COMBIN([.E239];[.D239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0]" office:value-type="string" office:string-value="Ball coll OK" calcext:value-type="string">
            <text:p>Ball coll OK</text:p>
          </table:table-cell>
          <table:table-cell table:formula="of:=[.F240]/[.E24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0]" office:value-type="float" office:value="721" calcext:value-type="float">
            <text:p>721</text:p>
          </table:table-cell>
          <table:table-cell table:formula="of:=['file:///home/spal/Nextcloud/University.sync/Crypto/Info-Set-Dec/mceliece-isd.4.2/stats/ballColl.csv'#$ballColl.L240]" office:value-type="string" office:string-value="0.0133" calcext:value-type="string">
            <text:p>0.0133</text:p>
          </table:table-cell>
          <table:table-cell table:style-name="ce4" table:formula="of:=((COMBIN([.F240]/2;[.J240])*COMBIN([.I240];[.K240]))^2)*COMBIN([.E240]-[.F240]-[.G240];[.D240]-2*[.J240]-2*[.K240])/COMBIN([.E240];[.D240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1]" office:value-type="string" office:string-value="Ball coll OK" calcext:value-type="string">
            <text:p>Ball coll OK</text:p>
          </table:table-cell>
          <table:table-cell table:formula="of:=[.F241]/[.E24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1]" office:value-type="float" office:value="710" calcext:value-type="float">
            <text:p>710</text:p>
          </table:table-cell>
          <table:table-cell table:formula="of:=['file:///home/spal/Nextcloud/University.sync/Crypto/Info-Set-Dec/mceliece-isd.4.2/stats/ballColl.csv'#$ballColl.L241]" office:value-type="string" office:string-value="0.0238" calcext:value-type="string">
            <text:p>0.0238</text:p>
          </table:table-cell>
          <table:table-cell table:style-name="ce4" table:formula="of:=((COMBIN([.F241]/2;[.J241])*COMBIN([.I241];[.K241]))^2)*COMBIN([.E241]-[.F241]-[.G241];[.D241]-2*[.J241]-2*[.K241])/COMBIN([.E241];[.D241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2]" office:value-type="string" office:string-value="Ball coll OK" calcext:value-type="string">
            <text:p>Ball coll OK</text:p>
          </table:table-cell>
          <table:table-cell table:formula="of:=[.F242]/[.E242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4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4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2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4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42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42]" office:value-type="float" office:value="2485" calcext:value-type="float">
            <text:p>2485</text:p>
          </table:table-cell>
          <table:table-cell table:formula="of:=['file:///home/spal/Nextcloud/University.sync/Crypto/Info-Set-Dec/mceliece-isd.4.2/stats/ballColl.csv'#$ballColl.L242]" office:value-type="string" office:string-value="0.0" calcext:value-type="string">
            <text:p>0.0</text:p>
          </table:table-cell>
          <table:table-cell table:style-name="ce4" table:formula="of:=((COMBIN([.F242]/2;[.J242])*COMBIN([.I242];[.K242]))^2)*COMBIN([.E242]-[.F242]-[.G242];[.D242]-2*[.J242]-2*[.K242])/COMBIN([.E242];[.D242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3]" office:value-type="string" office:string-value="Ball coll OK" calcext:value-type="string">
            <text:p>Ball coll OK</text:p>
          </table:table-cell>
          <table:table-cell table:formula="of:=[.F243]/[.E243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3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3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3]" office:value-type="float" office:value="1537" calcext:value-type="float">
            <text:p>1537</text:p>
          </table:table-cell>
          <table:table-cell table:formula="of:=['file:///home/spal/Nextcloud/University.sync/Crypto/Info-Set-Dec/mceliece-isd.4.2/stats/ballColl.csv'#$ballColl.L243]" office:value-type="string" office:string-value="0.0068" calcext:value-type="string">
            <text:p>0.0068</text:p>
          </table:table-cell>
          <table:table-cell table:style-name="ce4" table:formula="of:=((COMBIN([.F243]/2;[.J243])*COMBIN([.I243];[.K243]))^2)*COMBIN([.E243]-[.F243]-[.G243];[.D243]-2*[.J243]-2*[.K243])/COMBIN([.E243];[.D243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4]" office:value-type="string" office:string-value="Ball coll OK" calcext:value-type="string">
            <text:p>Ball coll OK</text:p>
          </table:table-cell>
          <table:table-cell table:formula="of:=[.F244]/[.E244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4]" office:value-type="float" office:value="957" calcext:value-type="float">
            <text:p>957</text:p>
          </table:table-cell>
          <table:table-cell table:formula="of:=['file:///home/spal/Nextcloud/University.sync/Crypto/Info-Set-Dec/mceliece-isd.4.2/stats/ballColl.csv'#$ballColl.L244]" office:value-type="string" office:string-value="0.0141" calcext:value-type="string">
            <text:p>0.0141</text:p>
          </table:table-cell>
          <table:table-cell table:style-name="ce4" table:formula="of:=((COMBIN([.F244]/2;[.J244])*COMBIN([.I244];[.K244]))^2)*COMBIN([.E244]-[.F244]-[.G244];[.D244]-2*[.J244]-2*[.K244])/COMBIN([.E244];[.D244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5]" office:value-type="string" office:string-value="Ball coll OK" calcext:value-type="string">
            <text:p>Ball coll OK</text:p>
          </table:table-cell>
          <table:table-cell table:formula="of:=[.F245]/[.E245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5]" office:value-type="float" office:value="399" calcext:value-type="float">
            <text:p>399</text:p>
          </table:table-cell>
          <table:table-cell table:formula="of:=['file:///home/spal/Nextcloud/University.sync/Crypto/Info-Set-Dec/mceliece-isd.4.2/stats/ballColl.csv'#$ballColl.L245]" office:value-type="string" office:string-value="0.0238" calcext:value-type="string">
            <text:p>0.0238</text:p>
          </table:table-cell>
          <table:table-cell table:style-name="ce4" table:formula="of:=((COMBIN([.F245]/2;[.J245])*COMBIN([.I245];[.K245]))^2)*COMBIN([.E245]-[.F245]-[.G245];[.D245]-2*[.J245]-2*[.K245])/COMBIN([.E245];[.D245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6]" office:value-type="string" office:string-value="Ball coll OK" calcext:value-type="string">
            <text:p>Ball coll OK</text:p>
          </table:table-cell>
          <table:table-cell table:formula="of:=[.F246]/[.E246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6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6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6]" office:value-type="float" office:value="4992" calcext:value-type="float">
            <text:p>4992</text:p>
          </table:table-cell>
          <table:table-cell table:formula="of:=['file:///home/spal/Nextcloud/University.sync/Crypto/Info-Set-Dec/mceliece-isd.4.2/stats/ballColl.csv'#$ballColl.L246]" office:value-type="string" office:string-value="0.0027" calcext:value-type="string">
            <text:p>0.0027</text:p>
          </table:table-cell>
          <table:table-cell table:style-name="ce4" table:formula="of:=((COMBIN([.F246]/2;[.J246])*COMBIN([.I246];[.K246]))^2)*COMBIN([.E246]-[.F246]-[.G246];[.D246]-2*[.J246]-2*[.K246])/COMBIN([.E246];[.D246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7]" office:value-type="string" office:string-value="Ball coll OK" calcext:value-type="string">
            <text:p>Ball coll OK</text:p>
          </table:table-cell>
          <table:table-cell table:formula="of:=[.F247]/[.E247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4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4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4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4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47]" office:value-type="float" office:value="8277" calcext:value-type="float">
            <text:p>8277</text:p>
          </table:table-cell>
          <table:table-cell table:formula="of:=['file:///home/spal/Nextcloud/University.sync/Crypto/Info-Set-Dec/mceliece-isd.4.2/stats/ballColl.csv'#$ballColl.L247]" office:value-type="string" office:string-value="0.0" calcext:value-type="string">
            <text:p>0.0</text:p>
          </table:table-cell>
          <table:table-cell table:style-name="ce4" table:formula="of:=((COMBIN([.F247]/2;[.J247])*COMBIN([.I247];[.K247]))^2)*COMBIN([.E247]-[.F247]-[.G247];[.D247]-2*[.J247]-2*[.K247])/COMBIN([.E247];[.D247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8]" office:value-type="string" office:string-value="Ball coll OK" calcext:value-type="string">
            <text:p>Ball coll OK</text:p>
          </table:table-cell>
          <table:table-cell table:formula="of:=[.F248]/[.E248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4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8]" office:value-type="float" office:value="2056" calcext:value-type="float">
            <text:p>2056</text:p>
          </table:table-cell>
          <table:table-cell table:formula="of:=['file:///home/spal/Nextcloud/University.sync/Crypto/Info-Set-Dec/mceliece-isd.4.2/stats/ballColl.csv'#$ballColl.L248]" office:value-type="string" office:string-value="0.0051" calcext:value-type="string">
            <text:p>0.0051</text:p>
          </table:table-cell>
          <table:table-cell table:style-name="ce4" table:formula="of:=((COMBIN([.F248]/2;[.J248])*COMBIN([.I248];[.K248]))^2)*COMBIN([.E248]-[.F248]-[.G248];[.D248]-2*[.J248]-2*[.K248])/COMBIN([.E248];[.D248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49]" office:value-type="string" office:string-value="Ball coll OK" calcext:value-type="string">
            <text:p>Ball coll OK</text:p>
          </table:table-cell>
          <table:table-cell table:formula="of:=[.F249]/[.E249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4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4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9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4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49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49]" office:value-type="float" office:value="3318" calcext:value-type="float">
            <text:p>3318</text:p>
          </table:table-cell>
          <table:table-cell table:formula="of:=['file:///home/spal/Nextcloud/University.sync/Crypto/Info-Set-Dec/mceliece-isd.4.2/stats/ballColl.csv'#$ballColl.L249]" office:value-type="string" office:string-value="0.0" calcext:value-type="string">
            <text:p>0.0</text:p>
          </table:table-cell>
          <table:table-cell table:style-name="ce4" table:formula="of:=((COMBIN([.F249]/2;[.J249])*COMBIN([.I249];[.K249]))^2)*COMBIN([.E249]-[.F249]-[.G249];[.D249]-2*[.J249]-2*[.K249])/COMBIN([.E249];[.D249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0]" office:value-type="string" office:string-value="Ball coll OK" calcext:value-type="string">
            <text:p>Ball coll OK</text:p>
          </table:table-cell>
          <table:table-cell table:formula="of:=[.F250]/[.E250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5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5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5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5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5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50]" office:value-type="float" office:value="4202" calcext:value-type="float">
            <text:p>4202</text:p>
          </table:table-cell>
          <table:table-cell table:formula="of:=['file:///home/spal/Nextcloud/University.sync/Crypto/Info-Set-Dec/mceliece-isd.4.2/stats/ballColl.csv'#$ballColl.L250]" office:value-type="string" office:string-value="0.0027" calcext:value-type="string">
            <text:p>0.0027</text:p>
          </table:table-cell>
          <table:table-cell table:style-name="ce4" table:formula="of:=((COMBIN([.F250]/2;[.J250])*COMBIN([.I250];[.K250]))^2)*COMBIN([.E250]-[.F250]-[.G250];[.D250]-2*[.J250]-2*[.K250])/COMBIN([.E250];[.D250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1]" office:value-type="string" office:string-value="Ball coll OK" calcext:value-type="string">
            <text:p>Ball coll OK</text:p>
          </table:table-cell>
          <table:table-cell table:formula="of:=[.F251]/[.E251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5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5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5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5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5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51]" office:value-type="float" office:value="1089" calcext:value-type="float">
            <text:p>1089</text:p>
          </table:table-cell>
          <table:table-cell table:formula="of:=['file:///home/spal/Nextcloud/University.sync/Crypto/Info-Set-Dec/mceliece-isd.4.2/stats/ballColl.csv'#$ballColl.L251]" office:value-type="string" office:string-value="0.0111" calcext:value-type="string">
            <text:p>0.0111</text:p>
          </table:table-cell>
          <table:table-cell table:style-name="ce4" table:formula="of:=((COMBIN([.F251]/2;[.J251])*COMBIN([.I251];[.K251]))^2)*COMBIN([.E251]-[.F251]-[.G251];[.D251]-2*[.J251]-2*[.K251])/COMBIN([.E251];[.D251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2]" office:value-type="string" office:string-value="Ball coll OK" calcext:value-type="string">
            <text:p>Ball coll OK</text:p>
          </table:table-cell>
          <table:table-cell table:formula="of:=[.F252]/[.E252]" office:value-type="float" office:value="0.625" calcext:value-type="float">
            <text:p>0,625</text:p>
          </table:table-cell>
          <table:table-cell table:formula="of:=['file:///home/spal/Nextcloud/University.sync/Crypto/Info-Set-Dec/mceliece-isd.4.2/stats/ballColl.csv'#$ballColl.B25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5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5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5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5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52]" office:value-type="float" office:value="392" calcext:value-type="float">
            <text:p>392</text:p>
          </table:table-cell>
          <table:table-cell table:formula="of:=['file:///home/spal/Nextcloud/University.sync/Crypto/Info-Set-Dec/mceliece-isd.4.2/stats/ballColl.csv'#$ballColl.L252]" office:value-type="string" office:string-value="0.0303" calcext:value-type="string">
            <text:p>0.0303</text:p>
          </table:table-cell>
          <table:table-cell table:style-name="ce4" table:formula="of:=((COMBIN([.F252]/2;[.J252])*COMBIN([.I252];[.K252]))^2)*COMBIN([.E252]-[.F252]-[.G252];[.D252]-2*[.J252]-2*[.K252])/COMBIN([.E252];[.D252])" office:value-type="float" office:value="0.0402911032207701" calcext:value-type="float">
            <text:p>0,0402911032207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3]" office:value-type="string" office:string-value="Ball coll OK" calcext:value-type="string">
            <text:p>Ball coll OK</text:p>
          </table:table-cell>
          <table:table-cell table:formula="of:=[.F253]/[.E253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3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3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3]" office:value-type="float" office:value="5585" calcext:value-type="float">
            <text:p>5585</text:p>
          </table:table-cell>
          <table:table-cell table:formula="of:=['file:///home/spal/Nextcloud/University.sync/Crypto/Info-Set-Dec/mceliece-isd.4.2/stats/ballColl.csv'#$ballColl.L253]" office:value-type="string" office:string-value="0.0" calcext:value-type="string">
            <text:p>0.0</text:p>
          </table:table-cell>
          <table:table-cell table:style-name="ce4" table:formula="of:=((COMBIN([.F253]/2;[.J253])*COMBIN([.I253];[.K253]))^2)*COMBIN([.E253]-[.F253]-[.G253];[.D253]-2*[.J253]-2*[.K253])/COMBIN([.E253];[.D253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4]" office:value-type="string" office:string-value="Ball coll OK" calcext:value-type="string">
            <text:p>Ball coll OK</text:p>
          </table:table-cell>
          <table:table-cell table:formula="of:=[.F254]/[.E254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4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4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4]" office:value-type="float" office:value="6633" calcext:value-type="float">
            <text:p>6633</text:p>
          </table:table-cell>
          <table:table-cell table:formula="of:=['file:///home/spal/Nextcloud/University.sync/Crypto/Info-Set-Dec/mceliece-isd.4.2/stats/ballColl.csv'#$ballColl.L254]" office:value-type="string" office:string-value="0.0" calcext:value-type="string">
            <text:p>0.0</text:p>
          </table:table-cell>
          <table:table-cell table:style-name="ce4" table:formula="of:=((COMBIN([.F254]/2;[.J254])*COMBIN([.I254];[.K254]))^2)*COMBIN([.E254]-[.F254]-[.G254];[.D254]-2*[.J254]-2*[.K254])/COMBIN([.E254];[.D254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5]" office:value-type="string" office:string-value="Ball coll OK" calcext:value-type="string">
            <text:p>Ball coll OK</text:p>
          </table:table-cell>
          <table:table-cell table:formula="of:=[.F255]/[.E255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5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5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5]" office:value-type="float" office:value="1799" calcext:value-type="float">
            <text:p>1799</text:p>
          </table:table-cell>
          <table:table-cell table:formula="of:=['file:///home/spal/Nextcloud/University.sync/Crypto/Info-Set-Dec/mceliece-isd.4.2/stats/ballColl.csv'#$ballColl.L255]" office:value-type="string" office:string-value="0.0" calcext:value-type="string">
            <text:p>0.0</text:p>
          </table:table-cell>
          <table:table-cell table:style-name="ce4" table:formula="of:=((COMBIN([.F255]/2;[.J255])*COMBIN([.I255];[.K255]))^2)*COMBIN([.E255]-[.F255]-[.G255];[.D255]-2*[.J255]-2*[.K255])/COMBIN([.E255];[.D255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6]" office:value-type="string" office:string-value="Ball coll OK" calcext:value-type="string">
            <text:p>Ball coll OK</text:p>
          </table:table-cell>
          <table:table-cell table:formula="of:=[.F256]/[.E256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6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6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6]" office:value-type="float" office:value="3790" calcext:value-type="float">
            <text:p>3790</text:p>
          </table:table-cell>
          <table:table-cell table:formula="of:=['file:///home/spal/Nextcloud/University.sync/Crypto/Info-Set-Dec/mceliece-isd.4.2/stats/ballColl.csv'#$ballColl.L256]" office:value-type="string" office:string-value="0.0" calcext:value-type="string">
            <text:p>0.0</text:p>
          </table:table-cell>
          <table:table-cell table:style-name="ce4" table:formula="of:=((COMBIN([.F256]/2;[.J256])*COMBIN([.I256];[.K256]))^2)*COMBIN([.E256]-[.F256]-[.G256];[.D256]-2*[.J256]-2*[.K256])/COMBIN([.E256];[.D256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7]" office:value-type="string" office:string-value="Ball coll OK" calcext:value-type="string">
            <text:p>Ball coll OK</text:p>
          </table:table-cell>
          <table:table-cell table:formula="of:=[.F257]/[.E257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7]" office:value-type="float" office:value="280" calcext:value-type="float">
            <text:p>280</text:p>
          </table:table-cell>
          <table:table-cell table:formula="of:=['file:///home/spal/Nextcloud/University.sync/Crypto/Info-Set-Dec/mceliece-isd.4.2/stats/ballColl.csv'#$ballColl.L257]" office:value-type="string" office:string-value="0.0001" calcext:value-type="string">
            <text:p>0.0001</text:p>
          </table:table-cell>
          <table:table-cell table:style-name="ce4" table:formula="of:=((COMBIN([.F257]/2;[.J257])*COMBIN([.I257];[.K257]))^2)*COMBIN([.E257]-[.F257]-[.G257];[.D257]-2*[.J257]-2*[.K257])/COMBIN([.E257];[.D257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8]" office:value-type="string" office:string-value="Ball coll OK" calcext:value-type="string">
            <text:p>Ball coll OK</text:p>
          </table:table-cell>
          <table:table-cell table:formula="of:=[.F258]/[.E258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8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8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8]" office:value-type="float" office:value="4287" calcext:value-type="float">
            <text:p>4287</text:p>
          </table:table-cell>
          <table:table-cell table:formula="of:=['file:///home/spal/Nextcloud/University.sync/Crypto/Info-Set-Dec/mceliece-isd.4.2/stats/ballColl.csv'#$ballColl.L258]" office:value-type="string" office:string-value="0.0" calcext:value-type="string">
            <text:p>0.0</text:p>
          </table:table-cell>
          <table:table-cell table:style-name="ce4" table:formula="of:=((COMBIN([.F258]/2;[.J258])*COMBIN([.I258];[.K258]))^2)*COMBIN([.E258]-[.F258]-[.G258];[.D258]-2*[.J258]-2*[.K258])/COMBIN([.E258];[.D258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59]" office:value-type="string" office:string-value="Ball coll OK" calcext:value-type="string">
            <text:p>Ball coll OK</text:p>
          </table:table-cell>
          <table:table-cell table:formula="of:=[.F259]/[.E259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5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9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9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9]" office:value-type="float" office:value="1105" calcext:value-type="float">
            <text:p>1105</text:p>
          </table:table-cell>
          <table:table-cell table:formula="of:=['file:///home/spal/Nextcloud/University.sync/Crypto/Info-Set-Dec/mceliece-isd.4.2/stats/ballColl.csv'#$ballColl.L259]" office:value-type="string" office:string-value="0.0" calcext:value-type="string">
            <text:p>0.0</text:p>
          </table:table-cell>
          <table:table-cell table:style-name="ce4" table:formula="of:=((COMBIN([.F259]/2;[.J259])*COMBIN([.I259];[.K259]))^2)*COMBIN([.E259]-[.F259]-[.G259];[.D259]-2*[.J259]-2*[.K259])/COMBIN([.E259];[.D259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0]" office:value-type="string" office:string-value="Ball coll OK" calcext:value-type="string">
            <text:p>Ball coll OK</text:p>
          </table:table-cell>
          <table:table-cell table:formula="of:=[.F260]/[.E260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0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0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0]" office:value-type="float" office:value="4683" calcext:value-type="float">
            <text:p>4683</text:p>
          </table:table-cell>
          <table:table-cell table:formula="of:=['file:///home/spal/Nextcloud/University.sync/Crypto/Info-Set-Dec/mceliece-isd.4.2/stats/ballColl.csv'#$ballColl.L260]" office:value-type="string" office:string-value="0.0" calcext:value-type="string">
            <text:p>0.0</text:p>
          </table:table-cell>
          <table:table-cell table:style-name="ce4" table:formula="of:=((COMBIN([.F260]/2;[.J260])*COMBIN([.I260];[.K260]))^2)*COMBIN([.E260]-[.F260]-[.G260];[.D260]-2*[.J260]-2*[.K260])/COMBIN([.E260];[.D260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1]" office:value-type="string" office:string-value="Ball coll OK" calcext:value-type="string">
            <text:p>Ball coll OK</text:p>
          </table:table-cell>
          <table:table-cell table:formula="of:=[.F261]/[.E261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1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1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1]" office:value-type="float" office:value="5138" calcext:value-type="float">
            <text:p>5138</text:p>
          </table:table-cell>
          <table:table-cell table:formula="of:=['file:///home/spal/Nextcloud/University.sync/Crypto/Info-Set-Dec/mceliece-isd.4.2/stats/ballColl.csv'#$ballColl.L261]" office:value-type="string" office:string-value="0.0" calcext:value-type="string">
            <text:p>0.0</text:p>
          </table:table-cell>
          <table:table-cell table:style-name="ce4" table:formula="of:=((COMBIN([.F261]/2;[.J261])*COMBIN([.I261];[.K261]))^2)*COMBIN([.E261]-[.F261]-[.G261];[.D261]-2*[.J261]-2*[.K261])/COMBIN([.E261];[.D261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2]" office:value-type="string" office:string-value="Ball coll OK" calcext:value-type="string">
            <text:p>Ball coll OK</text:p>
          </table:table-cell>
          <table:table-cell table:formula="of:=[.F262]/[.E262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2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2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2]" office:value-type="float" office:value="4010" calcext:value-type="float">
            <text:p>4010</text:p>
          </table:table-cell>
          <table:table-cell table:formula="of:=['file:///home/spal/Nextcloud/University.sync/Crypto/Info-Set-Dec/mceliece-isd.4.2/stats/ballColl.csv'#$ballColl.L262]" office:value-type="string" office:string-value="0.0" calcext:value-type="string">
            <text:p>0.0</text:p>
          </table:table-cell>
          <table:table-cell table:style-name="ce4" table:formula="of:=((COMBIN([.F262]/2;[.J262])*COMBIN([.I262];[.K262]))^2)*COMBIN([.E262]-[.F262]-[.G262];[.D262]-2*[.J262]-2*[.K262])/COMBIN([.E262];[.D262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3]" office:value-type="string" office:string-value="Ball coll OK" calcext:value-type="string">
            <text:p>Ball coll OK</text:p>
          </table:table-cell>
          <table:table-cell table:formula="of:=[.F263]/[.E263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3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3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3]" office:value-type="float" office:value="213" calcext:value-type="float">
            <text:p>213</text:p>
          </table:table-cell>
          <table:table-cell table:formula="of:=['file:///home/spal/Nextcloud/University.sync/Crypto/Info-Set-Dec/mceliece-isd.4.2/stats/ballColl.csv'#$ballColl.L263]" office:value-type="string" office:string-value="0.0002" calcext:value-type="string">
            <text:p>0.0002</text:p>
          </table:table-cell>
          <table:table-cell table:style-name="ce4" table:formula="of:=((COMBIN([.F263]/2;[.J263])*COMBIN([.I263];[.K263]))^2)*COMBIN([.E263]-[.F263]-[.G263];[.D263]-2*[.J263]-2*[.K263])/COMBIN([.E263];[.D263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4]" office:value-type="string" office:string-value="Ball coll OK" calcext:value-type="string">
            <text:p>Ball coll OK</text:p>
          </table:table-cell>
          <table:table-cell table:formula="of:=[.F264]/[.E264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4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4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4]" office:value-type="float" office:value="7562" calcext:value-type="float">
            <text:p>7562</text:p>
          </table:table-cell>
          <table:table-cell table:formula="of:=['file:///home/spal/Nextcloud/University.sync/Crypto/Info-Set-Dec/mceliece-isd.4.2/stats/ballColl.csv'#$ballColl.L264]" office:value-type="string" office:string-value="0.0" calcext:value-type="string">
            <text:p>0.0</text:p>
          </table:table-cell>
          <table:table-cell table:style-name="ce4" table:formula="of:=((COMBIN([.F264]/2;[.J264])*COMBIN([.I264];[.K264]))^2)*COMBIN([.E264]-[.F264]-[.G264];[.D264]-2*[.J264]-2*[.K264])/COMBIN([.E264];[.D264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5]" office:value-type="string" office:string-value="Ball coll OK" calcext:value-type="string">
            <text:p>Ball coll OK</text:p>
          </table:table-cell>
          <table:table-cell table:formula="of:=[.F265]/[.E265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5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5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5]" office:value-type="float" office:value="151" calcext:value-type="float">
            <text:p>151</text:p>
          </table:table-cell>
          <table:table-cell table:formula="of:=['file:///home/spal/Nextcloud/University.sync/Crypto/Info-Set-Dec/mceliece-isd.4.2/stats/ballColl.csv'#$ballColl.L265]" office:value-type="string" office:string-value="0.0003" calcext:value-type="string">
            <text:p>0.0003</text:p>
          </table:table-cell>
          <table:table-cell table:style-name="ce4" table:formula="of:=((COMBIN([.F265]/2;[.J265])*COMBIN([.I265];[.K265]))^2)*COMBIN([.E265]-[.F265]-[.G265];[.D265]-2*[.J265]-2*[.K265])/COMBIN([.E265];[.D265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6]" office:value-type="string" office:string-value="Ball coll OK" calcext:value-type="string">
            <text:p>Ball coll OK</text:p>
          </table:table-cell>
          <table:table-cell table:formula="of:=[.F266]/[.E266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6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6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6]" office:value-type="float" office:value="3260" calcext:value-type="float">
            <text:p>3260</text:p>
          </table:table-cell>
          <table:table-cell table:formula="of:=['file:///home/spal/Nextcloud/University.sync/Crypto/Info-Set-Dec/mceliece-isd.4.2/stats/ballColl.csv'#$ballColl.L266]" office:value-type="string" office:string-value="0.0" calcext:value-type="string">
            <text:p>0.0</text:p>
          </table:table-cell>
          <table:table-cell table:style-name="ce4" table:formula="of:=((COMBIN([.F266]/2;[.J266])*COMBIN([.I266];[.K266]))^2)*COMBIN([.E266]-[.F266]-[.G266];[.D266]-2*[.J266]-2*[.K266])/COMBIN([.E266];[.D266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7]" office:value-type="string" office:string-value="Ball coll OK" calcext:value-type="string">
            <text:p>Ball coll OK</text:p>
          </table:table-cell>
          <table:table-cell table:formula="of:=[.F267]/[.E267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7]" office:value-type="float" office:value="7320" calcext:value-type="float">
            <text:p>7320</text:p>
          </table:table-cell>
          <table:table-cell table:formula="of:=['file:///home/spal/Nextcloud/University.sync/Crypto/Info-Set-Dec/mceliece-isd.4.2/stats/ballColl.csv'#$ballColl.L267]" office:value-type="string" office:string-value="0.0" calcext:value-type="string">
            <text:p>0.0</text:p>
          </table:table-cell>
          <table:table-cell table:style-name="ce4" table:formula="of:=((COMBIN([.F267]/2;[.J267])*COMBIN([.I267];[.K267]))^2)*COMBIN([.E267]-[.F267]-[.G267];[.D267]-2*[.J267]-2*[.K267])/COMBIN([.E267];[.D267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8]" office:value-type="string" office:string-value="Ball coll OK" calcext:value-type="string">
            <text:p>Ball coll OK</text:p>
          </table:table-cell>
          <table:table-cell table:formula="of:=[.F268]/[.E268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8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8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8]" office:value-type="float" office:value="177" calcext:value-type="float">
            <text:p>177</text:p>
          </table:table-cell>
          <table:table-cell table:formula="of:=['file:///home/spal/Nextcloud/University.sync/Crypto/Info-Set-Dec/mceliece-isd.4.2/stats/ballColl.csv'#$ballColl.L268]" office:value-type="string" office:string-value="0.0002" calcext:value-type="string">
            <text:p>0.0002</text:p>
          </table:table-cell>
          <table:table-cell table:style-name="ce4" table:formula="of:=((COMBIN([.F268]/2;[.J268])*COMBIN([.I268];[.K268]))^2)*COMBIN([.E268]-[.F268]-[.G268];[.D268]-2*[.J268]-2*[.K268])/COMBIN([.E268];[.D268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69]" office:value-type="string" office:string-value="Ball coll OK" calcext:value-type="string">
            <text:p>Ball coll OK</text:p>
          </table:table-cell>
          <table:table-cell table:formula="of:=[.F269]/[.E269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6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6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6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69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6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69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6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9]" office:value-type="float" office:value="4258" calcext:value-type="float">
            <text:p>4258</text:p>
          </table:table-cell>
          <table:table-cell table:formula="of:=['file:///home/spal/Nextcloud/University.sync/Crypto/Info-Set-Dec/mceliece-isd.4.2/stats/ballColl.csv'#$ballColl.L269]" office:value-type="string" office:string-value="0.0" calcext:value-type="string">
            <text:p>0.0</text:p>
          </table:table-cell>
          <table:table-cell table:style-name="ce4" table:formula="of:=((COMBIN([.F269]/2;[.J269])*COMBIN([.I269];[.K269]))^2)*COMBIN([.E269]-[.F269]-[.G269];[.D269]-2*[.J269]-2*[.K269])/COMBIN([.E269];[.D269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0]" office:value-type="string" office:string-value="Ball coll OK" calcext:value-type="string">
            <text:p>Ball coll OK</text:p>
          </table:table-cell>
          <table:table-cell table:formula="of:=[.F270]/[.E270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0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0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0]" office:value-type="float" office:value="1743" calcext:value-type="float">
            <text:p>1743</text:p>
          </table:table-cell>
          <table:table-cell table:formula="of:=['file:///home/spal/Nextcloud/University.sync/Crypto/Info-Set-Dec/mceliece-isd.4.2/stats/ballColl.csv'#$ballColl.L270]" office:value-type="string" office:string-value="0.0" calcext:value-type="string">
            <text:p>0.0</text:p>
          </table:table-cell>
          <table:table-cell table:style-name="ce4" table:formula="of:=((COMBIN([.F270]/2;[.J270])*COMBIN([.I270];[.K270]))^2)*COMBIN([.E270]-[.F270]-[.G270];[.D270]-2*[.J270]-2*[.K270])/COMBIN([.E270];[.D270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1]" office:value-type="string" office:string-value="Ball coll OK" calcext:value-type="string">
            <text:p>Ball coll OK</text:p>
          </table:table-cell>
          <table:table-cell table:formula="of:=[.F271]/[.E271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1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1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1]" office:value-type="float" office:value="136" calcext:value-type="float">
            <text:p>136</text:p>
          </table:table-cell>
          <table:table-cell table:formula="of:=['file:///home/spal/Nextcloud/University.sync/Crypto/Info-Set-Dec/mceliece-isd.4.2/stats/ballColl.csv'#$ballColl.L271]" office:value-type="string" office:string-value="0.0003" calcext:value-type="string">
            <text:p>0.0003</text:p>
          </table:table-cell>
          <table:table-cell table:style-name="ce4" table:formula="of:=((COMBIN([.F271]/2;[.J271])*COMBIN([.I271];[.K271]))^2)*COMBIN([.E271]-[.F271]-[.G271];[.D271]-2*[.J271]-2*[.K271])/COMBIN([.E271];[.D271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2]" office:value-type="string" office:string-value="Ball coll OK" calcext:value-type="string">
            <text:p>Ball coll OK</text:p>
          </table:table-cell>
          <table:table-cell table:formula="of:=[.F272]/[.E272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2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2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2]" office:value-type="float" office:value="5192" calcext:value-type="float">
            <text:p>5192</text:p>
          </table:table-cell>
          <table:table-cell table:formula="of:=['file:///home/spal/Nextcloud/University.sync/Crypto/Info-Set-Dec/mceliece-isd.4.2/stats/ballColl.csv'#$ballColl.L272]" office:value-type="string" office:string-value="0.0" calcext:value-type="string">
            <text:p>0.0</text:p>
          </table:table-cell>
          <table:table-cell table:style-name="ce4" table:formula="of:=((COMBIN([.F272]/2;[.J272])*COMBIN([.I272];[.K272]))^2)*COMBIN([.E272]-[.F272]-[.G272];[.D272]-2*[.J272]-2*[.K272])/COMBIN([.E272];[.D272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3]" office:value-type="string" office:string-value="Ball coll OK" calcext:value-type="string">
            <text:p>Ball coll OK</text:p>
          </table:table-cell>
          <table:table-cell table:formula="of:=[.F273]/[.E273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3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3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3]" office:value-type="float" office:value="1205" calcext:value-type="float">
            <text:p>1205</text:p>
          </table:table-cell>
          <table:table-cell table:formula="of:=['file:///home/spal/Nextcloud/University.sync/Crypto/Info-Set-Dec/mceliece-isd.4.2/stats/ballColl.csv'#$ballColl.L273]" office:value-type="string" office:string-value="0.0" calcext:value-type="string">
            <text:p>0.0</text:p>
          </table:table-cell>
          <table:table-cell table:style-name="ce4" table:formula="of:=((COMBIN([.F273]/2;[.J273])*COMBIN([.I273];[.K273]))^2)*COMBIN([.E273]-[.F273]-[.G273];[.D273]-2*[.J273]-2*[.K273])/COMBIN([.E273];[.D273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4]" office:value-type="string" office:string-value="Ball coll OK" calcext:value-type="string">
            <text:p>Ball coll OK</text:p>
          </table:table-cell>
          <table:table-cell table:formula="of:=[.F274]/[.E274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4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4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4]" office:value-type="float" office:value="2125" calcext:value-type="float">
            <text:p>2125</text:p>
          </table:table-cell>
          <table:table-cell table:formula="of:=['file:///home/spal/Nextcloud/University.sync/Crypto/Info-Set-Dec/mceliece-isd.4.2/stats/ballColl.csv'#$ballColl.L274]" office:value-type="string" office:string-value="0.0" calcext:value-type="string">
            <text:p>0.0</text:p>
          </table:table-cell>
          <table:table-cell table:style-name="ce4" table:formula="of:=((COMBIN([.F274]/2;[.J274])*COMBIN([.I274];[.K274]))^2)*COMBIN([.E274]-[.F274]-[.G274];[.D274]-2*[.J274]-2*[.K274])/COMBIN([.E274];[.D274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5]" office:value-type="string" office:string-value="Ball coll OK" calcext:value-type="string">
            <text:p>Ball coll OK</text:p>
          </table:table-cell>
          <table:table-cell table:formula="of:=[.F275]/[.E275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5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5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5]" office:value-type="float" office:value="1983" calcext:value-type="float">
            <text:p>1983</text:p>
          </table:table-cell>
          <table:table-cell table:formula="of:=['file:///home/spal/Nextcloud/University.sync/Crypto/Info-Set-Dec/mceliece-isd.4.2/stats/ballColl.csv'#$ballColl.L275]" office:value-type="string" office:string-value="0.0" calcext:value-type="string">
            <text:p>0.0</text:p>
          </table:table-cell>
          <table:table-cell table:style-name="ce4" table:formula="of:=((COMBIN([.F275]/2;[.J275])*COMBIN([.I275];[.K275]))^2)*COMBIN([.E275]-[.F275]-[.G275];[.D275]-2*[.J275]-2*[.K275])/COMBIN([.E275];[.D275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6]" office:value-type="string" office:string-value="Ball coll OK" calcext:value-type="string">
            <text:p>Ball coll OK</text:p>
          </table:table-cell>
          <table:table-cell table:formula="of:=[.F276]/[.E276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6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6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6]" office:value-type="float" office:value="370" calcext:value-type="float">
            <text:p>370</text:p>
          </table:table-cell>
          <table:table-cell table:formula="of:=['file:///home/spal/Nextcloud/University.sync/Crypto/Info-Set-Dec/mceliece-isd.4.2/stats/ballColl.csv'#$ballColl.L276]" office:value-type="string" office:string-value="0.0001" calcext:value-type="string">
            <text:p>0.0001</text:p>
          </table:table-cell>
          <table:table-cell table:style-name="ce4" table:formula="of:=((COMBIN([.F276]/2;[.J276])*COMBIN([.I276];[.K276]))^2)*COMBIN([.E276]-[.F276]-[.G276];[.D276]-2*[.J276]-2*[.K276])/COMBIN([.E276];[.D276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7]" office:value-type="string" office:string-value="Ball coll OK" calcext:value-type="string">
            <text:p>Ball coll OK</text:p>
          </table:table-cell>
          <table:table-cell table:formula="of:=[.F277]/[.E277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7]" office:value-type="float" office:value="2197" calcext:value-type="float">
            <text:p>2197</text:p>
          </table:table-cell>
          <table:table-cell table:formula="of:=['file:///home/spal/Nextcloud/University.sync/Crypto/Info-Set-Dec/mceliece-isd.4.2/stats/ballColl.csv'#$ballColl.L277]" office:value-type="string" office:string-value="0.0" calcext:value-type="string">
            <text:p>0.0</text:p>
          </table:table-cell>
          <table:table-cell table:style-name="ce4" table:formula="of:=((COMBIN([.F277]/2;[.J277])*COMBIN([.I277];[.K277]))^2)*COMBIN([.E277]-[.F277]-[.G277];[.D277]-2*[.J277]-2*[.K277])/COMBIN([.E277];[.D277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8]" office:value-type="string" office:string-value="Ball coll OK" calcext:value-type="string">
            <text:p>Ball coll OK</text:p>
          </table:table-cell>
          <table:table-cell table:formula="of:=[.F278]/[.E278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8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8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8]" office:value-type="float" office:value="1620" calcext:value-type="float">
            <text:p>1620</text:p>
          </table:table-cell>
          <table:table-cell table:formula="of:=['file:///home/spal/Nextcloud/University.sync/Crypto/Info-Set-Dec/mceliece-isd.4.2/stats/ballColl.csv'#$ballColl.L278]" office:value-type="string" office:string-value="0.0" calcext:value-type="string">
            <text:p>0.0</text:p>
          </table:table-cell>
          <table:table-cell table:style-name="ce4" table:formula="of:=((COMBIN([.F278]/2;[.J278])*COMBIN([.I278];[.K278]))^2)*COMBIN([.E278]-[.F278]-[.G278];[.D278]-2*[.J278]-2*[.K278])/COMBIN([.E278];[.D278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79]" office:value-type="string" office:string-value="Ball coll OK" calcext:value-type="string">
            <text:p>Ball coll OK</text:p>
          </table:table-cell>
          <table:table-cell table:formula="of:=[.F279]/[.E279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7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7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7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79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7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79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7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9]" office:value-type="float" office:value="1606" calcext:value-type="float">
            <text:p>1606</text:p>
          </table:table-cell>
          <table:table-cell table:formula="of:=['file:///home/spal/Nextcloud/University.sync/Crypto/Info-Set-Dec/mceliece-isd.4.2/stats/ballColl.csv'#$ballColl.L279]" office:value-type="string" office:string-value="0.0" calcext:value-type="string">
            <text:p>0.0</text:p>
          </table:table-cell>
          <table:table-cell table:style-name="ce4" table:formula="of:=((COMBIN([.F279]/2;[.J279])*COMBIN([.I279];[.K279]))^2)*COMBIN([.E279]-[.F279]-[.G279];[.D279]-2*[.J279]-2*[.K279])/COMBIN([.E279];[.D279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0]" office:value-type="string" office:string-value="Ball coll OK" calcext:value-type="string">
            <text:p>Ball coll OK</text:p>
          </table:table-cell>
          <table:table-cell table:formula="of:=[.F280]/[.E280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8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8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8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80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8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80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8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0]" office:value-type="float" office:value="4237" calcext:value-type="float">
            <text:p>4237</text:p>
          </table:table-cell>
          <table:table-cell table:formula="of:=['file:///home/spal/Nextcloud/University.sync/Crypto/Info-Set-Dec/mceliece-isd.4.2/stats/ballColl.csv'#$ballColl.L280]" office:value-type="string" office:string-value="0.0" calcext:value-type="string">
            <text:p>0.0</text:p>
          </table:table-cell>
          <table:table-cell table:style-name="ce4" table:formula="of:=((COMBIN([.F280]/2;[.J280])*COMBIN([.I280];[.K280]))^2)*COMBIN([.E280]-[.F280]-[.G280];[.D280]-2*[.J280]-2*[.K280])/COMBIN([.E280];[.D280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1]" office:value-type="string" office:string-value="Ball coll OK" calcext:value-type="string">
            <text:p>Ball coll OK</text:p>
          </table:table-cell>
          <table:table-cell table:formula="of:=[.F281]/[.E281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8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8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8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81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8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81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8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1]" office:value-type="float" office:value="10304" calcext:value-type="float">
            <text:p>10304</text:p>
          </table:table-cell>
          <table:table-cell table:formula="of:=['file:///home/spal/Nextcloud/University.sync/Crypto/Info-Set-Dec/mceliece-isd.4.2/stats/ballColl.csv'#$ballColl.L281]" office:value-type="string" office:string-value="0.0" calcext:value-type="string">
            <text:p>0.0</text:p>
          </table:table-cell>
          <table:table-cell table:style-name="ce4" table:formula="of:=((COMBIN([.F281]/2;[.J281])*COMBIN([.I281];[.K281]))^2)*COMBIN([.E281]-[.F281]-[.G281];[.D281]-2*[.J281]-2*[.K281])/COMBIN([.E281];[.D281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2]" office:value-type="string" office:string-value="Ball coll OK" calcext:value-type="string">
            <text:p>Ball coll OK</text:p>
          </table:table-cell>
          <table:table-cell table:formula="of:=[.F282]/[.E282]" office:value-type="float" office:value="0.6875" calcext:value-type="float">
            <text:p>0,6875</text:p>
          </table:table-cell>
          <table:table-cell table:formula="of:=['file:///home/spal/Nextcloud/University.sync/Crypto/Info-Set-Dec/mceliece-isd.4.2/stats/ballColl.csv'#$ballColl.B28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8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8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82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8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82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8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2]" office:value-type="float" office:value="3451" calcext:value-type="float">
            <text:p>3451</text:p>
          </table:table-cell>
          <table:table-cell table:formula="of:=['file:///home/spal/Nextcloud/University.sync/Crypto/Info-Set-Dec/mceliece-isd.4.2/stats/ballColl.csv'#$ballColl.L282]" office:value-type="string" office:string-value="0.0" calcext:value-type="string">
            <text:p>0.0</text:p>
          </table:table-cell>
          <table:table-cell table:style-name="ce4" table:formula="of:=((COMBIN([.F282]/2;[.J282])*COMBIN([.I282];[.K282]))^2)*COMBIN([.E282]-[.F282]-[.G282];[.D282]-2*[.J282]-2*[.K282])/COMBIN([.E282];[.D282])" office:value-type="float" office:value="0.125975013220518" calcext:value-type="float">
            <text:p>0,125975013220518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283]" office:value-type="string" office:string-value="2022-01-08 11:38:25.553861" calcext:value-type="string">
            <text:p>2022-01-08 11:38:25.553861</text:p>
          </table:table-cell>
          <table:table-cell table:formula="of:=[.F283]/[.E28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83]" office:value-type="float" office:value="0" calcext:value-type="float">
            <text:p>0</text:p>
          </table:table-cell>
          <table:table-cell table:style-name="ce4" table:formula="of:=((COMBIN([.F283]/2;[.J283])*COMBIN([.I283];[.K283]))^2)*COMBIN([.E283]-[.F283]-[.G283];[.D283]-2*[.J283]-2*[.K283])/COMBIN([.E283];[.D28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4]" office:value-type="string" office:string-value="Ball coll OK" calcext:value-type="string">
            <text:p>Ball coll OK</text:p>
          </table:table-cell>
          <table:table-cell table:formula="of:=[.F284]/[.E284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84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8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84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84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8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84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8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4]" office:value-type="float" office:value="1551" calcext:value-type="float">
            <text:p>1551</text:p>
          </table:table-cell>
          <table:table-cell table:formula="of:=['file:///home/spal/Nextcloud/University.sync/Crypto/Info-Set-Dec/mceliece-isd.4.2/stats/ballColl.csv'#$ballColl.L284]" office:value-type="string" office:string-value="0.0159" calcext:value-type="string">
            <text:p>0.0159</text:p>
          </table:table-cell>
          <table:table-cell table:style-name="ce4" table:formula="of:=((COMBIN([.F284]/2;[.J284])*COMBIN([.I284];[.K284]))^2)*COMBIN([.E284]-[.F284]-[.G284];[.D284]-2*[.J284]-2*[.K284])/COMBIN([.E284];[.D284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5]" office:value-type="string" office:string-value="Ball coll OK" calcext:value-type="string">
            <text:p>Ball coll OK</text:p>
          </table:table-cell>
          <table:table-cell table:formula="of:=[.F285]/[.E285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85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8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85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85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8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85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8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8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5]" office:value-type="float" office:value="420" calcext:value-type="float">
            <text:p>420</text:p>
          </table:table-cell>
          <table:table-cell table:formula="of:=['file:///home/spal/Nextcloud/University.sync/Crypto/Info-Set-Dec/mceliece-isd.4.2/stats/ballColl.csv'#$ballColl.L285]" office:value-type="string" office:string-value="0.0294" calcext:value-type="string">
            <text:p>0.0294</text:p>
          </table:table-cell>
          <table:table-cell table:style-name="ce4" table:formula="of:=((COMBIN([.F285]/2;[.J285])*COMBIN([.I285];[.K285]))^2)*COMBIN([.E285]-[.F285]-[.G285];[.D285]-2*[.J285]-2*[.K285])/COMBIN([.E285];[.D285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6]" office:value-type="string" office:string-value="Ball coll OK" calcext:value-type="string">
            <text:p>Ball coll OK</text:p>
          </table:table-cell>
          <table:table-cell table:formula="of:=[.F286]/[.E286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86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8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86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86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8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86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8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8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6]" office:value-type="float" office:value="243" calcext:value-type="float">
            <text:p>243</text:p>
          </table:table-cell>
          <table:table-cell table:formula="of:=['file:///home/spal/Nextcloud/University.sync/Crypto/Info-Set-Dec/mceliece-isd.4.2/stats/ballColl.csv'#$ballColl.L286]" office:value-type="string" office:string-value="0.1667" calcext:value-type="string">
            <text:p>0.1667</text:p>
          </table:table-cell>
          <table:table-cell table:style-name="ce4" table:formula="of:=((COMBIN([.F286]/2;[.J286])*COMBIN([.I286];[.K286]))^2)*COMBIN([.E286]-[.F286]-[.G286];[.D286]-2*[.J286]-2*[.K286])/COMBIN([.E286];[.D286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7]" office:value-type="string" office:string-value="Ball coll OK" calcext:value-type="string">
            <text:p>Ball coll OK</text:p>
          </table:table-cell>
          <table:table-cell table:formula="of:=[.F287]/[.E287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87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8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87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87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8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87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8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8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7]" office:value-type="float" office:value="83" calcext:value-type="float">
            <text:p>83</text:p>
          </table:table-cell>
          <table:table-cell table:formula="of:=['file:///home/spal/Nextcloud/University.sync/Crypto/Info-Set-Dec/mceliece-isd.4.2/stats/ballColl.csv'#$ballColl.L287]" office:value-type="string" office:string-value="1.0" calcext:value-type="string">
            <text:p>1.0</text:p>
          </table:table-cell>
          <table:table-cell table:style-name="ce4" table:formula="of:=((COMBIN([.F287]/2;[.J287])*COMBIN([.I287];[.K287]))^2)*COMBIN([.E287]-[.F287]-[.G287];[.D287]-2*[.J287]-2*[.K287])/COMBIN([.E287];[.D287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8]" office:value-type="string" office:string-value="Ball coll OK" calcext:value-type="string">
            <text:p>Ball coll OK</text:p>
          </table:table-cell>
          <table:table-cell table:formula="of:=[.F288]/[.E288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88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8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88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88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8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88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8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8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8]" office:value-type="float" office:value="905" calcext:value-type="float">
            <text:p>905</text:p>
          </table:table-cell>
          <table:table-cell table:formula="of:=['file:///home/spal/Nextcloud/University.sync/Crypto/Info-Set-Dec/mceliece-isd.4.2/stats/ballColl.csv'#$ballColl.L288]" office:value-type="string" office:string-value="0.0256" calcext:value-type="string">
            <text:p>0.0256</text:p>
          </table:table-cell>
          <table:table-cell table:style-name="ce4" table:formula="of:=((COMBIN([.F288]/2;[.J288])*COMBIN([.I288];[.K288]))^2)*COMBIN([.E288]-[.F288]-[.G288];[.D288]-2*[.J288]-2*[.K288])/COMBIN([.E288];[.D288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89]" office:value-type="string" office:string-value="Ball coll OK" calcext:value-type="string">
            <text:p>Ball coll OK</text:p>
          </table:table-cell>
          <table:table-cell table:formula="of:=[.F289]/[.E289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89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8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89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89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8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89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8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8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9]" office:value-type="float" office:value="1318" calcext:value-type="float">
            <text:p>1318</text:p>
          </table:table-cell>
          <table:table-cell table:formula="of:=['file:///home/spal/Nextcloud/University.sync/Crypto/Info-Set-Dec/mceliece-isd.4.2/stats/ballColl.csv'#$ballColl.L289]" office:value-type="string" office:string-value="0.0164" calcext:value-type="string">
            <text:p>0.0164</text:p>
          </table:table-cell>
          <table:table-cell table:style-name="ce4" table:formula="of:=((COMBIN([.F289]/2;[.J289])*COMBIN([.I289];[.K289]))^2)*COMBIN([.E289]-[.F289]-[.G289];[.D289]-2*[.J289]-2*[.K289])/COMBIN([.E289];[.D289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0]" office:value-type="string" office:string-value="Ball coll OK" calcext:value-type="string">
            <text:p>Ball coll OK</text:p>
          </table:table-cell>
          <table:table-cell table:formula="of:=[.F290]/[.E290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0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0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0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0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0]" office:value-type="float" office:value="91" calcext:value-type="float">
            <text:p>91</text:p>
          </table:table-cell>
          <table:table-cell table:formula="of:=['file:///home/spal/Nextcloud/University.sync/Crypto/Info-Set-Dec/mceliece-isd.4.2/stats/ballColl.csv'#$ballColl.L290]" office:value-type="string" office:string-value="0.1111" calcext:value-type="string">
            <text:p>0.1111</text:p>
          </table:table-cell>
          <table:table-cell table:style-name="ce4" table:formula="of:=((COMBIN([.F290]/2;[.J290])*COMBIN([.I290];[.K290]))^2)*COMBIN([.E290]-[.F290]-[.G290];[.D290]-2*[.J290]-2*[.K290])/COMBIN([.E290];[.D290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1]" office:value-type="string" office:string-value="Ball coll OK" calcext:value-type="string">
            <text:p>Ball coll OK</text:p>
          </table:table-cell>
          <table:table-cell table:formula="of:=[.F291]/[.E291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1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1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1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1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1]" office:value-type="float" office:value="1491" calcext:value-type="float">
            <text:p>1491</text:p>
          </table:table-cell>
          <table:table-cell table:formula="of:=['file:///home/spal/Nextcloud/University.sync/Crypto/Info-Set-Dec/mceliece-isd.4.2/stats/ballColl.csv'#$ballColl.L291]" office:value-type="string" office:string-value="0.0103" calcext:value-type="string">
            <text:p>0.0103</text:p>
          </table:table-cell>
          <table:table-cell table:style-name="ce4" table:formula="of:=((COMBIN([.F291]/2;[.J291])*COMBIN([.I291];[.K291]))^2)*COMBIN([.E291]-[.F291]-[.G291];[.D291]-2*[.J291]-2*[.K291])/COMBIN([.E291];[.D291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2]" office:value-type="string" office:string-value="Ball coll OK" calcext:value-type="string">
            <text:p>Ball coll OK</text:p>
          </table:table-cell>
          <table:table-cell table:formula="of:=[.F292]/[.E292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2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2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2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2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2]" office:value-type="float" office:value="2055" calcext:value-type="float">
            <text:p>2055</text:p>
          </table:table-cell>
          <table:table-cell table:formula="of:=['file:///home/spal/Nextcloud/University.sync/Crypto/Info-Set-Dec/mceliece-isd.4.2/stats/ballColl.csv'#$ballColl.L292]" office:value-type="string" office:string-value="0.0112" calcext:value-type="string">
            <text:p>0.0112</text:p>
          </table:table-cell>
          <table:table-cell table:style-name="ce4" table:formula="of:=((COMBIN([.F292]/2;[.J292])*COMBIN([.I292];[.K292]))^2)*COMBIN([.E292]-[.F292]-[.G292];[.D292]-2*[.J292]-2*[.K292])/COMBIN([.E292];[.D292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3]" office:value-type="string" office:string-value="Ball coll OK" calcext:value-type="string">
            <text:p>Ball coll OK</text:p>
          </table:table-cell>
          <table:table-cell table:formula="of:=[.F293]/[.E293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3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3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3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3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3]" office:value-type="float" office:value="245" calcext:value-type="float">
            <text:p>245</text:p>
          </table:table-cell>
          <table:table-cell table:formula="of:=['file:///home/spal/Nextcloud/University.sync/Crypto/Info-Set-Dec/mceliece-isd.4.2/stats/ballColl.csv'#$ballColl.L293]" office:value-type="string" office:string-value="0.1667" calcext:value-type="string">
            <text:p>0.1667</text:p>
          </table:table-cell>
          <table:table-cell table:style-name="ce4" table:formula="of:=((COMBIN([.F293]/2;[.J293])*COMBIN([.I293];[.K293]))^2)*COMBIN([.E293]-[.F293]-[.G293];[.D293]-2*[.J293]-2*[.K293])/COMBIN([.E293];[.D293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4]" office:value-type="string" office:string-value="Ball coll OK" calcext:value-type="string">
            <text:p>Ball coll OK</text:p>
          </table:table-cell>
          <table:table-cell table:formula="of:=[.F294]/[.E294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4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4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4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4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4]" office:value-type="float" office:value="86" calcext:value-type="float">
            <text:p>86</text:p>
          </table:table-cell>
          <table:table-cell table:formula="of:=['file:///home/spal/Nextcloud/University.sync/Crypto/Info-Set-Dec/mceliece-isd.4.2/stats/ballColl.csv'#$ballColl.L294]" office:value-type="string" office:string-value="0.3333" calcext:value-type="string">
            <text:p>0.3333</text:p>
          </table:table-cell>
          <table:table-cell table:style-name="ce4" table:formula="of:=((COMBIN([.F294]/2;[.J294])*COMBIN([.I294];[.K294]))^2)*COMBIN([.E294]-[.F294]-[.G294];[.D294]-2*[.J294]-2*[.K294])/COMBIN([.E294];[.D294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5]" office:value-type="string" office:string-value="Ball coll OK" calcext:value-type="string">
            <text:p>Ball coll OK</text:p>
          </table:table-cell>
          <table:table-cell table:formula="of:=[.F295]/[.E295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5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5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5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5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5]" office:value-type="float" office:value="2953" calcext:value-type="float">
            <text:p>2953</text:p>
          </table:table-cell>
          <table:table-cell table:formula="of:=['file:///home/spal/Nextcloud/University.sync/Crypto/Info-Set-Dec/mceliece-isd.4.2/stats/ballColl.csv'#$ballColl.L295]" office:value-type="float" office:value="9" calcext:value-type="float">
            <text:p>9</text:p>
          </table:table-cell>
          <table:table-cell table:style-name="ce4" table:formula="of:=((COMBIN([.F295]/2;[.J295])*COMBIN([.I295];[.K295]))^2)*COMBIN([.E295]-[.F295]-[.G295];[.D295]-2*[.J295]-2*[.K295])/COMBIN([.E295];[.D295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6]" office:value-type="string" office:string-value="Ball coll OK" calcext:value-type="string">
            <text:p>Ball coll OK</text:p>
          </table:table-cell>
          <table:table-cell table:formula="of:=[.F296]/[.E296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6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6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6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6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6]" office:value-type="float" office:value="163" calcext:value-type="float">
            <text:p>163</text:p>
          </table:table-cell>
          <table:table-cell table:formula="of:=['file:///home/spal/Nextcloud/University.sync/Crypto/Info-Set-Dec/mceliece-isd.4.2/stats/ballColl.csv'#$ballColl.L296]" office:value-type="string" office:string-value="0.1429" calcext:value-type="string">
            <text:p>0.1429</text:p>
          </table:table-cell>
          <table:table-cell table:style-name="ce4" table:formula="of:=((COMBIN([.F296]/2;[.J296])*COMBIN([.I296];[.K296]))^2)*COMBIN([.E296]-[.F296]-[.G296];[.D296]-2*[.J296]-2*[.K296])/COMBIN([.E296];[.D296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7]" office:value-type="string" office:string-value="Ball coll OK" calcext:value-type="string">
            <text:p>Ball coll OK</text:p>
          </table:table-cell>
          <table:table-cell table:formula="of:=[.F297]/[.E297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7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7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7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7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7]" office:value-type="float" office:value="1570" calcext:value-type="float">
            <text:p>1570</text:p>
          </table:table-cell>
          <table:table-cell table:formula="of:=['file:///home/spal/Nextcloud/University.sync/Crypto/Info-Set-Dec/mceliece-isd.4.2/stats/ballColl.csv'#$ballColl.L297]" office:value-type="string" office:string-value="0.0119" calcext:value-type="string">
            <text:p>0.0119</text:p>
          </table:table-cell>
          <table:table-cell table:style-name="ce4" table:formula="of:=((COMBIN([.F297]/2;[.J297])*COMBIN([.I297];[.K297]))^2)*COMBIN([.E297]-[.F297]-[.G297];[.D297]-2*[.J297]-2*[.K297])/COMBIN([.E297];[.D297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8]" office:value-type="string" office:string-value="Ball coll OK" calcext:value-type="string">
            <text:p>Ball coll OK</text:p>
          </table:table-cell>
          <table:table-cell table:formula="of:=[.F298]/[.E298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8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8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8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8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8]" office:value-type="float" office:value="620" calcext:value-type="float">
            <text:p>620</text:p>
          </table:table-cell>
          <table:table-cell table:formula="of:=['file:///home/spal/Nextcloud/University.sync/Crypto/Info-Set-Dec/mceliece-isd.4.2/stats/ballColl.csv'#$ballColl.L298]" office:value-type="string" office:string-value="0.0294" calcext:value-type="string">
            <text:p>0.0294</text:p>
          </table:table-cell>
          <table:table-cell table:style-name="ce4" table:formula="of:=((COMBIN([.F298]/2;[.J298])*COMBIN([.I298];[.K298]))^2)*COMBIN([.E298]-[.F298]-[.G298];[.D298]-2*[.J298]-2*[.K298])/COMBIN([.E298];[.D298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299]" office:value-type="string" office:string-value="Ball coll OK" calcext:value-type="string">
            <text:p>Ball coll OK</text:p>
          </table:table-cell>
          <table:table-cell table:formula="of:=[.F299]/[.E299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299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29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99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299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29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299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29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2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9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9]" office:value-type="float" office:value="1623" calcext:value-type="float">
            <text:p>1623</text:p>
          </table:table-cell>
          <table:table-cell table:formula="of:=['file:///home/spal/Nextcloud/University.sync/Crypto/Info-Set-Dec/mceliece-isd.4.2/stats/ballColl.csv'#$ballColl.L299]" office:value-type="string" office:string-value="0.0182" calcext:value-type="string">
            <text:p>0.0182</text:p>
          </table:table-cell>
          <table:table-cell table:style-name="ce4" table:formula="of:=((COMBIN([.F299]/2;[.J299])*COMBIN([.I299];[.K299]))^2)*COMBIN([.E299]-[.F299]-[.G299];[.D299]-2*[.J299]-2*[.K299])/COMBIN([.E299];[.D299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0]" office:value-type="string" office:string-value="Ball coll OK" calcext:value-type="string">
            <text:p>Ball coll OK</text:p>
          </table:table-cell>
          <table:table-cell table:formula="of:=[.F300]/[.E300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0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0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0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0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0]" office:value-type="float" office:value="674" calcext:value-type="float">
            <text:p>674</text:p>
          </table:table-cell>
          <table:table-cell table:formula="of:=['file:///home/spal/Nextcloud/University.sync/Crypto/Info-Set-Dec/mceliece-isd.4.2/stats/ballColl.csv'#$ballColl.L300]" office:value-type="string" office:string-value="0.0417" calcext:value-type="string">
            <text:p>0.0417</text:p>
          </table:table-cell>
          <table:table-cell table:style-name="ce4" table:formula="of:=((COMBIN([.F300]/2;[.J300])*COMBIN([.I300];[.K300]))^2)*COMBIN([.E300]-[.F300]-[.G300];[.D300]-2*[.J300]-2*[.K300])/COMBIN([.E300];[.D300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1]" office:value-type="string" office:string-value="Ball coll OK" calcext:value-type="string">
            <text:p>Ball coll OK</text:p>
          </table:table-cell>
          <table:table-cell table:formula="of:=[.F301]/[.E301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1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1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1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1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1]" office:value-type="float" office:value="1271" calcext:value-type="float">
            <text:p>1271</text:p>
          </table:table-cell>
          <table:table-cell table:formula="of:=['file:///home/spal/Nextcloud/University.sync/Crypto/Info-Set-Dec/mceliece-isd.4.2/stats/ballColl.csv'#$ballColl.L301]" office:value-type="float" office:value="27" calcext:value-type="float">
            <text:p>27</text:p>
          </table:table-cell>
          <table:table-cell table:style-name="ce4" table:formula="of:=((COMBIN([.F301]/2;[.J301])*COMBIN([.I301];[.K301]))^2)*COMBIN([.E301]-[.F301]-[.G301];[.D301]-2*[.J301]-2*[.K301])/COMBIN([.E301];[.D301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2]" office:value-type="string" office:string-value="Ball coll OK" calcext:value-type="string">
            <text:p>Ball coll OK</text:p>
          </table:table-cell>
          <table:table-cell table:formula="of:=[.F302]/[.E302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2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2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2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2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2]" office:value-type="float" office:value="489" calcext:value-type="float">
            <text:p>489</text:p>
          </table:table-cell>
          <table:table-cell table:formula="of:=['file:///home/spal/Nextcloud/University.sync/Crypto/Info-Set-Dec/mceliece-isd.4.2/stats/ballColl.csv'#$ballColl.L302]" office:value-type="string" office:string-value="0.0323" calcext:value-type="string">
            <text:p>0.0323</text:p>
          </table:table-cell>
          <table:table-cell table:style-name="ce4" table:formula="of:=((COMBIN([.F302]/2;[.J302])*COMBIN([.I302];[.K302]))^2)*COMBIN([.E302]-[.F302]-[.G302];[.D302]-2*[.J302]-2*[.K302])/COMBIN([.E302];[.D302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3]" office:value-type="string" office:string-value="Ball coll OK" calcext:value-type="string">
            <text:p>Ball coll OK</text:p>
          </table:table-cell>
          <table:table-cell table:formula="of:=[.F303]/[.E303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3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3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3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3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3]" office:value-type="float" office:value="1739" calcext:value-type="float">
            <text:p>1739</text:p>
          </table:table-cell>
          <table:table-cell table:formula="of:=['file:///home/spal/Nextcloud/University.sync/Crypto/Info-Set-Dec/mceliece-isd.4.2/stats/ballColl.csv'#$ballColl.L303]" office:value-type="string" office:string-value="0.0112" calcext:value-type="string">
            <text:p>0.0112</text:p>
          </table:table-cell>
          <table:table-cell table:style-name="ce4" table:formula="of:=((COMBIN([.F303]/2;[.J303])*COMBIN([.I303];[.K303]))^2)*COMBIN([.E303]-[.F303]-[.G303];[.D303]-2*[.J303]-2*[.K303])/COMBIN([.E303];[.D303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4]" office:value-type="string" office:string-value="Ball coll OK" calcext:value-type="string">
            <text:p>Ball coll OK</text:p>
          </table:table-cell>
          <table:table-cell table:formula="of:=[.F304]/[.E304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4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4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4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4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4]" office:value-type="float" office:value="5204" calcext:value-type="float">
            <text:p>5204</text:p>
          </table:table-cell>
          <table:table-cell table:formula="of:=['file:///home/spal/Nextcloud/University.sync/Crypto/Info-Set-Dec/mceliece-isd.4.2/stats/ballColl.csv'#$ballColl.L304]" office:value-type="string" office:string-value="0.0043" calcext:value-type="string">
            <text:p>0.0043</text:p>
          </table:table-cell>
          <table:table-cell table:style-name="ce4" table:formula="of:=((COMBIN([.F304]/2;[.J304])*COMBIN([.I304];[.K304]))^2)*COMBIN([.E304]-[.F304]-[.G304];[.D304]-2*[.J304]-2*[.K304])/COMBIN([.E304];[.D304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5]" office:value-type="string" office:string-value="Ball coll OK" calcext:value-type="string">
            <text:p>Ball coll OK</text:p>
          </table:table-cell>
          <table:table-cell table:formula="of:=[.F305]/[.E305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5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5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5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5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5]" office:value-type="float" office:value="764" calcext:value-type="float">
            <text:p>764</text:p>
          </table:table-cell>
          <table:table-cell table:formula="of:=['file:///home/spal/Nextcloud/University.sync/Crypto/Info-Set-Dec/mceliece-isd.4.2/stats/ballColl.csv'#$ballColl.L305]" office:value-type="string" office:string-value="0.0385" calcext:value-type="string">
            <text:p>0.0385</text:p>
          </table:table-cell>
          <table:table-cell table:style-name="ce4" table:formula="of:=((COMBIN([.F305]/2;[.J305])*COMBIN([.I305];[.K305]))^2)*COMBIN([.E305]-[.F305]-[.G305];[.D305]-2*[.J305]-2*[.K305])/COMBIN([.E305];[.D305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6]" office:value-type="string" office:string-value="Ball coll OK" calcext:value-type="string">
            <text:p>Ball coll OK</text:p>
          </table:table-cell>
          <table:table-cell table:formula="of:=[.F306]/[.E306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6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6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6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6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6]" office:value-type="float" office:value="2226" calcext:value-type="float">
            <text:p>2226</text:p>
          </table:table-cell>
          <table:table-cell table:formula="of:=['file:///home/spal/Nextcloud/University.sync/Crypto/Info-Set-Dec/mceliece-isd.4.2/stats/ballColl.csv'#$ballColl.L306]" office:value-type="string" office:string-value="0.0095" calcext:value-type="string">
            <text:p>0.0095</text:p>
          </table:table-cell>
          <table:table-cell table:style-name="ce4" table:formula="of:=((COMBIN([.F306]/2;[.J306])*COMBIN([.I306];[.K306]))^2)*COMBIN([.E306]-[.F306]-[.G306];[.D306]-2*[.J306]-2*[.K306])/COMBIN([.E306];[.D306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7]" office:value-type="string" office:string-value="Ball coll OK" calcext:value-type="string">
            <text:p>Ball coll OK</text:p>
          </table:table-cell>
          <table:table-cell table:formula="of:=[.F307]/[.E307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7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7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7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7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7]" office:value-type="float" office:value="3987" calcext:value-type="float">
            <text:p>3987</text:p>
          </table:table-cell>
          <table:table-cell table:formula="of:=['file:///home/spal/Nextcloud/University.sync/Crypto/Info-Set-Dec/mceliece-isd.4.2/stats/ballColl.csv'#$ballColl.L307]" office:value-type="string" office:string-value="0.0061" calcext:value-type="string">
            <text:p>0.0061</text:p>
          </table:table-cell>
          <table:table-cell table:style-name="ce4" table:formula="of:=((COMBIN([.F307]/2;[.J307])*COMBIN([.I307];[.K307]))^2)*COMBIN([.E307]-[.F307]-[.G307];[.D307]-2*[.J307]-2*[.K307])/COMBIN([.E307];[.D307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8]" office:value-type="string" office:string-value="Ball coll OK" calcext:value-type="string">
            <text:p>Ball coll OK</text:p>
          </table:table-cell>
          <table:table-cell table:formula="of:=[.F308]/[.E308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8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8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8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8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8]" office:value-type="float" office:value="1274" calcext:value-type="float">
            <text:p>1274</text:p>
          </table:table-cell>
          <table:table-cell table:formula="of:=['file:///home/spal/Nextcloud/University.sync/Crypto/Info-Set-Dec/mceliece-isd.4.2/stats/ballColl.csv'#$ballColl.L308]" office:value-type="string" office:string-value="0.0175" calcext:value-type="string">
            <text:p>0.0175</text:p>
          </table:table-cell>
          <table:table-cell table:style-name="ce4" table:formula="of:=((COMBIN([.F308]/2;[.J308])*COMBIN([.I308];[.K308]))^2)*COMBIN([.E308]-[.F308]-[.G308];[.D308]-2*[.J308]-2*[.K308])/COMBIN([.E308];[.D308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09]" office:value-type="string" office:string-value="Ball coll OK" calcext:value-type="string">
            <text:p>Ball coll OK</text:p>
          </table:table-cell>
          <table:table-cell table:formula="of:=[.F309]/[.E309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09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0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9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09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0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09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0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9]" office:value-type="float" office:value="1207" calcext:value-type="float">
            <text:p>1207</text:p>
          </table:table-cell>
          <table:table-cell table:formula="of:=['file:///home/spal/Nextcloud/University.sync/Crypto/Info-Set-Dec/mceliece-isd.4.2/stats/ballColl.csv'#$ballColl.L309]" office:value-type="string" office:string-value="0.0204" calcext:value-type="string">
            <text:p>0.0204</text:p>
          </table:table-cell>
          <table:table-cell table:style-name="ce4" table:formula="of:=((COMBIN([.F309]/2;[.J309])*COMBIN([.I309];[.K309]))^2)*COMBIN([.E309]-[.F309]-[.G309];[.D309]-2*[.J309]-2*[.K309])/COMBIN([.E309];[.D309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10]" office:value-type="string" office:string-value="2022-01-08 21:34:26.999870" calcext:value-type="string">
            <text:p>2022-01-08 21:34:26.999870</text:p>
          </table:table-cell>
          <table:table-cell table:formula="of:=[.F310]/[.E31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10]" office:value-type="float" office:value="0" calcext:value-type="float">
            <text:p>0</text:p>
          </table:table-cell>
          <table:table-cell table:style-name="ce4" table:formula="of:=((COMBIN([.F310]/2;[.J310])*COMBIN([.I310];[.K310]))^2)*COMBIN([.E310]-[.F310]-[.G310];[.D310]-2*[.J310]-2*[.K310])/COMBIN([.E310];[.D31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1]" office:value-type="string" office:string-value="Ball coll OK" calcext:value-type="string">
            <text:p>Ball coll OK</text:p>
          </table:table-cell>
          <table:table-cell table:formula="of:=[.F311]/[.E311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1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1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1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11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1]" office:value-type="float" office:value="1845" calcext:value-type="float">
            <text:p>1845</text:p>
          </table:table-cell>
          <table:table-cell table:formula="of:=['file:///home/spal/Nextcloud/University.sync/Crypto/Info-Set-Dec/mceliece-isd.4.2/stats/ballColl.csv'#$ballColl.L311]" office:value-type="string" office:string-value="0.0182" calcext:value-type="string">
            <text:p>0.0182</text:p>
          </table:table-cell>
          <table:table-cell table:style-name="ce4" table:formula="of:=((COMBIN([.F311]/2;[.J311])*COMBIN([.I311];[.K311]))^2)*COMBIN([.E311]-[.F311]-[.G311];[.D311]-2*[.J311]-2*[.K311])/COMBIN([.E311];[.D311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2]" office:value-type="string" office:string-value="Ball coll OK" calcext:value-type="string">
            <text:p>Ball coll OK</text:p>
          </table:table-cell>
          <table:table-cell table:formula="of:=[.F312]/[.E312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2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2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2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2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2]" office:value-type="float" office:value="1062" calcext:value-type="float">
            <text:p>1062</text:p>
          </table:table-cell>
          <table:table-cell table:formula="of:=['file:///home/spal/Nextcloud/University.sync/Crypto/Info-Set-Dec/mceliece-isd.4.2/stats/ballColl.csv'#$ballColl.L312]" office:value-type="string" office:string-value="0.0217" calcext:value-type="string">
            <text:p>0.0217</text:p>
          </table:table-cell>
          <table:table-cell table:style-name="ce4" table:formula="of:=((COMBIN([.F312]/2;[.J312])*COMBIN([.I312];[.K312]))^2)*COMBIN([.E312]-[.F312]-[.G312];[.D312]-2*[.J312]-2*[.K312])/COMBIN([.E312];[.D312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3]" office:value-type="string" office:string-value="Ball coll OK" calcext:value-type="string">
            <text:p>Ball coll OK</text:p>
          </table:table-cell>
          <table:table-cell table:formula="of:=[.F313]/[.E313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3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3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3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3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3]" office:value-type="float" office:value="233" calcext:value-type="float">
            <text:p>233</text:p>
          </table:table-cell>
          <table:table-cell table:formula="of:=['file:///home/spal/Nextcloud/University.sync/Crypto/Info-Set-Dec/mceliece-isd.4.2/stats/ballColl.csv'#$ballColl.L313]" office:value-type="string" office:string-value="0.1" calcext:value-type="string">
            <text:p>0.1</text:p>
          </table:table-cell>
          <table:table-cell table:style-name="ce4" table:formula="of:=((COMBIN([.F313]/2;[.J313])*COMBIN([.I313];[.K313]))^2)*COMBIN([.E313]-[.F313]-[.G313];[.D313]-2*[.J313]-2*[.K313])/COMBIN([.E313];[.D313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4]" office:value-type="string" office:string-value="Ball coll OK" calcext:value-type="string">
            <text:p>Ball coll OK</text:p>
          </table:table-cell>
          <table:table-cell table:formula="of:=[.F314]/[.E314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4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4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4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4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4]" office:value-type="float" office:value="495" calcext:value-type="float">
            <text:p>495</text:p>
          </table:table-cell>
          <table:table-cell table:formula="of:=['file:///home/spal/Nextcloud/University.sync/Crypto/Info-Set-Dec/mceliece-isd.4.2/stats/ballColl.csv'#$ballColl.L314]" office:value-type="string" office:string-value="0.0526" calcext:value-type="string">
            <text:p>0.0526</text:p>
          </table:table-cell>
          <table:table-cell table:style-name="ce4" table:formula="of:=((COMBIN([.F314]/2;[.J314])*COMBIN([.I314];[.K314]))^2)*COMBIN([.E314]-[.F314]-[.G314];[.D314]-2*[.J314]-2*[.K314])/COMBIN([.E314];[.D314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5]" office:value-type="string" office:string-value="Ball coll OK" calcext:value-type="string">
            <text:p>Ball coll OK</text:p>
          </table:table-cell>
          <table:table-cell table:formula="of:=[.F315]/[.E315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5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5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5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5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5]" office:value-type="float" office:value="348" calcext:value-type="float">
            <text:p>348</text:p>
          </table:table-cell>
          <table:table-cell table:formula="of:=['file:///home/spal/Nextcloud/University.sync/Crypto/Info-Set-Dec/mceliece-isd.4.2/stats/ballColl.csv'#$ballColl.L315]" office:value-type="string" office:string-value="0.0714" calcext:value-type="string">
            <text:p>0.0714</text:p>
          </table:table-cell>
          <table:table-cell table:style-name="ce4" table:formula="of:=((COMBIN([.F315]/2;[.J315])*COMBIN([.I315];[.K315]))^2)*COMBIN([.E315]-[.F315]-[.G315];[.D315]-2*[.J315]-2*[.K315])/COMBIN([.E315];[.D315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6]" office:value-type="string" office:string-value="Ball coll OK" calcext:value-type="string">
            <text:p>Ball coll OK</text:p>
          </table:table-cell>
          <table:table-cell table:formula="of:=[.F316]/[.E316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6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6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6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6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6]" office:value-type="float" office:value="355" calcext:value-type="float">
            <text:p>355</text:p>
          </table:table-cell>
          <table:table-cell table:formula="of:=['file:///home/spal/Nextcloud/University.sync/Crypto/Info-Set-Dec/mceliece-isd.4.2/stats/ballColl.csv'#$ballColl.L316]" office:value-type="string" office:string-value="0.1" calcext:value-type="string">
            <text:p>0.1</text:p>
          </table:table-cell>
          <table:table-cell table:style-name="ce4" table:formula="of:=((COMBIN([.F316]/2;[.J316])*COMBIN([.I316];[.K316]))^2)*COMBIN([.E316]-[.F316]-[.G316];[.D316]-2*[.J316]-2*[.K316])/COMBIN([.E316];[.D316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7]" office:value-type="string" office:string-value="Ball coll OK" calcext:value-type="string">
            <text:p>Ball coll OK</text:p>
          </table:table-cell>
          <table:table-cell table:formula="of:=[.F317]/[.E317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7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7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7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7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7]" office:value-type="float" office:value="333" calcext:value-type="float">
            <text:p>333</text:p>
          </table:table-cell>
          <table:table-cell table:formula="of:=['file:///home/spal/Nextcloud/University.sync/Crypto/Info-Set-Dec/mceliece-isd.4.2/stats/ballColl.csv'#$ballColl.L317]" office:value-type="float" office:value="125" calcext:value-type="float">
            <text:p>125</text:p>
          </table:table-cell>
          <table:table-cell table:style-name="ce4" table:formula="of:=((COMBIN([.F317]/2;[.J317])*COMBIN([.I317];[.K317]))^2)*COMBIN([.E317]-[.F317]-[.G317];[.D317]-2*[.J317]-2*[.K317])/COMBIN([.E317];[.D317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8]" office:value-type="string" office:string-value="Ball coll OK" calcext:value-type="string">
            <text:p>Ball coll OK</text:p>
          </table:table-cell>
          <table:table-cell table:formula="of:=[.F318]/[.E318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8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8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8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18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1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8]" office:value-type="float" office:value="3111" calcext:value-type="float">
            <text:p>3111</text:p>
          </table:table-cell>
          <table:table-cell table:formula="of:=['file:///home/spal/Nextcloud/University.sync/Crypto/Info-Set-Dec/mceliece-isd.4.2/stats/ballColl.csv'#$ballColl.L318]" office:value-type="string" office:string-value="0.0095" calcext:value-type="string">
            <text:p>0.0095</text:p>
          </table:table-cell>
          <table:table-cell table:style-name="ce4" table:formula="of:=((COMBIN([.F318]/2;[.J318])*COMBIN([.I318];[.K318]))^2)*COMBIN([.E318]-[.F318]-[.G318];[.D318]-2*[.J318]-2*[.K318])/COMBIN([.E318];[.D318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19]" office:value-type="string" office:string-value="Ball coll OK" calcext:value-type="string">
            <text:p>Ball coll OK</text:p>
          </table:table-cell>
          <table:table-cell table:formula="of:=[.F319]/[.E319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19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1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19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19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1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19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1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1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9]" office:value-type="float" office:value="919" calcext:value-type="float">
            <text:p>919</text:p>
          </table:table-cell>
          <table:table-cell table:formula="of:=['file:///home/spal/Nextcloud/University.sync/Crypto/Info-Set-Dec/mceliece-isd.4.2/stats/ballColl.csv'#$ballColl.L319]" office:value-type="string" office:string-value="0.0256" calcext:value-type="string">
            <text:p>0.0256</text:p>
          </table:table-cell>
          <table:table-cell table:style-name="ce4" table:formula="of:=((COMBIN([.F319]/2;[.J319])*COMBIN([.I319];[.K319]))^2)*COMBIN([.E319]-[.F319]-[.G319];[.D319]-2*[.J319]-2*[.K319])/COMBIN([.E319];[.D319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20]" office:value-type="string" office:string-value="Ball coll OK" calcext:value-type="string">
            <text:p>Ball coll OK</text:p>
          </table:table-cell>
          <table:table-cell table:formula="of:=[.F320]/[.E320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20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2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0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20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2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20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2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0]" office:value-type="float" office:value="1632" calcext:value-type="float">
            <text:p>1632</text:p>
          </table:table-cell>
          <table:table-cell table:formula="of:=['file:///home/spal/Nextcloud/University.sync/Crypto/Info-Set-Dec/mceliece-isd.4.2/stats/ballColl.csv'#$ballColl.L320]" office:value-type="string" office:string-value="0.0145" calcext:value-type="string">
            <text:p>0.0145</text:p>
          </table:table-cell>
          <table:table-cell table:style-name="ce4" table:formula="of:=((COMBIN([.F320]/2;[.J320])*COMBIN([.I320];[.K320]))^2)*COMBIN([.E320]-[.F320]-[.G320];[.D320]-2*[.J320]-2*[.K320])/COMBIN([.E320];[.D320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21]" office:value-type="string" office:string-value="Ball coll OK" calcext:value-type="string">
            <text:p>Ball coll OK</text:p>
          </table:table-cell>
          <table:table-cell table:formula="of:=[.F321]/[.E321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21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2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1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21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2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21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1]" office:value-type="float" office:value="1500" calcext:value-type="float">
            <text:p>1500</text:p>
          </table:table-cell>
          <table:table-cell table:formula="of:=['file:///home/spal/Nextcloud/University.sync/Crypto/Info-Set-Dec/mceliece-isd.4.2/stats/ballColl.csv'#$ballColl.L321]" office:value-type="string" office:string-value="0.0189" calcext:value-type="string">
            <text:p>0.0189</text:p>
          </table:table-cell>
          <table:table-cell table:style-name="ce4" table:formula="of:=((COMBIN([.F321]/2;[.J321])*COMBIN([.I321];[.K321]))^2)*COMBIN([.E321]-[.F321]-[.G321];[.D321]-2*[.J321]-2*[.K321])/COMBIN([.E321];[.D321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22]" office:value-type="string" office:string-value="Ball coll OK" calcext:value-type="string">
            <text:p>Ball coll OK</text:p>
          </table:table-cell>
          <table:table-cell table:formula="of:=[.F322]/[.E322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22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2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2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22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2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22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2]" office:value-type="float" office:value="81" calcext:value-type="float">
            <text:p>81</text:p>
          </table:table-cell>
          <table:table-cell table:formula="of:=['file:///home/spal/Nextcloud/University.sync/Crypto/Info-Set-Dec/mceliece-isd.4.2/stats/ballColl.csv'#$ballColl.L322]" office:value-type="string" office:string-value="0.5" calcext:value-type="string">
            <text:p>0.5</text:p>
          </table:table-cell>
          <table:table-cell table:style-name="ce4" table:formula="of:=((COMBIN([.F322]/2;[.J322])*COMBIN([.I322];[.K322]))^2)*COMBIN([.E322]-[.F322]-[.G322];[.D322]-2*[.J322]-2*[.K322])/COMBIN([.E322];[.D322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23]" office:value-type="string" office:string-value="Ball coll OK" calcext:value-type="string">
            <text:p>Ball coll OK</text:p>
          </table:table-cell>
          <table:table-cell table:formula="of:=[.F323]/[.E323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23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2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3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23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2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323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2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3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3]" office:value-type="float" office:value="1272" calcext:value-type="float">
            <text:p>1272</text:p>
          </table:table-cell>
          <table:table-cell table:formula="of:=['file:///home/spal/Nextcloud/University.sync/Crypto/Info-Set-Dec/mceliece-isd.4.2/stats/ballColl.csv'#$ballColl.L323]" office:value-type="string" office:string-value="0.0303" calcext:value-type="string">
            <text:p>0.0303</text:p>
          </table:table-cell>
          <table:table-cell table:style-name="ce4" table:formula="of:=((COMBIN([.F323]/2;[.J323])*COMBIN([.I323];[.K323]))^2)*COMBIN([.E323]-[.F323]-[.G323];[.D323]-2*[.J323]-2*[.K323])/COMBIN([.E323];[.D323])" office:value-type="float" office:value="0.0541338582677165" calcext:value-type="float">
            <text:p>0,054133858267717</text:p>
          </table:table-cell>
          <table:table-cell table:style-name="ce4" table:number-columns-repeated="6"/>
          <table:table-cell table:number-columns-repeated="1004"/>
        </table:table-row>
        <table:table-row table:style-name="ro2">
          <table:table-cell table:formula="of:=['file:///home/spal/Nextcloud/University.sync/Crypto/Info-Set-Dec/mceliece-isd.4.2/stats/ballColl.csv'#$ballColl.A324]" office:value-type="string" office:string-value="Ball coll OK" calcext:value-type="string">
            <text:p>Ball coll OK</text:p>
          </table:table-cell>
          <table:table-cell table:formula="of:=[.F324]/[.E324]" office:value-type="float" office:value="0.78125" calcext:value-type="float">
            <text:p>0,78125</text:p>
          </table:table-cell>
          <table:table-cell table:formula="of:=['file:///home/spal/Nextcloud/University.sync/Crypto/Info-Set-Dec/mceliece-isd.4.2/stats/ballColl.csv'#$ballColl.B324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C3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4]" office:value-type="float" office:value="128" calcext:value-type="float">
            <text:p>128</text:p>
          </table:table-cell>
          <table:table-cell table:formula="of:=['file:///home/spal/Nextcloud/University.sync/Crypto/Info-Set-Dec/mceliece-isd.4.2/stats/ballColl.csv'#$ballColl.E324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F32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324]" office:value-type="float" office:value="50" calcext:value-type="float">
            <text:p>50</text:p>
          </table:table-cell>
          <table:table-cell table:formula="of:=['file:///home/spal/Nextcloud/University.sync/Crypto/Info-Set-Dec/mceliece-isd.4.2/stats/ballColl.csv'#$ballColl.H3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4]" office:value-type="float" office:value="1069" calcext:value-type="float">
            <text:p>1069</text:p>
          </table:table-cell>
          <table:table-cell table:formula="of:=['file:///home/spal/Nextcloud/University.sync/Crypto/Info-Set-Dec/mceliece-isd.4.2/stats/ballColl.csv'#$ballColl.L324]" office:value-type="string" office:string-value="0.0196" calcext:value-type="string">
            <text:p>0.0196</text:p>
          </table:table-cell>
          <table:table-cell table:style-name="ce4" table:formula="of:=((COMBIN([.F324]/2;[.J324])*COMBIN([.I324];[.K324]))^2)*COMBIN([.E324]-[.F324]-[.G324];[.D324]-2*[.J324]-2*[.K324])/COMBIN([.E324];[.D324])" office:value-type="float" office:value="0.0761623547056618" calcext:value-type="float">
            <text:p>0,076162354705662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25]" office:value-type="float" office:value="0" calcext:value-type="float">
            <text:p>0</text:p>
          </table:table-cell>
          <table:table-cell table:formula="of:=[.F325]/[.E32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25]" office:value-type="float" office:value="0" calcext:value-type="float">
            <text:p>0</text:p>
          </table:table-cell>
          <table:table-cell table:style-name="ce4" table:formula="of:=((COMBIN([.F325]/2;[.J325])*COMBIN([.I325];[.K325]))^2)*COMBIN([.E325]-[.F325]-[.G325];[.D325]-2*[.J325]-2*[.K325])/COMBIN([.E325];[.D32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26]" office:value-type="float" office:value="0" calcext:value-type="float">
            <text:p>0</text:p>
          </table:table-cell>
          <table:table-cell table:formula="of:=[.F326]/[.E32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26]" office:value-type="float" office:value="0" calcext:value-type="float">
            <text:p>0</text:p>
          </table:table-cell>
          <table:table-cell table:style-name="ce4" table:formula="of:=((COMBIN([.F326]/2;[.J326])*COMBIN([.I326];[.K326]))^2)*COMBIN([.E326]-[.F326]-[.G326];[.D326]-2*[.J326]-2*[.K326])/COMBIN([.E326];[.D32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27]" office:value-type="float" office:value="0" calcext:value-type="float">
            <text:p>0</text:p>
          </table:table-cell>
          <table:table-cell table:formula="of:=[.F327]/[.E32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27]" office:value-type="float" office:value="0" calcext:value-type="float">
            <text:p>0</text:p>
          </table:table-cell>
          <table:table-cell table:style-name="ce4" table:formula="of:=((COMBIN([.F327]/2;[.J327])*COMBIN([.I327];[.K327]))^2)*COMBIN([.E327]-[.F327]-[.G327];[.D327]-2*[.J327]-2*[.K327])/COMBIN([.E327];[.D32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28]" office:value-type="float" office:value="0" calcext:value-type="float">
            <text:p>0</text:p>
          </table:table-cell>
          <table:table-cell table:formula="of:=[.F328]/[.E32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28]" office:value-type="float" office:value="0" calcext:value-type="float">
            <text:p>0</text:p>
          </table:table-cell>
          <table:table-cell table:style-name="ce4" table:formula="of:=((COMBIN([.F328]/2;[.J328])*COMBIN([.I328];[.K328]))^2)*COMBIN([.E328]-[.F328]-[.G328];[.D328]-2*[.J328]-2*[.K328])/COMBIN([.E328];[.D32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29]" office:value-type="float" office:value="0" calcext:value-type="float">
            <text:p>0</text:p>
          </table:table-cell>
          <table:table-cell table:formula="of:=[.F329]/[.E32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29]" office:value-type="float" office:value="0" calcext:value-type="float">
            <text:p>0</text:p>
          </table:table-cell>
          <table:table-cell table:style-name="ce4" table:formula="of:=((COMBIN([.F329]/2;[.J329])*COMBIN([.I329];[.K329]))^2)*COMBIN([.E329]-[.F329]-[.G329];[.D329]-2*[.J329]-2*[.K329])/COMBIN([.E329];[.D32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0]" office:value-type="float" office:value="0" calcext:value-type="float">
            <text:p>0</text:p>
          </table:table-cell>
          <table:table-cell table:formula="of:=[.F330]/[.E33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0]" office:value-type="float" office:value="0" calcext:value-type="float">
            <text:p>0</text:p>
          </table:table-cell>
          <table:table-cell table:style-name="ce4" table:formula="of:=((COMBIN([.F330]/2;[.J330])*COMBIN([.I330];[.K330]))^2)*COMBIN([.E330]-[.F330]-[.G330];[.D330]-2*[.J330]-2*[.K330])/COMBIN([.E330];[.D33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1]" office:value-type="float" office:value="0" calcext:value-type="float">
            <text:p>0</text:p>
          </table:table-cell>
          <table:table-cell table:formula="of:=[.F331]/[.E33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1]" office:value-type="float" office:value="0" calcext:value-type="float">
            <text:p>0</text:p>
          </table:table-cell>
          <table:table-cell table:style-name="ce4" table:formula="of:=((COMBIN([.F331]/2;[.J331])*COMBIN([.I331];[.K331]))^2)*COMBIN([.E331]-[.F331]-[.G331];[.D331]-2*[.J331]-2*[.K331])/COMBIN([.E331];[.D33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2]" office:value-type="float" office:value="0" calcext:value-type="float">
            <text:p>0</text:p>
          </table:table-cell>
          <table:table-cell table:formula="of:=[.F332]/[.E33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2]" office:value-type="float" office:value="0" calcext:value-type="float">
            <text:p>0</text:p>
          </table:table-cell>
          <table:table-cell table:style-name="ce4" table:formula="of:=((COMBIN([.F332]/2;[.J332])*COMBIN([.I332];[.K332]))^2)*COMBIN([.E332]-[.F332]-[.G332];[.D332]-2*[.J332]-2*[.K332])/COMBIN([.E332];[.D33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3]" office:value-type="float" office:value="0" calcext:value-type="float">
            <text:p>0</text:p>
          </table:table-cell>
          <table:table-cell table:formula="of:=[.F333]/[.E33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3]" office:value-type="float" office:value="0" calcext:value-type="float">
            <text:p>0</text:p>
          </table:table-cell>
          <table:table-cell table:style-name="ce4" table:formula="of:=((COMBIN([.F333]/2;[.J333])*COMBIN([.I333];[.K333]))^2)*COMBIN([.E333]-[.F333]-[.G333];[.D333]-2*[.J333]-2*[.K333])/COMBIN([.E333];[.D33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4]" office:value-type="float" office:value="0" calcext:value-type="float">
            <text:p>0</text:p>
          </table:table-cell>
          <table:table-cell table:formula="of:=[.F334]/[.E33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4]" office:value-type="float" office:value="0" calcext:value-type="float">
            <text:p>0</text:p>
          </table:table-cell>
          <table:table-cell table:style-name="ce4" table:formula="of:=((COMBIN([.F334]/2;[.J334])*COMBIN([.I334];[.K334]))^2)*COMBIN([.E334]-[.F334]-[.G334];[.D334]-2*[.J334]-2*[.K334])/COMBIN([.E334];[.D33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5]" office:value-type="float" office:value="0" calcext:value-type="float">
            <text:p>0</text:p>
          </table:table-cell>
          <table:table-cell table:formula="of:=[.F335]/[.E33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5]" office:value-type="float" office:value="0" calcext:value-type="float">
            <text:p>0</text:p>
          </table:table-cell>
          <table:table-cell table:style-name="ce4" table:formula="of:=((COMBIN([.F335]/2;[.J335])*COMBIN([.I335];[.K335]))^2)*COMBIN([.E335]-[.F335]-[.G335];[.D335]-2*[.J335]-2*[.K335])/COMBIN([.E335];[.D33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6]" office:value-type="float" office:value="0" calcext:value-type="float">
            <text:p>0</text:p>
          </table:table-cell>
          <table:table-cell table:formula="of:=[.F336]/[.E33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6]" office:value-type="float" office:value="0" calcext:value-type="float">
            <text:p>0</text:p>
          </table:table-cell>
          <table:table-cell table:style-name="ce4" table:formula="of:=((COMBIN([.F336]/2;[.J336])*COMBIN([.I336];[.K336]))^2)*COMBIN([.E336]-[.F336]-[.G336];[.D336]-2*[.J336]-2*[.K336])/COMBIN([.E336];[.D33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7]" office:value-type="float" office:value="0" calcext:value-type="float">
            <text:p>0</text:p>
          </table:table-cell>
          <table:table-cell table:formula="of:=[.F337]/[.E33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7]" office:value-type="float" office:value="0" calcext:value-type="float">
            <text:p>0</text:p>
          </table:table-cell>
          <table:table-cell table:style-name="ce4" table:formula="of:=((COMBIN([.F337]/2;[.J337])*COMBIN([.I337];[.K337]))^2)*COMBIN([.E337]-[.F337]-[.G337];[.D337]-2*[.J337]-2*[.K337])/COMBIN([.E337];[.D33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8]" office:value-type="float" office:value="0" calcext:value-type="float">
            <text:p>0</text:p>
          </table:table-cell>
          <table:table-cell table:formula="of:=[.F338]/[.E33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8]" office:value-type="float" office:value="0" calcext:value-type="float">
            <text:p>0</text:p>
          </table:table-cell>
          <table:table-cell table:style-name="ce4" table:formula="of:=((COMBIN([.F338]/2;[.J338])*COMBIN([.I338];[.K338]))^2)*COMBIN([.E338]-[.F338]-[.G338];[.D338]-2*[.J338]-2*[.K338])/COMBIN([.E338];[.D33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39]" office:value-type="float" office:value="0" calcext:value-type="float">
            <text:p>0</text:p>
          </table:table-cell>
          <table:table-cell table:formula="of:=[.F339]/[.E33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39]" office:value-type="float" office:value="0" calcext:value-type="float">
            <text:p>0</text:p>
          </table:table-cell>
          <table:table-cell table:style-name="ce4" table:formula="of:=((COMBIN([.F339]/2;[.J339])*COMBIN([.I339];[.K339]))^2)*COMBIN([.E339]-[.F339]-[.G339];[.D339]-2*[.J339]-2*[.K339])/COMBIN([.E339];[.D33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0]" office:value-type="float" office:value="0" calcext:value-type="float">
            <text:p>0</text:p>
          </table:table-cell>
          <table:table-cell table:formula="of:=[.F340]/[.E34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0]" office:value-type="float" office:value="0" calcext:value-type="float">
            <text:p>0</text:p>
          </table:table-cell>
          <table:table-cell table:style-name="ce4" table:formula="of:=((COMBIN([.F340]/2;[.J340])*COMBIN([.I340];[.K340]))^2)*COMBIN([.E340]-[.F340]-[.G340];[.D340]-2*[.J340]-2*[.K340])/COMBIN([.E340];[.D34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1]" office:value-type="float" office:value="0" calcext:value-type="float">
            <text:p>0</text:p>
          </table:table-cell>
          <table:table-cell table:formula="of:=[.F341]/[.E34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1]" office:value-type="float" office:value="0" calcext:value-type="float">
            <text:p>0</text:p>
          </table:table-cell>
          <table:table-cell table:style-name="ce4" table:formula="of:=((COMBIN([.F341]/2;[.J341])*COMBIN([.I341];[.K341]))^2)*COMBIN([.E341]-[.F341]-[.G341];[.D341]-2*[.J341]-2*[.K341])/COMBIN([.E341];[.D34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2]" office:value-type="float" office:value="0" calcext:value-type="float">
            <text:p>0</text:p>
          </table:table-cell>
          <table:table-cell table:formula="of:=[.F342]/[.E34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2]" office:value-type="float" office:value="0" calcext:value-type="float">
            <text:p>0</text:p>
          </table:table-cell>
          <table:table-cell table:style-name="ce4" table:formula="of:=((COMBIN([.F342]/2;[.J342])*COMBIN([.I342];[.K342]))^2)*COMBIN([.E342]-[.F342]-[.G342];[.D342]-2*[.J342]-2*[.K342])/COMBIN([.E342];[.D34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3]" office:value-type="float" office:value="0" calcext:value-type="float">
            <text:p>0</text:p>
          </table:table-cell>
          <table:table-cell table:formula="of:=[.F343]/[.E34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3]" office:value-type="float" office:value="0" calcext:value-type="float">
            <text:p>0</text:p>
          </table:table-cell>
          <table:table-cell table:style-name="ce4" table:formula="of:=((COMBIN([.F343]/2;[.J343])*COMBIN([.I343];[.K343]))^2)*COMBIN([.E343]-[.F343]-[.G343];[.D343]-2*[.J343]-2*[.K343])/COMBIN([.E343];[.D34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4]" office:value-type="float" office:value="0" calcext:value-type="float">
            <text:p>0</text:p>
          </table:table-cell>
          <table:table-cell table:formula="of:=[.F344]/[.E34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4]" office:value-type="float" office:value="0" calcext:value-type="float">
            <text:p>0</text:p>
          </table:table-cell>
          <table:table-cell table:style-name="ce4" table:formula="of:=((COMBIN([.F344]/2;[.J344])*COMBIN([.I344];[.K344]))^2)*COMBIN([.E344]-[.F344]-[.G344];[.D344]-2*[.J344]-2*[.K344])/COMBIN([.E344];[.D34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5]" office:value-type="float" office:value="0" calcext:value-type="float">
            <text:p>0</text:p>
          </table:table-cell>
          <table:table-cell table:formula="of:=[.F345]/[.E34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5]" office:value-type="float" office:value="0" calcext:value-type="float">
            <text:p>0</text:p>
          </table:table-cell>
          <table:table-cell table:style-name="ce4" table:formula="of:=((COMBIN([.F345]/2;[.J345])*COMBIN([.I345];[.K345]))^2)*COMBIN([.E345]-[.F345]-[.G345];[.D345]-2*[.J345]-2*[.K345])/COMBIN([.E345];[.D34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6]" office:value-type="float" office:value="0" calcext:value-type="float">
            <text:p>0</text:p>
          </table:table-cell>
          <table:table-cell table:formula="of:=[.F346]/[.E34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6]" office:value-type="float" office:value="0" calcext:value-type="float">
            <text:p>0</text:p>
          </table:table-cell>
          <table:table-cell table:style-name="ce4" table:formula="of:=((COMBIN([.F346]/2;[.J346])*COMBIN([.I346];[.K346]))^2)*COMBIN([.E346]-[.F346]-[.G346];[.D346]-2*[.J346]-2*[.K346])/COMBIN([.E346];[.D34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7]" office:value-type="float" office:value="0" calcext:value-type="float">
            <text:p>0</text:p>
          </table:table-cell>
          <table:table-cell table:formula="of:=[.F347]/[.E34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7]" office:value-type="float" office:value="0" calcext:value-type="float">
            <text:p>0</text:p>
          </table:table-cell>
          <table:table-cell table:style-name="ce4" table:formula="of:=((COMBIN([.F347]/2;[.J347])*COMBIN([.I347];[.K347]))^2)*COMBIN([.E347]-[.F347]-[.G347];[.D347]-2*[.J347]-2*[.K347])/COMBIN([.E347];[.D34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8]" office:value-type="float" office:value="0" calcext:value-type="float">
            <text:p>0</text:p>
          </table:table-cell>
          <table:table-cell table:formula="of:=[.F348]/[.E34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8]" office:value-type="float" office:value="0" calcext:value-type="float">
            <text:p>0</text:p>
          </table:table-cell>
          <table:table-cell table:style-name="ce4" table:formula="of:=((COMBIN([.F348]/2;[.J348])*COMBIN([.I348];[.K348]))^2)*COMBIN([.E348]-[.F348]-[.G348];[.D348]-2*[.J348]-2*[.K348])/COMBIN([.E348];[.D34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49]" office:value-type="float" office:value="0" calcext:value-type="float">
            <text:p>0</text:p>
          </table:table-cell>
          <table:table-cell table:formula="of:=[.F349]/[.E34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49]" office:value-type="float" office:value="0" calcext:value-type="float">
            <text:p>0</text:p>
          </table:table-cell>
          <table:table-cell table:style-name="ce4" table:formula="of:=((COMBIN([.F349]/2;[.J349])*COMBIN([.I349];[.K349]))^2)*COMBIN([.E349]-[.F349]-[.G349];[.D349]-2*[.J349]-2*[.K349])/COMBIN([.E349];[.D34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0]" office:value-type="float" office:value="0" calcext:value-type="float">
            <text:p>0</text:p>
          </table:table-cell>
          <table:table-cell table:formula="of:=[.F350]/[.E35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0]" office:value-type="float" office:value="0" calcext:value-type="float">
            <text:p>0</text:p>
          </table:table-cell>
          <table:table-cell table:style-name="ce4" table:formula="of:=((COMBIN([.F350]/2;[.J350])*COMBIN([.I350];[.K350]))^2)*COMBIN([.E350]-[.F350]-[.G350];[.D350]-2*[.J350]-2*[.K350])/COMBIN([.E350];[.D35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1]" office:value-type="float" office:value="0" calcext:value-type="float">
            <text:p>0</text:p>
          </table:table-cell>
          <table:table-cell table:formula="of:=[.F351]/[.E35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1]" office:value-type="float" office:value="0" calcext:value-type="float">
            <text:p>0</text:p>
          </table:table-cell>
          <table:table-cell table:style-name="ce4" table:formula="of:=((COMBIN([.F351]/2;[.J351])*COMBIN([.I351];[.K351]))^2)*COMBIN([.E351]-[.F351]-[.G351];[.D351]-2*[.J351]-2*[.K351])/COMBIN([.E351];[.D35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2]" office:value-type="float" office:value="0" calcext:value-type="float">
            <text:p>0</text:p>
          </table:table-cell>
          <table:table-cell table:formula="of:=[.F352]/[.E35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2]" office:value-type="float" office:value="0" calcext:value-type="float">
            <text:p>0</text:p>
          </table:table-cell>
          <table:table-cell table:style-name="ce4" table:formula="of:=((COMBIN([.F352]/2;[.J352])*COMBIN([.I352];[.K352]))^2)*COMBIN([.E352]-[.F352]-[.G352];[.D352]-2*[.J352]-2*[.K352])/COMBIN([.E352];[.D35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3]" office:value-type="float" office:value="0" calcext:value-type="float">
            <text:p>0</text:p>
          </table:table-cell>
          <table:table-cell table:formula="of:=[.F353]/[.E35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3]" office:value-type="float" office:value="0" calcext:value-type="float">
            <text:p>0</text:p>
          </table:table-cell>
          <table:table-cell table:style-name="ce4" table:formula="of:=((COMBIN([.F353]/2;[.J353])*COMBIN([.I353];[.K353]))^2)*COMBIN([.E353]-[.F353]-[.G353];[.D353]-2*[.J353]-2*[.K353])/COMBIN([.E353];[.D35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4]" office:value-type="float" office:value="0" calcext:value-type="float">
            <text:p>0</text:p>
          </table:table-cell>
          <table:table-cell table:formula="of:=[.F354]/[.E35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4]" office:value-type="float" office:value="0" calcext:value-type="float">
            <text:p>0</text:p>
          </table:table-cell>
          <table:table-cell table:style-name="ce4" table:formula="of:=((COMBIN([.F354]/2;[.J354])*COMBIN([.I354];[.K354]))^2)*COMBIN([.E354]-[.F354]-[.G354];[.D354]-2*[.J354]-2*[.K354])/COMBIN([.E354];[.D35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5]" office:value-type="float" office:value="0" calcext:value-type="float">
            <text:p>0</text:p>
          </table:table-cell>
          <table:table-cell table:formula="of:=[.F355]/[.E35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5]" office:value-type="float" office:value="0" calcext:value-type="float">
            <text:p>0</text:p>
          </table:table-cell>
          <table:table-cell table:style-name="ce4" table:formula="of:=((COMBIN([.F355]/2;[.J355])*COMBIN([.I355];[.K355]))^2)*COMBIN([.E355]-[.F355]-[.G355];[.D355]-2*[.J355]-2*[.K355])/COMBIN([.E355];[.D35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6]" office:value-type="float" office:value="0" calcext:value-type="float">
            <text:p>0</text:p>
          </table:table-cell>
          <table:table-cell table:formula="of:=[.F356]/[.E35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6]" office:value-type="float" office:value="0" calcext:value-type="float">
            <text:p>0</text:p>
          </table:table-cell>
          <table:table-cell table:style-name="ce4" table:formula="of:=((COMBIN([.F356]/2;[.J356])*COMBIN([.I356];[.K356]))^2)*COMBIN([.E356]-[.F356]-[.G356];[.D356]-2*[.J356]-2*[.K356])/COMBIN([.E356];[.D35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7]" office:value-type="float" office:value="0" calcext:value-type="float">
            <text:p>0</text:p>
          </table:table-cell>
          <table:table-cell table:formula="of:=[.F357]/[.E35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7]" office:value-type="float" office:value="0" calcext:value-type="float">
            <text:p>0</text:p>
          </table:table-cell>
          <table:table-cell table:style-name="ce4" table:formula="of:=((COMBIN([.F357]/2;[.J357])*COMBIN([.I357];[.K357]))^2)*COMBIN([.E357]-[.F357]-[.G357];[.D357]-2*[.J357]-2*[.K357])/COMBIN([.E357];[.D35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8]" office:value-type="float" office:value="0" calcext:value-type="float">
            <text:p>0</text:p>
          </table:table-cell>
          <table:table-cell table:formula="of:=[.F358]/[.E35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8]" office:value-type="float" office:value="0" calcext:value-type="float">
            <text:p>0</text:p>
          </table:table-cell>
          <table:table-cell table:style-name="ce4" table:formula="of:=((COMBIN([.F358]/2;[.J358])*COMBIN([.I358];[.K358]))^2)*COMBIN([.E358]-[.F358]-[.G358];[.D358]-2*[.J358]-2*[.K358])/COMBIN([.E358];[.D35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59]" office:value-type="float" office:value="0" calcext:value-type="float">
            <text:p>0</text:p>
          </table:table-cell>
          <table:table-cell table:formula="of:=[.F359]/[.E35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59]" office:value-type="float" office:value="0" calcext:value-type="float">
            <text:p>0</text:p>
          </table:table-cell>
          <table:table-cell table:style-name="ce4" table:formula="of:=((COMBIN([.F359]/2;[.J359])*COMBIN([.I359];[.K359]))^2)*COMBIN([.E359]-[.F359]-[.G359];[.D359]-2*[.J359]-2*[.K359])/COMBIN([.E359];[.D35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0]" office:value-type="float" office:value="0" calcext:value-type="float">
            <text:p>0</text:p>
          </table:table-cell>
          <table:table-cell table:formula="of:=[.F360]/[.E36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0]" office:value-type="float" office:value="0" calcext:value-type="float">
            <text:p>0</text:p>
          </table:table-cell>
          <table:table-cell table:style-name="ce4" table:formula="of:=((COMBIN([.F360]/2;[.J360])*COMBIN([.I360];[.K360]))^2)*COMBIN([.E360]-[.F360]-[.G360];[.D360]-2*[.J360]-2*[.K360])/COMBIN([.E360];[.D36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1]" office:value-type="float" office:value="0" calcext:value-type="float">
            <text:p>0</text:p>
          </table:table-cell>
          <table:table-cell table:formula="of:=[.F361]/[.E36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1]" office:value-type="float" office:value="0" calcext:value-type="float">
            <text:p>0</text:p>
          </table:table-cell>
          <table:table-cell table:style-name="ce4" table:formula="of:=((COMBIN([.F361]/2;[.J361])*COMBIN([.I361];[.K361]))^2)*COMBIN([.E361]-[.F361]-[.G361];[.D361]-2*[.J361]-2*[.K361])/COMBIN([.E361];[.D36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2]" office:value-type="float" office:value="0" calcext:value-type="float">
            <text:p>0</text:p>
          </table:table-cell>
          <table:table-cell table:formula="of:=[.F362]/[.E36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2]" office:value-type="float" office:value="0" calcext:value-type="float">
            <text:p>0</text:p>
          </table:table-cell>
          <table:table-cell table:style-name="ce4" table:formula="of:=((COMBIN([.F362]/2;[.J362])*COMBIN([.I362];[.K362]))^2)*COMBIN([.E362]-[.F362]-[.G362];[.D362]-2*[.J362]-2*[.K362])/COMBIN([.E362];[.D36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3]" office:value-type="float" office:value="0" calcext:value-type="float">
            <text:p>0</text:p>
          </table:table-cell>
          <table:table-cell table:formula="of:=[.F363]/[.E363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3]" office:value-type="float" office:value="0" calcext:value-type="float">
            <text:p>0</text:p>
          </table:table-cell>
          <table:table-cell table:style-name="ce4" table:formula="of:=((COMBIN([.F363]/2;[.J363])*COMBIN([.I363];[.K363]))^2)*COMBIN([.E363]-[.F363]-[.G363];[.D363]-2*[.J363]-2*[.K363])/COMBIN([.E363];[.D36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4]" office:value-type="float" office:value="0" calcext:value-type="float">
            <text:p>0</text:p>
          </table:table-cell>
          <table:table-cell table:formula="of:=[.F364]/[.E364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4]" office:value-type="float" office:value="0" calcext:value-type="float">
            <text:p>0</text:p>
          </table:table-cell>
          <table:table-cell table:style-name="ce4" table:formula="of:=((COMBIN([.F364]/2;[.J364])*COMBIN([.I364];[.K364]))^2)*COMBIN([.E364]-[.F364]-[.G364];[.D364]-2*[.J364]-2*[.K364])/COMBIN([.E364];[.D36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5]" office:value-type="float" office:value="0" calcext:value-type="float">
            <text:p>0</text:p>
          </table:table-cell>
          <table:table-cell table:formula="of:=[.F365]/[.E365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5]" office:value-type="float" office:value="0" calcext:value-type="float">
            <text:p>0</text:p>
          </table:table-cell>
          <table:table-cell table:style-name="ce4" table:formula="of:=((COMBIN([.F365]/2;[.J365])*COMBIN([.I365];[.K365]))^2)*COMBIN([.E365]-[.F365]-[.G365];[.D365]-2*[.J365]-2*[.K365])/COMBIN([.E365];[.D36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6]" office:value-type="float" office:value="0" calcext:value-type="float">
            <text:p>0</text:p>
          </table:table-cell>
          <table:table-cell table:formula="of:=[.F366]/[.E366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6]" office:value-type="float" office:value="0" calcext:value-type="float">
            <text:p>0</text:p>
          </table:table-cell>
          <table:table-cell table:style-name="ce4" table:formula="of:=((COMBIN([.F366]/2;[.J366])*COMBIN([.I366];[.K366]))^2)*COMBIN([.E366]-[.F366]-[.G366];[.D366]-2*[.J366]-2*[.K366])/COMBIN([.E366];[.D36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7]" office:value-type="float" office:value="0" calcext:value-type="float">
            <text:p>0</text:p>
          </table:table-cell>
          <table:table-cell table:formula="of:=[.F367]/[.E367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7]" office:value-type="float" office:value="0" calcext:value-type="float">
            <text:p>0</text:p>
          </table:table-cell>
          <table:table-cell table:style-name="ce4" table:formula="of:=((COMBIN([.F367]/2;[.J367])*COMBIN([.I367];[.K367]))^2)*COMBIN([.E367]-[.F367]-[.G367];[.D367]-2*[.J367]-2*[.K367])/COMBIN([.E367];[.D36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8]" office:value-type="float" office:value="0" calcext:value-type="float">
            <text:p>0</text:p>
          </table:table-cell>
          <table:table-cell table:formula="of:=[.F368]/[.E368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8]" office:value-type="float" office:value="0" calcext:value-type="float">
            <text:p>0</text:p>
          </table:table-cell>
          <table:table-cell table:style-name="ce4" table:formula="of:=((COMBIN([.F368]/2;[.J368])*COMBIN([.I368];[.K368]))^2)*COMBIN([.E368]-[.F368]-[.G368];[.D368]-2*[.J368]-2*[.K368])/COMBIN([.E368];[.D36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69]" office:value-type="float" office:value="0" calcext:value-type="float">
            <text:p>0</text:p>
          </table:table-cell>
          <table:table-cell table:formula="of:=[.F369]/[.E369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69]" office:value-type="float" office:value="0" calcext:value-type="float">
            <text:p>0</text:p>
          </table:table-cell>
          <table:table-cell table:style-name="ce4" table:formula="of:=((COMBIN([.F369]/2;[.J369])*COMBIN([.I369];[.K369]))^2)*COMBIN([.E369]-[.F369]-[.G369];[.D369]-2*[.J369]-2*[.K369])/COMBIN([.E369];[.D36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0]" office:value-type="float" office:value="0" calcext:value-type="float">
            <text:p>0</text:p>
          </table:table-cell>
          <table:table-cell table:formula="of:=[.F370]/[.E370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0]" office:value-type="float" office:value="0" calcext:value-type="float">
            <text:p>0</text:p>
          </table:table-cell>
          <table:table-cell table:style-name="ce4" table:formula="of:=((COMBIN([.F370]/2;[.J370])*COMBIN([.I370];[.K370]))^2)*COMBIN([.E370]-[.F370]-[.G370];[.D370]-2*[.J370]-2*[.K370])/COMBIN([.E370];[.D37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1]" office:value-type="float" office:value="0" calcext:value-type="float">
            <text:p>0</text:p>
          </table:table-cell>
          <table:table-cell table:formula="of:=[.F371]/[.E371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1]" office:value-type="float" office:value="0" calcext:value-type="float">
            <text:p>0</text:p>
          </table:table-cell>
          <table:table-cell table:style-name="ce4" table:formula="of:=((COMBIN([.F371]/2;[.J371])*COMBIN([.I371];[.K371]))^2)*COMBIN([.E371]-[.F371]-[.G371];[.D371]-2*[.J371]-2*[.K371])/COMBIN([.E371];[.D37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2]" office:value-type="float" office:value="0" calcext:value-type="float">
            <text:p>0</text:p>
          </table:table-cell>
          <table:table-cell table:formula="of:=[.F372]/[.E372]" office:value-type="string" office:string-value="" calcext:value-type="error">
            <text:p>#DIV/0!</text:p>
          </table:table-cell>
          <table:table-cell table:formula="of:=['file:///home/spal/Nextcloud/University.sync/Crypto/Info-Set-Dec/mceliece-isd.4.2/stats/ballColl.csv'#$ballColl.B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2]" office:value-type="float" office:value="0" calcext:value-type="float">
            <text:p>0</text:p>
          </table:table-cell>
          <table:table-cell table:style-name="ce4" table:formula="of:=((COMBIN([.F372]/2;[.J372])*COMBIN([.I372];[.K372]))^2)*COMBIN([.E372]-[.F372]-[.G372];[.D372]-2*[.J372]-2*[.K372])/COMBIN([.E372];[.D37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3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3]" office:value-type="float" office:value="0" calcext:value-type="float">
            <text:p>0</text:p>
          </table:table-cell>
          <table:table-cell table:style-name="ce4" table:formula="of:=((COMBIN([.F373]/2;[.J373])*COMBIN([.I373];[.K373]))^2)*COMBIN([.E373]-[.F373]-[.G373];[.D373]-2*[.J373]-2*[.K373])/COMBIN([.E373];[.D37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4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4]" office:value-type="float" office:value="0" calcext:value-type="float">
            <text:p>0</text:p>
          </table:table-cell>
          <table:table-cell table:style-name="ce4" table:formula="of:=((COMBIN([.F374]/2;[.J374])*COMBIN([.I374];[.K374]))^2)*COMBIN([.E374]-[.F374]-[.G374];[.D374]-2*[.J374]-2*[.K374])/COMBIN([.E374];[.D37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5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5]" office:value-type="float" office:value="0" calcext:value-type="float">
            <text:p>0</text:p>
          </table:table-cell>
          <table:table-cell table:style-name="ce4" table:formula="of:=((COMBIN([.F375]/2;[.J375])*COMBIN([.I375];[.K375]))^2)*COMBIN([.E375]-[.F375]-[.G375];[.D375]-2*[.J375]-2*[.K375])/COMBIN([.E375];[.D375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6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6]" office:value-type="float" office:value="0" calcext:value-type="float">
            <text:p>0</text:p>
          </table:table-cell>
          <table:table-cell table:style-name="ce4" table:formula="of:=((COMBIN([.F376]/2;[.J376])*COMBIN([.I376];[.K376]))^2)*COMBIN([.E376]-[.F376]-[.G376];[.D376]-2*[.J376]-2*[.K376])/COMBIN([.E376];[.D376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7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7]" office:value-type="float" office:value="0" calcext:value-type="float">
            <text:p>0</text:p>
          </table:table-cell>
          <table:table-cell table:style-name="ce4" table:formula="of:=((COMBIN([.F377]/2;[.J377])*COMBIN([.I377];[.K377]))^2)*COMBIN([.E377]-[.F377]-[.G377];[.D377]-2*[.J377]-2*[.K377])/COMBIN([.E377];[.D377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8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8]" office:value-type="float" office:value="0" calcext:value-type="float">
            <text:p>0</text:p>
          </table:table-cell>
          <table:table-cell table:style-name="ce4" table:formula="of:=((COMBIN([.F378]/2;[.J378])*COMBIN([.I378];[.K378]))^2)*COMBIN([.E378]-[.F378]-[.G378];[.D378]-2*[.J378]-2*[.K378])/COMBIN([.E378];[.D378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79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9]" office:value-type="float" office:value="0" calcext:value-type="float">
            <text:p>0</text:p>
          </table:table-cell>
          <table:table-cell table:style-name="ce4" table:formula="of:=((COMBIN([.F379]/2;[.J379])*COMBIN([.I379];[.K379]))^2)*COMBIN([.E379]-[.F379]-[.G379];[.D379]-2*[.J379]-2*[.K379])/COMBIN([.E379];[.D379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80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80]" office:value-type="float" office:value="0" calcext:value-type="float">
            <text:p>0</text:p>
          </table:table-cell>
          <table:table-cell table:style-name="ce4" table:formula="of:=((COMBIN([.F380]/2;[.J380])*COMBIN([.I380];[.K380]))^2)*COMBIN([.E380]-[.F380]-[.G380];[.D380]-2*[.J380]-2*[.K380])/COMBIN([.E380];[.D380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81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81]" office:value-type="float" office:value="0" calcext:value-type="float">
            <text:p>0</text:p>
          </table:table-cell>
          <table:table-cell table:style-name="ce4" table:formula="of:=((COMBIN([.F381]/2;[.J381])*COMBIN([.I381];[.K381]))^2)*COMBIN([.E381]-[.F381]-[.G381];[.D381]-2*[.J381]-2*[.K381])/COMBIN([.E381];[.D381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82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82]" office:value-type="float" office:value="0" calcext:value-type="float">
            <text:p>0</text:p>
          </table:table-cell>
          <table:table-cell table:style-name="ce4" table:formula="of:=((COMBIN([.F382]/2;[.J382])*COMBIN([.I382];[.K382]))^2)*COMBIN([.E382]-[.F382]-[.G382];[.D382]-2*[.J382]-2*[.K382])/COMBIN([.E382];[.D382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83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83]" office:value-type="float" office:value="0" calcext:value-type="float">
            <text:p>0</text:p>
          </table:table-cell>
          <table:table-cell table:style-name="ce4" table:formula="of:=((COMBIN([.F383]/2;[.J383])*COMBIN([.I383];[.K383]))^2)*COMBIN([.E383]-[.F383]-[.G383];[.D383]-2*[.J383]-2*[.K383])/COMBIN([.E383];[.D383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visibility="filter">
          <table:table-cell table:formula="of:=['file:///home/spal/Nextcloud/University.sync/Crypto/Info-Set-Dec/mceliece-isd.4.2/stats/ballColl.csv'#$ballColl.A384]" office:value-type="float" office:value="0" calcext:value-type="float">
            <text:p>0</text:p>
          </table:table-cell>
          <table:table-cell/>
          <table:table-cell table:formula="of:=['file:///home/spal/Nextcloud/University.sync/Crypto/Info-Set-Dec/mceliece-isd.4.2/stats/ballColl.csv'#$ballColl.B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84]" office:value-type="float" office:value="0" calcext:value-type="float">
            <text:p>0</text:p>
          </table:table-cell>
          <table:table-cell table:style-name="ce4" table:formula="of:=((COMBIN([.F384]/2;[.J384])*COMBIN([.I384];[.K384]))^2)*COMBIN([.E384]-[.F384]-[.G384];[.D384]-2*[.J384]-2*[.K384])/COMBIN([.E384];[.D384])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4"/>
        </table:table-row>
        <table:table-row table:style-name="ro2" table:number-rows-repeated="10481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 coll general" table:style-name="ta1">
        <table:table-column table:style-name="co3" table:default-cell-style-name="ce6"/>
        <table:table-column table:style-name="co2" table:number-columns-repeated="1023" table:default-cell-style-name="ce6"/>
        <table:table-row table:style-name="ro1">
          <table:table-cell table:style-name="ce9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k1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pr.</text:p>
          </table:table-cell>
          <table:table-cell table:style-name="ce9"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]" office:value-type="string" office:string-value="2022-01-01 22:03:49.316145" calcext:value-type="string">
            <text:p>2022-01-01 22:03:49.316145</text:p>
          </table:table-cell>
          <table:table-cell table:formula="of:=['file:///home/spal/Nextcloud/University.sync/Crypto/Info-Set-Dec/mceliece-isd.4.2/stats/ballColl.csv'#$ballColl.B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]" office:value-type="string" office:string-value="2022-01-01 22:04:05.392630" calcext:value-type="string">
            <text:p>2022-01-01 22:04:05.392630</text:p>
          </table:table-cell>
          <table:table-cell table:formula="of:=['file:///home/spal/Nextcloud/University.sync/Crypto/Info-Set-Dec/mceliece-isd.4.2/stats/ballColl.csv'#$ballColl.B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]" office:value-type="string" office:string-value="2022-01-01 22:04:45.140861" calcext:value-type="string">
            <text:p>2022-01-01 22:04:45.140861</text:p>
          </table:table-cell>
          <table:table-cell table:formula="of:=['file:///home/spal/Nextcloud/University.sync/Crypto/Info-Set-Dec/mceliece-isd.4.2/stats/ballColl.csv'#$ballColl.B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]" office:value-type="string" office:string-value="2022-01-01 22:07:18.256077" calcext:value-type="string">
            <text:p>2022-01-01 22:07:18.256077</text:p>
          </table:table-cell>
          <table:table-cell table:formula="of:=['file:///home/spal/Nextcloud/University.sync/Crypto/Info-Set-Dec/mceliece-isd.4.2/stats/ballColl.csv'#$ballColl.B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5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]" office:value-type="string" office:string-value="2022-01-01 22:44:28.754607" calcext:value-type="string">
            <text:p>2022-01-01 22:44:28.754607</text:p>
          </table:table-cell>
          <table:table-cell table:formula="of:=['file:///home/spal/Nextcloud/University.sync/Crypto/Info-Set-Dec/mceliece-isd.4.2/stats/ballColl.csv'#$ballColl.B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6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H7]" office:value-type="float" office:value="-1" calcext:value-type="float">
            <text:p>-1</text:p>
          </table:table-cell>
          <table:table-cell table:formula="of:=['file:///home/spal/Nextcloud/University.sync/Crypto/Info-Set-Dec/mceliece-isd.4.2/stats/ballColl.csv'#$ballColl.I7]" office:value-type="float" office:value="26" calcext:value-type="float">
            <text:p>26</text:p>
          </table:table-cell>
          <table:table-cell table:formula="of:=['file:///home/spal/Nextcloud/University.sync/Crypto/Info-Set-Dec/mceliece-isd.4.2/stats/ballColl.csv'#$ballColl.J7]" office:value-type="string" office:string-value="0.0714" calcext:value-type="string">
            <text:p>0.0714</text:p>
          </table:table-cell>
          <table:table-cell table:formula="of:=['file:///home/spal/Nextcloud/University.sync/Crypto/Info-Set-Dec/mceliece-isd.4.2/stats/ballColl.csv'#$ballColl.K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]" office:value-type="string" office:string-value="2022-01-01 23:21:30.678736" calcext:value-type="string">
            <text:p>2022-01-01 23:21:30.678736</text:p>
          </table:table-cell>
          <table:table-cell table:formula="of:=['file:///home/spal/Nextcloud/University.sync/Crypto/Info-Set-Dec/mceliece-isd.4.2/stats/ballColl.csv'#$ballColl.B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8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]" office:value-type="string" office:string-value="An exception of type AttributeError occurred. Arguments:" calcext:value-type="string">
            <text:p>An exception of type AttributeError occurred. Arguments:</text:p>
          </table:table-cell>
          <table:table-cell table:formula="of:=['file:///home/spal/Nextcloud/University.sync/Crypto/Info-Set-Dec/mceliece-isd.4.2/stats/ballColl.csv'#$ballColl.B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9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]" office:value-type="string" office:string-value="(&quot;'Namespace' object has no attribute 'q'&quot;" calcext:value-type="string">
            <text:p>("'Namespace' object has no attribute 'q'"</text:p>
          </table:table-cell>
          <table:table-cell table:formula="of:=['file:///home/spal/Nextcloud/University.sync/Crypto/Info-Set-Dec/mceliece-isd.4.2/stats/ballColl.csv'#$ballColl.B10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0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]" office:value-type="string" office:string-value="2022-01-01 23:24:15.165204" calcext:value-type="string">
            <text:p>2022-01-01 23:24:15.165204</text:p>
          </table:table-cell>
          <table:table-cell table:formula="of:=['file:///home/spal/Nextcloud/University.sync/Crypto/Info-Set-Dec/mceliece-isd.4.2/stats/ballColl.csv'#$ballColl.B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]" office:value-type="string" office:string-value="An exception of type AttributeError occurred. Arguments:" calcext:value-type="string">
            <text:p>An exception of type AttributeError occurred. Arguments:</text:p>
          </table:table-cell>
          <table:table-cell table:formula="of:=['file:///home/spal/Nextcloud/University.sync/Crypto/Info-Set-Dec/mceliece-isd.4.2/stats/ballColl.csv'#$ballColl.B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2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3]" office:value-type="string" office:string-value="(&quot;'Namespace' object has no attribute 'q'&quot;" calcext:value-type="string">
            <text:p>("'Namespace' object has no attribute 'q'"</text:p>
          </table:table-cell>
          <table:table-cell table:formula="of:=['file:///home/spal/Nextcloud/University.sync/Crypto/Info-Set-Dec/mceliece-isd.4.2/stats/ballColl.csv'#$ballColl.B13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4]" office:value-type="string" office:string-value="2022-01-01 23:27:23.117524" calcext:value-type="string">
            <text:p>2022-01-01 23:27:23.117524</text:p>
          </table:table-cell>
          <table:table-cell table:formula="of:=['file:///home/spal/Nextcloud/University.sync/Crypto/Info-Set-Dec/mceliece-isd.4.2/stats/ballColl.csv'#$ballColl.B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]" office:value-type="string" office:string-value="2022-01-01 23:27:34.015437" calcext:value-type="string">
            <text:p>2022-01-01 23:27:34.015437</text:p>
          </table:table-cell>
          <table:table-cell table:formula="of:=['file:///home/spal/Nextcloud/University.sync/Crypto/Info-Set-Dec/mceliece-isd.4.2/stats/ballColl.csv'#$ballColl.B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5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B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6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]" office:value-type="string" office:string-value="An exception of type TypeError occurred. Arguments:" calcext:value-type="string">
            <text:p>An exception of type TypeError occurred. Arguments:</text:p>
          </table:table-cell>
          <table:table-cell table:formula="of:=['file:///home/spal/Nextcloud/University.sync/Crypto/Info-Set-Dec/mceliece-isd.4.2/stats/ballColl.csv'#$ballColl.B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]" office:value-type="string" office:string-value="('can only concatenate str (not &quot;list&quot;) to str'" calcext:value-type="string">
            <text:p>('can only concatenate str (not "list") to str'</text:p>
          </table:table-cell>
          <table:table-cell table:formula="of:=['file:///home/spal/Nextcloud/University.sync/Crypto/Info-Set-Dec/mceliece-isd.4.2/stats/ballColl.csv'#$ballColl.B18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8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]" office:value-type="string" office:string-value="2022-01-01 23:27:47.434477" calcext:value-type="string">
            <text:p>2022-01-01 23:27:47.434477</text:p>
          </table:table-cell>
          <table:table-cell table:formula="of:=['file:///home/spal/Nextcloud/University.sync/Crypto/Info-Set-Dec/mceliece-isd.4.2/stats/ballColl.csv'#$ballColl.B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9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B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0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]" office:value-type="string" office:string-value="2022-01-01 23:33:06.156831" calcext:value-type="string">
            <text:p>2022-01-01 23:33:06.156831</text:p>
          </table:table-cell>
          <table:table-cell table:formula="of:=['file:///home/spal/Nextcloud/University.sync/Crypto/Info-Set-Dec/mceliece-isd.4.2/stats/ballColl.csv'#$ballColl.B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1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2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2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2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22]" office:value-type="string" office:string-value="[Matrix([[0" calcext:value-type="string">
            <text:p>[Matrix([[0</text:p>
          </table:table-cell>
          <table:table-cell table:formula="of:=['file:///home/spal/Nextcloud/University.sync/Crypto/Info-Set-Dec/mceliece-isd.4.2/stats/ballColl.csv'#$ballColl.H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2]" office:value-type="string" office:string-value=" 0]])" calcext:value-type="string">
            <text:p><text:s/>0]])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]" office:value-type="string" office:string-value="2022-01-01 23:36:52.189604" calcext:value-type="string">
            <text:p>2022-01-01 23:36:52.189604</text:p>
          </table:table-cell>
          <table:table-cell table:formula="of:=['file:///home/spal/Nextcloud/University.sync/Crypto/Info-Set-Dec/mceliece-isd.4.2/stats/ballColl.csv'#$ballColl.B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3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2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2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2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]" office:value-type="float" office:value="-1" calcext:value-type="float">
            <text:p>-1</text:p>
          </table:table-cell>
          <table:table-cell table:formula="of:=['file:///home/spal/Nextcloud/University.sync/Crypto/Info-Set-Dec/mceliece-isd.4.2/stats/ballColl.csv'#$ballColl.K24]" office:value-type="float" office:value="66" calcext:value-type="float">
            <text:p>66</text:p>
          </table:table-cell>
          <table:table-cell table:formula="of:=['file:///home/spal/Nextcloud/University.sync/Crypto/Info-Set-Dec/mceliece-isd.4.2/stats/ballColl.csv'#$ballColl.L24]" office:value-type="string" office:string-value="0.0345" calcext:value-type="string">
            <text:p>0.034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]" office:value-type="string" office:string-value="2022-01-01 23:47:22.756303" calcext:value-type="string">
            <text:p>2022-01-01 23:47:22.756303</text:p>
          </table:table-cell>
          <table:table-cell table:formula="of:=['file:///home/spal/Nextcloud/University.sync/Crypto/Info-Set-Dec/mceliece-isd.4.2/stats/ballColl.csv'#$ballColl.B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5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B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6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7]" office:value-type="string" office:string-value="An exception of type NameError occurred. Arguments:" calcext:value-type="string">
            <text:p>An exception of type NameError occurred. Arguments:</text:p>
          </table:table-cell>
          <table:table-cell table:formula="of:=['file:///home/spal/Nextcloud/University.sync/Crypto/Info-Set-Dec/mceliece-isd.4.2/stats/ballColl.csv'#$ballColl.B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8]" office:value-type="string" office:string-value="(&quot;name 'q1' is not defined&quot;" calcext:value-type="string">
            <text:p>("name 'q1' is not defined"</text:p>
          </table:table-cell>
          <table:table-cell table:formula="of:=['file:///home/spal/Nextcloud/University.sync/Crypto/Info-Set-Dec/mceliece-isd.4.2/stats/ballColl.csv'#$ballColl.B28]" office:value-type="string" office:string-value=")" calcext:value-type="string">
            <text:p>)</text:p>
          </table:table-cell>
          <table:table-cell table:formula="of:=['file:///home/spal/Nextcloud/University.sync/Crypto/Info-Set-Dec/mceliece-isd.4.2/stats/ballColl.csv'#$ballColl.C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8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9]" office:value-type="string" office:string-value="2022-01-01 23:48:08.905462" calcext:value-type="string">
            <text:p>2022-01-01 23:48:08.905462</text:p>
          </table:table-cell>
          <table:table-cell table:formula="of:=['file:///home/spal/Nextcloud/University.sync/Crypto/Info-Set-Dec/mceliece-isd.4.2/stats/ballColl.csv'#$ballColl.B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9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0]" office:value-type="float" office:value="18" calcext:value-type="float">
            <text:p>18</text:p>
          </table:table-cell>
          <table:table-cell table:formula="of:=['file:///home/spal/Nextcloud/University.sync/Crypto/Info-Set-Dec/mceliece-isd.4.2/stats/ballColl.csv'#$ballColl.L30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1]" office:value-type="string" office:string-value="2022-01-01 23:55:41.252982" calcext:value-type="string">
            <text:p>2022-01-01 23:55:41.252982</text:p>
          </table:table-cell>
          <table:table-cell table:formula="of:=['file:///home/spal/Nextcloud/University.sync/Crypto/Info-Set-Dec/mceliece-isd.4.2/stats/ballColl.csv'#$ballColl.B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1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2]" office:value-type="float" office:value="79" calcext:value-type="float">
            <text:p>79</text:p>
          </table:table-cell>
          <table:table-cell table:formula="of:=['file:///home/spal/Nextcloud/University.sync/Crypto/Info-Set-Dec/mceliece-isd.4.2/stats/ballColl.csv'#$ballColl.L32]" office:value-type="string" office:string-value="0.0435" calcext:value-type="string">
            <text:p>0.043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33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4]" office:value-type="float" office:value="149" calcext:value-type="float">
            <text:p>149</text:p>
          </table:table-cell>
          <table:table-cell table:formula="of:=['file:///home/spal/Nextcloud/University.sync/Crypto/Info-Set-Dec/mceliece-isd.4.2/stats/ballColl.csv'#$ballColl.L34]" office:value-type="string" office:string-value="0.02" calcext:value-type="string">
            <text:p>0.0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5]" office:value-type="float" office:value="63" calcext:value-type="float">
            <text:p>63</text:p>
          </table:table-cell>
          <table:table-cell table:formula="of:=['file:///home/spal/Nextcloud/University.sync/Crypto/Info-Set-Dec/mceliece-isd.4.2/stats/ballColl.csv'#$ballColl.L35]" office:value-type="string" office:string-value="0.0667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36]" office:value-type="string" office:string-value="0.1429" calcext:value-type="string">
            <text:p>0.142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7]" office:value-type="string" office:string-value="2022-01-02 00:02:29.352105" calcext:value-type="string">
            <text:p>2022-01-02 00:02:29.352105</text:p>
          </table:table-cell>
          <table:table-cell table:formula="of:=['file:///home/spal/Nextcloud/University.sync/Crypto/Info-Set-Dec/mceliece-isd.4.2/stats/ballColl.csv'#$ballColl.B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3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8]" office:value-type="float" office:value="80" calcext:value-type="float">
            <text:p>80</text:p>
          </table:table-cell>
          <table:table-cell table:formula="of:=['file:///home/spal/Nextcloud/University.sync/Crypto/Info-Set-Dec/mceliece-isd.4.2/stats/ballColl.csv'#$ballColl.L38]" office:value-type="string" office:string-value="0.0217" calcext:value-type="string">
            <text:p>0.021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3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3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3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3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3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3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3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39]" office:value-type="float" office:value="30" calcext:value-type="float">
            <text:p>30</text:p>
          </table:table-cell>
          <table:table-cell table:formula="of:=['file:///home/spal/Nextcloud/University.sync/Crypto/Info-Set-Dec/mceliece-isd.4.2/stats/ballColl.csv'#$ballColl.L39]" office:value-type="string" office:string-value="0.0667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0]" office:value-type="float" office:value="56" calcext:value-type="float">
            <text:p>56</text:p>
          </table:table-cell>
          <table:table-cell table:formula="of:=['file:///home/spal/Nextcloud/University.sync/Crypto/Info-Set-Dec/mceliece-isd.4.2/stats/ballColl.csv'#$ballColl.L40]" office:value-type="string" office:string-value="0.0455" calcext:value-type="string">
            <text:p>0.045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1]" office:value-type="float" office:value="244" calcext:value-type="float">
            <text:p>244</text:p>
          </table:table-cell>
          <table:table-cell table:formula="of:=['file:///home/spal/Nextcloud/University.sync/Crypto/Info-Set-Dec/mceliece-isd.4.2/stats/ballColl.csv'#$ballColl.L41]" office:value-type="string" office:string-value="0.0099" calcext:value-type="string">
            <text:p>0.009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2]" office:value-type="float" office:value="13" calcext:value-type="float">
            <text:p>13</text:p>
          </table:table-cell>
          <table:table-cell table:formula="of:=['file:///home/spal/Nextcloud/University.sync/Crypto/Info-Set-Dec/mceliece-isd.4.2/stats/ballColl.csv'#$ballColl.L42]" office:value-type="string" office:string-value="0.3333" calcext:value-type="string">
            <text:p>0.33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3]" office:value-type="float" office:value="133" calcext:value-type="float">
            <text:p>133</text:p>
          </table:table-cell>
          <table:table-cell table:formula="of:=['file:///home/spal/Nextcloud/University.sync/Crypto/Info-Set-Dec/mceliece-isd.4.2/stats/ballColl.csv'#$ballColl.L43]" office:value-type="string" office:string-value="0.0208" calcext:value-type="string">
            <text:p>0.020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4]" office:value-type="float" office:value="195" calcext:value-type="float">
            <text:p>195</text:p>
          </table:table-cell>
          <table:table-cell table:formula="of:=['file:///home/spal/Nextcloud/University.sync/Crypto/Info-Set-Dec/mceliece-isd.4.2/stats/ballColl.csv'#$ballColl.L44]" office:value-type="string" office:string-value="0.0167" calcext:value-type="string">
            <text:p>0.01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5]" office:value-type="float" office:value="38" calcext:value-type="float">
            <text:p>38</text:p>
          </table:table-cell>
          <table:table-cell table:formula="of:=['file:///home/spal/Nextcloud/University.sync/Crypto/Info-Set-Dec/mceliece-isd.4.2/stats/ballColl.csv'#$ballColl.L45]" office:value-type="string" office:string-value="0.0476" calcext:value-type="string">
            <text:p>0.047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6]" office:value-type="float" office:value="21" calcext:value-type="float">
            <text:p>21</text:p>
          </table:table-cell>
          <table:table-cell table:formula="of:=['file:///home/spal/Nextcloud/University.sync/Crypto/Info-Set-Dec/mceliece-isd.4.2/stats/ballColl.csv'#$ballColl.L46]" office:value-type="string" office:string-value="0.2" calcext:value-type="string">
            <text:p>0.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7]" office:value-type="float" office:value="51" calcext:value-type="float">
            <text:p>51</text:p>
          </table:table-cell>
          <table:table-cell table:formula="of:=['file:///home/spal/Nextcloud/University.sync/Crypto/Info-Set-Dec/mceliece-isd.4.2/stats/ballColl.csv'#$ballColl.L47]" office:value-type="string" office:string-value="0.0625" calcext:value-type="string">
            <text:p>0.06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8]" office:value-type="float" office:value="29" calcext:value-type="float">
            <text:p>29</text:p>
          </table:table-cell>
          <table:table-cell table:formula="of:=['file:///home/spal/Nextcloud/University.sync/Crypto/Info-Set-Dec/mceliece-isd.4.2/stats/ballColl.csv'#$ballColl.L48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4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4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4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4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4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4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4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49]" office:value-type="float" office:value="169" calcext:value-type="float">
            <text:p>169</text:p>
          </table:table-cell>
          <table:table-cell table:formula="of:=['file:///home/spal/Nextcloud/University.sync/Crypto/Info-Set-Dec/mceliece-isd.4.2/stats/ballColl.csv'#$ballColl.L49]" office:value-type="string" office:string-value="0.0222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0]" office:value-type="float" office:value="59" calcext:value-type="float">
            <text:p>59</text:p>
          </table:table-cell>
          <table:table-cell table:formula="of:=['file:///home/spal/Nextcloud/University.sync/Crypto/Info-Set-Dec/mceliece-isd.4.2/stats/ballColl.csv'#$ballColl.L50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1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L51]" office:value-type="string" office:string-value="0.0312" calcext:value-type="string">
            <text:p>0.031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2]" office:value-type="float" office:value="29" calcext:value-type="float">
            <text:p>29</text:p>
          </table:table-cell>
          <table:table-cell table:formula="of:=['file:///home/spal/Nextcloud/University.sync/Crypto/Info-Set-Dec/mceliece-isd.4.2/stats/ballColl.csv'#$ballColl.L52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3]" office:value-type="float" office:value="60" calcext:value-type="float">
            <text:p>60</text:p>
          </table:table-cell>
          <table:table-cell table:formula="of:=['file:///home/spal/Nextcloud/University.sync/Crypto/Info-Set-Dec/mceliece-isd.4.2/stats/ballColl.csv'#$ballColl.L53]" office:value-type="string" office:string-value="0.0833" calcext:value-type="string">
            <text:p>0.08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4]" office:value-type="float" office:value="140" calcext:value-type="float">
            <text:p>140</text:p>
          </table:table-cell>
          <table:table-cell table:formula="of:=['file:///home/spal/Nextcloud/University.sync/Crypto/Info-Set-Dec/mceliece-isd.4.2/stats/ballColl.csv'#$ballColl.L54]" office:value-type="string" office:string-value="0.0244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5]" office:value-type="float" office:value="66" calcext:value-type="float">
            <text:p>66</text:p>
          </table:table-cell>
          <table:table-cell table:formula="of:=['file:///home/spal/Nextcloud/University.sync/Crypto/Info-Set-Dec/mceliece-isd.4.2/stats/ballColl.csv'#$ballColl.L55]" office:value-type="string" office:string-value="0.0588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6]" office:value-type="float" office:value="272" calcext:value-type="float">
            <text:p>272</text:p>
          </table:table-cell>
          <table:table-cell table:formula="of:=['file:///home/spal/Nextcloud/University.sync/Crypto/Info-Set-Dec/mceliece-isd.4.2/stats/ballColl.csv'#$ballColl.L56]" office:value-type="string" office:string-value="0.0091" calcext:value-type="string">
            <text:p>0.009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L57]" office:value-type="string" office:string-value="0.25" calcext:value-type="string">
            <text:p>0.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L58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5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5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5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5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5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5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5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59]" office:value-type="float" office:value="175" calcext:value-type="float">
            <text:p>175</text:p>
          </table:table-cell>
          <table:table-cell table:formula="of:=['file:///home/spal/Nextcloud/University.sync/Crypto/Info-Set-Dec/mceliece-isd.4.2/stats/ballColl.csv'#$ballColl.L59]" office:value-type="string" office:string-value="0.0161" calcext:value-type="string">
            <text:p>0.016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0]" office:value-type="float" office:value="132" calcext:value-type="float">
            <text:p>132</text:p>
          </table:table-cell>
          <table:table-cell table:formula="of:=['file:///home/spal/Nextcloud/University.sync/Crypto/Info-Set-Dec/mceliece-isd.4.2/stats/ballColl.csv'#$ballColl.L60]" office:value-type="string" office:string-value="0.0222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1]" office:value-type="float" office:value="30" calcext:value-type="float">
            <text:p>30</text:p>
          </table:table-cell>
          <table:table-cell table:formula="of:=['file:///home/spal/Nextcloud/University.sync/Crypto/Info-Set-Dec/mceliece-isd.4.2/stats/ballColl.csv'#$ballColl.L61]" office:value-type="string" office:string-value="0.1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2]" office:value-type="float" office:value="144" calcext:value-type="float">
            <text:p>144</text:p>
          </table:table-cell>
          <table:table-cell table:formula="of:=['file:///home/spal/Nextcloud/University.sync/Crypto/Info-Set-Dec/mceliece-isd.4.2/stats/ballColl.csv'#$ballColl.L62]" office:value-type="string" office:string-value="0.02" calcext:value-type="string">
            <text:p>0.0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3]" office:value-type="float" office:value="127" calcext:value-type="float">
            <text:p>127</text:p>
          </table:table-cell>
          <table:table-cell table:formula="of:=['file:///home/spal/Nextcloud/University.sync/Crypto/Info-Set-Dec/mceliece-isd.4.2/stats/ballColl.csv'#$ballColl.L63]" office:value-type="string" office:string-value="0.0286" calcext:value-type="string">
            <text:p>0.028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4]" office:value-type="float" office:value="41" calcext:value-type="float">
            <text:p>41</text:p>
          </table:table-cell>
          <table:table-cell table:formula="of:=['file:///home/spal/Nextcloud/University.sync/Crypto/Info-Set-Dec/mceliece-isd.4.2/stats/ballColl.csv'#$ballColl.L64]" office:value-type="string" office:string-value="0.0625" calcext:value-type="string">
            <text:p>0.06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5]" office:value-type="string" office:string-value="2022-01-02 00:48:04.177512" calcext:value-type="string">
            <text:p>2022-01-02 00:48:04.177512</text:p>
          </table:table-cell>
          <table:table-cell table:formula="of:=['file:///home/spal/Nextcloud/University.sync/Crypto/Info-Set-Dec/mceliece-isd.4.2/stats/ballColl.csv'#$ballColl.B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65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6]" office:value-type="float" office:value="325" calcext:value-type="float">
            <text:p>325</text:p>
          </table:table-cell>
          <table:table-cell table:formula="of:=['file:///home/spal/Nextcloud/University.sync/Crypto/Info-Set-Dec/mceliece-isd.4.2/stats/ballColl.csv'#$ballColl.L66]" office:value-type="string" office:string-value="0.0091" calcext:value-type="string">
            <text:p>0.009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7]" office:value-type="float" office:value="96" calcext:value-type="float">
            <text:p>96</text:p>
          </table:table-cell>
          <table:table-cell table:formula="of:=['file:///home/spal/Nextcloud/University.sync/Crypto/Info-Set-Dec/mceliece-isd.4.2/stats/ballColl.csv'#$ballColl.L67]" office:value-type="string" office:string-value="0.0385" calcext:value-type="string">
            <text:p>0.038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8]" office:value-type="float" office:value="51" calcext:value-type="float">
            <text:p>51</text:p>
          </table:table-cell>
          <table:table-cell table:formula="of:=['file:///home/spal/Nextcloud/University.sync/Crypto/Info-Set-Dec/mceliece-isd.4.2/stats/ballColl.csv'#$ballColl.L68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6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6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6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6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6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6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6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6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L69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0]" office:value-type="float" office:value="11" calcext:value-type="float">
            <text:p>11</text:p>
          </table:table-cell>
          <table:table-cell table:formula="of:=['file:///home/spal/Nextcloud/University.sync/Crypto/Info-Set-Dec/mceliece-isd.4.2/stats/ballColl.csv'#$ballColl.L70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1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71]" office:value-type="string" office:string-value="0.0909" calcext:value-type="string">
            <text:p>0.090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2]" office:value-type="float" office:value="172" calcext:value-type="float">
            <text:p>172</text:p>
          </table:table-cell>
          <table:table-cell table:formula="of:=['file:///home/spal/Nextcloud/University.sync/Crypto/Info-Set-Dec/mceliece-isd.4.2/stats/ballColl.csv'#$ballColl.L72]" office:value-type="string" office:string-value="0.0175" calcext:value-type="string">
            <text:p>0.017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3]" office:value-type="float" office:value="30" calcext:value-type="float">
            <text:p>30</text:p>
          </table:table-cell>
          <table:table-cell table:formula="of:=['file:///home/spal/Nextcloud/University.sync/Crypto/Info-Set-Dec/mceliece-isd.4.2/stats/ballColl.csv'#$ballColl.L73]" office:value-type="string" office:string-value="0.1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4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74]" office:value-type="string" office:string-value="0.1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5]" office:value-type="float" office:value="55" calcext:value-type="float">
            <text:p>55</text:p>
          </table:table-cell>
          <table:table-cell table:formula="of:=['file:///home/spal/Nextcloud/University.sync/Crypto/Info-Set-Dec/mceliece-isd.4.2/stats/ballColl.csv'#$ballColl.L75]" office:value-type="string" office:string-value="0.0588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6]" office:value-type="float" office:value="33" calcext:value-type="float">
            <text:p>33</text:p>
          </table:table-cell>
          <table:table-cell table:formula="of:=['file:///home/spal/Nextcloud/University.sync/Crypto/Info-Set-Dec/mceliece-isd.4.2/stats/ballColl.csv'#$ballColl.L76]" office:value-type="string" office:string-value="0.0909" calcext:value-type="string">
            <text:p>0.090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7]" office:value-type="float" office:value="23" calcext:value-type="float">
            <text:p>23</text:p>
          </table:table-cell>
          <table:table-cell table:formula="of:=['file:///home/spal/Nextcloud/University.sync/Crypto/Info-Set-Dec/mceliece-isd.4.2/stats/ballColl.csv'#$ballColl.L77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8]" office:value-type="float" office:value="223" calcext:value-type="float">
            <text:p>223</text:p>
          </table:table-cell>
          <table:table-cell table:formula="of:=['file:///home/spal/Nextcloud/University.sync/Crypto/Info-Set-Dec/mceliece-isd.4.2/stats/ballColl.csv'#$ballColl.L78]" office:value-type="string" office:string-value="0.0139" calcext:value-type="string">
            <text:p>0.013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7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7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7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7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7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7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7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7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79]" office:value-type="string" office:string-value="0.0588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0]" office:value-type="float" office:value="146" calcext:value-type="float">
            <text:p>146</text:p>
          </table:table-cell>
          <table:table-cell table:formula="of:=['file:///home/spal/Nextcloud/University.sync/Crypto/Info-Set-Dec/mceliece-isd.4.2/stats/ballColl.csv'#$ballColl.L80]" office:value-type="string" office:string-value="0.0192" calcext:value-type="string">
            <text:p>0.019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1]" office:value-type="float" office:value="159" calcext:value-type="float">
            <text:p>159</text:p>
          </table:table-cell>
          <table:table-cell table:formula="of:=['file:///home/spal/Nextcloud/University.sync/Crypto/Info-Set-Dec/mceliece-isd.4.2/stats/ballColl.csv'#$ballColl.L81]" office:value-type="string" office:string-value="0.0125" calcext:value-type="string">
            <text:p>0.01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2]" office:value-type="float" office:value="18" calcext:value-type="float">
            <text:p>18</text:p>
          </table:table-cell>
          <table:table-cell table:formula="of:=['file:///home/spal/Nextcloud/University.sync/Crypto/Info-Set-Dec/mceliece-isd.4.2/stats/ballColl.csv'#$ballColl.L82]" office:value-type="string" office:string-value="0.0714" calcext:value-type="string">
            <text:p>0.071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3]" office:value-type="float" office:value="11" calcext:value-type="float">
            <text:p>11</text:p>
          </table:table-cell>
          <table:table-cell table:formula="of:=['file:///home/spal/Nextcloud/University.sync/Crypto/Info-Set-Dec/mceliece-isd.4.2/stats/ballColl.csv'#$ballColl.L83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L84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5]" office:value-type="float" office:value="91" calcext:value-type="float">
            <text:p>91</text:p>
          </table:table-cell>
          <table:table-cell table:formula="of:=['file:///home/spal/Nextcloud/University.sync/Crypto/Info-Set-Dec/mceliece-isd.4.2/stats/ballColl.csv'#$ballColl.L85]" office:value-type="string" office:string-value="0.0357" calcext:value-type="string">
            <text:p>0.035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6]" office:value-type="float" office:value="107" calcext:value-type="float">
            <text:p>107</text:p>
          </table:table-cell>
          <table:table-cell table:formula="of:=['file:///home/spal/Nextcloud/University.sync/Crypto/Info-Set-Dec/mceliece-isd.4.2/stats/ballColl.csv'#$ballColl.L86]" office:value-type="string" office:string-value="0.0323" calcext:value-type="string">
            <text:p>0.032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7]" office:value-type="float" office:value="120" calcext:value-type="float">
            <text:p>120</text:p>
          </table:table-cell>
          <table:table-cell table:formula="of:=['file:///home/spal/Nextcloud/University.sync/Crypto/Info-Set-Dec/mceliece-isd.4.2/stats/ballColl.csv'#$ballColl.L87]" office:value-type="string" office:string-value="0.0294" calcext:value-type="string">
            <text:p>0.029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8]" office:value-type="float" office:value="62" calcext:value-type="float">
            <text:p>62</text:p>
          </table:table-cell>
          <table:table-cell table:formula="of:=['file:///home/spal/Nextcloud/University.sync/Crypto/Info-Set-Dec/mceliece-isd.4.2/stats/ballColl.csv'#$ballColl.L88]" office:value-type="string" office:string-value="0.0417" calcext:value-type="string">
            <text:p>0.041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8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8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8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8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8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8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8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8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89]" office:value-type="float" office:value="117" calcext:value-type="float">
            <text:p>117</text:p>
          </table:table-cell>
          <table:table-cell table:formula="of:=['file:///home/spal/Nextcloud/University.sync/Crypto/Info-Set-Dec/mceliece-isd.4.2/stats/ballColl.csv'#$ballColl.L89]" office:value-type="string" office:string-value="0.0222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0]" office:value-type="float" office:value="83" calcext:value-type="float">
            <text:p>83</text:p>
          </table:table-cell>
          <table:table-cell table:formula="of:=['file:///home/spal/Nextcloud/University.sync/Crypto/Info-Set-Dec/mceliece-isd.4.2/stats/ballColl.csv'#$ballColl.L90]" office:value-type="string" office:string-value="0.0417" calcext:value-type="string">
            <text:p>0.041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1]" office:value-type="float" office:value="109" calcext:value-type="float">
            <text:p>109</text:p>
          </table:table-cell>
          <table:table-cell table:formula="of:=['file:///home/spal/Nextcloud/University.sync/Crypto/Info-Set-Dec/mceliece-isd.4.2/stats/ballColl.csv'#$ballColl.L91]" office:value-type="string" office:string-value="0.0476" calcext:value-type="string">
            <text:p>0.047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2]" office:value-type="float" office:value="152" calcext:value-type="float">
            <text:p>152</text:p>
          </table:table-cell>
          <table:table-cell table:formula="of:=['file:///home/spal/Nextcloud/University.sync/Crypto/Info-Set-Dec/mceliece-isd.4.2/stats/ballColl.csv'#$ballColl.L92]" office:value-type="string" office:string-value="0.0227" calcext:value-type="string">
            <text:p>0.02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3]" office:value-type="float" office:value="131" calcext:value-type="float">
            <text:p>131</text:p>
          </table:table-cell>
          <table:table-cell table:formula="of:=['file:///home/spal/Nextcloud/University.sync/Crypto/Info-Set-Dec/mceliece-isd.4.2/stats/ballColl.csv'#$ballColl.L93]" office:value-type="float" office:value="25" calcext:value-type="float">
            <text:p>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4]" office:value-type="float" office:value="214" calcext:value-type="float">
            <text:p>214</text:p>
          </table:table-cell>
          <table:table-cell table:formula="of:=['file:///home/spal/Nextcloud/University.sync/Crypto/Info-Set-Dec/mceliece-isd.4.2/stats/ballColl.csv'#$ballColl.L94]" office:value-type="string" office:string-value="0.0154" calcext:value-type="string">
            <text:p>0.015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5]" office:value-type="float" office:value="133" calcext:value-type="float">
            <text:p>133</text:p>
          </table:table-cell>
          <table:table-cell table:formula="of:=['file:///home/spal/Nextcloud/University.sync/Crypto/Info-Set-Dec/mceliece-isd.4.2/stats/ballColl.csv'#$ballColl.L95]" office:value-type="string" office:string-value="0.0233" calcext:value-type="string">
            <text:p>0.02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6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96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7]" office:value-type="float" office:value="143" calcext:value-type="float">
            <text:p>143</text:p>
          </table:table-cell>
          <table:table-cell table:formula="of:=['file:///home/spal/Nextcloud/University.sync/Crypto/Info-Set-Dec/mceliece-isd.4.2/stats/ballColl.csv'#$ballColl.L97]" office:value-type="string" office:string-value="0.0244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8]" office:value-type="float" office:value="138" calcext:value-type="float">
            <text:p>138</text:p>
          </table:table-cell>
          <table:table-cell table:formula="of:=['file:///home/spal/Nextcloud/University.sync/Crypto/Info-Set-Dec/mceliece-isd.4.2/stats/ballColl.csv'#$ballColl.L98]" office:value-type="string" office:string-value="0.0208" calcext:value-type="string">
            <text:p>0.020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9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9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9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9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9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9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9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9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99]" office:value-type="float" office:value="21" calcext:value-type="float">
            <text:p>21</text:p>
          </table:table-cell>
          <table:table-cell table:formula="of:=['file:///home/spal/Nextcloud/University.sync/Crypto/Info-Set-Dec/mceliece-isd.4.2/stats/ballColl.csv'#$ballColl.L99]" office:value-type="string" office:string-value="0.3333" calcext:value-type="string">
            <text:p>0.33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0]" office:value-type="float" office:value="72" calcext:value-type="float">
            <text:p>72</text:p>
          </table:table-cell>
          <table:table-cell table:formula="of:=['file:///home/spal/Nextcloud/University.sync/Crypto/Info-Set-Dec/mceliece-isd.4.2/stats/ballColl.csv'#$ballColl.L100]" office:value-type="float" office:value="25" calcext:value-type="float">
            <text:p>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1]" office:value-type="float" office:value="25" calcext:value-type="float">
            <text:p>25</text:p>
          </table:table-cell>
          <table:table-cell table:formula="of:=['file:///home/spal/Nextcloud/University.sync/Crypto/Info-Set-Dec/mceliece-isd.4.2/stats/ballColl.csv'#$ballColl.L101]" office:value-type="string" office:string-value="0.0833" calcext:value-type="string">
            <text:p>0.08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2]" office:value-type="float" office:value="79" calcext:value-type="float">
            <text:p>79</text:p>
          </table:table-cell>
          <table:table-cell table:formula="of:=['file:///home/spal/Nextcloud/University.sync/Crypto/Info-Set-Dec/mceliece-isd.4.2/stats/ballColl.csv'#$ballColl.L102]" office:value-type="string" office:string-value="0.0312" calcext:value-type="string">
            <text:p>0.031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3]" office:value-type="float" office:value="11" calcext:value-type="float">
            <text:p>11</text:p>
          </table:table-cell>
          <table:table-cell table:formula="of:=['file:///home/spal/Nextcloud/University.sync/Crypto/Info-Set-Dec/mceliece-isd.4.2/stats/ballColl.csv'#$ballColl.L103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4]" office:value-type="float" office:value="125" calcext:value-type="float">
            <text:p>125</text:p>
          </table:table-cell>
          <table:table-cell table:formula="of:=['file:///home/spal/Nextcloud/University.sync/Crypto/Info-Set-Dec/mceliece-isd.4.2/stats/ballColl.csv'#$ballColl.L104]" office:value-type="string" office:string-value="0.0244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5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105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6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6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6]" office:value-type="float" office:value="122" calcext:value-type="float">
            <text:p>122</text:p>
          </table:table-cell>
          <table:table-cell table:formula="of:=['file:///home/spal/Nextcloud/University.sync/Crypto/Info-Set-Dec/mceliece-isd.4.2/stats/ballColl.csv'#$ballColl.L106]" office:value-type="string" office:string-value="0.0196" calcext:value-type="string">
            <text:p>0.019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7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7]" office:value-type="float" office:value="46" calcext:value-type="float">
            <text:p>46</text:p>
          </table:table-cell>
          <table:table-cell table:formula="of:=['file:///home/spal/Nextcloud/University.sync/Crypto/Info-Set-Dec/mceliece-isd.4.2/stats/ballColl.csv'#$ballColl.L107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8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8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8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8]" office:value-type="float" office:value="19" calcext:value-type="float">
            <text:p>19</text:p>
          </table:table-cell>
          <table:table-cell table:formula="of:=['file:///home/spal/Nextcloud/University.sync/Crypto/Info-Set-Dec/mceliece-isd.4.2/stats/ballColl.csv'#$ballColl.L108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0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0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0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09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09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09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0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0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09]" office:value-type="float" office:value="269" calcext:value-type="float">
            <text:p>269</text:p>
          </table:table-cell>
          <table:table-cell table:formula="of:=['file:///home/spal/Nextcloud/University.sync/Crypto/Info-Set-Dec/mceliece-isd.4.2/stats/ballColl.csv'#$ballColl.L109]" office:value-type="string" office:string-value="0.0115" calcext:value-type="string">
            <text:p>0.011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0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0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0]" office:value-type="float" office:value="39" calcext:value-type="float">
            <text:p>39</text:p>
          </table:table-cell>
          <table:table-cell table:formula="of:=['file:///home/spal/Nextcloud/University.sync/Crypto/Info-Set-Dec/mceliece-isd.4.2/stats/ballColl.csv'#$ballColl.L110]" office:value-type="string" office:string-value="0.0667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1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1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1]" office:value-type="float" office:value="191" calcext:value-type="float">
            <text:p>191</text:p>
          </table:table-cell>
          <table:table-cell table:formula="of:=['file:///home/spal/Nextcloud/University.sync/Crypto/Info-Set-Dec/mceliece-isd.4.2/stats/ballColl.csv'#$ballColl.L111]" office:value-type="string" office:string-value="0.0116" calcext:value-type="string">
            <text:p>0.011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2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2]" office:value-type="float" office:value="35" calcext:value-type="float">
            <text:p>35</text:p>
          </table:table-cell>
          <table:table-cell table:formula="of:=['file:///home/spal/Nextcloud/University.sync/Crypto/Info-Set-Dec/mceliece-isd.4.2/stats/ballColl.csv'#$ballColl.L112]" office:value-type="string" office:string-value="0.0909" calcext:value-type="string">
            <text:p>0.090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3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3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3]" office:value-type="float" office:value="100" calcext:value-type="float">
            <text:p>100</text:p>
          </table:table-cell>
          <table:table-cell table:formula="of:=['file:///home/spal/Nextcloud/University.sync/Crypto/Info-Set-Dec/mceliece-isd.4.2/stats/ballColl.csv'#$ballColl.L113]" office:value-type="float" office:value="27" calcext:value-type="float">
            <text:p>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4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4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4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4]" office:value-type="float" office:value="368" calcext:value-type="float">
            <text:p>368</text:p>
          </table:table-cell>
          <table:table-cell table:formula="of:=['file:///home/spal/Nextcloud/University.sync/Crypto/Info-Set-Dec/mceliece-isd.4.2/stats/ballColl.csv'#$ballColl.L114]" office:value-type="string" office:string-value="0.0086" calcext:value-type="string">
            <text:p>0.008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C11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15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E115]" office:value-type="float" office:value="12" calcext:value-type="float">
            <text:p>12</text:p>
          </table:table-cell>
          <table:table-cell table:formula="of:=['file:///home/spal/Nextcloud/University.sync/Crypto/Info-Set-Dec/mceliece-isd.4.2/stats/ballColl.csv'#$ballColl.F11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H1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115]" office:value-type="string" office:string-value="0.0556" calcext:value-type="string">
            <text:p>0.055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1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16]" office:value-type="float" office:value="7" calcext:value-type="float">
            <text:p>7</text:p>
          </table:table-cell>
          <table:table-cell table:formula="of:=['file:///home/spal/Nextcloud/University.sync/Crypto/Info-Set-Dec/mceliece-isd.4.2/stats/ballColl.csv'#$ballColl.D11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16]" office:value-type="float" office:value="42" calcext:value-type="float">
            <text:p>42</text:p>
          </table:table-cell>
          <table:table-cell table:formula="of:=['file:///home/spal/Nextcloud/University.sync/Crypto/Info-Set-Dec/mceliece-isd.4.2/stats/ballColl.csv'#$ballColl.F11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16]" office:value-type="float" office:value="21" calcext:value-type="float">
            <text:p>21</text:p>
          </table:table-cell>
          <table:table-cell table:formula="of:=['file:///home/spal/Nextcloud/University.sync/Crypto/Info-Set-Dec/mceliece-isd.4.2/stats/ballColl.csv'#$ballColl.H1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6]" office:value-type="float" office:value="52432" calcext:value-type="float">
            <text:p>52432</text:p>
          </table:table-cell>
          <table:table-cell table:formula="of:=['file:///home/spal/Nextcloud/University.sync/Crypto/Info-Set-Dec/mceliece-isd.4.2/stats/ballColl.csv'#$ballColl.L116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7]" office:value-type="string" office:string-value="2022-01-02 19:04:20.732316" calcext:value-type="string">
            <text:p>2022-01-02 19:04:20.732316</text:p>
          </table:table-cell>
          <table:table-cell table:formula="of:=['file:///home/spal/Nextcloud/University.sync/Crypto/Info-Set-Dec/mceliece-isd.4.2/stats/ballColl.csv'#$ballColl.B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8]" office:value-type="string" office:string-value="2022-01-02 19:06:42.632582" calcext:value-type="string">
            <text:p>2022-01-02 19:06:42.632582</text:p>
          </table:table-cell>
          <table:table-cell table:formula="of:=['file:///home/spal/Nextcloud/University.sync/Crypto/Info-Set-Dec/mceliece-isd.4.2/stats/ballColl.csv'#$ballColl.B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8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19]" office:value-type="string" office:string-value="2022-01-02 19:07:14.835501" calcext:value-type="string">
            <text:p>2022-01-02 19:07:14.835501</text:p>
          </table:table-cell>
          <table:table-cell table:formula="of:=['file:///home/spal/Nextcloud/University.sync/Crypto/Info-Set-Dec/mceliece-isd.4.2/stats/ballColl.csv'#$ballColl.B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1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19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0]" office:value-type="float" office:value="4870" calcext:value-type="float">
            <text:p>4870</text:p>
          </table:table-cell>
          <table:table-cell table:formula="of:=['file:///home/spal/Nextcloud/University.sync/Crypto/Info-Set-Dec/mceliece-isd.4.2/stats/ballColl.csv'#$ballColl.L120]" office:value-type="string" office:string-value="0.0323" calcext:value-type="string">
            <text:p>0.032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1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1]" office:value-type="float" office:value="8630" calcext:value-type="float">
            <text:p>8630</text:p>
          </table:table-cell>
          <table:table-cell table:formula="of:=['file:///home/spal/Nextcloud/University.sync/Crypto/Info-Set-Dec/mceliece-isd.4.2/stats/ballColl.csv'#$ballColl.L121]" office:value-type="string" office:string-value="0.0189" calcext:value-type="string">
            <text:p>0.018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2]" office:value-type="float" office:value="6495" calcext:value-type="float">
            <text:p>6495</text:p>
          </table:table-cell>
          <table:table-cell table:formula="of:=['file:///home/spal/Nextcloud/University.sync/Crypto/Info-Set-Dec/mceliece-isd.4.2/stats/ballColl.csv'#$ballColl.L122]" office:value-type="string" office:string-value="0.0217" calcext:value-type="string">
            <text:p>0.021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3]" office:value-type="float" office:value="16440" calcext:value-type="float">
            <text:p>16440</text:p>
          </table:table-cell>
          <table:table-cell table:formula="of:=['file:///home/spal/Nextcloud/University.sync/Crypto/Info-Set-Dec/mceliece-isd.4.2/stats/ballColl.csv'#$ballColl.L123]" office:value-type="string" office:string-value="0.0169" calcext:value-type="string">
            <text:p>0.01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G12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I1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24]" office:value-type="float" office:value="42070" calcext:value-type="float">
            <text:p>42070</text:p>
          </table:table-cell>
          <table:table-cell table:formula="of:=['file:///home/spal/Nextcloud/University.sync/Crypto/Info-Set-Dec/mceliece-isd.4.2/stats/ballColl.csv'#$ballColl.L124]" office:value-type="string" office:string-value="0.0043" calcext:value-type="string">
            <text:p>0.004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5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5]" office:value-type="float" office:value="7011" calcext:value-type="float">
            <text:p>7011</text:p>
          </table:table-cell>
          <table:table-cell table:formula="of:=['file:///home/spal/Nextcloud/University.sync/Crypto/Info-Set-Dec/mceliece-isd.4.2/stats/ballColl.csv'#$ballColl.L125]" office:value-type="string" office:string-value="0.0227" calcext:value-type="string">
            <text:p>0.02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6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6]" office:value-type="float" office:value="2489" calcext:value-type="float">
            <text:p>2489</text:p>
          </table:table-cell>
          <table:table-cell table:formula="of:=['file:///home/spal/Nextcloud/University.sync/Crypto/Info-Set-Dec/mceliece-isd.4.2/stats/ballColl.csv'#$ballColl.L126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G12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7]" office:value-type="float" office:value="6529" calcext:value-type="float">
            <text:p>6529</text:p>
          </table:table-cell>
          <table:table-cell table:formula="of:=['file:///home/spal/Nextcloud/University.sync/Crypto/Info-Set-Dec/mceliece-isd.4.2/stats/ballColl.csv'#$ballColl.L127]" office:value-type="float" office:value="27" calcext:value-type="float">
            <text:p>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2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2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2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2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2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G12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2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I1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28]" office:value-type="float" office:value="54085" calcext:value-type="float">
            <text:p>54085</text:p>
          </table:table-cell>
          <table:table-cell table:formula="of:=['file:///home/spal/Nextcloud/University.sync/Crypto/Info-Set-Dec/mceliece-isd.4.2/stats/ballColl.csv'#$ballColl.L128]" office:value-type="string" office:string-value="0.0038" calcext:value-type="string">
            <text:p>0.003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29]" office:value-type="string" office:string-value="2022-01-03 11:49:19.842535" calcext:value-type="string">
            <text:p>2022-01-03 11:49:19.842535</text:p>
          </table:table-cell>
          <table:table-cell table:formula="of:=['file:///home/spal/Nextcloud/University.sync/Crypto/Info-Set-Dec/mceliece-isd.4.2/stats/ballColl.csv'#$ballColl.B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2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29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30]" office:value-type="string" office:string-value="2022-01-03 12:53:26.612155" calcext:value-type="string">
            <text:p>2022-01-03 12:53:26.612155</text:p>
          </table:table-cell>
          <table:table-cell table:formula="of:=['file:///home/spal/Nextcloud/University.sync/Crypto/Info-Set-Dec/mceliece-isd.4.2/stats/ballColl.csv'#$ballColl.B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1]" office:value-type="float" office:value="1663" calcext:value-type="float">
            <text:p>1663</text:p>
          </table:table-cell>
          <table:table-cell table:formula="of:=['file:///home/spal/Nextcloud/University.sync/Crypto/Info-Set-Dec/mceliece-isd.4.2/stats/ballColl.csv'#$ballColl.L131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32]" office:value-type="string" office:string-value="2022-01-03 18:15:24.162192" calcext:value-type="string">
            <text:p>2022-01-03 18:15:24.162192</text:p>
          </table:table-cell>
          <table:table-cell table:formula="of:=['file:///home/spal/Nextcloud/University.sync/Crypto/Info-Set-Dec/mceliece-isd.4.2/stats/ballColl.csv'#$ballColl.B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2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33]" office:value-type="string" office:string-value="2022-01-03 18:24:24.912779" calcext:value-type="string">
            <text:p>2022-01-03 18:24:24.912779</text:p>
          </table:table-cell>
          <table:table-cell table:formula="of:=['file:///home/spal/Nextcloud/University.sync/Crypto/Info-Set-Dec/mceliece-isd.4.2/stats/ballColl.csv'#$ballColl.B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3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4]" office:value-type="float" office:value="1493" calcext:value-type="float">
            <text:p>1493</text:p>
          </table:table-cell>
          <table:table-cell table:formula="of:=['file:///home/spal/Nextcloud/University.sync/Crypto/Info-Set-Dec/mceliece-isd.4.2/stats/ballColl.csv'#$ballColl.L134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5]" office:value-type="float" office:value="786" calcext:value-type="float">
            <text:p>786</text:p>
          </table:table-cell>
          <table:table-cell table:formula="of:=['file:///home/spal/Nextcloud/University.sync/Crypto/Info-Set-Dec/mceliece-isd.4.2/stats/ballColl.csv'#$ballColl.L135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6]" office:value-type="float" office:value="1798" calcext:value-type="float">
            <text:p>1798</text:p>
          </table:table-cell>
          <table:table-cell table:formula="of:=['file:///home/spal/Nextcloud/University.sync/Crypto/Info-Set-Dec/mceliece-isd.4.2/stats/ballColl.csv'#$ballColl.L136]" office:value-type="string" office:string-value="0.25" calcext:value-type="string">
            <text:p>0.25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7]" office:value-type="float" office:value="10652" calcext:value-type="float">
            <text:p>10652</text:p>
          </table:table-cell>
          <table:table-cell table:formula="of:=['file:///home/spal/Nextcloud/University.sync/Crypto/Info-Set-Dec/mceliece-isd.4.2/stats/ballColl.csv'#$ballColl.L137]" office:value-type="string" office:string-value="0.0227" calcext:value-type="string">
            <text:p>0.0227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8]" office:value-type="float" office:value="1576" calcext:value-type="float">
            <text:p>1576</text:p>
          </table:table-cell>
          <table:table-cell table:formula="of:=['file:///home/spal/Nextcloud/University.sync/Crypto/Info-Set-Dec/mceliece-isd.4.2/stats/ballColl.csv'#$ballColl.L138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3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3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3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3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3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3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3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3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39]" office:value-type="float" office:value="3606" calcext:value-type="float">
            <text:p>3606</text:p>
          </table:table-cell>
          <table:table-cell table:formula="of:=['file:///home/spal/Nextcloud/University.sync/Crypto/Info-Set-Dec/mceliece-isd.4.2/stats/ballColl.csv'#$ballColl.L139]" office:value-type="string" office:string-value="0.0556" calcext:value-type="string">
            <text:p>0.0556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4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0]" office:value-type="float" office:value="10165" calcext:value-type="float">
            <text:p>10165</text:p>
          </table:table-cell>
          <table:table-cell table:formula="of:=['file:///home/spal/Nextcloud/University.sync/Crypto/Info-Set-Dec/mceliece-isd.4.2/stats/ballColl.csv'#$ballColl.L140]" office:value-type="string" office:string-value="0.0196" calcext:value-type="string">
            <text:p>0.0196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4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1]" office:value-type="float" office:value="1768" calcext:value-type="float">
            <text:p>1768</text:p>
          </table:table-cell>
          <table:table-cell table:formula="of:=['file:///home/spal/Nextcloud/University.sync/Crypto/Info-Set-Dec/mceliece-isd.4.2/stats/ballColl.csv'#$ballColl.L141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4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2]" office:value-type="float" office:value="649" calcext:value-type="float">
            <text:p>649</text:p>
          </table:table-cell>
          <table:table-cell table:formula="of:=['file:///home/spal/Nextcloud/University.sync/Crypto/Info-Set-Dec/mceliece-isd.4.2/stats/ballColl.csv'#$ballColl.L142]" office:value-type="string" office:string-value="0.2" calcext:value-type="string">
            <text:p>0.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4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4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43]" office:value-type="float" office:value="32083" calcext:value-type="float">
            <text:p>32083</text:p>
          </table:table-cell>
          <table:table-cell table:formula="of:=['file:///home/spal/Nextcloud/University.sync/Crypto/Info-Set-Dec/mceliece-isd.4.2/stats/ballColl.csv'#$ballColl.L143]" office:value-type="string" office:string-value="0.0071" calcext:value-type="string">
            <text:p>0.0071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4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4]" office:value-type="float" office:value="928" calcext:value-type="float">
            <text:p>928</text:p>
          </table:table-cell>
          <table:table-cell table:formula="of:=['file:///home/spal/Nextcloud/University.sync/Crypto/Info-Set-Dec/mceliece-isd.4.2/stats/ballColl.csv'#$ballColl.L144]" office:value-type="string" office:string-value="0.5" calcext:value-type="string">
            <text:p>0.5</text:p>
          </table:table-cell>
          <table:table-cell table:number-columns-repeated="1012"/>
        </table:table-row>
        <table:table-row table:style-name="ro2">
          <table:table-cell table:formula="of:=['file:///home/spal/Nextcloud/University.sync/Crypto/Info-Set-Dec/mceliece-isd.4.2/stats/ballColl.csv'#$ballColl.A14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5]" office:value-type="float" office:value="15771" calcext:value-type="float">
            <text:p>15771</text:p>
          </table:table-cell>
          <table:table-cell table:formula="of:=['file:///home/spal/Nextcloud/University.sync/Crypto/Info-Set-Dec/mceliece-isd.4.2/stats/ballColl.csv'#$ballColl.L145]" office:value-type="string" office:string-value="0.0128" calcext:value-type="string">
            <text:p>0.012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4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6]" office:value-type="float" office:value="4906" calcext:value-type="float">
            <text:p>4906</text:p>
          </table:table-cell>
          <table:table-cell table:formula="of:=['file:///home/spal/Nextcloud/University.sync/Crypto/Info-Set-Dec/mceliece-isd.4.2/stats/ballColl.csv'#$ballColl.L146]" office:value-type="string" office:string-value="0.0333" calcext:value-type="string">
            <text:p>0.03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4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7]" office:value-type="float" office:value="3326" calcext:value-type="float">
            <text:p>3326</text:p>
          </table:table-cell>
          <table:table-cell table:formula="of:=['file:///home/spal/Nextcloud/University.sync/Crypto/Info-Set-Dec/mceliece-isd.4.2/stats/ballColl.csv'#$ballColl.L147]" office:value-type="string" office:string-value="0.0714" calcext:value-type="string">
            <text:p>0.071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4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8]" office:value-type="float" office:value="5798" calcext:value-type="float">
            <text:p>5798</text:p>
          </table:table-cell>
          <table:table-cell table:formula="of:=['file:///home/spal/Nextcloud/University.sync/Crypto/Info-Set-Dec/mceliece-isd.4.2/stats/ballColl.csv'#$ballColl.L148]" office:value-type="string" office:string-value="0.0357" calcext:value-type="string">
            <text:p>0.035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4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4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4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4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4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4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4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49]" office:value-type="float" office:value="1665" calcext:value-type="float">
            <text:p>1665</text:p>
          </table:table-cell>
          <table:table-cell table:formula="of:=['file:///home/spal/Nextcloud/University.sync/Crypto/Info-Set-Dec/mceliece-isd.4.2/stats/ballColl.csv'#$ballColl.L149]" office:value-type="string" office:string-value="0.1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0]" office:value-type="float" office:value="15448" calcext:value-type="float">
            <text:p>15448</text:p>
          </table:table-cell>
          <table:table-cell table:formula="of:=['file:///home/spal/Nextcloud/University.sync/Crypto/Info-Set-Dec/mceliece-isd.4.2/stats/ballColl.csv'#$ballColl.L150]" office:value-type="string" office:string-value="0.0143" calcext:value-type="string">
            <text:p>0.014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1]" office:value-type="float" office:value="8979" calcext:value-type="float">
            <text:p>8979</text:p>
          </table:table-cell>
          <table:table-cell table:formula="of:=['file:///home/spal/Nextcloud/University.sync/Crypto/Info-Set-Dec/mceliece-isd.4.2/stats/ballColl.csv'#$ballColl.L151]" office:value-type="string" office:string-value="0.0294" calcext:value-type="string">
            <text:p>0.029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2]" office:value-type="float" office:value="9193" calcext:value-type="float">
            <text:p>9193</text:p>
          </table:table-cell>
          <table:table-cell table:formula="of:=['file:///home/spal/Nextcloud/University.sync/Crypto/Info-Set-Dec/mceliece-isd.4.2/stats/ballColl.csv'#$ballColl.L152]" office:value-type="string" office:string-value="0.0204" calcext:value-type="string">
            <text:p>0.020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3]" office:value-type="float" office:value="4300" calcext:value-type="float">
            <text:p>4300</text:p>
          </table:table-cell>
          <table:table-cell table:formula="of:=['file:///home/spal/Nextcloud/University.sync/Crypto/Info-Set-Dec/mceliece-isd.4.2/stats/ballColl.csv'#$ballColl.L153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4]" office:value-type="float" office:value="1649" calcext:value-type="float">
            <text:p>1649</text:p>
          </table:table-cell>
          <table:table-cell table:formula="of:=['file:///home/spal/Nextcloud/University.sync/Crypto/Info-Set-Dec/mceliece-isd.4.2/stats/ballColl.csv'#$ballColl.L154]" office:value-type="string" office:string-value="0.0526" calcext:value-type="string">
            <text:p>0.052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5]" office:value-type="float" office:value="11708" calcext:value-type="float">
            <text:p>11708</text:p>
          </table:table-cell>
          <table:table-cell table:formula="of:=['file:///home/spal/Nextcloud/University.sync/Crypto/Info-Set-Dec/mceliece-isd.4.2/stats/ballColl.csv'#$ballColl.L155]" office:value-type="string" office:string-value="0.0167" calcext:value-type="string">
            <text:p>0.01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6]" office:value-type="float" office:value="7693" calcext:value-type="float">
            <text:p>7693</text:p>
          </table:table-cell>
          <table:table-cell table:formula="of:=['file:///home/spal/Nextcloud/University.sync/Crypto/Info-Set-Dec/mceliece-isd.4.2/stats/ballColl.csv'#$ballColl.L156]" office:value-type="string" office:string-value="0.0455" calcext:value-type="string">
            <text:p>0.045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5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7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57]" office:value-type="float" office:value="95414" calcext:value-type="float">
            <text:p>95414</text:p>
          </table:table-cell>
          <table:table-cell table:formula="of:=['file:///home/spal/Nextcloud/University.sync/Crypto/Info-Set-Dec/mceliece-isd.4.2/stats/ballColl.csv'#$ballColl.L157]" office:value-type="string" office:string-value="0.0021" calcext:value-type="string">
            <text:p>0.002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8]" office:value-type="float" office:value="5547" calcext:value-type="float">
            <text:p>5547</text:p>
          </table:table-cell>
          <table:table-cell table:formula="of:=['file:///home/spal/Nextcloud/University.sync/Crypto/Info-Set-Dec/mceliece-isd.4.2/stats/ballColl.csv'#$ballColl.L158]" office:value-type="string" office:string-value="0.0189" calcext:value-type="string">
            <text:p>0.018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5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5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5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5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5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5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5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5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5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59]" office:value-type="float" office:value="7614" calcext:value-type="float">
            <text:p>7614</text:p>
          </table:table-cell>
          <table:table-cell table:formula="of:=['file:///home/spal/Nextcloud/University.sync/Crypto/Info-Set-Dec/mceliece-isd.4.2/stats/ballColl.csv'#$ballColl.L159]" office:value-type="float" office:value="27" calcext:value-type="float">
            <text:p>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0]" office:value-type="float" office:value="7492" calcext:value-type="float">
            <text:p>7492</text:p>
          </table:table-cell>
          <table:table-cell table:formula="of:=['file:///home/spal/Nextcloud/University.sync/Crypto/Info-Set-Dec/mceliece-isd.4.2/stats/ballColl.csv'#$ballColl.L160]" office:value-type="string" office:string-value="0.0233" calcext:value-type="string">
            <text:p>0.02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1]" office:value-type="float" office:value="6606" calcext:value-type="float">
            <text:p>6606</text:p>
          </table:table-cell>
          <table:table-cell table:formula="of:=['file:///home/spal/Nextcloud/University.sync/Crypto/Info-Set-Dec/mceliece-isd.4.2/stats/ballColl.csv'#$ballColl.L161]" office:value-type="string" office:string-value="0.0217" calcext:value-type="string">
            <text:p>0.021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2]" office:value-type="float" office:value="1858" calcext:value-type="float">
            <text:p>1858</text:p>
          </table:table-cell>
          <table:table-cell table:formula="of:=['file:///home/spal/Nextcloud/University.sync/Crypto/Info-Set-Dec/mceliece-isd.4.2/stats/ballColl.csv'#$ballColl.L162]" office:value-type="string" office:string-value="0.5" calcext:value-type="string">
            <text:p>0.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3]" office:value-type="float" office:value="2174" calcext:value-type="float">
            <text:p>2174</text:p>
          </table:table-cell>
          <table:table-cell table:formula="of:=['file:///home/spal/Nextcloud/University.sync/Crypto/Info-Set-Dec/mceliece-isd.4.2/stats/ballColl.csv'#$ballColl.L163]" office:value-type="string" office:string-value="0.1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4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4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4]" office:value-type="float" office:value="3270" calcext:value-type="float">
            <text:p>3270</text:p>
          </table:table-cell>
          <table:table-cell table:formula="of:=['file:///home/spal/Nextcloud/University.sync/Crypto/Info-Set-Dec/mceliece-isd.4.2/stats/ballColl.csv'#$ballColl.L164]" office:value-type="string" office:string-value="0.0667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5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5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5]" office:value-type="float" office:value="32619" calcext:value-type="float">
            <text:p>32619</text:p>
          </table:table-cell>
          <table:table-cell table:formula="of:=['file:///home/spal/Nextcloud/University.sync/Crypto/Info-Set-Dec/mceliece-isd.4.2/stats/ballColl.csv'#$ballColl.L165]" office:value-type="string" office:string-value="0.0042" calcext:value-type="string">
            <text:p>0.004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6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6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6]" office:value-type="float" office:value="3177" calcext:value-type="float">
            <text:p>3177</text:p>
          </table:table-cell>
          <table:table-cell table:formula="of:=['file:///home/spal/Nextcloud/University.sync/Crypto/Info-Set-Dec/mceliece-isd.4.2/stats/ballColl.csv'#$ballColl.L166]" office:value-type="string" office:string-value="0.0256" calcext:value-type="string">
            <text:p>0.025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7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7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7]" office:value-type="float" office:value="5036" calcext:value-type="float">
            <text:p>5036</text:p>
          </table:table-cell>
          <table:table-cell table:formula="of:=['file:///home/spal/Nextcloud/University.sync/Crypto/Info-Set-Dec/mceliece-isd.4.2/stats/ballColl.csv'#$ballColl.L167]" office:value-type="string" office:string-value="0.0385" calcext:value-type="string">
            <text:p>0.038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8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8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8]" office:value-type="float" office:value="5009" calcext:value-type="float">
            <text:p>5009</text:p>
          </table:table-cell>
          <table:table-cell table:formula="of:=['file:///home/spal/Nextcloud/University.sync/Crypto/Info-Set-Dec/mceliece-isd.4.2/stats/ballColl.csv'#$ballColl.L168]" office:value-type="string" office:string-value="0.0357" calcext:value-type="string">
            <text:p>0.035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6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6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69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6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69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6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6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6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6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69]" office:value-type="float" office:value="7821" calcext:value-type="float">
            <text:p>7821</text:p>
          </table:table-cell>
          <table:table-cell table:formula="of:=['file:///home/spal/Nextcloud/University.sync/Crypto/Info-Set-Dec/mceliece-isd.4.2/stats/ballColl.csv'#$ballColl.L169]" office:value-type="string" office:string-value="0.0238" calcext:value-type="string">
            <text:p>0.023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0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0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70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0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0]" office:value-type="float" office:value="85471" calcext:value-type="float">
            <text:p>85471</text:p>
          </table:table-cell>
          <table:table-cell table:formula="of:=['file:///home/spal/Nextcloud/University.sync/Crypto/Info-Set-Dec/mceliece-isd.4.2/stats/ballColl.csv'#$ballColl.L170]" office:value-type="float" office:value="2" calcext:value-type="float">
            <text:p>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1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1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1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1]" office:value-type="float" office:value="9607" calcext:value-type="float">
            <text:p>9607</text:p>
          </table:table-cell>
          <table:table-cell table:formula="of:=['file:///home/spal/Nextcloud/University.sync/Crypto/Info-Set-Dec/mceliece-isd.4.2/stats/ballColl.csv'#$ballColl.L171]" office:value-type="string" office:string-value="0.0312" calcext:value-type="string">
            <text:p>0.031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2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2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7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2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2]" office:value-type="float" office:value="34070" calcext:value-type="float">
            <text:p>34070</text:p>
          </table:table-cell>
          <table:table-cell table:formula="of:=['file:///home/spal/Nextcloud/University.sync/Crypto/Info-Set-Dec/mceliece-isd.4.2/stats/ballColl.csv'#$ballColl.L172]" office:value-type="string" office:string-value="0.0048" calcext:value-type="string">
            <text:p>0.004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3]" office:value-type="float" office:value="9" calcext:value-type="float">
            <text:p>9</text:p>
          </table:table-cell>
          <table:table-cell table:formula="of:=['file:///home/spal/Nextcloud/University.sync/Crypto/Info-Set-Dec/mceliece-isd.4.2/stats/ballColl.csv'#$ballColl.D17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3]" office:value-type="float" office:value="10" calcext:value-type="float">
            <text:p>10</text:p>
          </table:table-cell>
          <table:table-cell table:formula="of:=['file:///home/spal/Nextcloud/University.sync/Crypto/Info-Set-Dec/mceliece-isd.4.2/stats/ballColl.csv'#$ballColl.F17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G17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H173]" office:value-type="float" office:value="3" calcext:value-type="float">
            <text:p>3</text:p>
          </table:table-cell>
          <table:table-cell table:formula="of:=['file:///home/spal/Nextcloud/University.sync/Crypto/Info-Set-Dec/mceliece-isd.4.2/stats/ballColl.csv'#$ballColl.I1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3]" office:value-type="float" office:value="8023" calcext:value-type="float">
            <text:p>8023</text:p>
          </table:table-cell>
          <table:table-cell table:formula="of:=['file:///home/spal/Nextcloud/University.sync/Crypto/Info-Set-Dec/mceliece-isd.4.2/stats/ballColl.csv'#$ballColl.L173]" office:value-type="string" office:string-value="0.0263" calcext:value-type="string">
            <text:p>0.026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4]" office:value-type="string" office:string-value="2022-01-06 18:05:37.590362" calcext:value-type="string">
            <text:p>2022-01-06 18:05:37.590362</text:p>
          </table:table-cell>
          <table:table-cell table:formula="of:=['file:///home/spal/Nextcloud/University.sync/Crypto/Info-Set-Dec/mceliece-isd.4.2/stats/ballColl.csv'#$ballColl.B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7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7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75]" office:value-type="float" office:value="422" calcext:value-type="float">
            <text:p>422</text:p>
          </table:table-cell>
          <table:table-cell table:formula="of:=['file:///home/spal/Nextcloud/University.sync/Crypto/Info-Set-Dec/mceliece-isd.4.2/stats/ballColl.csv'#$ballColl.L175]" office:value-type="string" office:string-value="0.0294" calcext:value-type="string">
            <text:p>0.029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6]" office:value-type="string" office:string-value="2022-01-06 18:22:11.038292" calcext:value-type="string">
            <text:p>2022-01-06 18:22:11.038292</text:p>
          </table:table-cell>
          <table:table-cell table:formula="of:=['file:///home/spal/Nextcloud/University.sync/Crypto/Info-Set-Dec/mceliece-isd.4.2/stats/ballColl.csv'#$ballColl.B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176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7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L177]" office:value-type="string" office:string-value="0.0769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8]" office:value-type="float" office:value="131" calcext:value-type="float">
            <text:p>131</text:p>
          </table:table-cell>
          <table:table-cell table:formula="of:=['file:///home/spal/Nextcloud/University.sync/Crypto/Info-Set-Dec/mceliece-isd.4.2/stats/ballColl.csv'#$ballColl.L178]" office:value-type="string" office:string-value="0.0714" calcext:value-type="string">
            <text:p>0.071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7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7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7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7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7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7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7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7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7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79]" office:value-type="float" office:value="984" calcext:value-type="float">
            <text:p>984</text:p>
          </table:table-cell>
          <table:table-cell table:formula="of:=['file:///home/spal/Nextcloud/University.sync/Crypto/Info-Set-Dec/mceliece-isd.4.2/stats/ballColl.csv'#$ballColl.L179]" office:value-type="string" office:string-value="0.0128" calcext:value-type="string">
            <text:p>0.012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0]" office:value-type="float" office:value="31" calcext:value-type="float">
            <text:p>31</text:p>
          </table:table-cell>
          <table:table-cell table:formula="of:=['file:///home/spal/Nextcloud/University.sync/Crypto/Info-Set-Dec/mceliece-isd.4.2/stats/ballColl.csv'#$ballColl.L180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1]" office:value-type="float" office:value="120" calcext:value-type="float">
            <text:p>120</text:p>
          </table:table-cell>
          <table:table-cell table:formula="of:=['file:///home/spal/Nextcloud/University.sync/Crypto/Info-Set-Dec/mceliece-isd.4.2/stats/ballColl.csv'#$ballColl.L181]" office:value-type="string" office:string-value="0.0714" calcext:value-type="string">
            <text:p>0.071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8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82]" office:value-type="float" office:value="1883" calcext:value-type="float">
            <text:p>1883</text:p>
          </table:table-cell>
          <table:table-cell table:formula="of:=['file:///home/spal/Nextcloud/University.sync/Crypto/Info-Set-Dec/mceliece-isd.4.2/stats/ballColl.csv'#$ballColl.L182]" office:value-type="string" office:string-value="0.0065" calcext:value-type="string">
            <text:p>0.006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3]" office:value-type="float" office:value="140" calcext:value-type="float">
            <text:p>140</text:p>
          </table:table-cell>
          <table:table-cell table:formula="of:=['file:///home/spal/Nextcloud/University.sync/Crypto/Info-Set-Dec/mceliece-isd.4.2/stats/ballColl.csv'#$ballColl.L183]" office:value-type="string" office:string-value="0.1429" calcext:value-type="string">
            <text:p>0.142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8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84]" office:value-type="float" office:value="412" calcext:value-type="float">
            <text:p>412</text:p>
          </table:table-cell>
          <table:table-cell table:formula="of:=['file:///home/spal/Nextcloud/University.sync/Crypto/Info-Set-Dec/mceliece-isd.4.2/stats/ballColl.csv'#$ballColl.L184]" office:value-type="string" office:string-value="0.0357" calcext:value-type="string">
            <text:p>0.035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8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85]" office:value-type="float" office:value="187" calcext:value-type="float">
            <text:p>187</text:p>
          </table:table-cell>
          <table:table-cell table:formula="of:=['file:///home/spal/Nextcloud/University.sync/Crypto/Info-Set-Dec/mceliece-isd.4.2/stats/ballColl.csv'#$ballColl.L185]" office:value-type="float" office:value="125" calcext:value-type="float">
            <text:p>1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6]" office:value-type="float" office:value="822" calcext:value-type="float">
            <text:p>822</text:p>
          </table:table-cell>
          <table:table-cell table:formula="of:=['file:///home/spal/Nextcloud/University.sync/Crypto/Info-Set-Dec/mceliece-isd.4.2/stats/ballColl.csv'#$ballColl.L186]" office:value-type="string" office:string-value="0.0123" calcext:value-type="string">
            <text:p>0.012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7]" office:value-type="float" office:value="33" calcext:value-type="float">
            <text:p>33</text:p>
          </table:table-cell>
          <table:table-cell table:formula="of:=['file:///home/spal/Nextcloud/University.sync/Crypto/Info-Set-Dec/mceliece-isd.4.2/stats/ballColl.csv'#$ballColl.L187]" office:value-type="string" office:string-value="0.25" calcext:value-type="string">
            <text:p>0.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8]" office:value-type="float" office:value="28" calcext:value-type="float">
            <text:p>28</text:p>
          </table:table-cell>
          <table:table-cell table:formula="of:=['file:///home/spal/Nextcloud/University.sync/Crypto/Info-Set-Dec/mceliece-isd.4.2/stats/ballColl.csv'#$ballColl.L188]" office:value-type="string" office:string-value="0.3333" calcext:value-type="string">
            <text:p>0.33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8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8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8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8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8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8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8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8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8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89]" office:value-type="float" office:value="239" calcext:value-type="float">
            <text:p>239</text:p>
          </table:table-cell>
          <table:table-cell table:formula="of:=['file:///home/spal/Nextcloud/University.sync/Crypto/Info-Set-Dec/mceliece-isd.4.2/stats/ballColl.csv'#$ballColl.L189]" office:value-type="string" office:string-value="0.05" calcext:value-type="string">
            <text:p>0.0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0]" office:value-type="float" office:value="327" calcext:value-type="float">
            <text:p>327</text:p>
          </table:table-cell>
          <table:table-cell table:formula="of:=['file:///home/spal/Nextcloud/University.sync/Crypto/Info-Set-Dec/mceliece-isd.4.2/stats/ballColl.csv'#$ballColl.L190]" office:value-type="string" office:string-value="0.0345" calcext:value-type="string">
            <text:p>0.034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1]" office:value-type="float" office:value="123" calcext:value-type="float">
            <text:p>123</text:p>
          </table:table-cell>
          <table:table-cell table:formula="of:=['file:///home/spal/Nextcloud/University.sync/Crypto/Info-Set-Dec/mceliece-isd.4.2/stats/ballColl.csv'#$ballColl.L191]" office:value-type="string" office:string-value="0.0625" calcext:value-type="string">
            <text:p>0.06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9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92]" office:value-type="float" office:value="1133" calcext:value-type="float">
            <text:p>1133</text:p>
          </table:table-cell>
          <table:table-cell table:formula="of:=['file:///home/spal/Nextcloud/University.sync/Crypto/Info-Set-Dec/mceliece-isd.4.2/stats/ballColl.csv'#$ballColl.L192]" office:value-type="string" office:string-value="0.0088" calcext:value-type="string">
            <text:p>0.008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3]" office:value-type="float" office:value="140" calcext:value-type="float">
            <text:p>140</text:p>
          </table:table-cell>
          <table:table-cell table:formula="of:=['file:///home/spal/Nextcloud/University.sync/Crypto/Info-Set-Dec/mceliece-isd.4.2/stats/ballColl.csv'#$ballColl.L193]" office:value-type="string" office:string-value="0.0833" calcext:value-type="string">
            <text:p>0.08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4]" office:value-type="float" office:value="542" calcext:value-type="float">
            <text:p>542</text:p>
          </table:table-cell>
          <table:table-cell table:formula="of:=['file:///home/spal/Nextcloud/University.sync/Crypto/Info-Set-Dec/mceliece-isd.4.2/stats/ballColl.csv'#$ballColl.L194]" office:value-type="float" office:value="25" calcext:value-type="float">
            <text:p>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5]" office:value-type="float" office:value="190" calcext:value-type="float">
            <text:p>190</text:p>
          </table:table-cell>
          <table:table-cell table:formula="of:=['file:///home/spal/Nextcloud/University.sync/Crypto/Info-Set-Dec/mceliece-isd.4.2/stats/ballColl.csv'#$ballColl.L195]" office:value-type="string" office:string-value="0.0526" calcext:value-type="string">
            <text:p>0.052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6]" office:value-type="float" office:value="453" calcext:value-type="float">
            <text:p>453</text:p>
          </table:table-cell>
          <table:table-cell table:formula="of:=['file:///home/spal/Nextcloud/University.sync/Crypto/Info-Set-Dec/mceliece-isd.4.2/stats/ballColl.csv'#$ballColl.L196]" office:value-type="string" office:string-value="0.0208" calcext:value-type="string">
            <text:p>0.020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7]" office:value-type="float" office:value="34" calcext:value-type="float">
            <text:p>34</text:p>
          </table:table-cell>
          <table:table-cell table:formula="of:=['file:///home/spal/Nextcloud/University.sync/Crypto/Info-Set-Dec/mceliece-isd.4.2/stats/ballColl.csv'#$ballColl.L197]" office:value-type="string" office:string-value="0.1429" calcext:value-type="string">
            <text:p>0.142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19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1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198]" office:value-type="float" office:value="1684" calcext:value-type="float">
            <text:p>1684</text:p>
          </table:table-cell>
          <table:table-cell table:formula="of:=['file:///home/spal/Nextcloud/University.sync/Crypto/Info-Set-Dec/mceliece-isd.4.2/stats/ballColl.csv'#$ballColl.L198]"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19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19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19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19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19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19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19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1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19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19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199]" office:value-type="float" office:value="435" calcext:value-type="float">
            <text:p>435</text:p>
          </table:table-cell>
          <table:table-cell table:formula="of:=['file:///home/spal/Nextcloud/University.sync/Crypto/Info-Set-Dec/mceliece-isd.4.2/stats/ballColl.csv'#$ballColl.L199]" office:value-type="string" office:string-value="0.02" calcext:value-type="string">
            <text:p>0.0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0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00]" office:value-type="float" office:value="404" calcext:value-type="float">
            <text:p>404</text:p>
          </table:table-cell>
          <table:table-cell table:formula="of:=['file:///home/spal/Nextcloud/University.sync/Crypto/Info-Set-Dec/mceliece-isd.4.2/stats/ballColl.csv'#$ballColl.L200]" office:value-type="string" office:string-value="0.0244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1]" office:value-type="float" office:value="322" calcext:value-type="float">
            <text:p>322</text:p>
          </table:table-cell>
          <table:table-cell table:formula="of:=['file:///home/spal/Nextcloud/University.sync/Crypto/Info-Set-Dec/mceliece-isd.4.2/stats/ballColl.csv'#$ballColl.L201]" office:value-type="string" office:string-value="0.0357" calcext:value-type="string">
            <text:p>0.035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2]" office:value-type="float" office:value="32" calcext:value-type="float">
            <text:p>32</text:p>
          </table:table-cell>
          <table:table-cell table:formula="of:=['file:///home/spal/Nextcloud/University.sync/Crypto/Info-Set-Dec/mceliece-isd.4.2/stats/ballColl.csv'#$ballColl.L202]" office:value-type="string" office:string-value="0.1429" calcext:value-type="string">
            <text:p>0.142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3]" office:value-type="float" office:value="487" calcext:value-type="float">
            <text:p>487</text:p>
          </table:table-cell>
          <table:table-cell table:formula="of:=['file:///home/spal/Nextcloud/University.sync/Crypto/Info-Set-Dec/mceliece-isd.4.2/stats/ballColl.csv'#$ballColl.L203]" office:value-type="string" office:string-value="0.0222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L204]" office:value-type="string" office:string-value="0.5" calcext:value-type="string">
            <text:p>0.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5]" office:value-type="float" office:value="239" calcext:value-type="float">
            <text:p>239</text:p>
          </table:table-cell>
          <table:table-cell table:formula="of:=['file:///home/spal/Nextcloud/University.sync/Crypto/Info-Set-Dec/mceliece-isd.4.2/stats/ballColl.csv'#$ballColl.L205]" office:value-type="string" office:string-value="0.04" calcext:value-type="string">
            <text:p>0.0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6]" office:value-type="float" office:value="317" calcext:value-type="float">
            <text:p>317</text:p>
          </table:table-cell>
          <table:table-cell table:formula="of:=['file:///home/spal/Nextcloud/University.sync/Crypto/Info-Set-Dec/mceliece-isd.4.2/stats/ballColl.csv'#$ballColl.L206]" office:value-type="string" office:string-value="0.0303" calcext:value-type="string">
            <text:p>0.030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7]" office:value-type="float" office:value="178" calcext:value-type="float">
            <text:p>178</text:p>
          </table:table-cell>
          <table:table-cell table:formula="of:=['file:///home/spal/Nextcloud/University.sync/Crypto/Info-Set-Dec/mceliece-isd.4.2/stats/ballColl.csv'#$ballColl.L207]" office:value-type="string" office:string-value="0.0526" calcext:value-type="string">
            <text:p>0.052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8]" office:value-type="float" office:value="167" calcext:value-type="float">
            <text:p>167</text:p>
          </table:table-cell>
          <table:table-cell table:formula="of:=['file:///home/spal/Nextcloud/University.sync/Crypto/Info-Set-Dec/mceliece-isd.4.2/stats/ballColl.csv'#$ballColl.L208]" office:value-type="string" office:string-value="0.0714" calcext:value-type="string">
            <text:p>0.0714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0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0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0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0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0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0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0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0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0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09]" office:value-type="float" office:value="424" calcext:value-type="float">
            <text:p>424</text:p>
          </table:table-cell>
          <table:table-cell table:formula="of:=['file:///home/spal/Nextcloud/University.sync/Crypto/Info-Set-Dec/mceliece-isd.4.2/stats/ballColl.csv'#$ballColl.L209]" office:value-type="string" office:string-value="0.0227" calcext:value-type="string">
            <text:p>0.02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0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0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0]" office:value-type="float" office:value="124" calcext:value-type="float">
            <text:p>124</text:p>
          </table:table-cell>
          <table:table-cell table:formula="of:=['file:///home/spal/Nextcloud/University.sync/Crypto/Info-Set-Dec/mceliece-isd.4.2/stats/ballColl.csv'#$ballColl.L210]" office:value-type="string" office:string-value="0.1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1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1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1]" office:value-type="float" office:value="37" calcext:value-type="float">
            <text:p>37</text:p>
          </table:table-cell>
          <table:table-cell table:formula="of:=['file:///home/spal/Nextcloud/University.sync/Crypto/Info-Set-Dec/mceliece-isd.4.2/stats/ballColl.csv'#$ballColl.L211]" office:value-type="string" office:string-value="1.0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2]" office:value-type="float" office:value="162" calcext:value-type="float">
            <text:p>162</text:p>
          </table:table-cell>
          <table:table-cell table:formula="of:=['file:///home/spal/Nextcloud/University.sync/Crypto/Info-Set-Dec/mceliece-isd.4.2/stats/ballColl.csv'#$ballColl.L212]" office:value-type="string" office:string-value="0.0556" calcext:value-type="string">
            <text:p>0.055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3]" office:value-type="float" office:value="129" calcext:value-type="float">
            <text:p>129</text:p>
          </table:table-cell>
          <table:table-cell table:formula="of:=['file:///home/spal/Nextcloud/University.sync/Crypto/Info-Set-Dec/mceliece-isd.4.2/stats/ballColl.csv'#$ballColl.L213]" office:value-type="string" office:string-value="0.1111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1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14]" office:value-type="float" office:value="2505" calcext:value-type="float">
            <text:p>2505</text:p>
          </table:table-cell>
          <table:table-cell table:formula="of:=['file:///home/spal/Nextcloud/University.sync/Crypto/Info-Set-Dec/mceliece-isd.4.2/stats/ballColl.csv'#$ballColl.L214]" office:value-type="string" office:string-value="0.0042" calcext:value-type="string">
            <text:p>0.004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5]" office:value-type="float" office:value="476" calcext:value-type="float">
            <text:p>476</text:p>
          </table:table-cell>
          <table:table-cell table:formula="of:=['file:///home/spal/Nextcloud/University.sync/Crypto/Info-Set-Dec/mceliece-isd.4.2/stats/ballColl.csv'#$ballColl.L215]" office:value-type="string" office:string-value="0.0208" calcext:value-type="string">
            <text:p>0.020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6]" office:value-type="float" office:value="70" calcext:value-type="float">
            <text:p>70</text:p>
          </table:table-cell>
          <table:table-cell table:formula="of:=['file:///home/spal/Nextcloud/University.sync/Crypto/Info-Set-Dec/mceliece-isd.4.2/stats/ballColl.csv'#$ballColl.L216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7]" office:value-type="float" office:value="132" calcext:value-type="float">
            <text:p>132</text:p>
          </table:table-cell>
          <table:table-cell table:formula="of:=['file:///home/spal/Nextcloud/University.sync/Crypto/Info-Set-Dec/mceliece-isd.4.2/stats/ballColl.csv'#$ballColl.L217]" office:value-type="string" office:string-value="0.0588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1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1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18]" office:value-type="float" office:value="70" calcext:value-type="float">
            <text:p>70</text:p>
          </table:table-cell>
          <table:table-cell table:formula="of:=['file:///home/spal/Nextcloud/University.sync/Crypto/Info-Set-Dec/mceliece-isd.4.2/stats/ballColl.csv'#$ballColl.L218]" office:value-type="float" office:value="125" calcext:value-type="float">
            <text:p>1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1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1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1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1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1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19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1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19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1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1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19]" office:value-type="float" office:value="1440" calcext:value-type="float">
            <text:p>1440</text:p>
          </table:table-cell>
          <table:table-cell table:formula="of:=['file:///home/spal/Nextcloud/University.sync/Crypto/Info-Set-Dec/mceliece-isd.4.2/stats/ballColl.csv'#$ballColl.L219]" office:value-type="string" office:string-value="0.0072" calcext:value-type="string">
            <text:p>0.0072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L220]" office:value-type="string" office:string-value="0.1667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1]" office:value-type="float" office:value="39" calcext:value-type="float">
            <text:p>39</text:p>
          </table:table-cell>
          <table:table-cell table:formula="of:=['file:///home/spal/Nextcloud/University.sync/Crypto/Info-Set-Dec/mceliece-isd.4.2/stats/ballColl.csv'#$ballColl.L221]" office:value-type="string" office:string-value="0.5" calcext:value-type="string">
            <text:p>0.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2]" office:value-type="float" office:value="551" calcext:value-type="float">
            <text:p>551</text:p>
          </table:table-cell>
          <table:table-cell table:formula="of:=['file:///home/spal/Nextcloud/University.sync/Crypto/Info-Set-Dec/mceliece-isd.4.2/stats/ballColl.csv'#$ballColl.L222]" office:value-type="string" office:string-value="0.0189" calcext:value-type="string">
            <text:p>0.018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3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3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3]" office:value-type="float" office:value="107" calcext:value-type="float">
            <text:p>107</text:p>
          </table:table-cell>
          <table:table-cell table:formula="of:=['file:///home/spal/Nextcloud/University.sync/Crypto/Info-Set-Dec/mceliece-isd.4.2/stats/ballColl.csv'#$ballColl.L223]" office:value-type="float" office:value="125" calcext:value-type="float">
            <text:p>1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4]" office:value-type="float" office:value="1103" calcext:value-type="float">
            <text:p>1103</text:p>
          </table:table-cell>
          <table:table-cell table:formula="of:=['file:///home/spal/Nextcloud/University.sync/Crypto/Info-Set-Dec/mceliece-isd.4.2/stats/ballColl.csv'#$ballColl.L224]" office:value-type="string" office:string-value="0.0128" calcext:value-type="string">
            <text:p>0.012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5]" office:value-type="float" office:value="990" calcext:value-type="float">
            <text:p>990</text:p>
          </table:table-cell>
          <table:table-cell table:formula="of:=['file:///home/spal/Nextcloud/University.sync/Crypto/Info-Set-Dec/mceliece-isd.4.2/stats/ballColl.csv'#$ballColl.L225]" office:value-type="string" office:string-value="0.0105" calcext:value-type="string">
            <text:p>0.010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6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6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6]" office:value-type="float" office:value="1267" calcext:value-type="float">
            <text:p>1267</text:p>
          </table:table-cell>
          <table:table-cell table:formula="of:=['file:///home/spal/Nextcloud/University.sync/Crypto/Info-Set-Dec/mceliece-isd.4.2/stats/ballColl.csv'#$ballColl.L226]" office:value-type="string" office:string-value="0.0103" calcext:value-type="string">
            <text:p>0.010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7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7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7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7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7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7]" office:value-type="float" office:value="915" calcext:value-type="float">
            <text:p>915</text:p>
          </table:table-cell>
          <table:table-cell table:formula="of:=['file:///home/spal/Nextcloud/University.sync/Crypto/Info-Set-Dec/mceliece-isd.4.2/stats/ballColl.csv'#$ballColl.L227]" office:value-type="string" office:string-value="0.0111" calcext:value-type="string">
            <text:p>0.0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8]" office:value-type="float" office:value="190" calcext:value-type="float">
            <text:p>190</text:p>
          </table:table-cell>
          <table:table-cell table:formula="of:=['file:///home/spal/Nextcloud/University.sync/Crypto/Info-Set-Dec/mceliece-isd.4.2/stats/ballColl.csv'#$ballColl.L228]" office:value-type="string" office:string-value="0.0556" calcext:value-type="string">
            <text:p>0.0556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2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2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2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2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2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29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2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29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2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2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29]" office:value-type="float" office:value="2375" calcext:value-type="float">
            <text:p>2375</text:p>
          </table:table-cell>
          <table:table-cell table:formula="of:=['file:///home/spal/Nextcloud/University.sync/Crypto/Info-Set-Dec/mceliece-isd.4.2/stats/ballColl.csv'#$ballColl.L229]" office:value-type="string" office:string-value="0.0047" calcext:value-type="string">
            <text:p>0.004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0]" office:value-type="float" office:value="1298" calcext:value-type="float">
            <text:p>1298</text:p>
          </table:table-cell>
          <table:table-cell table:formula="of:=['file:///home/spal/Nextcloud/University.sync/Crypto/Info-Set-Dec/mceliece-isd.4.2/stats/ballColl.csv'#$ballColl.L230]" office:value-type="string" office:string-value="0.0088" calcext:value-type="string">
            <text:p>0.008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1]" office:value-type="float" office:value="159" calcext:value-type="float">
            <text:p>159</text:p>
          </table:table-cell>
          <table:table-cell table:formula="of:=['file:///home/spal/Nextcloud/University.sync/Crypto/Info-Set-Dec/mceliece-isd.4.2/stats/ballColl.csv'#$ballColl.L231]" office:value-type="float" office:value="125" calcext:value-type="float">
            <text:p>125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2]" office:value-type="float" office:value="1397" calcext:value-type="float">
            <text:p>1397</text:p>
          </table:table-cell>
          <table:table-cell table:formula="of:=['file:///home/spal/Nextcloud/University.sync/Crypto/Info-Set-Dec/mceliece-isd.4.2/stats/ballColl.csv'#$ballColl.L232]" office:value-type="string" office:string-value="0.0089" calcext:value-type="string">
            <text:p>0.008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3]" office:value-type="string" office:string-value="2022-01-07 00:24:52.540774" calcext:value-type="string">
            <text:p>2022-01-07 00:24:52.540774</text:p>
          </table:table-cell>
          <table:table-cell table:formula="of:=['file:///home/spal/Nextcloud/University.sync/Crypto/Info-Set-Dec/mceliece-isd.4.2/stats/ballColl.csv'#$ballColl.B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33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4]" office:value-type="string" office:string-value="2022-01-07 00:26:50.847201" calcext:value-type="string">
            <text:p>2022-01-07 00:26:50.847201</text:p>
          </table:table-cell>
          <table:table-cell table:formula="of:=['file:///home/spal/Nextcloud/University.sync/Crypto/Info-Set-Dec/mceliece-isd.4.2/stats/ballColl.csv'#$ballColl.B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C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D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E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F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G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H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I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J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L23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5]" office:value-type="float" office:value="2654" calcext:value-type="float">
            <text:p>2654</text:p>
          </table:table-cell>
          <table:table-cell table:formula="of:=['file:///home/spal/Nextcloud/University.sync/Crypto/Info-Set-Dec/mceliece-isd.4.2/stats/ballColl.csv'#$ballColl.L235]" office:value-type="string" office:string-value="0.0043" calcext:value-type="string">
            <text:p>0.004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3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6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3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36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3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3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3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6]" office:value-type="float" office:value="1109" calcext:value-type="float">
            <text:p>1109</text:p>
          </table:table-cell>
          <table:table-cell table:formula="of:=['file:///home/spal/Nextcloud/University.sync/Crypto/Info-Set-Dec/mceliece-isd.4.2/stats/ballColl.csv'#$ballColl.L236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3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3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3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3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3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3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37]" office:value-type="float" office:value="758" calcext:value-type="float">
            <text:p>758</text:p>
          </table:table-cell>
          <table:table-cell table:formula="of:=['file:///home/spal/Nextcloud/University.sync/Crypto/Info-Set-Dec/mceliece-isd.4.2/stats/ballColl.csv'#$ballColl.L237]" office:value-type="string" office:string-value="0.0001" calcext:value-type="string">
            <text:p>0.000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8]" office:value-type="float" office:value="1836" calcext:value-type="float">
            <text:p>1836</text:p>
          </table:table-cell>
          <table:table-cell table:formula="of:=['file:///home/spal/Nextcloud/University.sync/Crypto/Info-Set-Dec/mceliece-isd.4.2/stats/ballColl.csv'#$ballColl.L238]" office:value-type="string" office:string-value="0.0059" calcext:value-type="string">
            <text:p>0.0059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3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3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39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3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39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39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39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39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3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39]" office:value-type="float" office:value="147" calcext:value-type="float">
            <text:p>147</text:p>
          </table:table-cell>
          <table:table-cell table:formula="of:=['file:///home/spal/Nextcloud/University.sync/Crypto/Info-Set-Dec/mceliece-isd.4.2/stats/ballColl.csv'#$ballColl.L239]" office:value-type="string" office:string-value="0.0833" calcext:value-type="string">
            <text:p>0.08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0]" office:value-type="float" office:value="721" calcext:value-type="float">
            <text:p>721</text:p>
          </table:table-cell>
          <table:table-cell table:formula="of:=['file:///home/spal/Nextcloud/University.sync/Crypto/Info-Set-Dec/mceliece-isd.4.2/stats/ballColl.csv'#$ballColl.L240]" office:value-type="string" office:string-value="0.0133" calcext:value-type="string">
            <text:p>0.013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1]" office:value-type="float" office:value="710" calcext:value-type="float">
            <text:p>710</text:p>
          </table:table-cell>
          <table:table-cell table:formula="of:=['file:///home/spal/Nextcloud/University.sync/Crypto/Info-Set-Dec/mceliece-isd.4.2/stats/ballColl.csv'#$ballColl.L241]" office:value-type="string" office:string-value="0.0238" calcext:value-type="string">
            <text:p>0.023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2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4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2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4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42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4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2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42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42]" office:value-type="float" office:value="2485" calcext:value-type="float">
            <text:p>2485</text:p>
          </table:table-cell>
          <table:table-cell table:formula="of:=['file:///home/spal/Nextcloud/University.sync/Crypto/Info-Set-Dec/mceliece-isd.4.2/stats/ballColl.csv'#$ballColl.L242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3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3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3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3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3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3]" office:value-type="float" office:value="1537" calcext:value-type="float">
            <text:p>1537</text:p>
          </table:table-cell>
          <table:table-cell table:formula="of:=['file:///home/spal/Nextcloud/University.sync/Crypto/Info-Set-Dec/mceliece-isd.4.2/stats/ballColl.csv'#$ballColl.L243]" office:value-type="string" office:string-value="0.0068" calcext:value-type="string">
            <text:p>0.006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4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4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4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4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4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4]" office:value-type="float" office:value="957" calcext:value-type="float">
            <text:p>957</text:p>
          </table:table-cell>
          <table:table-cell table:formula="of:=['file:///home/spal/Nextcloud/University.sync/Crypto/Info-Set-Dec/mceliece-isd.4.2/stats/ballColl.csv'#$ballColl.L244]" office:value-type="string" office:string-value="0.0141" calcext:value-type="string">
            <text:p>0.014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5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5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5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5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5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5]" office:value-type="float" office:value="399" calcext:value-type="float">
            <text:p>399</text:p>
          </table:table-cell>
          <table:table-cell table:formula="of:=['file:///home/spal/Nextcloud/University.sync/Crypto/Info-Set-Dec/mceliece-isd.4.2/stats/ballColl.csv'#$ballColl.L245]" office:value-type="string" office:string-value="0.0238" calcext:value-type="string">
            <text:p>0.0238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6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6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6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6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6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6]" office:value-type="float" office:value="4992" calcext:value-type="float">
            <text:p>4992</text:p>
          </table:table-cell>
          <table:table-cell table:formula="of:=['file:///home/spal/Nextcloud/University.sync/Crypto/Info-Set-Dec/mceliece-isd.4.2/stats/ballColl.csv'#$ballColl.L246]" office:value-type="string" office:string-value="0.0027" calcext:value-type="string">
            <text:p>0.00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4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4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4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4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4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47]" office:value-type="float" office:value="8277" calcext:value-type="float">
            <text:p>8277</text:p>
          </table:table-cell>
          <table:table-cell table:formula="of:=['file:///home/spal/Nextcloud/University.sync/Crypto/Info-Set-Dec/mceliece-isd.4.2/stats/ballColl.csv'#$ballColl.L247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8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4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8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48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48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48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4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48]" office:value-type="float" office:value="2056" calcext:value-type="float">
            <text:p>2056</text:p>
          </table:table-cell>
          <table:table-cell table:formula="of:=['file:///home/spal/Nextcloud/University.sync/Crypto/Info-Set-Dec/mceliece-isd.4.2/stats/ballColl.csv'#$ballColl.L248]" office:value-type="string" office:string-value="0.0051" calcext:value-type="string">
            <text:p>0.005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49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49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49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49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49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4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49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49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49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49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49]" office:value-type="float" office:value="3318" calcext:value-type="float">
            <text:p>3318</text:p>
          </table:table-cell>
          <table:table-cell table:formula="of:=['file:///home/spal/Nextcloud/University.sync/Crypto/Info-Set-Dec/mceliece-isd.4.2/stats/ballColl.csv'#$ballColl.L249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0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0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0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50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0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50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50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50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50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50]" office:value-type="float" office:value="4202" calcext:value-type="float">
            <text:p>4202</text:p>
          </table:table-cell>
          <table:table-cell table:formula="of:=['file:///home/spal/Nextcloud/University.sync/Crypto/Info-Set-Dec/mceliece-isd.4.2/stats/ballColl.csv'#$ballColl.L250]" office:value-type="string" office:string-value="0.0027" calcext:value-type="string">
            <text:p>0.0027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1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1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1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51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1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51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51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51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51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51]" office:value-type="float" office:value="1089" calcext:value-type="float">
            <text:p>1089</text:p>
          </table:table-cell>
          <table:table-cell table:formula="of:=['file:///home/spal/Nextcloud/University.sync/Crypto/Info-Set-Dec/mceliece-isd.4.2/stats/ballColl.csv'#$ballColl.L251]" office:value-type="string" office:string-value="0.0111" calcext:value-type="string">
            <text:p>0.011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2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2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2]" office:value-type="float" office:value="4" calcext:value-type="float">
            <text:p>4</text:p>
          </table:table-cell>
          <table:table-cell table:formula="of:=['file:///home/spal/Nextcloud/University.sync/Crypto/Info-Set-Dec/mceliece-isd.4.2/stats/ballColl.csv'#$ballColl.D252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2]" office:value-type="float" office:value="40" calcext:value-type="float">
            <text:p>40</text:p>
          </table:table-cell>
          <table:table-cell table:formula="of:=['file:///home/spal/Nextcloud/University.sync/Crypto/Info-Set-Dec/mceliece-isd.4.2/stats/ballColl.csv'#$ballColl.F252]" office:value-type="float" office:value="16" calcext:value-type="float">
            <text:p>16</text:p>
          </table:table-cell>
          <table:table-cell table:formula="of:=['file:///home/spal/Nextcloud/University.sync/Crypto/Info-Set-Dec/mceliece-isd.4.2/stats/ballColl.csv'#$ballColl.G252]" office:value-type="float" office:value="20" calcext:value-type="float">
            <text:p>20</text:p>
          </table:table-cell>
          <table:table-cell table:formula="of:=['file:///home/spal/Nextcloud/University.sync/Crypto/Info-Set-Dec/mceliece-isd.4.2/stats/ballColl.csv'#$ballColl.H252]" office:value-type="float" office:value="8" calcext:value-type="float">
            <text:p>8</text:p>
          </table:table-cell>
          <table:table-cell table:formula="of:=['file:///home/spal/Nextcloud/University.sync/Crypto/Info-Set-Dec/mceliece-isd.4.2/stats/ballColl.csv'#$ballColl.I2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J252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K252]" office:value-type="float" office:value="392" calcext:value-type="float">
            <text:p>392</text:p>
          </table:table-cell>
          <table:table-cell table:formula="of:=['file:///home/spal/Nextcloud/University.sync/Crypto/Info-Set-Dec/mceliece-isd.4.2/stats/ballColl.csv'#$ballColl.L252]" office:value-type="string" office:string-value="0.0303" calcext:value-type="string">
            <text:p>0.0303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3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3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3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3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3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3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3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3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3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3]" office:value-type="float" office:value="5585" calcext:value-type="float">
            <text:p>5585</text:p>
          </table:table-cell>
          <table:table-cell table:formula="of:=['file:///home/spal/Nextcloud/University.sync/Crypto/Info-Set-Dec/mceliece-isd.4.2/stats/ballColl.csv'#$ballColl.L253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4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4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4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4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4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4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4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4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4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4]" office:value-type="float" office:value="6633" calcext:value-type="float">
            <text:p>6633</text:p>
          </table:table-cell>
          <table:table-cell table:formula="of:=['file:///home/spal/Nextcloud/University.sync/Crypto/Info-Set-Dec/mceliece-isd.4.2/stats/ballColl.csv'#$ballColl.L254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5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5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5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5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5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5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5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5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5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5]" office:value-type="float" office:value="1799" calcext:value-type="float">
            <text:p>1799</text:p>
          </table:table-cell>
          <table:table-cell table:formula="of:=['file:///home/spal/Nextcloud/University.sync/Crypto/Info-Set-Dec/mceliece-isd.4.2/stats/ballColl.csv'#$ballColl.L255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6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6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6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6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6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6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6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6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6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6]" office:value-type="float" office:value="3790" calcext:value-type="float">
            <text:p>3790</text:p>
          </table:table-cell>
          <table:table-cell table:formula="of:=['file:///home/spal/Nextcloud/University.sync/Crypto/Info-Set-Dec/mceliece-isd.4.2/stats/ballColl.csv'#$ballColl.L256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7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7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7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7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7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7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7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7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7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7]" office:value-type="float" office:value="280" calcext:value-type="float">
            <text:p>280</text:p>
          </table:table-cell>
          <table:table-cell table:formula="of:=['file:///home/spal/Nextcloud/University.sync/Crypto/Info-Set-Dec/mceliece-isd.4.2/stats/ballColl.csv'#$ballColl.L257]" office:value-type="string" office:string-value="0.0001" calcext:value-type="string">
            <text:p>0.0001</text:p>
          </table:table-cell>
          <table:table-cell table:number-columns-repeated="1012"/>
        </table:table-row>
        <table:table-row table:style-name="ro2" table:visibility="filter">
          <table:table-cell table:formula="of:=['file:///home/spal/Nextcloud/University.sync/Crypto/Info-Set-Dec/mceliece-isd.4.2/stats/ballColl.csv'#$ballColl.A258]" office:value-type="string" office:string-value="Ball coll OK" calcext:value-type="string">
            <text:p>Ball coll OK</text:p>
          </table:table-cell>
          <table:table-cell table:formula="of:=['file:///home/spal/Nextcloud/University.sync/Crypto/Info-Set-Dec/mceliece-isd.4.2/stats/ballColl.csv'#$ballColl.B258]" office:value-type="float" office:value="6" calcext:value-type="float">
            <text:p>6</text:p>
          </table:table-cell>
          <table:table-cell table:formula="of:=['file:///home/spal/Nextcloud/University.sync/Crypto/Info-Set-Dec/mceliece-isd.4.2/stats/ballColl.csv'#$ballColl.C258]" office:value-type="float" office:value="5" calcext:value-type="float">
            <text:p>5</text:p>
          </table:table-cell>
          <table:table-cell table:formula="of:=['file:///home/spal/Nextcloud/University.sync/Crypto/Info-Set-Dec/mceliece-isd.4.2/stats/ballColl.csv'#$ballColl.D258]" office:value-type="float" office:value="64" calcext:value-type="float">
            <text:p>64</text:p>
          </table:table-cell>
          <table:table-cell table:formula="of:=['file:///home/spal/Nextcloud/University.sync/Crypto/Info-Set-Dec/mceliece-isd.4.2/stats/ballColl.csv'#$ballColl.E258]" office:value-type="float" office:value="44" calcext:value-type="float">
            <text:p>44</text:p>
          </table:table-cell>
          <table:table-cell table:formula="of:=['file:///home/spal/Nextcloud/University.sync/Crypto/Info-Set-Dec/mceliece-isd.4.2/stats/ballColl.csv'#$ballColl.F25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G258]" office:value-type="float" office:value="22" calcext:value-type="float">
            <text:p>22</text:p>
          </table:table-cell>
          <table:table-cell table:formula="of:=['file:///home/spal/Nextcloud/University.sync/Crypto/Info-Set-Dec/mceliece-isd.4.2/stats/ballColl.csv'#$ballColl.H258]" office:value-type="float" office:value="1" calcext:value-type="float">
            <text:p>1</text:p>
          </table:table-cell>
          <table:table-cell table:formula="of:=['file:///home/spal/Nextcloud/University.sync/Crypto/Info-Set-Dec/mceliece-isd.4.2/stats/ballColl.csv'#$ballColl.I258]" office:value-type="float" office:value="2" calcext:value-type="float">
            <text:p>2</text:p>
          </table:table-cell>
          <table:table-cell table:formula="of:=['file:///home/spal/Nextcloud/University.sync/Crypto/Info-Set-Dec/mceliece-isd.4.2/stats/ballColl.csv'#$ballColl.J258]" office:value-type="float" office:value="0" calcext:value-type="float">
            <text:p>0</text:p>
          </table:table-cell>
          <table:table-cell table:formula="of:=['file:///home/spal/Nextcloud/University.sync/Crypto/Info-Set-Dec/mceliece-isd.4.2/stats/ballColl.csv'#$ballColl.K258]" office:value-type="float" office:value="4287" calcext:value-type="float">
            <text:p>4287</text:p>
          </table:table-cell>
          <table:table-cell table:formula="of:=['file:///home/spal/Nextcloud/University.sync/Crypto/Info-Set-Dec/mceliece-isd.4.2/stats/ballColl.csv'#$ballColl.L258]" office:value-type="string" office:string-value="0.0" calcext:value-type="string">
            <text:p>0.0</text:p>
          </table:table-cell>
          <table:table-cell table:number-columns-repeated="1012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_ballColl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" table:number-columns-repeated="1005" table:default-cell-style-name="ce6"/>
        <table:table-row table:style-name="ro2">
          <table:table-cell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pr.</text:p>
          </table:table-cell>
          <table:table-cell table:style-name="ce9" office:value-type="string" calcext:value-type="string">
            <text:p>nom. pr.</text:p>
          </table:table-cell>
          <table:table-cell/>
          <table:table-cell office:value-type="string" calcext:value-type="string">
            <text:p>comb k1 p1</text:p>
          </table:table-cell>
          <table:table-cell office:value-type="string" calcext:value-type="string">
            <text:p>comb k2 p2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69</text:p>
          </table:table-cell>
          <table:table-cell table:formula="of:=[.N2]*[.O2]*[.P2]*[.Q2]*[.R2]/[.S2]" office:value-type="float" office:value="0.13615127919911" calcext:value-type="float">
            <text:p>0,13615127919911</text:p>
          </table:table-cell>
          <table:table-cell table:formula="of:=COMBIN([.D2]-[.E2]-[.F2];[.C2]-2*[.I2]-2*[.J2])" office:value-type="float" office:value="136" calcext:value-type="float">
            <text:p>136</text:p>
          </table:table-cell>
          <table:table-cell table:formula="of:=COMBIN([.G2];[.I2])" office:value-type="float" office:value="6" calcext:value-type="float">
            <text:p>6</text:p>
          </table:table-cell>
          <table:table-cell table:formula="of:=COMBIN([.E2]-[.G2];[.I2])" office:value-type="float" office:value="6" calcext:value-type="float">
            <text:p>6</text:p>
          </table:table-cell>
          <table:table-cell table:formula="of:=COMBIN([.H2];[.J2])" office:value-type="float" office:value="1" calcext:value-type="float">
            <text:p>1</text:p>
          </table:table-cell>
          <table:table-cell table:formula="of:=COMBIN([.H2];[.J2])" office:value-type="float" office:value="1" calcext:value-type="float">
            <text:p>1</text:p>
          </table:table-cell>
          <table:table-cell table:formula="of:=COMBIN([.D2];[.C2])" office:value-type="float" office:value="35960" calcext:value-type="float">
            <text:p>35960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43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42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21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45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009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33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208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1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47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62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1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83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009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16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0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28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62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009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38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17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13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019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12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1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35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32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29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41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41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47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22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015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23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208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33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83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31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19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11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11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008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0.0323</text:p>
          </table:table-cell>
          <table:table-cell table:formula="of:=[.N85]*[.O85]*[.P85]*[.Q85]*[.R85]/[.S85]" office:value-type="float" office:value="0.105094991674518" calcext:value-type="float">
            <text:p>0,105094991674518</text:p>
          </table:table-cell>
          <table:table-cell table:formula="of:=COMBIN([.D85]-[.E85]-[.F85];[.C85]-2*[.I85]-2*[.J85])" office:value-type="float" office:value="115775100" calcext:value-type="float">
            <text:p>115775100</text:p>
          </table:table-cell>
          <table:table-cell table:formula="of:=COMBIN([.G85];[.I85])" office:value-type="float" office:value="5" calcext:value-type="float">
            <text:p>5</text:p>
          </table:table-cell>
          <table:table-cell table:formula="of:=COMBIN([.E85]-[.G85];[.I85])" office:value-type="float" office:value="5" calcext:value-type="float">
            <text:p>5</text:p>
          </table:table-cell>
          <table:table-cell table:formula="of:=COMBIN([.H85];[.J85])" office:value-type="float" office:value="1" calcext:value-type="float">
            <text:p>1</text:p>
          </table:table-cell>
          <table:table-cell table:formula="of:=COMBIN([.H85];[.J85])" office:value-type="float" office:value="1" calcext:value-type="float">
            <text:p>1</text:p>
          </table:table-cell>
          <table:table-cell table:formula="of:=COMBIN([.D85];[.C85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0.0189</text:p>
          </table:table-cell>
          <table:table-cell table:formula="of:=[.N86]*[.O86]*[.P86]*[.Q86]*[.R86]/[.S86]" office:value-type="float" office:value="0.105094991674518" calcext:value-type="float">
            <text:p>0,105094991674518</text:p>
          </table:table-cell>
          <table:table-cell table:formula="of:=COMBIN([.D86]-[.E86]-[.F86];[.C86]-2*[.I86]-2*[.J86])" office:value-type="float" office:value="115775100" calcext:value-type="float">
            <text:p>115775100</text:p>
          </table:table-cell>
          <table:table-cell table:formula="of:=COMBIN([.G86];[.I86])" office:value-type="float" office:value="5" calcext:value-type="float">
            <text:p>5</text:p>
          </table:table-cell>
          <table:table-cell table:formula="of:=COMBIN([.E86]-[.G86];[.I86])" office:value-type="float" office:value="5" calcext:value-type="float">
            <text:p>5</text:p>
          </table:table-cell>
          <table:table-cell table:formula="of:=COMBIN([.H86];[.J86])" office:value-type="float" office:value="1" calcext:value-type="float">
            <text:p>1</text:p>
          </table:table-cell>
          <table:table-cell table:formula="of:=COMBIN([.H86];[.J86])" office:value-type="float" office:value="1" calcext:value-type="float">
            <text:p>1</text:p>
          </table:table-cell>
          <table:table-cell table:formula="of:=COMBIN([.D86];[.C86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5" calcext:value-type="float">
            <text:p>6495</text:p>
          </table:table-cell>
          <table:table-cell office:value-type="string" calcext:value-type="string">
            <text:p>0.0217</text:p>
          </table:table-cell>
          <table:table-cell table:formula="of:=[.N87]*[.O87]*[.P87]*[.Q87]*[.R87]/[.S87]" office:value-type="float" office:value="0.105094991674518" calcext:value-type="float">
            <text:p>0,105094991674518</text:p>
          </table:table-cell>
          <table:table-cell table:formula="of:=COMBIN([.D87]-[.E87]-[.F87];[.C87]-2*[.I87]-2*[.J87])" office:value-type="float" office:value="115775100" calcext:value-type="float">
            <text:p>115775100</text:p>
          </table:table-cell>
          <table:table-cell table:formula="of:=COMBIN([.G87];[.I87])" office:value-type="float" office:value="5" calcext:value-type="float">
            <text:p>5</text:p>
          </table:table-cell>
          <table:table-cell table:formula="of:=COMBIN([.E87]-[.G87];[.I87])" office:value-type="float" office:value="5" calcext:value-type="float">
            <text:p>5</text:p>
          </table:table-cell>
          <table:table-cell table:formula="of:=COMBIN([.H87];[.J87])" office:value-type="float" office:value="1" calcext:value-type="float">
            <text:p>1</text:p>
          </table:table-cell>
          <table:table-cell table:formula="of:=COMBIN([.H87];[.J87])" office:value-type="float" office:value="1" calcext:value-type="float">
            <text:p>1</text:p>
          </table:table-cell>
          <table:table-cell table:formula="of:=COMBIN([.D87];[.C87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0.0169</text:p>
          </table:table-cell>
          <table:table-cell table:formula="of:=[.N88]*[.O88]*[.P88]*[.Q88]*[.R88]/[.S88]" office:value-type="float" office:value="0.105094991674518" calcext:value-type="float">
            <text:p>0,105094991674518</text:p>
          </table:table-cell>
          <table:table-cell table:formula="of:=COMBIN([.D88]-[.E88]-[.F88];[.C88]-2*[.I88]-2*[.J88])" office:value-type="float" office:value="115775100" calcext:value-type="float">
            <text:p>115775100</text:p>
          </table:table-cell>
          <table:table-cell table:formula="of:=COMBIN([.G88];[.I88])" office:value-type="float" office:value="5" calcext:value-type="float">
            <text:p>5</text:p>
          </table:table-cell>
          <table:table-cell table:formula="of:=COMBIN([.E88]-[.G88];[.I88])" office:value-type="float" office:value="5" calcext:value-type="float">
            <text:p>5</text:p>
          </table:table-cell>
          <table:table-cell table:formula="of:=COMBIN([.H88];[.J88])" office:value-type="float" office:value="1" calcext:value-type="float">
            <text:p>1</text:p>
          </table:table-cell>
          <table:table-cell table:formula="of:=COMBIN([.H88];[.J88])" office:value-type="float" office:value="1" calcext:value-type="float">
            <text:p>1</text:p>
          </table:table-cell>
          <table:table-cell table:formula="of:=COMBIN([.D88];[.C88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0.0227</text:p>
          </table:table-cell>
          <table:table-cell table:formula="of:=[.N89]*[.O89]*[.P89]*[.Q89]*[.R89]/[.S89]" office:value-type="float" office:value="0.105094991674518" calcext:value-type="float">
            <text:p>0,105094991674518</text:p>
          </table:table-cell>
          <table:table-cell table:formula="of:=COMBIN([.D89]-[.E89]-[.F89];[.C89]-2*[.I89]-2*[.J89])" office:value-type="float" office:value="115775100" calcext:value-type="float">
            <text:p>115775100</text:p>
          </table:table-cell>
          <table:table-cell table:formula="of:=COMBIN([.G89];[.I89])" office:value-type="float" office:value="5" calcext:value-type="float">
            <text:p>5</text:p>
          </table:table-cell>
          <table:table-cell table:formula="of:=COMBIN([.E89]-[.G89];[.I89])" office:value-type="float" office:value="5" calcext:value-type="float">
            <text:p>5</text:p>
          </table:table-cell>
          <table:table-cell table:formula="of:=COMBIN([.H89];[.J89])" office:value-type="float" office:value="1" calcext:value-type="float">
            <text:p>1</text:p>
          </table:table-cell>
          <table:table-cell table:formula="of:=COMBIN([.H89];[.J89])" office:value-type="float" office:value="1" calcext:value-type="float">
            <text:p>1</text:p>
          </table:table-cell>
          <table:table-cell table:formula="of:=COMBIN([.D89];[.C89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0.0769</text:p>
          </table:table-cell>
          <table:table-cell table:formula="of:=[.N90]*[.O90]*[.P90]*[.Q90]*[.R90]/[.S90]" office:value-type="float" office:value="0.105094991674518" calcext:value-type="float">
            <text:p>0,105094991674518</text:p>
          </table:table-cell>
          <table:table-cell table:formula="of:=COMBIN([.D90]-[.E90]-[.F90];[.C90]-2*[.I90]-2*[.J90])" office:value-type="float" office:value="115775100" calcext:value-type="float">
            <text:p>115775100</text:p>
          </table:table-cell>
          <table:table-cell table:formula="of:=COMBIN([.G90];[.I90])" office:value-type="float" office:value="5" calcext:value-type="float">
            <text:p>5</text:p>
          </table:table-cell>
          <table:table-cell table:formula="of:=COMBIN([.E90]-[.G90];[.I90])" office:value-type="float" office:value="5" calcext:value-type="float">
            <text:p>5</text:p>
          </table:table-cell>
          <table:table-cell table:formula="of:=COMBIN([.H90];[.J90])" office:value-type="float" office:value="1" calcext:value-type="float">
            <text:p>1</text:p>
          </table:table-cell>
          <table:table-cell table:formula="of:=COMBIN([.H90];[.J90])" office:value-type="float" office:value="1" calcext:value-type="float">
            <text:p>1</text:p>
          </table:table-cell>
          <table:table-cell table:formula="of:=COMBIN([.D90];[.C90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70" calcext:value-type="float">
            <text:p>42070</text:p>
          </table:table-cell>
          <table:table-cell office:value-type="string" calcext:value-type="string">
            <text:p>0.0043</text:p>
          </table:table-cell>
          <table:table-cell table:formula="of:=[.N91]*[.O91]*[.P91]*[.Q91]*[.R91]/[.S91]" office:value-type="float" office:value="0.00769322814872289" calcext:value-type="float">
            <text:p>0,007693228148723</text:p>
          </table:table-cell>
          <table:table-cell table:formula="of:=COMBIN([.D91]-[.E91]-[.F91];[.C91]-2*[.I91]-2*[.J91])" office:value-type="float" office:value="2118760" calcext:value-type="float">
            <text:p>2118760</text:p>
          </table:table-cell>
          <table:table-cell table:formula="of:=COMBIN([.G91];[.I91])" office:value-type="float" office:value="5" calcext:value-type="float">
            <text:p>5</text:p>
          </table:table-cell>
          <table:table-cell table:formula="of:=COMBIN([.E91]-[.G91];[.I91])" office:value-type="float" office:value="5" calcext:value-type="float">
            <text:p>5</text:p>
          </table:table-cell>
          <table:table-cell table:formula="of:=COMBIN([.H91];[.J91])" office:value-type="float" office:value="2" calcext:value-type="float">
            <text:p>2</text:p>
          </table:table-cell>
          <table:table-cell table:formula="of:=COMBIN([.H91];[.J91])" office:value-type="float" office:value="2" calcext:value-type="float">
            <text:p>2</text:p>
          </table:table-cell>
          <table:table-cell table:formula="of:=COMBIN([.D91];[.C91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0.0270</text:p>
          </table:table-cell>
          <table:table-cell table:formula="of:=[.N92]*[.O92]*[.P92]*[.Q92]*[.R92]/[.S92]" office:value-type="float" office:value="0.105094991674518" calcext:value-type="float">
            <text:p>0,105094991674518</text:p>
          </table:table-cell>
          <table:table-cell table:formula="of:=COMBIN([.D92]-[.E92]-[.F92];[.C92]-2*[.I92]-2*[.J92])" office:value-type="float" office:value="115775100" calcext:value-type="float">
            <text:p>115775100</text:p>
          </table:table-cell>
          <table:table-cell table:formula="of:=COMBIN([.G92];[.I92])" office:value-type="float" office:value="5" calcext:value-type="float">
            <text:p>5</text:p>
          </table:table-cell>
          <table:table-cell table:formula="of:=COMBIN([.E92]-[.G92];[.I92])" office:value-type="float" office:value="5" calcext:value-type="float">
            <text:p>5</text:p>
          </table:table-cell>
          <table:table-cell table:formula="of:=COMBIN([.H92];[.J92])" office:value-type="float" office:value="1" calcext:value-type="float">
            <text:p>1</text:p>
          </table:table-cell>
          <table:table-cell table:formula="of:=COMBIN([.H92];[.J92])" office:value-type="float" office:value="1" calcext:value-type="float">
            <text:p>1</text:p>
          </table:table-cell>
          <table:table-cell table:formula="of:=COMBIN([.D92];[.C92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85" calcext:value-type="float">
            <text:p>54085</text:p>
          </table:table-cell>
          <table:table-cell office:value-type="string" calcext:value-type="string">
            <text:p>0.0038</text:p>
          </table:table-cell>
          <table:table-cell table:formula="of:=[.N93]*[.O93]*[.P93]*[.Q93]*[.R93]/[.S93]" office:value-type="float" office:value="0.0199088584979412" calcext:value-type="float">
            <text:p>0,019908858497941</text:p>
          </table:table-cell>
          <table:table-cell table:formula="of:=COMBIN([.D93]-[.E93]-[.F93];[.C93]-2*[.I93]-2*[.J93])" office:value-type="float" office:value="1370754" calcext:value-type="float">
            <text:p>1370754</text:p>
          </table:table-cell>
          <table:table-cell table:formula="of:=COMBIN([.G93];[.I93])" office:value-type="float" office:value="5" calcext:value-type="float">
            <text:p>5</text:p>
          </table:table-cell>
          <table:table-cell table:formula="of:=COMBIN([.E93]-[.G93];[.I93])" office:value-type="float" office:value="5" calcext:value-type="float">
            <text:p>5</text:p>
          </table:table-cell>
          <table:table-cell table:formula="of:=COMBIN([.H93];[.J93])" office:value-type="float" office:value="4" calcext:value-type="float">
            <text:p>4</text:p>
          </table:table-cell>
          <table:table-cell table:formula="of:=COMBIN([.H93];[.J93])" office:value-type="float" office:value="4" calcext:value-type="float">
            <text:p>4</text:p>
          </table:table-cell>
          <table:table-cell table:formula="of:=COMBIN([.D93];[.C93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4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4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2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4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00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3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2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1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4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6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8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0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1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2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6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0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3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1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1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01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1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3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3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2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4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01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2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2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3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8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3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1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1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1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00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56</text:p>
          </table:table-cell>
          <table:table-cell table:number-columns-repeated="1012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5 t4 l3 q0" table:style-name="ta1">
        <table:table-column table:style-name="co2" table:number-columns-repeated="1024" table:default-cell-style-name="ce6"/>
        <table:table-row table:style-name="ro2">
          <table:table-cell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pr.</text:p>
          </table:table-cell>
          <table:table-cell table:style-name="ce9" office:value-type="string" calcext:value-type="string">
            <text:p>nom. pr.</text:p>
          </table:table-cell>
          <table:table-cell/>
          <table:table-cell office:value-type="string" calcext:value-type="string">
            <text:p>comb k1 p1</text:p>
          </table:table-cell>
          <table:table-cell office:value-type="string" calcext:value-type="string">
            <text:p>comb k2 p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69</text:p>
          </table:table-cell>
          <table:table-cell table:formula="of:=[.N2]*[.O2]*[.P2]*[.Q2]*[.R2]/[.S2]" office:value-type="float" office:value="0.13615127919911" calcext:value-type="float">
            <text:p>0,13615127919911</text:p>
          </table:table-cell>
          <table:table-cell table:formula="of:=COMBIN([.D2]-[.E2]-[.F2];[.C2]-2*[.I2]-2*[.J2])" office:value-type="float" office:value="136" calcext:value-type="float">
            <text:p>136</text:p>
          </table:table-cell>
          <table:table-cell table:formula="of:=COMBIN([.G2];[.I2])" office:value-type="float" office:value="6" calcext:value-type="float">
            <text:p>6</text:p>
          </table:table-cell>
          <table:table-cell table:formula="of:=COMBIN([.E2]-[.G2];[.I2])" office:value-type="float" office:value="6" calcext:value-type="float">
            <text:p>6</text:p>
          </table:table-cell>
          <table:table-cell table:formula="of:=COMBIN([.H2];[.J2])" office:value-type="float" office:value="1" calcext:value-type="float">
            <text:p>1</text:p>
          </table:table-cell>
          <table:table-cell table:formula="of:=COMBIN([.H2];[.J2])" office:value-type="float" office:value="1" calcext:value-type="float">
            <text:p>1</text:p>
          </table:table-cell>
          <table:table-cell table:formula="of:=COMBIN([.D2];[.C2])" office:value-type="float" office:value="35960" calcext:value-type="float">
            <text:p>3596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4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4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2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4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00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3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2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1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4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6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8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0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1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2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6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0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3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1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1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01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1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3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3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2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2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4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01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2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2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3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8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3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1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76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1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1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00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556</text:p>
          </table:table-cell>
          <table:table-cell table:number-columns-repeated="101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6 t9 l3 q0" table:style-name="ta1">
        <table:table-column table:style-name="co2" table:number-columns-repeated="1024" table:default-cell-style-name="ce6"/>
        <table:table-row table:style-name="ro2">
          <table:table-cell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k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pr.</text:p>
          </table:table-cell>
          <table:table-cell table:style-name="ce9" office:value-type="string" calcext:value-type="string">
            <text:p>nom. pr.</text:p>
          </table:table-cell>
          <table:table-cell/>
          <table:table-cell office:value-type="string" calcext:value-type="string">
            <text:p>comb k1 p1</text:p>
          </table:table-cell>
          <table:table-cell office:value-type="string" calcext:value-type="string">
            <text:p>comb k2 p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0.0323</text:p>
          </table:table-cell>
          <table:table-cell table:formula="of:=[.N2]*[.O2]*[.P2]*[.Q2]*[.R2]/[.S2]" office:value-type="float" office:value="0.105094991674518" calcext:value-type="float">
            <text:p>0,105094991674518</text:p>
          </table:table-cell>
          <table:table-cell table:formula="of:=COMBIN([.D2]-[.E2]-[.F2];[.C2]-2*[.I2]-2*[.J2])" office:value-type="float" office:value="115775100" calcext:value-type="float">
            <text:p>115775100</text:p>
          </table:table-cell>
          <table:table-cell table:formula="of:=COMBIN([.G2];[.I2])" office:value-type="float" office:value="5" calcext:value-type="float">
            <text:p>5</text:p>
          </table:table-cell>
          <table:table-cell table:formula="of:=COMBIN([.E2]-[.G2];[.I2])" office:value-type="float" office:value="5" calcext:value-type="float">
            <text:p>5</text:p>
          </table:table-cell>
          <table:table-cell table:formula="of:=COMBIN([.H2];[.J2])" office:value-type="float" office:value="1" calcext:value-type="float">
            <text:p>1</text:p>
          </table:table-cell>
          <table:table-cell table:formula="of:=COMBIN([.H2];[.J2])" office:value-type="float" office:value="1" calcext:value-type="float">
            <text:p>1</text:p>
          </table:table-cell>
          <table:table-cell table:formula="of:=COMBIN([.D2];[.C2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0.0189</text:p>
          </table:table-cell>
          <table:table-cell table:formula="of:=[.N3]*[.O3]*[.P3]*[.Q3]*[.R3]/[.S3]" office:value-type="float" office:value="0.105094991674518" calcext:value-type="float">
            <text:p>0,105094991674518</text:p>
          </table:table-cell>
          <table:table-cell table:formula="of:=COMBIN([.D3]-[.E3]-[.F3];[.C3]-2*[.I3]-2*[.J3])" office:value-type="float" office:value="115775100" calcext:value-type="float">
            <text:p>115775100</text:p>
          </table:table-cell>
          <table:table-cell table:formula="of:=COMBIN([.G3];[.I3])" office:value-type="float" office:value="5" calcext:value-type="float">
            <text:p>5</text:p>
          </table:table-cell>
          <table:table-cell table:formula="of:=COMBIN([.E3]-[.G3];[.I3])" office:value-type="float" office:value="5" calcext:value-type="float">
            <text:p>5</text:p>
          </table:table-cell>
          <table:table-cell table:formula="of:=COMBIN([.H3];[.J3])" office:value-type="float" office:value="1" calcext:value-type="float">
            <text:p>1</text:p>
          </table:table-cell>
          <table:table-cell table:formula="of:=COMBIN([.H3];[.J3])" office:value-type="float" office:value="1" calcext:value-type="float">
            <text:p>1</text:p>
          </table:table-cell>
          <table:table-cell table:formula="of:=COMBIN([.D3];[.C3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5" calcext:value-type="float">
            <text:p>6495</text:p>
          </table:table-cell>
          <table:table-cell office:value-type="string" calcext:value-type="string">
            <text:p>0.0217</text:p>
          </table:table-cell>
          <table:table-cell table:formula="of:=[.N4]*[.O4]*[.P4]*[.Q4]*[.R4]/[.S4]" office:value-type="float" office:value="0.105094991674518" calcext:value-type="float">
            <text:p>0,105094991674518</text:p>
          </table:table-cell>
          <table:table-cell table:formula="of:=COMBIN([.D4]-[.E4]-[.F4];[.C4]-2*[.I4]-2*[.J4])" office:value-type="float" office:value="115775100" calcext:value-type="float">
            <text:p>115775100</text:p>
          </table:table-cell>
          <table:table-cell table:formula="of:=COMBIN([.G4];[.I4])" office:value-type="float" office:value="5" calcext:value-type="float">
            <text:p>5</text:p>
          </table:table-cell>
          <table:table-cell table:formula="of:=COMBIN([.E4]-[.G4];[.I4])" office:value-type="float" office:value="5" calcext:value-type="float">
            <text:p>5</text:p>
          </table:table-cell>
          <table:table-cell table:formula="of:=COMBIN([.H4];[.J4])" office:value-type="float" office:value="1" calcext:value-type="float">
            <text:p>1</text:p>
          </table:table-cell>
          <table:table-cell table:formula="of:=COMBIN([.H4];[.J4])" office:value-type="float" office:value="1" calcext:value-type="float">
            <text:p>1</text:p>
          </table:table-cell>
          <table:table-cell table:formula="of:=COMBIN([.D4];[.C4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0.0169</text:p>
          </table:table-cell>
          <table:table-cell table:formula="of:=[.N5]*[.O5]*[.P5]*[.Q5]*[.R5]/[.S5]" office:value-type="float" office:value="0.105094991674518" calcext:value-type="float">
            <text:p>0,105094991674518</text:p>
          </table:table-cell>
          <table:table-cell table:formula="of:=COMBIN([.D5]-[.E5]-[.F5];[.C5]-2*[.I5]-2*[.J5])" office:value-type="float" office:value="115775100" calcext:value-type="float">
            <text:p>115775100</text:p>
          </table:table-cell>
          <table:table-cell table:formula="of:=COMBIN([.G5];[.I5])" office:value-type="float" office:value="5" calcext:value-type="float">
            <text:p>5</text:p>
          </table:table-cell>
          <table:table-cell table:formula="of:=COMBIN([.E5]-[.G5];[.I5])" office:value-type="float" office:value="5" calcext:value-type="float">
            <text:p>5</text:p>
          </table:table-cell>
          <table:table-cell table:formula="of:=COMBIN([.H5];[.J5])" office:value-type="float" office:value="1" calcext:value-type="float">
            <text:p>1</text:p>
          </table:table-cell>
          <table:table-cell table:formula="of:=COMBIN([.H5];[.J5])" office:value-type="float" office:value="1" calcext:value-type="float">
            <text:p>1</text:p>
          </table:table-cell>
          <table:table-cell table:formula="of:=COMBIN([.D5];[.C5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0.0227</text:p>
          </table:table-cell>
          <table:table-cell table:formula="of:=[.N6]*[.O6]*[.P6]*[.Q6]*[.R6]/[.S6]" office:value-type="float" office:value="0.105094991674518" calcext:value-type="float">
            <text:p>0,105094991674518</text:p>
          </table:table-cell>
          <table:table-cell table:formula="of:=COMBIN([.D6]-[.E6]-[.F6];[.C6]-2*[.I6]-2*[.J6])" office:value-type="float" office:value="115775100" calcext:value-type="float">
            <text:p>115775100</text:p>
          </table:table-cell>
          <table:table-cell table:formula="of:=COMBIN([.G6];[.I6])" office:value-type="float" office:value="5" calcext:value-type="float">
            <text:p>5</text:p>
          </table:table-cell>
          <table:table-cell table:formula="of:=COMBIN([.E6]-[.G6];[.I6])" office:value-type="float" office:value="5" calcext:value-type="float">
            <text:p>5</text:p>
          </table:table-cell>
          <table:table-cell table:formula="of:=COMBIN([.H6];[.J6])" office:value-type="float" office:value="1" calcext:value-type="float">
            <text:p>1</text:p>
          </table:table-cell>
          <table:table-cell table:formula="of:=COMBIN([.H6];[.J6])" office:value-type="float" office:value="1" calcext:value-type="float">
            <text:p>1</text:p>
          </table:table-cell>
          <table:table-cell table:formula="of:=COMBIN([.D6];[.C6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0.0769</text:p>
          </table:table-cell>
          <table:table-cell table:formula="of:=[.N7]*[.O7]*[.P7]*[.Q7]*[.R7]/[.S7]" office:value-type="float" office:value="0.105094991674518" calcext:value-type="float">
            <text:p>0,105094991674518</text:p>
          </table:table-cell>
          <table:table-cell table:formula="of:=COMBIN([.D7]-[.E7]-[.F7];[.C7]-2*[.I7]-2*[.J7])" office:value-type="float" office:value="115775100" calcext:value-type="float">
            <text:p>115775100</text:p>
          </table:table-cell>
          <table:table-cell table:formula="of:=COMBIN([.G7];[.I7])" office:value-type="float" office:value="5" calcext:value-type="float">
            <text:p>5</text:p>
          </table:table-cell>
          <table:table-cell table:formula="of:=COMBIN([.E7]-[.G7];[.I7])" office:value-type="float" office:value="5" calcext:value-type="float">
            <text:p>5</text:p>
          </table:table-cell>
          <table:table-cell table:formula="of:=COMBIN([.H7];[.J7])" office:value-type="float" office:value="1" calcext:value-type="float">
            <text:p>1</text:p>
          </table:table-cell>
          <table:table-cell table:formula="of:=COMBIN([.H7];[.J7])" office:value-type="float" office:value="1" calcext:value-type="float">
            <text:p>1</text:p>
          </table:table-cell>
          <table:table-cell table:formula="of:=COMBIN([.D7];[.C7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0.0270</text:p>
          </table:table-cell>
          <table:table-cell table:formula="of:=[.N8]*[.O8]*[.P8]*[.Q8]*[.R8]/[.S8]" office:value-type="float" office:value="0.105094991674518" calcext:value-type="float">
            <text:p>0,105094991674518</text:p>
          </table:table-cell>
          <table:table-cell table:formula="of:=COMBIN([.D8]-[.E8]-[.F8];[.C8]-2*[.I8]-2*[.J8])" office:value-type="float" office:value="115775100" calcext:value-type="float">
            <text:p>115775100</text:p>
          </table:table-cell>
          <table:table-cell table:formula="of:=COMBIN([.G8];[.I8])" office:value-type="float" office:value="5" calcext:value-type="float">
            <text:p>5</text:p>
          </table:table-cell>
          <table:table-cell table:formula="of:=COMBIN([.E8]-[.G8];[.I8])" office:value-type="float" office:value="5" calcext:value-type="float">
            <text:p>5</text:p>
          </table:table-cell>
          <table:table-cell table:formula="of:=COMBIN([.H8];[.J8])" office:value-type="float" office:value="1" calcext:value-type="float">
            <text:p>1</text:p>
          </table:table-cell>
          <table:table-cell table:formula="of:=COMBIN([.H8];[.J8])" office:value-type="float" office:value="1" calcext:value-type="float">
            <text:p>1</text:p>
          </table:table-cell>
          <table:table-cell table:formula="of:=COMBIN([.D8];[.C8])"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6 t9 l2 q0" table:style-name="ta1">
        <table:table-column table:style-name="co2" table:number-columns-repeated="12" table:default-cell-style-name="Default"/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1667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.0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string" calcext:value-type="string">
            <text:p>0.0227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0.1111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0556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string" calcext:value-type="string">
            <text:p>0.0196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0.1667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2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83" calcext:value-type="float">
            <text:p>32083</text:p>
          </table:table-cell>
          <table:table-cell office:value-type="string" calcext:value-type="string">
            <text:p>0.0071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Ball coll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71" calcext:value-type="float">
            <text:p>15771</text:p>
          </table:table-cell>
          <table:table-cell office:value-type="string" calcext:value-type="string">
            <text:p>0.0128</text:p>
          </table:table-cell>
        </table:table-row>
      </table:table>
      <table:table table:name="Sheet7" table:style-name="ta1">
        <table:table-column table:style-name="co2" table:default-cell-style-name="Default"/>
        <table:table-row table:style-name="ro2">
          <table:table-cell/>
        </table:table-row>
      </table:table>
      <table:table table:name="'file:///home/spal/Nextcloud/University.sync/Crypto/Info-Set-Dec/mceliece-isd.4.2/stats/ballColl.csv'#ballColl" table:print="false" table:style-name="ta_extref">
        <table:table-source xlink:type="simple" xlink:href="../ballColl.csv" table:table-name="ballColl" table:filter-name="Text - txt - csv (StarCalc)" table:filter-options="9/59/44,34,76,1,,0,false,false,true,false,false" table:mode="copy-results-only"/>
        <table:table-column table:number-columns-repeated="12"/>
        <table:table-row>
          <table:table-cell table:number-columns-repeated="12"/>
        </table:table-row>
        <table:table-row>
          <table:table-cell table:style-name="ce1" office:value-type="string">
            <text:p>2022-01-01 22:03:49.316145</text:p>
          </table:table-cell>
        </table:table-row>
        <table:table-row>
          <table:table-cell table:style-name="ce1" office:value-type="string">
            <text:p>2022-01-01 22:04:05.392630</text:p>
          </table:table-cell>
        </table:table-row>
        <table:table-row>
          <table:table-cell table:style-name="ce1" office:value-type="string">
            <text:p>2022-01-01 22:04:45.140861</text:p>
          </table:table-cell>
        </table:table-row>
        <table:table-row>
          <table:table-cell table:style-name="ce1" office:value-type="string">
            <text:p>2022-01-01 22:07:18.256077</text:p>
          </table:table-cell>
        </table:table-row>
        <table:table-row>
          <table:table-cell table:style-name="ce1" office:value-type="string">
            <text:p>2022-01-01 22:44:28.75460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2022-01-01 23:21:30.678736</text:p>
          </table:table-cell>
        </table:table-row>
        <table:table-row>
          <table:table-cell table:style-name="ce1" office:value-type="string">
            <text:p>An exception of type AttributeError occurred. Arguments:</text:p>
          </table:table-cell>
        </table:table-row>
        <table:table-row>
          <table:table-cell table:style-name="ce1" office:value-type="string">
            <text:p>("'Namespace' object has no attribute 'q'"</text:p>
          </table:table-cell>
          <table:table-cell table:style-name="ce1" office:value-type="string">
            <text:p>)</text:p>
          </table:table-cell>
        </table:table-row>
        <table:table-row>
          <table:table-cell table:style-name="ce1" office:value-type="string">
            <text:p>2022-01-01 23:24:15.165204</text:p>
          </table:table-cell>
        </table:table-row>
        <table:table-row>
          <table:table-cell table:style-name="ce1" office:value-type="string">
            <text:p>An exception of type AttributeError occurred. Arguments:</text:p>
          </table:table-cell>
        </table:table-row>
        <table:table-row>
          <table:table-cell table:style-name="ce1" office:value-type="string">
            <text:p>("'Namespace' object has no attribute 'q'"</text:p>
          </table:table-cell>
          <table:table-cell table:style-name="ce1" office:value-type="string">
            <text:p>)</text:p>
          </table:table-cell>
        </table:table-row>
        <table:table-row>
          <table:table-cell table:style-name="ce1" office:value-type="string">
            <text:p>2022-01-01 23:27:23.117524</text:p>
          </table:table-cell>
        </table:table-row>
        <table:table-row>
          <table:table-cell table:style-name="ce1" office:value-type="string">
            <text:p>2022-01-01 23:27:34.015437</text:p>
          </table:table-cell>
        </table:table-row>
        <table:table-row>
          <table:table-cell table:number-columns-repeated="12"/>
        </table:table-row>
        <table:table-row>
          <table:table-cell table:style-name="ce1" office:value-type="string">
            <text:p>An exception of type TypeError occurred. Arguments:</text:p>
          </table:table-cell>
        </table:table-row>
        <table:table-row>
          <table:table-cell table:style-name="ce1" office:value-type="string">
            <text:p>('can only concatenate str (not "list") to str'</text:p>
          </table:table-cell>
          <table:table-cell table:style-name="ce1" office:value-type="string">
            <text:p>)</text:p>
          </table:table-cell>
        </table:table-row>
        <table:table-row>
          <table:table-cell table:style-name="ce1" office:value-type="string">
            <text:p>2022-01-01 23:27:47.434477</text:p>
          </table:table-cell>
        </table:table-row>
        <table:table-row>
          <table:table-cell table:number-columns-repeated="12"/>
        </table:table-row>
        <table:table-row>
          <table:table-cell table:style-name="ce1" office:value-type="string">
            <text:p>2022-01-01 23:33:06.15683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[Matrix([[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 0]])</text:p>
          </table:table-cell>
        </table:table-row>
        <table:table-row>
          <table:table-cell table:style-name="ce1" office:value-type="string">
            <text:p>2022-01-01 23:36:52.18960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0.0345</text:p>
          </table:table-cell>
        </table:table-row>
        <table:table-row>
          <table:table-cell table:style-name="ce1" office:value-type="string">
            <text:p>2022-01-01 23:47:22.756303</text:p>
          </table:table-cell>
        </table:table-row>
        <table:table-row>
          <table:table-cell table:number-columns-repeated="12"/>
        </table:table-row>
        <table:table-row>
          <table:table-cell table:style-name="ce1" office:value-type="string">
            <text:p>An exception of type NameError occurred. Arguments:</text:p>
          </table:table-cell>
        </table:table-row>
        <table:table-row>
          <table:table-cell table:style-name="ce1" office:value-type="string">
            <text:p>("name 'q1' is not defined"</text:p>
          </table:table-cell>
          <table:table-cell table:style-name="ce1" office:value-type="string">
            <text:p>)</text:p>
          </table:table-cell>
        </table:table-row>
        <table:table-row>
          <table:table-cell table:style-name="ce1" office:value-type="string">
            <text:p>2022-01-01 23:48:08.90546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2022-01-01 23:55:41.25298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0.043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0.0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0.0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0.1429</text:p>
          </table:table-cell>
        </table:table-row>
        <table:table-row>
          <table:table-cell table:style-name="ce1" office:value-type="string">
            <text:p>2022-01-02 00:02:29.35210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.0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0.045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0.009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0.33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0.020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5">
            <text:p>195</text:p>
          </table:table-cell>
          <table:table-cell table:style-name="ce1" office:value-type="string">
            <text:p>0.01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0.047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0.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0.06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">
            <text:p>169</text:p>
          </table:table-cell>
          <table:table-cell table:style-name="ce1" office:value-type="string">
            <text:p>0.022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0.031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0.024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0.058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2">
            <text:p>272</text:p>
          </table:table-cell>
          <table:table-cell table:style-name="ce1" office:value-type="string">
            <text:p>0.009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0.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5">
            <text:p>175</text:p>
          </table:table-cell>
          <table:table-cell table:style-name="ce1" office:value-type="string">
            <text:p>0.016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0.022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4">
            <text:p>144</text:p>
          </table:table-cell>
          <table:table-cell table:style-name="ce1" office:value-type="string">
            <text:p>0.0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0.028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0.0625</text:p>
          </table:table-cell>
        </table:table-row>
        <table:table-row>
          <table:table-cell table:style-name="ce1" office:value-type="string">
            <text:p>2022-01-02 00:48:04.17751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5">
            <text:p>325</text:p>
          </table:table-cell>
          <table:table-cell table:style-name="ce1" office:value-type="string">
            <text:p>0.009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0.038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2">
            <text:p>172</text:p>
          </table:table-cell>
          <table:table-cell table:style-name="ce1" office:value-type="string">
            <text:p>0.017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0.058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3">
            <text:p>223</text:p>
          </table:table-cell>
          <table:table-cell table:style-name="ce1" office:value-type="string">
            <text:p>0.013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0.058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6">
            <text:p>146</text:p>
          </table:table-cell>
          <table:table-cell table:style-name="ce1" office:value-type="string">
            <text:p>0.019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0.01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0.035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">
            <text:p>107</text:p>
          </table:table-cell>
          <table:table-cell table:style-name="ce1" office:value-type="string">
            <text:p>0.032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0.029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0.04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7">
            <text:p>117</text:p>
          </table:table-cell>
          <table:table-cell table:style-name="ce1" office:value-type="string">
            <text:p>0.022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0.04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0.047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2">
            <text:p>152</text:p>
          </table:table-cell>
          <table:table-cell table:style-name="ce1" office:value-type="string">
            <text:p>0.02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4">
            <text:p>214</text:p>
          </table:table-cell>
          <table:table-cell table:style-name="ce1" office:value-type="string">
            <text:p>0.015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0.02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0.024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8">
            <text:p>138</text:p>
          </table:table-cell>
          <table:table-cell table:style-name="ce1" office:value-type="string">
            <text:p>0.020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0.33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0.031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5">
            <text:p>125</text:p>
          </table:table-cell>
          <table:table-cell table:style-name="ce1" office:value-type="string">
            <text:p>0.024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0.019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9">
            <text:p>269</text:p>
          </table:table-cell>
          <table:table-cell table:style-name="ce1" office:value-type="string">
            <text:p>0.011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0.0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1">
            <text:p>191</text:p>
          </table:table-cell>
          <table:table-cell table:style-name="ce1" office:value-type="string">
            <text:p>0.011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8">
            <text:p>368</text:p>
          </table:table-cell>
          <table:table-cell table:style-name="ce1" office:value-type="string">
            <text:p>0.008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0.05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432">
            <text:p>52432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2022-01-02 19:04:20.732316</text:p>
          </table:table-cell>
        </table:table-row>
        <table:table-row>
          <table:table-cell table:style-name="ce1" office:value-type="string">
            <text:p>2022-01-02 19:06:42.632582</text:p>
          </table:table-cell>
        </table:table-row>
        <table:table-row>
          <table:table-cell table:style-name="ce1" office:value-type="string">
            <text:p>2022-01-02 19:07:14.83550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70">
            <text:p>4870</text:p>
          </table:table-cell>
          <table:table-cell table:style-name="ce1" office:value-type="string">
            <text:p>0.032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630">
            <text:p>8630</text:p>
          </table:table-cell>
          <table:table-cell table:style-name="ce1" office:value-type="string">
            <text:p>0.018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495">
            <text:p>6495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440">
            <text:p>16440</text:p>
          </table:table-cell>
          <table:table-cell table:style-name="ce1" office:value-type="string">
            <text:p>0.01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070">
            <text:p>42070</text:p>
          </table:table-cell>
          <table:table-cell table:style-name="ce1" office:value-type="string">
            <text:p>0.004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11">
            <text:p>7011</text:p>
          </table:table-cell>
          <table:table-cell table:style-name="ce1" office:value-type="string">
            <text:p>0.02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89">
            <text:p>2489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4085">
            <text:p>54085</text:p>
          </table:table-cell>
          <table:table-cell table:style-name="ce1" office:value-type="string">
            <text:p>0.0038</text:p>
          </table:table-cell>
        </table:table-row>
        <table:table-row>
          <table:table-cell table:style-name="ce1" office:value-type="string">
            <text:p>2022-01-03 11:49:19.842535</text:p>
          </table:table-cell>
        </table:table-row>
        <table:table-row>
          <table:table-cell table:style-name="ce1" office:value-type="string">
            <text:p>2022-01-03 12:53:26.61215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63">
            <text:p>1663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2022-01-03 18:15:24.162192</text:p>
          </table:table-cell>
        </table:table-row>
        <table:table-row>
          <table:table-cell table:style-name="ce1" office:value-type="string">
            <text:p>2022-01-03 18:24:24.91277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93">
            <text:p>1493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6">
            <text:p>786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98">
            <text:p>1798</text:p>
          </table:table-cell>
          <table:table-cell table:style-name="ce1" office:value-type="string">
            <text:p>0.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652">
            <text:p>10652</text:p>
          </table:table-cell>
          <table:table-cell table:style-name="ce1" office:value-type="string">
            <text:p>0.02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76">
            <text:p>1576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06">
            <text:p>3606</text:p>
          </table:table-cell>
          <table:table-cell table:style-name="ce1" office:value-type="string">
            <text:p>0.05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165">
            <text:p>10165</text:p>
          </table:table-cell>
          <table:table-cell table:style-name="ce1" office:value-type="string">
            <text:p>0.019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68">
            <text:p>1768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49">
            <text:p>649</text:p>
          </table:table-cell>
          <table:table-cell table:style-name="ce1" office:value-type="string">
            <text:p>0.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83">
            <text:p>32083</text:p>
          </table:table-cell>
          <table:table-cell table:style-name="ce1" office:value-type="string">
            <text:p>0.007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28">
            <text:p>928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771">
            <text:p>15771</text:p>
          </table:table-cell>
          <table:table-cell table:style-name="ce1" office:value-type="string">
            <text:p>0.012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06">
            <text:p>4906</text:p>
          </table:table-cell>
          <table:table-cell table:style-name="ce1" office:value-type="string">
            <text:p>0.03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26">
            <text:p>3326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798">
            <text:p>5798</text:p>
          </table:table-cell>
          <table:table-cell table:style-name="ce1" office:value-type="string">
            <text:p>0.035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65">
            <text:p>1665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448">
            <text:p>15448</text:p>
          </table:table-cell>
          <table:table-cell table:style-name="ce1" office:value-type="string">
            <text:p>0.014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79">
            <text:p>8979</text:p>
          </table:table-cell>
          <table:table-cell table:style-name="ce1" office:value-type="string">
            <text:p>0.029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93">
            <text:p>9193</text:p>
          </table:table-cell>
          <table:table-cell table:style-name="ce1" office:value-type="string">
            <text:p>0.020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00">
            <text:p>4300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49">
            <text:p>1649</text:p>
          </table:table-cell>
          <table:table-cell table:style-name="ce1" office:value-type="string">
            <text:p>0.052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708">
            <text:p>11708</text:p>
          </table:table-cell>
          <table:table-cell table:style-name="ce1" office:value-type="string">
            <text:p>0.01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93">
            <text:p>7693</text:p>
          </table:table-cell>
          <table:table-cell table:style-name="ce1" office:value-type="string">
            <text:p>0.045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414">
            <text:p>95414</text:p>
          </table:table-cell>
          <table:table-cell table:style-name="ce1" office:value-type="string">
            <text:p>0.002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47">
            <text:p>5547</text:p>
          </table:table-cell>
          <table:table-cell table:style-name="ce1" office:value-type="string">
            <text:p>0.018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14">
            <text:p>7614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92">
            <text:p>7492</text:p>
          </table:table-cell>
          <table:table-cell table:style-name="ce1" office:value-type="string">
            <text:p>0.02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06">
            <text:p>6606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58">
            <text:p>1858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74">
            <text:p>2174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70">
            <text:p>3270</text:p>
          </table:table-cell>
          <table:table-cell table:style-name="ce1" office:value-type="string">
            <text:p>0.0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619">
            <text:p>32619</text:p>
          </table:table-cell>
          <table:table-cell table:style-name="ce1" office:value-type="string">
            <text:p>0.004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77">
            <text:p>3177</text:p>
          </table:table-cell>
          <table:table-cell table:style-name="ce1" office:value-type="string">
            <text:p>0.02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36">
            <text:p>5036</text:p>
          </table:table-cell>
          <table:table-cell table:style-name="ce1" office:value-type="string">
            <text:p>0.038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09">
            <text:p>5009</text:p>
          </table:table-cell>
          <table:table-cell table:style-name="ce1" office:value-type="string">
            <text:p>0.035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21">
            <text:p>7821</text:p>
          </table:table-cell>
          <table:table-cell table:style-name="ce1" office:value-type="string">
            <text:p>0.023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471">
            <text:p>8547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07">
            <text:p>9607</text:p>
          </table:table-cell>
          <table:table-cell table:style-name="ce1" office:value-type="string">
            <text:p>0.031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070">
            <text:p>34070</text:p>
          </table:table-cell>
          <table:table-cell table:style-name="ce1" office:value-type="string">
            <text:p>0.004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23">
            <text:p>8023</text:p>
          </table:table-cell>
          <table:table-cell table:style-name="ce1" office:value-type="string">
            <text:p>0.0263</text:p>
          </table:table-cell>
        </table:table-row>
        <table:table-row>
          <table:table-cell table:style-name="ce1" office:value-type="string">
            <text:p>2022-01-06 18:05:37.59036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2">
            <text:p>422</text:p>
          </table:table-cell>
          <table:table-cell table:style-name="ce1" office:value-type="string">
            <text:p>0.0294</text:p>
          </table:table-cell>
        </table:table-row>
        <table:table-row>
          <table:table-cell table:style-name="ce1" office:value-type="string">
            <text:p>2022-01-06 18:22:11.03829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1">
            <text:p>131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84">
            <text:p>984</text:p>
          </table:table-cell>
          <table:table-cell table:style-name="ce1" office:value-type="string">
            <text:p>0.012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83">
            <text:p>1883</text:p>
          </table:table-cell>
          <table:table-cell table:style-name="ce1" office:value-type="string">
            <text:p>0.006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0.142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12">
            <text:p>412</text:p>
          </table:table-cell>
          <table:table-cell table:style-name="ce1" office:value-type="string">
            <text:p>0.035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2">
            <text:p>822</text:p>
          </table:table-cell>
          <table:table-cell table:style-name="ce1" office:value-type="string">
            <text:p>0.012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0.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0.33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9">
            <text:p>239</text:p>
          </table:table-cell>
          <table:table-cell table:style-name="ce1" office:value-type="string">
            <text:p>0.0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7">
            <text:p>327</text:p>
          </table:table-cell>
          <table:table-cell table:style-name="ce1" office:value-type="string">
            <text:p>0.034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0.06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33">
            <text:p>1133</text:p>
          </table:table-cell>
          <table:table-cell table:style-name="ce1" office:value-type="string">
            <text:p>0.008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0.052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3">
            <text:p>453</text:p>
          </table:table-cell>
          <table:table-cell table:style-name="ce1" office:value-type="string">
            <text:p>0.020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0.142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84">
            <text:p>1684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5">
            <text:p>435</text:p>
          </table:table-cell>
          <table:table-cell table:style-name="ce1" office:value-type="string">
            <text:p>0.0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4">
            <text:p>404</text:p>
          </table:table-cell>
          <table:table-cell table:style-name="ce1" office:value-type="string">
            <text:p>0.024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2">
            <text:p>322</text:p>
          </table:table-cell>
          <table:table-cell table:style-name="ce1" office:value-type="string">
            <text:p>0.035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0.142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7">
            <text:p>487</text:p>
          </table:table-cell>
          <table:table-cell table:style-name="ce1" office:value-type="string">
            <text:p>0.022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9">
            <text:p>239</text:p>
          </table:table-cell>
          <table:table-cell table:style-name="ce1" office:value-type="string">
            <text:p>0.0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7">
            <text:p>317</text:p>
          </table:table-cell>
          <table:table-cell table:style-name="ce1" office:value-type="string">
            <text:p>0.03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8">
            <text:p>178</text:p>
          </table:table-cell>
          <table:table-cell table:style-name="ce1" office:value-type="string">
            <text:p>0.052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7">
            <text:p>167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4">
            <text:p>424</text:p>
          </table:table-cell>
          <table:table-cell table:style-name="ce1" office:value-type="string">
            <text:p>0.02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2">
            <text:p>162</text:p>
          </table:table-cell>
          <table:table-cell table:style-name="ce1" office:value-type="string">
            <text:p>0.05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9">
            <text:p>129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05">
            <text:p>2505</text:p>
          </table:table-cell>
          <table:table-cell table:style-name="ce1" office:value-type="string">
            <text:p>0.004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6">
            <text:p>476</text:p>
          </table:table-cell>
          <table:table-cell table:style-name="ce1" office:value-type="string">
            <text:p>0.020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0.058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40">
            <text:p>1440</text:p>
          </table:table-cell>
          <table:table-cell table:style-name="ce1" office:value-type="string">
            <text:p>0.007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1">
            <text:p>551</text:p>
          </table:table-cell>
          <table:table-cell table:style-name="ce1" office:value-type="string">
            <text:p>0.018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03">
            <text:p>1103</text:p>
          </table:table-cell>
          <table:table-cell table:style-name="ce1" office:value-type="string">
            <text:p>0.012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90">
            <text:p>990</text:p>
          </table:table-cell>
          <table:table-cell table:style-name="ce1" office:value-type="string">
            <text:p>0.010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67">
            <text:p>1267</text:p>
          </table:table-cell>
          <table:table-cell table:style-name="ce1" office:value-type="string">
            <text:p>0.01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15">
            <text:p>915</text:p>
          </table:table-cell>
          <table:table-cell table:style-name="ce1" office:value-type="string">
            <text:p>0.0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0.05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75">
            <text:p>2375</text:p>
          </table:table-cell>
          <table:table-cell table:style-name="ce1" office:value-type="string">
            <text:p>0.004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98">
            <text:p>1298</text:p>
          </table:table-cell>
          <table:table-cell table:style-name="ce1" office:value-type="string">
            <text:p>0.008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97">
            <text:p>1397</text:p>
          </table:table-cell>
          <table:table-cell table:style-name="ce1" office:value-type="string">
            <text:p>0.0089</text:p>
          </table:table-cell>
        </table:table-row>
        <table:table-row>
          <table:table-cell table:style-name="ce1" office:value-type="string">
            <text:p>2022-01-07 00:24:52.540774</text:p>
          </table:table-cell>
        </table:table-row>
        <table:table-row>
          <table:table-cell table:style-name="ce1" office:value-type="string">
            <text:p>2022-01-07 00:26:50.84720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54">
            <text:p>2654</text:p>
          </table:table-cell>
          <table:table-cell table:style-name="ce1" office:value-type="string">
            <text:p>0.004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09">
            <text:p>1109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8">
            <text:p>758</text:p>
          </table:table-cell>
          <table:table-cell table:style-name="ce1" office:value-type="string">
            <text:p>0.000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36">
            <text:p>1836</text:p>
          </table:table-cell>
          <table:table-cell table:style-name="ce1" office:value-type="string">
            <text:p>0.005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7">
            <text:p>147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1">
            <text:p>721</text:p>
          </table:table-cell>
          <table:table-cell table:style-name="ce1" office:value-type="string">
            <text:p>0.01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0">
            <text:p>710</text:p>
          </table:table-cell>
          <table:table-cell table:style-name="ce1" office:value-type="string">
            <text:p>0.023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85">
            <text:p>2485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37">
            <text:p>1537</text:p>
          </table:table-cell>
          <table:table-cell table:style-name="ce1" office:value-type="string">
            <text:p>0.006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7">
            <text:p>957</text:p>
          </table:table-cell>
          <table:table-cell table:style-name="ce1" office:value-type="string">
            <text:p>0.014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9">
            <text:p>399</text:p>
          </table:table-cell>
          <table:table-cell table:style-name="ce1" office:value-type="string">
            <text:p>0.0238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992">
            <text:p>4992</text:p>
          </table:table-cell>
          <table:table-cell table:style-name="ce1" office:value-type="string">
            <text:p>0.00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77">
            <text:p>8277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56">
            <text:p>2056</text:p>
          </table:table-cell>
          <table:table-cell table:style-name="ce1" office:value-type="string">
            <text:p>0.005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18">
            <text:p>3318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02">
            <text:p>4202</text:p>
          </table:table-cell>
          <table:table-cell table:style-name="ce1" office:value-type="string">
            <text:p>0.00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89">
            <text:p>1089</text:p>
          </table:table-cell>
          <table:table-cell table:style-name="ce1" office:value-type="string">
            <text:p>0.0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2">
            <text:p>392</text:p>
          </table:table-cell>
          <table:table-cell table:style-name="ce1" office:value-type="string">
            <text:p>0.03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85">
            <text:p>5585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33">
            <text:p>6633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99">
            <text:p>1799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90">
            <text:p>3790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0">
            <text:p>280</text:p>
          </table:table-cell>
          <table:table-cell table:style-name="ce1" office:value-type="string">
            <text:p>0.000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87">
            <text:p>4287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05">
            <text:p>1105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83">
            <text:p>4683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38">
            <text:p>5138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10">
            <text:p>4010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3">
            <text:p>213</text:p>
          </table:table-cell>
          <table:table-cell table:style-name="ce1" office:value-type="string">
            <text:p>0.000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62">
            <text:p>7562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1">
            <text:p>151</text:p>
          </table:table-cell>
          <table:table-cell table:style-name="ce1" office:value-type="string">
            <text:p>0.00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60">
            <text:p>3260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7">
            <text:p>177</text:p>
          </table:table-cell>
          <table:table-cell table:style-name="ce1" office:value-type="string">
            <text:p>0.000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58">
            <text:p>4258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43">
            <text:p>1743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0.00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92">
            <text:p>5192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5">
            <text:p>1205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25">
            <text:p>2125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3">
            <text:p>1983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0">
            <text:p>370</text:p>
          </table:table-cell>
          <table:table-cell table:style-name="ce1" office:value-type="string">
            <text:p>0.000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97">
            <text:p>2197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20">
            <text:p>1620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06">
            <text:p>1606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37">
            <text:p>4237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04">
            <text:p>10304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51">
            <text:p>3451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2022-01-08 11:38:25.55386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51">
            <text:p>1551</text:p>
          </table:table-cell>
          <table:table-cell table:style-name="ce1" office:value-type="string">
            <text:p>0.015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0">
            <text:p>420</text:p>
          </table:table-cell>
          <table:table-cell table:style-name="ce1" office:value-type="string">
            <text:p>0.029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3">
            <text:p>243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5">
            <text:p>905</text:p>
          </table:table-cell>
          <table:table-cell table:style-name="ce1" office:value-type="string">
            <text:p>0.02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18">
            <text:p>1318</text:p>
          </table:table-cell>
          <table:table-cell table:style-name="ce1" office:value-type="string">
            <text:p>0.016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0.111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91">
            <text:p>1491</text:p>
          </table:table-cell>
          <table:table-cell table:style-name="ce1" office:value-type="string">
            <text:p>0.01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55">
            <text:p>2055</text:p>
          </table:table-cell>
          <table:table-cell table:style-name="ce1" office:value-type="string">
            <text:p>0.011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5">
            <text:p>245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.333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53">
            <text:p>2953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3">
            <text:p>163</text:p>
          </table:table-cell>
          <table:table-cell table:style-name="ce1" office:value-type="string">
            <text:p>0.142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70">
            <text:p>1570</text:p>
          </table:table-cell>
          <table:table-cell table:style-name="ce1" office:value-type="string">
            <text:p>0.011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0">
            <text:p>620</text:p>
          </table:table-cell>
          <table:table-cell table:style-name="ce1" office:value-type="string">
            <text:p>0.029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23">
            <text:p>1623</text:p>
          </table:table-cell>
          <table:table-cell table:style-name="ce1" office:value-type="string">
            <text:p>0.018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4">
            <text:p>674</text:p>
          </table:table-cell>
          <table:table-cell table:style-name="ce1" office:value-type="string">
            <text:p>0.04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1">
            <text:p>1271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9">
            <text:p>489</text:p>
          </table:table-cell>
          <table:table-cell table:style-name="ce1" office:value-type="string">
            <text:p>0.032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39">
            <text:p>1739</text:p>
          </table:table-cell>
          <table:table-cell table:style-name="ce1" office:value-type="string">
            <text:p>0.011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04">
            <text:p>5204</text:p>
          </table:table-cell>
          <table:table-cell table:style-name="ce1" office:value-type="string">
            <text:p>0.004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4">
            <text:p>764</text:p>
          </table:table-cell>
          <table:table-cell table:style-name="ce1" office:value-type="string">
            <text:p>0.038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26">
            <text:p>2226</text:p>
          </table:table-cell>
          <table:table-cell table:style-name="ce1" office:value-type="string">
            <text:p>0.009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87">
            <text:p>3987</text:p>
          </table:table-cell>
          <table:table-cell table:style-name="ce1" office:value-type="string">
            <text:p>0.006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4">
            <text:p>1274</text:p>
          </table:table-cell>
          <table:table-cell table:style-name="ce1" office:value-type="string">
            <text:p>0.017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7">
            <text:p>1207</text:p>
          </table:table-cell>
          <table:table-cell table:style-name="ce1" office:value-type="string">
            <text:p>0.0204</text:p>
          </table:table-cell>
        </table:table-row>
        <table:table-row>
          <table:table-cell table:style-name="ce1" office:value-type="string">
            <text:p>2022-01-08 21:34:26.999870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45">
            <text:p>1845</text:p>
          </table:table-cell>
          <table:table-cell table:style-name="ce1" office:value-type="string">
            <text:p>0.0182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62">
            <text:p>1062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3">
            <text:p>233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5">
            <text:p>495</text:p>
          </table:table-cell>
          <table:table-cell table:style-name="ce1" office:value-type="string">
            <text:p>0.052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8">
            <text:p>348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5">
            <text:p>355</text:p>
          </table:table-cell>
          <table:table-cell table:style-name="ce1" office:value-type="string">
            <text:p>0.1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11">
            <text:p>3111</text:p>
          </table:table-cell>
          <table:table-cell table:style-name="ce1" office:value-type="string">
            <text:p>0.009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9">
            <text:p>919</text:p>
          </table:table-cell>
          <table:table-cell table:style-name="ce1" office:value-type="string">
            <text:p>0.0256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32">
            <text:p>1632</text:p>
          </table:table-cell>
          <table:table-cell table:style-name="ce1" office:value-type="string">
            <text:p>0.014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0">
            <text:p>1500</text:p>
          </table:table-cell>
          <table:table-cell table:style-name="ce1" office:value-type="string">
            <text:p>0.0189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2">
            <text:p>1272</text:p>
          </table:table-cell>
          <table:table-cell table:style-name="ce1" office:value-type="string">
            <text:p>0.0303</text:p>
          </table:table-cell>
        </table:table-row>
        <table:table-row>
          <table:table-cell table:style-name="ce1" office:value-type="string">
            <text:p>Ball coll OK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69">
            <text:p>1069</text:p>
          </table:table-cell>
          <table:table-cell table:style-name="ce1" office:value-type="string">
            <text:p>0.0196</text:p>
          </table:table-cell>
        </table:table-row>
      </table:table>
      <table:named-expressions/>
      <table:database-ranges>
        <table:database-range table:name="__Anonymous_Sheet_DB__0" table:target-range-address="all.C1:all.M384" table:display-filter-buttons="true" table:orientation="column">
          <table:filter>
            <table:filter-and>
              <table:filter-condition table:field-number="2" table:value="6" table:operator="=">
                <table:filter-set-item table:value="6"/>
                <table:filter-set-item table:value="7"/>
              </table:filter-condition>
            </table:filter-and>
          </table:filter>
        </table:database-range>
        <table:database-range table:name="__Anonymous_Sheet_DB__1" table:target-range-address="'ball coll general'.B1:'ball coll general'.L258" table:display-filter-buttons="true" table:orientation="column">
          <table:filter>
            <table:filter-and>
              <table:filter-condition table:field-number="1" table:value="6" table:operator="="/>
              <table:filter-condition table:field-number="2" table:value="9" table:operator="="/>
              <table:filter-condition table:field-number="5" table:value="2" table:operator="="/>
            </table:filter-and>
          </table:filter>
        </table:database-range>
        <table:database-range table:name="__Anonymous_Sheet_DB__2" table:target-range-address="man_ballColl.B1:man_ballColl.J93" table:display-filter-buttons="true" table:orientation="column">
          <table:filter>
            <table:filter-and>
              <table:filter-condition table:field-number="1" table:value="6" table:operator="="/>
              <table:filter-condition table:field-number="5" table:value="3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8:28:25.775916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0T22:52:11.288818048</dc:date>
    <meta:editing-duration>PT12H27M48S</meta:editing-duration>
    <meta:editing-cycles>46</meta:editing-cycles>
    <meta:generator>LibreOffice/7.1.8.1$Linux_X86_64 LibreOffice_project/10$Build-1</meta:generator>
    <meta:document-statistic meta:table-count="7" meta:cell-count="11950" meta:object-count="0"/>
  </office:meta>
</office:document-meta>
</file>